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9" style:family="table-column">
      <style:table-column-properties fo:break-before="auto" style:column-width="1.6165in"/>
    </style:style>
    <style:style style:name="co23" style:family="table-column">
      <style:table-column-properties fo:break-before="auto" style:column-width="0.3929in"/>
    </style:style>
    <style:style style:name="co24" style:family="table-column">
      <style:table-column-properties fo:break-before="auto" style:column-width="0.298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0.4146in"/>
    </style:style>
    <style:style style:name="co27" style:family="table-column">
      <style:table-column-properties fo:break-before="auto" style:column-width="0.8189in"/>
    </style:style>
    <style:style style:name="co28" style:family="table-column">
      <style:table-column-properties fo:break-before="auto" style:column-width="1.4091in"/>
    </style:style>
    <style:style style:name="co30" style:family="table-column">
      <style:table-column-properties fo:break-before="auto" style:column-width="1.2126in"/>
    </style:style>
    <style:style style:name="co31" style:family="table-column">
      <style:table-column-properties fo:break-before="auto" style:column-width="2.0972in"/>
    </style:style>
    <style:style style:name="co32" style:family="table-column">
      <style:table-column-properties fo:break-before="auto" style:column-width="1.7929in"/>
    </style:style>
    <style:style style:name="co33" style:family="table-column">
      <style:table-column-properties fo:break-before="auto" style:column-width="2.1154in"/>
    </style:style>
    <style:style style:name="co34" style:family="table-column">
      <style:table-column-properties fo:break-before="auto" style:column-width="0.6335in"/>
    </style:style>
    <style:style style:name="co35" style:family="table-column">
      <style:table-column-properties fo:break-before="auto" style:column-width="0.8299in"/>
    </style:style>
    <style:style style:name="co36" style:family="table-column">
      <style:table-column-properties fo:break-before="auto" style:column-width="0.972in"/>
    </style:style>
    <style:style style:name="co37" style:family="table-column">
      <style:table-column-properties fo:break-before="auto" style:column-width="0.9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961in"/>
    </style:style>
    <style:style style:name="co40" style:family="table-column">
      <style:table-column-properties fo:break-before="auto" style:column-width="0.5346in"/>
    </style:style>
    <style:style style:name="co41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2" style:family="table" style:master-page-name="Default">
      <style:table-properties table:display="true" style:writing-mode="lr-tb" tableooo:tab-color="#0066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b2b2b2"/>
    </style:style>
    <style:style style:name="ta6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2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64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6600" style:font-name="Arial" fo:font-weight="bold" style:font-weight-asian="bold" style:font-weight-complex="bold"/>
    </style:style>
    <style:style style:name="ce73" style:family="table-cell" style:parent-style-name="Default" style:data-style-name="N1">
      <style:text-properties fo:color="#7e0021" fo:font-weight="bold" style:font-weight-asian="bold" style:font-weight-complex="bold"/>
    </style:style>
    <style:style style:name="ce74" style:family="table-cell" style:parent-style-name="Default">
      <style:text-properties fo:color="#7e0021"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Default" style:data-style-name="N1">
      <style:text-properties fo:color="#ff3333"/>
    </style:style>
    <style:style style:name="ce7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">
      <style:text-properties fo:color="#cc3300"/>
    </style:style>
    <style:style style:name="ce79" style:family="table-cell" style:parent-style-name="Default">
      <style:text-properties fo:color="#cc3300"/>
    </style:style>
    <style:style style:name="ce8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ext-properties fo:color="#0000ff" fo:font-weight="bold" style:font-weight-asian="bold" style:font-weight-complex="bold"/>
    </style:style>
    <style:style style:name="ce83" style:family="table-cell" style:parent-style-name="Default"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46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style:use-window-font-color="true"/>
    </style:style>
    <style:style style:name="ce48" style:family="table-cell" style:parent-style-name="Default">
      <style:table-cell-properties fo:background-color="#ffff99"/>
      <style:text-properties fo:color="#000000"/>
    </style:style>
    <style:style style:name="ce49" style:family="table-cell" style:parent-style-name="Default">
      <style:table-cell-properties fo:background-color="#111111"/>
    </style:style>
    <style:style style:name="ce50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52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84" style:family="table-cell" style:parent-style-name="Default">
      <style:text-properties style:font-name="DejaVu Sans Mono" fo:font-weight="normal" style:font-weight-asian="normal" style:font-weight-complex="normal"/>
    </style:style>
    <style:style style:name="ce85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86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8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89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90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92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93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95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97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98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99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100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101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102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103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104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106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107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109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110" style:family="table-cell" style:parent-style-name="Default">
      <style:table-cell-properties fo:background-color="#000000"/>
      <style:text-properties fo:color="#ffff99"/>
    </style:style>
    <style:style style:name="ce111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112" style:family="table-cell" style:parent-style-name="Default" style:data-style-name="N99">
      <style:table-cell-properties fo:background-color="transparent"/>
      <style:text-properties style:use-window-font-color="true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ackground-color="#ffff66"/>
    </style:style>
    <style:style style:name="ce11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116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117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118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22" style:family="table-cell" style:parent-style-name="Default">
      <style:table-cell-properties fo:background-color="transparent"/>
      <style:text-properties fo:color="#ccff00"/>
    </style:style>
    <style:style style:name="ce123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24" style:family="table-cell" style:parent-style-name="Default">
      <style:table-cell-properties fo:background-color="#99ffcc"/>
      <style:text-properties style:font-name="DejaVu Sans Mono"/>
    </style:style>
    <style:style style:name="ce125" style:family="table-cell" style:parent-style-name="Default">
      <style:text-properties style:font-name="DejaVu Sans Mono"/>
    </style:style>
    <style:style style:name="ce126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27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5" table:print="false">
        <table:table-column-group>
          <table:table-column table:style-name="co23" table:default-cell-style-name="Default"/>
          <table:table-column table:style-name="co24" table:default-cell-style-name="Default"/>
          <table:table-column table:style-name="co25" table:default-cell-style-name="ce84"/>
          <table:table-column table:style-name="co26" table:default-cell-style-name="Default"/>
          <table:table-column table:style-name="co27" table:default-cell-style-name="ce99"/>
          <table:table-column table:style-name="co28" table:default-cell-style-name="ce108"/>
          <table:table-column table:style-name="co30" table:default-cell-style-name="ce110"/>
          <table:table-column table:style-name="co30" table:default-cell-style-name="ce108"/>
        </table:table-column-group>
        <table:table-column table:style-name="co31" table:default-cell-style-name="Default"/>
        <table:table-column-group>
          <table:table-column table:style-name="co32" table:default-cell-style-name="Default"/>
          <table:table-column table:style-name="co33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45" office:value-type="string">
            <text:p>OR</text:p>
          </table:table-cell>
          <table:table-cell table:style-name="ce45" office:value-type="string">
            <text:p>GR</text:p>
          </table:table-cell>
          <table:table-cell table:style-name="ce50" office:value-type="string">
            <text:p>Lojban</text:p>
          </table:table-cell>
          <table:table-cell table:style-name="ce86" office:value-type="string">
            <text:p>CD</text:p>
          </table:table-cell>
          <table:table-cell table:style-name="ce88" office:value-type="string">
            <text:p>MAJ</text:p>
          </table:table-cell>
          <table:table-cell table:style-name="ce45" office:value-type="string">
            <text:p>English</text:p>
          </table:table-cell>
          <table:table-cell table:style-name="ce109" office:value-type="string">
            <text:p>DIC</text:p>
          </table:table-cell>
          <table:table-cell table:style-name="ce45" office:value-type="string">
            <text:p>Synonim</text:p>
          </table:table-cell>
          <table:table-cell table:style-name="ce45" office:value-type="string">
            <text:p>Spanish</text:p>
          </table:table-cell>
          <table:table-cell table:style-name="ce45" office:value-type="string">
            <text:p>Franch</text:p>
          </table:table-cell>
          <table:table-cell table:style-name="ce45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46" office:value-type="float" office:value="1">
            <text:p>1</text:p>
          </table:table-cell>
          <table:table-cell table:style-name="ce51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suto'xa</text:p>
          </table:table-cell>
          <table:table-cell table:style-name="ce46" office:value-type="string">
            <text:p>structure</text:p>
          </table:table-cell>
          <table:table-cell table:style-name="ce109" table:formula="of:=VLOOKUP([.E2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Estructuras</text:p>
          </table:table-cell>
          <table:table-cell table:style-name="ce46" office:value-type="string">
            <text:p>structures</text:p>
          </table:table-cell>
          <table:table-cell table:style-name="ce46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87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109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111" office:value-type="string">
              <text:p>Conjunto, grupo, masa</text:p>
            </table:table-cell>
            <table:table-cell table:style-name="ce111" office:value-type="string">
              <text:p>set, group, mass</text:p>
            </table:table-cell>
            <table:table-cell table:style-name="ce111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109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109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109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109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po</text:p>
            </table:table-cell>
            <table:table-cell table:style-name="ce40" office:value-type="string">
              <text:p>class</text:p>
            </table:table-cell>
            <table:table-cell table:style-name="ce109" table:formula="of:=VLOOKUP([.E8];[DIC.$D$1:DIC.$F$500];2;0)" office:value-type="float" office:value="0">
              <text:p>#N/A</text:p>
            </table:table-cell>
            <table:table-cell table:style-name="ce40" office:value-type="string">
              <text:p>type</text:p>
            </table:table-cell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109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109" table:formula="of:=VLOOKUP([.E10];[DIC.$D$1:DIC.$F$500];2;0)" office:value-type="string" office:string-value="pick">
              <text:p>pick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109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109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109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109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109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109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109" table:formula="of:=VLOOKUP([.E17];[DIC.$D$1:DIC.$F$500];2;0)" office:value-type="string" office:string-value="significant">
              <text:p>significant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109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109" table:formula="of:=VLOOKUP([.E19];[DIC.$D$1:DIC.$F$500];2;0)" office:value-type="string" office:string-value="various">
              <text:p>various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109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109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109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109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109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109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109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109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109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109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109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109" table:formula="of:=VLOOKUP([.E31];[DIC.$D$1:DIC.$F$500];2;0)" office:value-type="string" office:string-value="simple">
              <text:p>simple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109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109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109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109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109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109" table:formula="of:=VLOOKUP([.E37];[DIC.$D$1:DIC.$F$500];2;0)" office:value-type="string" office:string-value="significant">
              <text:p>significant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109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109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109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109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109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109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109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109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109" table:formula="of:=VLOOKUP([.E46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109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109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109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109" table:formula="of:=VLOOKUP([.E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109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109" table:formula="of:=VLOOKUP([.E52];[DIC.$D$1:DIC.$F$500];2;0)" office:value-type="string" office:string-value="much">
              <text:p>much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109" table:formula="of:=VLOOKUP([.E53];[DIC.$D$1:DIC.$F$500];2;0)" office:value-type="string" office:string-value="big">
              <text:p>big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109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109" table:formula="of:=VLOOKUP([.E55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109" table:formula="of:=VLOOKUP([.E56];[DIC.$D$1:DIC.$F$500];2;0)" office:value-type="string" office:string-value="less">
              <text:p>less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109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109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109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109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109" table:formula="of:=VLOOKUP([.E61];[DIC.$D$1:DIC.$F$500];2;0)" office:value-type="string" office:string-value="grow">
              <text:p>grow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109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109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109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109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109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109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109" table:formula="of:=VLOOKUP([.E68];[DIC.$D$1:DIC.$F$500];2;0)" office:value-type="string" office:string-value="similar">
              <text:p>similar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109" table:formula="of:=VLOOKUP([.E69];[DIC.$D$1:DIC.$F$500];2;0)" office:value-type="string" office:string-value="other">
              <text:p>other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109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109" table:formula="of:=VLOOKUP([.E71];[DIC.$D$1:DIC.$F$500];2;0)" office:value-type="string" office:string-value="difficult">
              <text:p>difficult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109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109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109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109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109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u</text:p>
            </table:table-cell>
            <table:table-cell table:style-name="ce40" office:value-type="string">
              <text:p>count</text:p>
            </table:table-cell>
            <table:table-cell table:style-name="ce109" table:formula="of:=VLOOKUP([.E77];[DIC.$D$1:DIC.$F$500];2;0)" office:value-type="string" office:string-value="count">
              <text:p>count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109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109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109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109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109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109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109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109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109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109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109" table:formula="of:=VLOOKUP([.E88];[DIC.$D$1:DIC.$F$500];2;0)" office:value-type="float" office:value="0">
              <text:p>#N/A</text:p>
            </table:table-cell>
            <table:table-cell table:style-name="ce40" office:value-type="string">
              <text:p>fuss</text:p>
            </table:table-cell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109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tangent</text:p>
            </table:table-cell>
            <table:table-cell table:style-name="ce109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109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109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92">
            <text:p>92</text:p>
          </table:table-cell>
          <table:table-cell table:style-name="ce46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ynfo'xa</text:p>
          </table:table-cell>
          <table:table-cell table:style-name="ce46" office:value-type="string">
            <text:p>information</text:p>
          </table:table-cell>
          <table:table-cell table:style-name="ce109" table:formula="of:=VLOOKUP([.E9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Información</text:p>
          </table:table-cell>
          <table:table-cell table:style-name="ce46" office:value-type="string">
            <text:p>information</text:p>
          </table:table-cell>
          <table:table-cell table:style-name="ce46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109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109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109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109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109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wra</text:p>
            </table:table-cell>
            <table:table-cell table:style-name="ce40" office:value-type="string">
              <text:p>article</text:p>
            </table:table-cell>
            <table:table-cell table:style-name="ce109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109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109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109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me</text:p>
            </table:table-cell>
            <table:table-cell table:style-name="ce109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109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89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109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109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109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109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109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89" office:value-type="string">
              <text:p>****</text:p>
            </table:table-cell>
            <table:table-cell table:style-name="ce40" office:value-type="string">
              <text:p>affix</text:p>
            </table:table-cell>
            <table:table-cell table:style-name="ce109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109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109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109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bu</text:p>
            </table:table-cell>
            <table:table-cell table:style-name="ce40" office:value-type="string">
              <text:p>write</text:p>
            </table:table-cell>
            <table:table-cell table:style-name="ce109" table:formula="of:=VLOOKUP([.E1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ru</text:p>
            </table:table-cell>
            <table:table-cell table:style-name="ce40" office:value-type="string">
              <text:p>read</text:p>
            </table:table-cell>
            <table:table-cell table:style-name="ce109" table:formula="of:=VLOOKUP([.E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109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109" table:formula="of:=VLOOKUP([.E117];[DIC.$D$1:DIC.$F$500];2;0)" office:value-type="string" office:string-value="letter">
              <text:p>letter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109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109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109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109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va</text:p>
            </table:table-cell>
            <table:table-cell table:style-name="ce40" office:value-type="string">
              <text:p>television</text:p>
            </table:table-cell>
            <table:table-cell table:style-name="ce109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109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109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da</text:p>
            </table:table-cell>
            <table:table-cell table:style-name="ce40" office:value-type="string">
              <text:p>video</text:p>
            </table:table-cell>
            <table:table-cell table:style-name="ce109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ka</text:p>
            </table:table-cell>
            <table:table-cell table:style-name="ce40" office:value-type="string">
              <text:p>camera</text:p>
            </table:table-cell>
            <table:table-cell table:style-name="ce109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109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109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109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109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109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109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109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109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109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109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109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109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109" table:formula="of:=VLOOKUP([.E139];[DIC.$D$1:DIC.$F$500];2;0)" office:value-type="string" office:string-value="show">
              <text:p>show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109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109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109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109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109" table:formula="of:=VLOOKUP([.E144];[DIC.$D$1:DIC.$F$500];2;0)" office:value-type="string" office:string-value="common">
              <text:p>common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109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109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109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109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109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109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109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109" table:formula="of:=VLOOKUP([.E152];[DIC.$D$1:DIC.$F$500];2;0)" office:value-type="string" office:string-value="offer">
              <text:p>offer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warn</text:p>
            </table:table-cell>
            <table:table-cell table:style-name="ce109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109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a</text:p>
            </table:table-cell>
            <table:table-cell table:style-name="ce40" office:value-type="string">
              <text:p>protest</text:p>
            </table:table-cell>
            <table:table-cell table:style-name="ce109" table:formula="of:=VLOOKUP([.E155];[DIC.$D$1:DIC.$F$500];2;0)" office:value-type="float" office:value="0">
              <text:p>#N/A</text:p>
            </table:table-cell>
            <table:table-cell table:style-name="ce40" office:value-type="string">
              <text:p>revolt</text:p>
            </table:table-cell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109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109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109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109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109" table:formula="of:=VLOOKUP([.E160];[DIC.$D$1:DIC.$F$500];2;0)" office:value-type="string" office:string-value="name">
              <text:p>name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109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109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109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109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109" table:formula="of:=VLOOKUP([.E165];[DIC.$D$1:DIC.$F$500];2;0)" office:value-type="string" office:string-value="think">
              <text:p>think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109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109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109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109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a</text:p>
            </table:table-cell>
            <table:table-cell table:style-name="ce40" office:value-type="string">
              <text:p>learn</text:p>
            </table:table-cell>
            <table:table-cell table:style-name="ce109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na</text:p>
            </table:table-cell>
            <table:table-cell table:style-name="ce40" office:value-type="string">
              <text:p>teach</text:p>
            </table:table-cell>
            <table:table-cell table:style-name="ce109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109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109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109" table:formula="of:=VLOOKUP([.E174];[DIC.$D$1:DIC.$F$500];2;0)" office:value-type="string" office:string-value="know">
              <text:p>know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vu</text:p>
            </table:table-cell>
            <table:table-cell table:style-name="ce40" office:value-type="string">
              <text:p>find</text:p>
            </table:table-cell>
            <table:table-cell table:style-name="ce109" table:formula="of:=VLOOKUP([.E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109" table:formula="of:=VLOOKUP([.E176];[DIC.$D$1:DIC.$F$500];2;0)" office:value-type="string" office:string-value="done">
              <text:p>done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109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90" office:value-type="string">
              <text:p>vero</text:p>
            </table:table-cell>
            <table:table-cell table:style-name="ce101" office:value-type="boolean" office:boolean-value="true">
              <text:p>TRUE</text:p>
            </table:table-cell>
            <table:table-cell table:style-name="ce109" table:formula="of:=VLOOKUP([.E178];[DIC.$D$1:DIC.$F$500];2;0)" office:value-type="string" office:string-value="true">
              <text:p>true</text:p>
            </table:table-cell>
            <table:table-cell table:style-name="ce101"/>
            <table:table-cell table:style-name="ce112" office:value-type="string">
              <text:p>cierto</text:p>
            </table:table-cell>
            <table:table-cell table:style-name="ce112" office:value-type="string">
              <text:p>vrai</text:p>
            </table:table-cell>
            <table:table-cell table:style-name="ce112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90" office:value-type="string">
              <text:p>faso</text:p>
            </table:table-cell>
            <table:table-cell table:style-name="ce101" office:value-type="boolean" office:boolean-value="false">
              <text:p>FALSE</text:p>
            </table:table-cell>
            <table:table-cell table:style-name="ce109" table:formula="of:=VLOOKUP([.E179];[DIC.$D$1:DIC.$F$500];2;0)" office:value-type="string" office:string-value="false">
              <text:p>false</text:p>
            </table:table-cell>
            <table:table-cell table:style-name="ce101"/>
            <table:table-cell table:style-name="ce112" office:value-type="string">
              <text:p>falso</text:p>
            </table:table-cell>
            <table:table-cell table:style-name="ce112" office:value-type="string">
              <text:p>faux</text:p>
            </table:table-cell>
            <table:table-cell table:style-name="ce112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102" office:value-type="string">
              <text:p>intuit</text:p>
            </table:table-cell>
            <table:table-cell table:style-name="ce109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109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109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109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109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109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109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109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109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109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109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109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109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109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109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109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109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109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109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109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109" table:formula="of:=VLOOKUP([.E200];[DIC.$D$1:DIC.$F$500];2;0)" office:value-type="string" office:string-value="explain">
              <text:p>explain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109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109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109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109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109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109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109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109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109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109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109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109" table:formula="of:=VLOOKUP([.E212];[DIC.$D$1:DIC.$F$500];2;0)" office:value-type="string" office:string-value="bell">
              <text:p>bell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216">
            <text:p>216</text:p>
          </table:table-cell>
          <table:table-cell table:style-name="ce46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paqo'xa</text:p>
          </table:table-cell>
          <table:table-cell table:style-name="ce46" office:value-type="string">
            <text:p>space</text:p>
          </table:table-cell>
          <table:table-cell table:style-name="ce109" table:formula="of:=VLOOKUP([.E21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espacio</text:p>
          </table:table-cell>
          <table:table-cell table:style-name="ce46" office:value-type="string">
            <text:p>espace</text:p>
          </table:table-cell>
          <table:table-cell table:style-name="ce46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109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109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109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109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46" office:value-type="float" office:value="221">
              <text:p>221</text:p>
            </table:table-cell>
            <table:table-cell table:style-name="ce46" office:value-type="float" office:value="3">
              <text:p>3</text:p>
            </table:table-cell>
            <table:table-cell table:style-name="ce46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poza</text:p>
            </table:table-cell>
            <table:table-cell table:style-name="ce46" office:value-type="string">
              <text:p>relative</text:p>
            </table:table-cell>
            <table:table-cell table:style-name="ce109" table:formula="of:=VLOOKUP([.E218];[DIC.$D$1:DIC.$F$500];2;0)" office:value-type="float" office:value="0">
              <text:p>#N/A</text:p>
            </table:table-cell>
            <table:table-cell table:style-name="ce46"/>
            <table:table-cell table:style-name="ce46" office:value-type="string">
              <text:p>Posición relativa</text:p>
            </table:table-cell>
            <table:table-cell table:style-name="ce46" office:value-type="string">
              <text:p>position relative</text:p>
            </table:table-cell>
            <table:table-cell table:style-name="ce46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109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109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109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109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109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109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109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109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109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109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109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109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109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109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109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109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109" table:formula="of:=VLOOKUP([.E235];[DIC.$D$1:DIC.$F$500];2;0)" office:value-type="string" office:string-value="wind">
              <text:p>wind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109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109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109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109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109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109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109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109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109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109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109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109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ka</text:p>
            </table:table-cell>
            <table:table-cell table:style-name="ce40" office:value-type="string">
              <text:p>vertical</text:p>
            </table:table-cell>
            <table:table-cell table:style-name="ce109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109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109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109" table:formula="of:=VLOOKUP([.E251];[DIC.$D$1:DIC.$F$500];2;0)" office:value-type="string" office:string-value="raise">
              <text:p>raise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109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109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109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109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109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109" table:formula="of:=VLOOKUP([.E257];[DIC.$D$1:DIC.$F$500];2;0)" office:value-type="string" office:string-value="short">
              <text:p>short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109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109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109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109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109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109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109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109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109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109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109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109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109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109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109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91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109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109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109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109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109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109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109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109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109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109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109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109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109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109" table:formula="of:=VLOOKUP([.E286];[DIC.$D$1:DIC.$F$500];2;0)" office:value-type="string" office:string-value="round">
              <text:p>round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109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109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109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109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109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109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109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109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109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109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109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109" table:formula="of:=VLOOKUP([.E298];[DIC.$D$1:DIC.$F$500];2;0)" office:value-type="string" office:string-value="bread">
              <text:p>bread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302">
              <text:p>302</text:p>
            </table:table-cell>
            <table:table-cell table:style-name="ce47" office:value-type="float" office:value="3">
              <text:p>3</text:p>
            </table:table-cell>
            <table:table-cell table:style-name="ce52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92" office:value-type="string">
              <text:p>maxa</text:p>
            </table:table-cell>
            <table:table-cell table:style-name="ce52" office:value-type="string">
              <text:p>material</text:p>
            </table:table-cell>
            <table:table-cell table:style-name="ce109" table:formula="of:=VLOOKUP([.E299];[DIC.$D$1:DIC.$F$500];2;0)" office:value-type="float" office:value="0">
              <text:p>#N/A</text:p>
            </table:table-cell>
            <table:table-cell table:style-name="ce52"/>
            <table:table-cell table:style-name="ce47" office:value-type="string">
              <text:p>formas materiales</text:p>
            </table:table-cell>
            <table:table-cell table:style-name="ce47" office:value-type="string">
              <text:p>formes matérielles</text:p>
            </table:table-cell>
            <table:table-cell table:style-name="ce47" office:value-type="string">
              <text:p>forme materiali</text:p>
            </table:table-cell>
            <table:table-cell table:style-name="ce4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109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109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109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109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109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109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109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109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109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109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109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109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109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109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109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109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109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109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109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109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109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109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109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109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109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109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109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109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109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109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109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109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335">
            <text:p>335</text:p>
          </table:table-cell>
          <table:table-cell table:style-name="ce46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teso'xa</text:p>
          </table:table-cell>
          <table:table-cell table:style-name="ce46" office:value-type="string">
            <text:p>time</text:p>
          </table:table-cell>
          <table:table-cell table:style-name="ce109" table:formula="of:=VLOOKUP([.E332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Time</text:p>
          </table:table-cell>
          <table:table-cell table:style-name="ce46" office:value-type="string">
            <text:p>temps</text:p>
          </table:table-cell>
          <table:table-cell table:style-name="ce46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109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109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109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109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109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109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109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109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109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109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109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109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109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109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109" table:formula="of:=VLOOKUP([.E347];[DIC.$D$1:DIC.$F$500];2;0)" office:value-type="string" office:string-value="cake">
              <text:p>cake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109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109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109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109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109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109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109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109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109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109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109" table:formula="of:=VLOOKUP([.E3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109" table:formula="of:=VLOOKUP([.E3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109" table:formula="of:=VLOOKUP([.E3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109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109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367">
            <text:p>367</text:p>
          </table:table-cell>
          <table:table-cell table:style-name="ce46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51" office:value-type="string">
            <text:p>poco'xa</text:p>
          </table:table-cell>
          <table:table-cell table:style-name="ce46" office:value-type="string">
            <text:p>process</text:p>
          </table:table-cell>
          <table:table-cell table:style-name="ce109" table:formula="of:=VLOOKUP([.E36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Procesos</text:p>
          </table:table-cell>
          <table:table-cell table:style-name="ce46" office:value-type="string">
            <text:p>les processus</text:p>
          </table:table-cell>
          <table:table-cell table:style-name="ce46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109" table:formula="of:=VLOOKUP([.E3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109" table:formula="of:=VLOOKUP([.E365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109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109" table:formula="of:=VLOOKUP([.E3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109" table:formula="of:=VLOOKUP([.E368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109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109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109" table:formula="of:=VLOOKUP([.E3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109" table:formula="of:=VLOOKUP([.E372];[DIC.$D$1:DIC.$F$500];2;0)" office:value-type="string" office:string-value="over">
              <text:p>over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109" table:formula="of:=VLOOKUP([.E3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109" table:formula="of:=VLOOKUP([.E374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109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leka</text:p>
            </table:table-cell>
            <table:table-cell table:style-name="ce40" office:value-type="string">
              <text:p>probable</text:p>
            </table:table-cell>
            <table:table-cell table:style-name="ce109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109" table:formula="of:=VLOOKUP([.E3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109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109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vu</text:p>
            </table:table-cell>
            <table:table-cell table:style-name="ce40" office:value-type="string">
              <text:p>develop</text:p>
            </table:table-cell>
            <table:table-cell table:style-name="ce109" table:formula="of:=VLOOKUP([.E380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109" table:formula="of:=VLOOKUP([.E381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109" table:formula="of:=VLOOKUP([.E382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109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109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109" table:formula="of:=VLOOKUP([.E3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109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109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109" table:formula="of:=VLOOKUP([.E388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109" table:formula="of:=VLOOKUP([.E3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hythm</text:p>
            </table:table-cell>
            <table:table-cell table:style-name="ce109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109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109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109" table:formula="of:=VLOOKUP([.E393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109" table:formula="of:=VLOOKUP([.E3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109" table:formula="of:=VLOOKUP([.E395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109" table:formula="of:=VLOOKUP([.E3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109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109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109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109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109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109" table:formula="of:=VLOOKUP([.E402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109" table:formula="of:=VLOOKUP([.E4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109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109" table:formula="of:=VLOOKUP([.E405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109" table:formula="of:=VLOOKUP([.E406];[DIC.$D$1:DIC.$F$500];2;0)" office:value-type="string" office:string-value="run">
              <text:p>run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109" table:formula="of:=VLOOKUP([.E4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109" table:formula="of:=VLOOKUP([.E408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109" table:formula="of:=VLOOKUP([.E409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109" table:formula="of:=VLOOKUP([.E410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109" table:formula="of:=VLOOKUP([.E4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pu</text:p>
            </table:table-cell>
            <table:table-cell table:style-name="ce40" office:value-type="string">
              <text:p>interrupt</text:p>
            </table:table-cell>
            <table:table-cell table:style-name="ce109" table:formula="of:=VLOOKUP([.E412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109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109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109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109" table:formula="of:=VLOOKUP([.E416];[DIC.$D$1:DIC.$F$500];2;0)" office:value-type="string" office:string-value="hard">
              <text:p>hard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109" table:formula="of:=VLOOKUP([.E417];[DIC.$D$1:DIC.$F$500];2;0)" office:value-type="string" office:string-value="able">
              <text:p>able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109" table:formula="of:=VLOOKUP([.E418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po</text:p>
            </table:table-cell>
            <table:table-cell table:style-name="ce40" office:value-type="string">
              <text:p>fast</text:p>
            </table:table-cell>
            <table:table-cell table:style-name="ce109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109" table:formula="of:=VLOOKUP([.E4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109" table:formula="of:=VLOOKUP([.E421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109" table:formula="of:=VLOOKUP([.E4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109" table:formula="of:=VLOOKUP([.E423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109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109" table:formula="of:=VLOOKUP([.E4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109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109" table:formula="of:=VLOOKUP([.E427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109" table:formula="of:=VLOOKUP([.E4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109" table:formula="of:=VLOOKUP([.E4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109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109" table:formula="of:=VLOOKUP([.E431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109" table:formula="of:=VLOOKUP([.E432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109" table:formula="of:=VLOOKUP([.E433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48" office:value-type="float" office:value="438">
              <text:p>438</text:p>
            </table:table-cell>
            <table:table-cell table:style-name="ce48" office:value-type="float" office:value="5">
              <text:p>5</text:p>
            </table:table-cell>
            <table:table-cell table:style-name="ce53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93" office:value-type="string">
              <text:p>xefa</text:p>
            </table:table-cell>
            <table:table-cell table:style-name="ce53" office:value-type="string">
              <text:p>command</text:p>
            </table:table-cell>
            <table:table-cell table:style-name="ce109" table:formula="of:=VLOOKUP([.E434];[DIC.$D$1:DIC.$F$500];2;0)" office:value-type="float" office:value="0">
              <text:p>#N/A</text:p>
            </table:table-cell>
            <table:table-cell table:style-name="ce53"/>
            <table:table-cell table:style-name="ce48" office:value-type="string">
              <text:p>comando</text:p>
            </table:table-cell>
            <table:table-cell table:style-name="ce48" office:value-type="string">
              <text:p><text:s/>commande</text:p>
            </table:table-cell>
            <table:table-cell table:style-name="ce48" office:value-type="string">
              <text:p><text:s/>comando</text:p>
            </table:table-cell>
            <table:table-cell table:style-name="ce48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109" table:formula="of:=VLOOKUP([.E4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109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109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109" table:formula="of:=VLOOKUP([.E438];[DIC.$D$1:DIC.$F$500];2;0)" office:value-type="string" office:string-value="allow">
              <text:p>allow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su</text:p>
            </table:table-cell>
            <table:table-cell table:style-name="ce40" office:value-type="string">
              <text:p>responsible</text:p>
            </table:table-cell>
            <table:table-cell table:style-name="ce109" table:formula="of:=VLOOKUP([.E43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109" table:formula="of:=VLOOKUP([.E440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113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109" table:formula="of:=VLOOKUP([.E4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109" table:formula="of:=VLOOKUP([.E4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109" table:formula="of:=VLOOKUP([.E443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109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109" table:formula="of:=VLOOKUP([.E4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109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109" table:formula="of:=VLOOKUP([.E447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109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revenge</text:p>
            </table:table-cell>
            <table:table-cell table:style-name="ce109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454">
            <text:p>454</text:p>
          </table:table-cell>
          <table:table-cell table:style-name="ce46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movo'xa</text:p>
          </table:table-cell>
          <table:table-cell table:style-name="ce46" office:value-type="string">
            <text:p>movement</text:p>
          </table:table-cell>
          <table:table-cell table:style-name="ce109" table:formula="of:=VLOOKUP([.E450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Movimiento</text:p>
          </table:table-cell>
          <table:table-cell table:style-name="ce46" office:value-type="string">
            <text:p>mouvement</text:p>
          </table:table-cell>
          <table:table-cell table:style-name="ce46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109" table:formula="of:=VLOOKUP([.E4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109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109" table:formula="of:=VLOOKUP([.E45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109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109" table:formula="of:=VLOOKUP([.E455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109" table:formula="of:=VLOOKUP([.E45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109" table:formula="of:=VLOOKUP([.E457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109" table:formula="of:=VLOOKUP([.E45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109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109" table:formula="of:=VLOOKUP([.E460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109" table:formula="of:=VLOOKUP([.E46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109" table:formula="of:=VLOOKUP([.E462];[DIC.$D$1:DIC.$F$500];2;0)" office:value-type="string" office:string-value="run">
              <text:p>run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109" table:formula="of:=VLOOKUP([.E463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109" table:formula="of:=VLOOKUP([.E46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109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109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109" table:formula="of:=VLOOKUP([.E467];[DIC.$D$1:DIC.$F$500];2;0)" office:value-type="string" office:string-value="fly">
              <text:p>fly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109" table:formula="of:=VLOOKUP([.E46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109" table:formula="of:=VLOOKUP([.E469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109" table:formula="of:=VLOOKUP([.E47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109" table:formula="of:=VLOOKUP([.E471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109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109" table:formula="of:=VLOOKUP([.E47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109" table:formula="of:=VLOOKUP([.E474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109" table:formula="of:=VLOOKUP([.E47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su</text:p>
            </table:table-cell>
            <table:table-cell table:style-name="ce4" office:value-type="string">
              <text:p>break</text:p>
            </table:table-cell>
            <table:table-cell table:style-name="ce109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casser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109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109" table:formula="of:=VLOOKUP([.E478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109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109" table:formula="of:=VLOOKUP([.E48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109" table:formula="of:=VLOOKUP([.E48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109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109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</text:p>
            </table:table-cell>
            <table:table-cell table:style-name="ce109" table:formula="of:=VLOOKUP([.E484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109" table:formula="of:=VLOOKUP([.E48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109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109" table:formula="of:=VLOOKUP([.E487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109" table:formula="of:=VLOOKUP([.E48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109" table:formula="of:=VLOOKUP([.E489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109" table:formula="of:=VLOOKUP([.E49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109" table:formula="of:=VLOOKUP([.E49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109" table:formula="of:=VLOOKUP([.E492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109" table:formula="of:=VLOOKUP([.E493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109" table:formula="of:=VLOOKUP([.E49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109" table:formula="of:=VLOOKUP([.E495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109" table:formula="of:=VLOOKUP([.E49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109" table:formula="of:=VLOOKUP([.E497];[DIC.$D$1:DIC.$F$500];2;0)" office:value-type="string" office:string-value="man">
              <text:p>man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109" table:formula="of:=VLOOKUP([.E498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109" table:formula="of:=VLOOKUP([.E499];[DIC.$D$1:DIC.$F$500];2;0)" office:value-type="string" office:string-value="look for">
              <text:p>look for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109" table:formula="of:=VLOOKUP([.E50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109" table:formula="of:=VLOOKUP([.E501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109" table:formula="of:=VLOOKUP([.E50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109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109" table:formula="of:=VLOOKUP([.E50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109" table:formula="of:=VLOOKUP([.E50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109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109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109" table:formula="of:=VLOOKUP([.E508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109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109" table:formula="of:=VLOOKUP([.E51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109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109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109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109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109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109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109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109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109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109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109" table:formula="of:=VLOOKUP([.E521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109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109" table:formula="of:=VLOOKUP([.E523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109" table:formula="of:=VLOOKUP([.E52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109" table:formula="of:=VLOOKUP([.E525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109" table:formula="of:=VLOOKUP([.E526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109" table:formula="of:=VLOOKUP([.E52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109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109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109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109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109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109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109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109" table:formula="of:=VLOOKUP([.E535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109" table:formula="of:=VLOOKUP([.E53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109" table:formula="of:=VLOOKUP([.E537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109" table:formula="of:=VLOOKUP([.E53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109" table:formula="of:=VLOOKUP([.E539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109" table:formula="of:=VLOOKUP([.E540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109" table:formula="of:=VLOOKUP([.E54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109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109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109" table:formula="of:=VLOOKUP([.E544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109" table:formula="of:=VLOOKUP([.E54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109" table:formula="of:=VLOOKUP([.E54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109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109" table:formula="of:=VLOOKUP([.E548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109" table:formula="of:=VLOOKUP([.E54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109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555">
            <text:p>555</text:p>
          </table:table-cell>
          <table:table-cell table:style-name="ce46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fyzo'xa</text:p>
          </table:table-cell>
          <table:table-cell table:style-name="ce46" office:value-type="string">
            <text:p>physical</text:p>
          </table:table-cell>
          <table:table-cell table:style-name="ce109" table:formula="of:=VLOOKUP([.E55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Mundo físico</text:p>
          </table:table-cell>
          <table:table-cell table:style-name="ce46" office:value-type="string">
            <text:p>monde physique</text:p>
          </table:table-cell>
          <table:table-cell table:style-name="ce46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109" table:formula="of:=VLOOKUP([.E552];[DIC.$D$1:DIC.$F$500];2;0)" office:value-type="string" office:string-value="only">
              <text:p>onl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109" table:formula="of:=VLOOKUP([.E553];[DIC.$D$1:DIC.$F$500];2;0)" office:value-type="string" office:string-value="thing">
              <text:p>thing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109" table:formula="of:=VLOOKUP([.E5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109" table:formula="of:=VLOOKUP([.E555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109" table:formula="of:=VLOOKUP([.E5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109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109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109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109" table:formula="of:=VLOOKUP([.E5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109" table:formula="of:=VLOOKUP([.E5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109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109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109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109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109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109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109" table:formula="of:=VLOOKUP([.E568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573">
              <text:p>573</text:p>
            </table:table-cell>
            <table:table-cell table:style-name="ce47" office:value-type="float" office:value="7">
              <text:p>7</text:p>
            </table:table-cell>
            <table:table-cell table:style-name="ce52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92"/>
            <table:table-cell table:style-name="ce103" office:value-type="string">
              <text:p>physical</text:p>
            </table:table-cell>
            <table:table-cell table:style-name="ce109" table:formula="of:=VLOOKUP([.E569];[DIC.$D$1:DIC.$F$500];2;0)" office:value-type="float" office:value="0">
              <text:p>#N/A</text:p>
            </table:table-cell>
            <table:table-cell table:style-name="ce103"/>
            <table:table-cell table:style-name="ce47" office:value-type="string">
              <text:p>Propiedades físicas</text:p>
            </table:table-cell>
            <table:table-cell table:style-name="ce47" office:value-type="string">
              <text:p>propriétés physiques</text:p>
            </table:table-cell>
            <table:table-cell table:style-name="ce47" office:value-type="string">
              <text:p>Proprietà fisiche</text:p>
            </table:table-cell>
            <table:table-cell table:style-name="ce114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109" table:formula="of:=VLOOKUP([.E570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109" table:formula="of:=VLOOKUP([.E571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109" table:formula="of:=VLOOKUP([.E572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109" table:formula="of:=VLOOKUP([.E5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109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109" table:formula="of:=VLOOKUP([.E575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109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109" table:formula="of:=VLOOKUP([.E5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109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109" table:formula="of:=VLOOKUP([.E579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109" table:formula="of:=VLOOKUP([.E580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109" table:formula="of:=VLOOKUP([.E581];[DIC.$D$1:DIC.$F$500];2;0)" office:value-type="float" office:value="0">
              <text:p>#N/A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109" table:formula="of:=VLOOKUP([.E5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109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109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109" table:formula="of:=VLOOKUP([.E585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109" table:formula="of:=VLOOKUP([.E5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109" table:formula="of:=VLOOKUP([.E587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109" table:formula="of:=VLOOKUP([.E5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109" table:formula="of:=VLOOKUP([.E589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109" table:formula="of:=VLOOKUP([.E5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109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109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109" table:formula="of:=VLOOKUP([.E5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109" table:formula="of:=VLOOKUP([.E5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109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109" table:formula="of:=VLOOKUP([.E596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109" table:formula="of:=VLOOKUP([.E5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109" table:formula="of:=VLOOKUP([.E598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109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109" table:formula="of:=VLOOKUP([.E6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109" table:formula="of:=VLOOKUP([.E6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109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109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109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109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109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109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109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109" table:formula="of:=VLOOKUP([.E609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109" table:formula="of:=VLOOKUP([.E6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109" table:formula="of:=VLOOKUP([.E611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109" table:formula="of:=VLOOKUP([.E6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109" table:formula="of:=VLOOKUP([.E61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109" table:formula="of:=VLOOKUP([.E6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109" table:formula="of:=VLOOKUP([.E615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04" office:value-type="string">
              <text:p>substances</text:p>
            </table:table-cell>
            <table:table-cell table:style-name="ce109" table:formula="of:=VLOOKUP([.E61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109" table:formula="of:=VLOOKUP([.E617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109" table:formula="of:=VLOOKUP([.E618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109" table:formula="of:=VLOOKUP([.E6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109" table:formula="of:=VLOOKUP([.E6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109" table:formula="of:=VLOOKUP([.E6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109" table:formula="of:=VLOOKUP([.E6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109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109" table:formula="of:=VLOOKUP([.E6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109" table:formula="of:=VLOOKUP([.E6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109" table:formula="of:=VLOOKUP([.E6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109" table:formula="of:=VLOOKUP([.E6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109" table:formula="of:=VLOOKUP([.E6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109" table:formula="of:=VLOOKUP([.E6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109" table:formula="of:=VLOOKUP([.E6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109" table:formula="of:=VLOOKUP([.E6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109" table:formula="of:=VLOOKUP([.E6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109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109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109" table:formula="of:=VLOOKUP([.E6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109" table:formula="of:=VLOOKUP([.E6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109" table:formula="of:=VLOOKUP([.E6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109" table:formula="of:=VLOOKUP([.E6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109" table:formula="of:=VLOOKUP([.E63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109" table:formula="of:=VLOOKUP([.E6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109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109" table:formula="of:=VLOOKUP([.E6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109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109" table:formula="of:=VLOOKUP([.E644];[DIC.$D$1:DIC.$F$500];2;0)" office:value-type="string" office:string-value="nice">
              <text:p>nice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109" table:formula="of:=VLOOKUP([.E6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109" table:formula="of:=VLOOKUP([.E6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109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109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109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109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109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109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109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109" table:formula="of:=VLOOKUP([.E6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109" table:formula="of:=VLOOKUP([.E6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109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109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109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109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109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109" table:formula="of:=VLOOKUP([.E66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109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109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109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690">
            <text:p>69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naro'xa</text:p>
          </table:table-cell>
          <table:table-cell table:style-name="ce46" office:value-type="string">
            <text:p>nature</text:p>
          </table:table-cell>
          <table:table-cell table:style-name="ce109" table:formula="of:=VLOOKUP([.E665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Nature</text:p>
          </table:table-cell>
          <table:table-cell table:style-name="ce46" office:value-type="string">
            <text:p>la nature</text:p>
          </table:table-cell>
          <table:table-cell table:style-name="ce46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46" office:value-type="float" office:value="691">
              <text:p>691</text:p>
            </table:table-cell>
            <table:table-cell table:style-name="ce46" office:value-type="float" office:value="8">
              <text:p>8</text:p>
            </table:table-cell>
            <table:table-cell table:style-name="ce46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kosma</text:p>
            </table:table-cell>
            <table:table-cell table:style-name="ce46" office:value-type="string">
              <text:p>cosmos</text:p>
            </table:table-cell>
            <table:table-cell table:style-name="ce109" table:formula="of:=VLOOKUP([.E666];[DIC.$D$1:DIC.$F$500];2;0)" office:value-type="float" office:value="0">
              <text:p>#N/A</text:p>
            </table:table-cell>
            <table:table-cell table:style-name="ce46"/>
            <table:table-cell table:style-name="ce46" office:value-type="string">
              <text:p>Cosmos</text:p>
            </table:table-cell>
            <table:table-cell table:style-name="ce46" office:value-type="string">
              <text:p>cosmos</text:p>
            </table:table-cell>
            <table:table-cell table:style-name="ce46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109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109" table:formula="of:=VLOOKUP([.E6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109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109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109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109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109" table:formula="of:=VLOOKUP([.E673];[DIC.$D$1:DIC.$F$500];2;0)" office:value-type="string" office:string-value="ground">
              <text:p>ground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109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109" table:formula="of:=VLOOKUP([.E6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109" table:formula="of:=VLOOKUP([.E676];[DIC.$D$1:DIC.$F$500];2;0)" office:value-type="string" office:string-value="ground">
              <text:p>ground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109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109" table:formula="of:=VLOOKUP([.E67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109" table:formula="of:=VLOOKUP([.E679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109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ye</text:p>
            </table:table-cell>
            <table:table-cell table:style-name="ce40" office:value-type="string">
              <text:p>bay</text:p>
            </table:table-cell>
            <table:table-cell table:style-name="ce109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109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109" table:formula="of:=VLOOKUP([.E683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109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109" table:formula="of:=VLOOKUP([.E685];[DIC.$D$1:DIC.$F$500];2;0)" office:value-type="string" office:string-value="good">
              <text:p>good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109" table:formula="of:=VLOOKUP([.E686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109" table:formula="of:=VLOOKUP([.E6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109" table:formula="of:=VLOOKUP([.E6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109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109" table:formula="of:=VLOOKUP([.E690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109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109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109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109" table:formula="of:=VLOOKUP([.E694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109" table:formula="of:=VLOOKUP([.E695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109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109" table:formula="of:=VLOOKUP([.E6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109" table:formula="of:=VLOOKUP([.E69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109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109" table:formula="of:=VLOOKUP([.E7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109" table:formula="of:=VLOOKUP([.E70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109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109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109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109" table:formula="of:=VLOOKUP([.E7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109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109" table:formula="of:=VLOOKUP([.E7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109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109" table:formula="of:=VLOOKUP([.E7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109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736">
            <text:p>736</text:p>
          </table:table-cell>
          <table:table-cell table:style-name="ce46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vevo'xa</text:p>
          </table:table-cell>
          <table:table-cell table:style-name="ce46" office:value-type="string">
            <text:p>life</text:p>
          </table:table-cell>
          <table:table-cell table:style-name="ce109" table:formula="of:=VLOOKUP([.E71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Vida</text:p>
          </table:table-cell>
          <table:table-cell table:style-name="ce46" office:value-type="string">
            <text:p>la vie</text:p>
          </table:table-cell>
          <table:table-cell table:style-name="ce46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109" table:formula="of:=VLOOKUP([.E7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vo</text:p>
            </table:table-cell>
            <table:table-cell table:style-name="ce40" office:value-type="string">
              <text:p>live</text:p>
            </table:table-cell>
            <table:table-cell table:style-name="ce109" table:formula="of:=VLOOKUP([.E7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109" table:formula="of:=VLOOKUP([.E714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109" table:formula="of:=VLOOKUP([.E715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109" table:formula="of:=VLOOKUP([.E7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109" table:formula="of:=VLOOKUP([.E7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109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109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109" table:formula="of:=VLOOKUP([.E720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109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109" table:formula="of:=VLOOKUP([.E722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109" table:formula="of:=VLOOKUP([.E7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109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ja</text:p>
            </table:table-cell>
            <table:table-cell table:style-name="ce40" office:value-type="string">
              <text:p>virus</text:p>
            </table:table-cell>
            <table:table-cell table:style-name="ce109" table:formula="of:=VLOOKUP([.E72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109" table:formula="of:=VLOOKUP([.E726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109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109" table:formula="of:=VLOOKUP([.E728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109" table:formula="of:=VLOOKUP([.E729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109" table:formula="of:=VLOOKUP([.E730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109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109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109" table:formula="of:=VLOOKUP([.E73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109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109" table:formula="of:=VLOOKUP([.E735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109" table:formula="of:=VLOOKUP([.E7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. 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109" table:formula="of:=VLOOKUP([.E7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109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109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109" table:formula="of:=VLOOKUP([.E740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109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109" table:formula="of:=VLOOKUP([.E7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109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109" table:formula="of:=VLOOKUP([.E7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109" table:formula="of:=VLOOKUP([.E745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109" table:formula="of:=VLOOKUP([.E7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109" table:formula="of:=VLOOKUP([.E7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109" table:formula="of:=VLOOKUP([.E7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109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775">
              <text:p>775</text:p>
            </table:table-cell>
            <table:table-cell table:style-name="ce47" office:value-type="float" office:value="9">
              <text:p>9</text:p>
            </table:table-cell>
            <table:table-cell table:style-name="ce52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92" office:value-type="string">
              <text:p>futa</text:p>
            </table:table-cell>
            <table:table-cell table:style-name="ce103" office:value-type="string">
              <text:p>fruits</text:p>
            </table:table-cell>
            <table:table-cell table:style-name="ce109" table:formula="of:=VLOOKUP([.E750];[DIC.$D$1:DIC.$F$500];2;0)" office:value-type="float" office:value="0">
              <text:p>#N/A</text:p>
            </table:table-cell>
            <table:table-cell table:style-name="ce103"/>
            <table:table-cell table:style-name="ce47" office:value-type="string">
              <text:p>frutas</text:p>
            </table:table-cell>
            <table:table-cell table:style-name="ce47" office:value-type="string">
              <text:p>fruits</text:p>
            </table:table-cell>
            <table:table-cell table:style-name="ce47" office:value-type="string">
              <text:p>frutti</text:p>
            </table:table-cell>
            <table:table-cell table:style-name="ce114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109" table:formula="of:=VLOOKUP([.E7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109" table:formula="of:=VLOOKUP([.E752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109" table:formula="of:=VLOOKUP([.E753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109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109" table:formula="of:=VLOOKUP([.E7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109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109" table:formula="of:=VLOOKUP([.E757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109" table:formula="of:=VLOOKUP([.E758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109" table:formula="of:=VLOOKUP([.E75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109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109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109" table:formula="of:=VLOOKUP([.E7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109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94" office:value-type="string">
              <text:p>gyna</text:p>
            </table:table-cell>
            <table:table-cell table:style-name="ce13" office:value-type="float" office:value="5">
              <text:p>5</text:p>
            </table:table-cell>
            <table:table-cell table:style-name="ce109" table:formula="of:=VLOOKUP([.E7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109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jo</text:p>
            </table:table-cell>
            <table:table-cell table:style-name="ce40" office:value-type="string">
              <text:p>millet</text:p>
            </table:table-cell>
            <table:table-cell table:style-name="ce109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109" table:formula="of:=VLOOKUP([.E7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109" table:formula="of:=VLOOKUP([.E7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109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109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gim</text:p>
            </table:table-cell>
            <table:table-cell table:style-name="ce40" office:value-type="string">
              <text:p>sorghum</text:p>
            </table:table-cell>
            <table:table-cell table:style-name="ce109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a</text:p>
            </table:table-cell>
            <table:table-cell table:style-name="ce40" office:value-type="string">
              <text:p>buckwheat</text:p>
            </table:table-cell>
            <table:table-cell table:style-name="ce109" table:formula="of:=VLOOKUP([.E772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a</text:p>
            </table:table-cell>
            <table:table-cell table:style-name="ce40" office:value-type="string">
              <text:p>maize</text:p>
            </table:table-cell>
            <table:table-cell table:style-name="ce109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109" table:formula="of:=VLOOKUP([.E7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109" table:formula="of:=VLOOKUP([.E7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109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109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109" table:formula="of:=VLOOKUP([.E778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109" table:formula="of:=VLOOKUP([.E7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109" table:formula="of:=VLOOKUP([.E7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109" table:formula="of:=VLOOKUP([.E7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109" table:formula="of:=VLOOKUP([.E78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109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109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109" table:formula="of:=VLOOKUP([.E785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109" table:formula="of:=VLOOKUP([.E7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109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109" table:formula="of:=VLOOKUP([.E788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109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109" table:formula="of:=VLOOKUP([.E7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109" table:formula="of:=VLOOKUP([.E791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109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109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109" table:formula="of:=VLOOKUP([.E7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109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109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109" table:formula="of:=VLOOKUP([.E7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109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109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109" table:formula="of:=VLOOKUP([.E8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109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109" table:formula="of:=VLOOKUP([.E8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109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109" table:formula="of:=VLOOKUP([.E8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109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109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109" table:formula="of:=VLOOKUP([.E807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109" table:formula="of:=VLOOKUP([.E808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109" table:formula="of:=VLOOKUP([.E809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109" table:formula="of:=VLOOKUP([.E810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109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109" table:formula="of:=VLOOKUP([.E8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109" table:formula="of:=VLOOKUP([.E8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109" table:formula="of:=VLOOKUP([.E814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109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109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109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109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109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109" table:formula="of:=VLOOKUP([.E820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109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mea</text:p>
            </table:table-cell>
            <table:table-cell table:style-name="ce40" office:value-type="string">
              <text:p>monkey</text:p>
            </table:table-cell>
            <table:table-cell table:style-name="ce109" table:formula="of:=VLOOKUP([.E822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109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109" table:formula="of:=VLOOKUP([.E82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109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109" table:formula="of:=VLOOKUP([.E826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109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109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109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109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109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109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109" table:formula="of:=VLOOKUP([.E833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109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109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109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109" table:formula="of:=VLOOKUP([.E837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109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109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109" table:formula="of:=VLOOKUP([.E840];[DIC.$D$1:DIC.$F$500];2;0)" office:value-type="string" office:string-value="boat">
              <text:p>boat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109" table:formula="of:=VLOOKUP([.E841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109" table:formula="of:=VLOOKUP([.E8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109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109" table:formula="of:=VLOOKUP([.E8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109" table:formula="of:=VLOOKUP([.E845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109" table:formula="of:=VLOOKUP([.E8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109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ala</text:p>
            </table:table-cell>
            <table:table-cell table:style-name="ce40" office:value-type="string">
              <text:p>wing</text:p>
            </table:table-cell>
            <table:table-cell table:style-name="ce109" table:formula="of:=VLOOKUP([.E8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109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109" table:formula="of:=VLOOKUP([.E850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109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109" table:formula="of:=VLOOKUP([.E8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109" table:formula="of:=VLOOKUP([.E8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109" table:formula="of:=VLOOKUP([.E8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109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109" table:formula="of:=VLOOKUP([.E856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109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109" table:formula="of:=VLOOKUP([.E8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109" table:formula="of:=VLOOKUP([.E8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109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109" table:formula="of:=VLOOKUP([.E861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109" table:formula="of:=VLOOKUP([.E862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109" table:formula="of:=VLOOKUP([.E8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109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109" table:formula="of:=VLOOKUP([.E86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109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109" table:formula="of:=VLOOKUP([.E8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109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109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109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109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109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109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109" table:formula="of:=VLOOKUP([.E874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109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109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109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109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109" table:formula="of:=VLOOKUP([.E87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109" table:formula="of:=VLOOKUP([.E880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109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109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109" table:formula="of:=VLOOKUP([.E8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109" table:formula="of:=VLOOKUP([.E88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109" table:formula="of:=VLOOKUP([.E885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109" table:formula="of:=VLOOKUP([.E886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109" table:formula="of:=VLOOKUP([.E887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109" table:formula="of:=VLOOKUP([.E888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109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109" table:formula="of:=VLOOKUP([.E890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xa</text:p>
            </table:table-cell>
            <table:table-cell table:style-name="ce40" office:value-type="string">
              <text:p>urine</text:p>
            </table:table-cell>
            <table:table-cell table:style-name="ce109" table:formula="of:=VLOOKUP([.E891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109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109" table:formula="of:=VLOOKUP([.E8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109" table:formula="of:=VLOOKUP([.E8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109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109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109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109" table:formula="of:=VLOOKUP([.E898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109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109" table:formula="of:=VLOOKUP([.E9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109" table:formula="of:=VLOOKUP([.E9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109" table:formula="of:=VLOOKUP([.E9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109" table:formula="of:=VLOOKUP([.E903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109" table:formula="of:=VLOOKUP([.E90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109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109" table:formula="of:=VLOOKUP([.E9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109" table:formula="of:=VLOOKUP([.E9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109" table:formula="of:=VLOOKUP([.E9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109" table:formula="of:=VLOOKUP([.E9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109" table:formula="of:=VLOOKUP([.E9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109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109" table:formula="of:=VLOOKUP([.E9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109" table:formula="of:=VLOOKUP([.E9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109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109" table:formula="of:=VLOOKUP([.E915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109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109" table:formula="of:=VLOOKUP([.E9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109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109" table:formula="of:=VLOOKUP([.E919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109" table:formula="of:=VLOOKUP([.E920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109" table:formula="of:=VLOOKUP([.E921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109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ku</text:p>
            </table:table-cell>
            <table:table-cell table:style-name="ce40" office:value-type="string">
              <text:p>poke</text:p>
            </table:table-cell>
            <table:table-cell table:style-name="ce109" table:formula="of:=VLOOKUP([.E923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109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109" table:formula="of:=VLOOKUP([.E9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109" table:formula="of:=VLOOKUP([.E9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109" table:formula="of:=VLOOKUP([.E927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109" table:formula="of:=VLOOKUP([.E928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109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109" table:formula="of:=VLOOKUP([.E93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109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109" table:formula="of:=VLOOKUP([.E932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109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109" table:formula="of:=VLOOKUP([.E934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109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109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109" table:formula="of:=VLOOKUP([.E9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109" table:formula="of:=VLOOKUP([.E9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109" table:formula="of:=VLOOKUP([.E939];[DIC.$D$1:DIC.$F$500];2;0)" office:value-type="string" office:string-value="light">
              <text:p>light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109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109" table:formula="of:=VLOOKUP([.E9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109" table:formula="of:=VLOOKUP([.E9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109" table:formula="of:=VLOOKUP([.E943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109" table:formula="of:=VLOOKUP([.E944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109" table:formula="of:=VLOOKUP([.E9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109" table:formula="of:=VLOOKUP([.E946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109" table:formula="of:=VLOOKUP([.E947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109" table:formula="of:=VLOOKUP([.E94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109" table:formula="of:=VLOOKUP([.E949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109" table:formula="of:=VLOOKUP([.E950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109" table:formula="of:=VLOOKUP([.E951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109" table:formula="of:=VLOOKUP([.E952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109" table:formula="of:=VLOOKUP([.E953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109" table:formula="of:=VLOOKUP([.E9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go</text:p>
            </table:table-cell>
            <table:table-cell table:style-name="ce40" office:value-type="string">
              <text:p>orange</text:p>
            </table:table-cell>
            <table:table-cell table:style-name="ce109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go</text:p>
            </table:table-cell>
            <table:table-cell table:style-name="ce40" office:value-type="string">
              <text:p>magenta</text:p>
            </table:table-cell>
            <table:table-cell table:style-name="ce109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109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109" table:formula="of:=VLOOKUP([.E9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109" table:formula="of:=VLOOKUP([.E959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109" table:formula="of:=VLOOKUP([.E9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109" table:formula="of:=VLOOKUP([.E9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109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109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109" table:formula="of:=VLOOKUP([.E964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109" table:formula="of:=VLOOKUP([.E9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109" table:formula="of:=VLOOKUP([.E9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109" table:formula="of:=VLOOKUP([.E967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109" table:formula="of:=VLOOKUP([.E9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109" table:formula="of:=VLOOKUP([.E9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95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109" table:formula="of:=VLOOKUP([.E9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996">
            <text:p>996</text:p>
          </table:table-cell>
          <table:table-cell table:style-name="ce46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51" office:value-type="string">
            <text:p>pyho'xa</text:p>
          </table:table-cell>
          <table:table-cell table:style-name="ce46" office:value-type="string">
            <text:p>psychology</text:p>
          </table:table-cell>
          <table:table-cell table:style-name="ce109" table:formula="of:=VLOOKUP([.E97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Psicología</text:p>
          </table:table-cell>
          <table:table-cell table:style-name="ce46" office:value-type="string">
            <text:p>psychologie</text:p>
          </table:table-cell>
          <table:table-cell table:style-name="ce46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46" office:value-type="string">
              <text:p>emotions</text:p>
            </table:table-cell>
            <table:table-cell table:style-name="ce109" table:formula="of:=VLOOKUP([.E972];[DIC.$D$1:DIC.$F$500];2;0)" office:value-type="float" office:value="0">
              <text:p>#N/A</text:p>
            </table:table-cell>
            <table:table-cell table:style-name="ce46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uza</text:p>
            </table:table-cell>
            <table:table-cell table:style-name="ce105" office:value-type="string">
              <text:p>emotion</text:p>
            </table:table-cell>
            <table:table-cell table:style-name="ce109" table:formula="of:=VLOOKUP([.E97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ado</text:p>
            </table:table-cell>
            <table:table-cell table:style-name="ce105" office:value-type="string">
              <text:p>sad</text:p>
            </table:table-cell>
            <table:table-cell table:style-name="ce109" table:formula="of:=VLOOKUP([.E974];[DIC.$D$1:DIC.$F$500];2;0)" office:value-type="float" office:value="0">
              <text:p>#N/A</text:p>
            </table:table-cell>
            <table:table-cell table:style-name="ce105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amo</text:p>
            </table:table-cell>
            <table:table-cell table:style-name="ce105" office:value-type="string">
              <text:p>ashamed</text:p>
            </table:table-cell>
            <table:table-cell table:style-name="ce109" table:formula="of:=VLOOKUP([.E97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rgo</text:p>
            </table:table-cell>
            <table:table-cell table:style-name="ce105" office:value-type="string">
              <text:p>pride</text:p>
            </table:table-cell>
            <table:table-cell table:style-name="ce109" table:formula="of:=VLOOKUP([.E97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to</text:p>
            </table:table-cell>
            <table:table-cell table:style-name="ce105" office:value-type="string">
              <text:p>pity</text:p>
            </table:table-cell>
            <table:table-cell table:style-name="ce109" table:formula="of:=VLOOKUP([.E97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kofa</text:p>
            </table:table-cell>
            <table:table-cell table:style-name="ce105" office:value-type="string">
              <text:p>comfort</text:p>
            </table:table-cell>
            <table:table-cell table:style-name="ce109" table:formula="of:=VLOOKUP([.E97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yra</text:p>
            </table:table-cell>
            <table:table-cell table:style-name="ce105" office:value-type="string">
              <text:p>wonder</text:p>
            </table:table-cell>
            <table:table-cell table:style-name="ce109" table:formula="of:=VLOOKUP([.E97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lama</text:p>
            </table:table-cell>
            <table:table-cell table:style-name="ce105" office:value-type="string">
              <text:p>love</text:p>
            </table:table-cell>
            <table:table-cell table:style-name="ce109" table:formula="of:=VLOOKUP([.E98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ra</text:p>
            </table:table-cell>
            <table:table-cell table:style-name="ce105" office:value-type="string">
              <text:p>frustration</text:p>
            </table:table-cell>
            <table:table-cell table:style-name="ce109" table:formula="of:=VLOOKUP([.E98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upa</text:p>
            </table:table-cell>
            <table:table-cell table:style-name="ce105" office:value-type="string">
              <text:p>guilt</text:p>
            </table:table-cell>
            <table:table-cell table:style-name="ce109" table:formula="of:=VLOOKUP([.E98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xto</text:p>
            </table:table-cell>
            <table:table-cell table:style-name="ce105" office:value-type="string">
              <text:p>interesting</text:p>
            </table:table-cell>
            <table:table-cell table:style-name="ce109" table:formula="of:=VLOOKUP([.E983];[DIC.$D$1:DIC.$F$500];2;0)" office:value-type="float" office:value="0">
              <text:p>#N/A</text:p>
            </table:table-cell>
            <table:table-cell table:style-name="ce105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embarrassed</text:p>
            </table:table-cell>
            <table:table-cell table:style-name="ce109" table:formula="of:=VLOOKUP([.E98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ujo</text:p>
            </table:table-cell>
            <table:table-cell table:style-name="ce105" office:value-type="string">
              <text:p>humble</text:p>
            </table:table-cell>
            <table:table-cell table:style-name="ce109" table:formula="of:=VLOOKUP([.E985];[DIC.$D$1:DIC.$F$500];2;0)" office:value-type="float" office:value="0">
              <text:p>#N/A</text:p>
            </table:table-cell>
            <table:table-cell table:style-name="ce105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uro</text:p>
            </table:table-cell>
            <table:table-cell table:style-name="ce105" office:value-type="string">
              <text:p>curious</text:p>
            </table:table-cell>
            <table:table-cell table:style-name="ce109" table:formula="of:=VLOOKUP([.E98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udo</text:p>
            </table:table-cell>
            <table:table-cell table:style-name="ce105" office:value-type="string">
              <text:p>hate</text:p>
            </table:table-cell>
            <table:table-cell table:style-name="ce109" table:formula="of:=VLOOKUP([.E98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ajo</text:p>
            </table:table-cell>
            <table:table-cell table:style-name="ce105" office:value-type="string">
              <text:p>panic</text:p>
            </table:table-cell>
            <table:table-cell table:style-name="ce109" table:formula="of:=VLOOKUP([.E98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nevo</text:p>
            </table:table-cell>
            <table:table-cell table:style-name="ce105" office:value-type="string">
              <text:p>nervous</text:p>
            </table:table-cell>
            <table:table-cell table:style-name="ce109" table:formula="of:=VLOOKUP([.E989];[DIC.$D$1:DIC.$F$500];2;0)" office:value-type="float" office:value="0">
              <text:p>#N/A</text:p>
            </table:table-cell>
            <table:table-cell table:style-name="ce105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nja</text:p>
            </table:table-cell>
            <table:table-cell table:style-name="ce105" office:value-type="string">
              <text:p>anguish</text:p>
            </table:table-cell>
            <table:table-cell table:style-name="ce109" table:formula="of:=VLOOKUP([.E99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ero</text:p>
            </table:table-cell>
            <table:table-cell table:style-name="ce105" office:value-type="string">
              <text:p>dear</text:p>
            </table:table-cell>
            <table:table-cell table:style-name="ce109" table:formula="of:=VLOOKUP([.E99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ezo</text:p>
            </table:table-cell>
            <table:table-cell table:style-name="ce105" office:value-type="string">
              <text:p>happy</text:p>
            </table:table-cell>
            <table:table-cell table:style-name="ce109" table:formula="of:=VLOOKUP([.E992];[DIC.$D$1:DIC.$F$500];2;0)" office:value-type="string" office:string-value="happy">
              <text:p>happy</text:p>
            </table:table-cell>
            <table:table-cell table:style-name="ce105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lo</text:p>
            </table:table-cell>
            <table:table-cell table:style-name="ce105" office:value-type="string">
              <text:p>jealous</text:p>
            </table:table-cell>
            <table:table-cell table:style-name="ce109" table:formula="of:=VLOOKUP([.E99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avo</text:p>
            </table:table-cell>
            <table:table-cell table:style-name="ce105" office:value-type="string">
              <text:p>serious</text:p>
            </table:table-cell>
            <table:table-cell table:style-name="ce109" table:formula="of:=VLOOKUP([.E994];[DIC.$D$1:DIC.$F$500];2;0)" office:value-type="string" office:string-value="serious">
              <text:p>serious</text:p>
            </table:table-cell>
            <table:table-cell table:style-name="ce105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ija</text:p>
            </table:table-cell>
            <table:table-cell table:style-name="ce105" office:value-type="string">
              <text:p>weep</text:p>
            </table:table-cell>
            <table:table-cell table:style-name="ce109" table:formula="of:=VLOOKUP([.E99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oro</text:p>
            </table:table-cell>
            <table:table-cell table:style-name="ce105" office:value-type="string">
              <text:p>fear</text:p>
            </table:table-cell>
            <table:table-cell table:style-name="ce109" table:formula="of:=VLOOKUP([.E996];[DIC.$D$1:DIC.$F$500];2;0)" office:value-type="float" office:value="0">
              <text:p>#N/A</text:p>
            </table:table-cell>
            <table:table-cell table:style-name="ce105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go</text:p>
            </table:table-cell>
            <table:table-cell table:style-name="ce105" office:value-type="string">
              <text:p>regret</text:p>
            </table:table-cell>
            <table:table-cell table:style-name="ce109" table:formula="of:=VLOOKUP([.E997];[DIC.$D$1:DIC.$F$500];2;0)" office:value-type="float" office:value="0">
              <text:p>#N/A</text:p>
            </table:table-cell>
            <table:table-cell table:style-name="ce105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ajo</text:p>
            </table:table-cell>
            <table:table-cell table:style-name="ce105" office:value-type="string">
              <text:p>angry</text:p>
            </table:table-cell>
            <table:table-cell table:style-name="ce109" table:formula="of:=VLOOKUP([.E99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ko</text:p>
            </table:table-cell>
            <table:table-cell table:style-name="ce105" office:value-type="string">
              <text:p>pleasant</text:p>
            </table:table-cell>
            <table:table-cell table:style-name="ce109" table:formula="of:=VLOOKUP([.E99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jo</text:p>
            </table:table-cell>
            <table:table-cell table:style-name="ce105" office:value-type="string">
              <text:p>trouble</text:p>
            </table:table-cell>
            <table:table-cell table:style-name="ce109" table:formula="of:=VLOOKUP([.E100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uza</text:p>
            </table:table-cell>
            <table:table-cell table:style-name="ce105" office:value-type="string">
              <text:p>surprise</text:p>
            </table:table-cell>
            <table:table-cell table:style-name="ce109" table:formula="of:=VLOOKUP([.E100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oka</text:p>
            </table:table-cell>
            <table:table-cell table:style-name="ce105" office:value-type="string">
              <text:p>shock</text:p>
            </table:table-cell>
            <table:table-cell table:style-name="ce109" table:formula="of:=VLOOKUP([.E100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zu</text:p>
            </table:table-cell>
            <table:table-cell table:style-name="ce105" office:value-type="string">
              <text:p>amusing</text:p>
            </table:table-cell>
            <table:table-cell table:style-name="ce109" table:formula="of:=VLOOKUP([.E1003];[DIC.$D$1:DIC.$F$500];2;0)" office:value-type="float" office:value="0">
              <text:p>#N/A</text:p>
            </table:table-cell>
            <table:table-cell table:style-name="ce105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go</text:p>
            </table:table-cell>
            <table:table-cell table:style-name="ce105" office:value-type="string">
              <text:p>disgusting</text:p>
            </table:table-cell>
            <table:table-cell table:style-name="ce109" table:formula="of:=VLOOKUP([.E1004];[DIC.$D$1:DIC.$F$500];2;0)" office:value-type="float" office:value="0">
              <text:p>#N/A</text:p>
            </table:table-cell>
            <table:table-cell table:style-name="ce105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uzo</text:p>
            </table:table-cell>
            <table:table-cell table:style-name="ce105" office:value-type="string">
              <text:p>funny</text:p>
            </table:table-cell>
            <table:table-cell table:style-name="ce109" table:formula="of:=VLOOKUP([.E1005];[DIC.$D$1:DIC.$F$500];2;0)" office:value-type="string" office:string-value="funny">
              <text:p>funny</text:p>
            </table:table-cell>
            <table:table-cell table:style-name="ce105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ajo</text:p>
            </table:table-cell>
            <table:table-cell table:style-name="ce105" office:value-type="string">
              <text:p>tragedy</text:p>
            </table:table-cell>
            <table:table-cell table:style-name="ce109" table:formula="of:=VLOOKUP([.E1006];[DIC.$D$1:DIC.$F$500];2;0)" office:value-type="float" office:value="0">
              <text:p>#N/A</text:p>
            </table:table-cell>
            <table:table-cell table:style-name="ce105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lu</text:p>
            </table:table-cell>
            <table:table-cell table:style-name="ce105" office:value-type="string">
              <text:p>annoy</text:p>
            </table:table-cell>
            <table:table-cell table:style-name="ce109" table:formula="of:=VLOOKUP([.E100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46" office:value-type="string">
              <text:p>attitude</text:p>
            </table:table-cell>
            <table:table-cell table:style-name="ce109" table:formula="of:=VLOOKUP([.E1008];[DIC.$D$1:DIC.$F$500];2;0)" office:value-type="float" office:value="0">
              <text:p>#N/A</text:p>
            </table:table-cell>
            <table:table-cell table:style-name="ce46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pru</text:p>
            </table:table-cell>
            <table:table-cell table:style-name="ce105" office:value-type="string">
              <text:p>approve</text:p>
            </table:table-cell>
            <table:table-cell table:style-name="ce109" table:formula="of:=VLOOKUP([.E1009];[DIC.$D$1:DIC.$F$500];2;0)" office:value-type="float" office:value="0">
              <text:p>#N/A</text:p>
            </table:table-cell>
            <table:table-cell table:style-name="ce105" office:value-type="string">
              <text:p>agree</text:p>
            </table:table-cell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oro</text:p>
            </table:table-cell>
            <table:table-cell table:style-name="ce105" office:value-type="string">
              <text:p>levity</text:p>
            </table:table-cell>
            <table:table-cell table:style-name="ce109" table:formula="of:=VLOOKUP([.E1010];[DIC.$D$1:DIC.$F$500];2;0)" office:value-type="float" office:value="0">
              <text:p>#N/A</text:p>
            </table:table-cell>
            <table:table-cell table:style-name="ce105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mto</text:p>
            </table:table-cell>
            <table:table-cell table:style-name="ce105" office:value-type="string">
              <text:p>important</text:p>
            </table:table-cell>
            <table:table-cell table:style-name="ce109" table:formula="of:=VLOOKUP([.E1011];[DIC.$D$1:DIC.$F$500];2;0)" office:value-type="float" office:value="0">
              <text:p>#N/A</text:p>
            </table:table-cell>
            <table:table-cell table:style-name="ce105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etra</text:p>
            </table:table-cell>
            <table:table-cell table:style-name="ce105" office:value-type="string">
              <text:p>attract</text:p>
            </table:table-cell>
            <table:table-cell table:style-name="ce109" table:formula="of:=VLOOKUP([.E101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qeja</text:p>
            </table:table-cell>
            <table:table-cell table:style-name="ce105" office:value-type="string">
              <text:p>challenge</text:p>
            </table:table-cell>
            <table:table-cell table:style-name="ce109" table:formula="of:=VLOOKUP([.E101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relax</text:p>
            </table:table-cell>
            <table:table-cell table:style-name="ce109" table:formula="of:=VLOOKUP([.E101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2">
              <text:p>2</text:p>
            </table:table-cell>
            <table:table-cell table:style-name="ce96" office:value-type="string">
              <text:p>vesa</text:p>
            </table:table-cell>
            <table:table-cell table:style-name="ce105" office:value-type="string">
              <text:p>dream</text:p>
            </table:table-cell>
            <table:table-cell table:style-name="ce109" table:formula="of:=VLOOKUP([.E1015];[DIC.$D$1:DIC.$F$500];2;0)" office:value-type="float" office:value="0">
              <text:p>#N/A</text:p>
            </table:table-cell>
            <table:table-cell table:style-name="ce105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roa</text:p>
            </table:table-cell>
            <table:table-cell table:style-name="ce105" office:value-type="string">
              <text:p>irony</text:p>
            </table:table-cell>
            <table:table-cell table:style-name="ce109" table:formula="of:=VLOOKUP([.E101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yka</text:p>
            </table:table-cell>
            <table:table-cell table:style-name="ce105" office:value-type="string">
              <text:p>friend</text:p>
            </table:table-cell>
            <table:table-cell table:style-name="ce109" table:formula="of:=VLOOKUP([.E101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1">
              <text:p>1</text:p>
            </table:table-cell>
            <table:table-cell table:style-name="ce96" office:value-type="string">
              <text:p>yspa</text:p>
            </table:table-cell>
            <table:table-cell table:style-name="ce105" office:value-type="string">
              <text:p>hope</text:p>
            </table:table-cell>
            <table:table-cell table:style-name="ce109" table:formula="of:=VLOOKUP([.E101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3">
              <text:p>3</text:p>
            </table:table-cell>
            <table:table-cell table:style-name="ce35" office:value-type="string">
              <text:p>fydo</text:p>
            </table:table-cell>
            <table:table-cell table:style-name="ce105" office:value-type="string">
              <text:p>fond</text:p>
            </table:table-cell>
            <table:table-cell table:style-name="ce109" table:formula="of:=VLOOKUP([.E1019];[DIC.$D$1:DIC.$F$500];2;0)" office:value-type="float" office:value="0">
              <text:p>#N/A</text:p>
            </table:table-cell>
            <table:table-cell table:style-name="ce105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ndo</text:p>
            </table:table-cell>
            <table:table-cell table:style-name="ce105" office:value-type="string">
              <text:p>attentive</text:p>
            </table:table-cell>
            <table:table-cell table:style-name="ce109" table:formula="of:=VLOOKUP([.E1020];[DIC.$D$1:DIC.$F$500];2;0)" office:value-type="float" office:value="0">
              <text:p>#N/A</text:p>
            </table:table-cell>
            <table:table-cell table:style-name="ce105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kyda</text:p>
            </table:table-cell>
            <table:table-cell table:style-name="ce105" office:value-type="string">
              <text:p>take</text:p>
            </table:table-cell>
            <table:table-cell table:style-name="ce109" table:formula="of:=VLOOKUP([.E1021];[DIC.$D$1:DIC.$F$500];2;0)" office:value-type="float" office:value="0">
              <text:p>#N/A</text:p>
            </table:table-cell>
            <table:table-cell table:style-name="ce105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daru</text:p>
            </table:table-cell>
            <table:table-cell table:style-name="ce105" office:value-type="string">
              <text:p>desire</text:p>
            </table:table-cell>
            <table:table-cell table:style-name="ce109" table:formula="of:=VLOOKUP([.E1022];[DIC.$D$1:DIC.$F$500];2;0)" office:value-type="string" office:string-value="wish">
              <text:p>wish</text:p>
            </table:table-cell>
            <table:table-cell table:style-name="ce105"/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96"/>
            <table:table-cell table:style-name="ce105" office:value-type="string">
              <text:p>curse</text:p>
            </table:table-cell>
            <table:table-cell table:style-name="ce109" table:formula="of:=VLOOKUP([.E1023];[DIC.$D$1:DIC.$F$500];2;0)" office:value-type="float" office:value="0">
              <text:p>#N/A</text:p>
            </table:table-cell>
            <table:table-cell table:style-name="ce105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ko</text:p>
            </table:table-cell>
            <table:table-cell table:style-name="ce105" office:value-type="string">
              <text:p>grateful</text:p>
            </table:table-cell>
            <table:table-cell table:style-name="ce109" table:formula="of:=VLOOKUP([.E1024];[DIC.$D$1:DIC.$F$500];2;0)" office:value-type="string" office:string-value="recent">
              <text:p>recent</text:p>
            </table:table-cell>
            <table:table-cell table:style-name="ce105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ura</text:p>
            </table:table-cell>
            <table:table-cell table:style-name="ce105" office:value-type="string">
              <text:p>ridicule</text:p>
            </table:table-cell>
            <table:table-cell table:style-name="ce109" table:formula="of:=VLOOKUP([.E1025];[DIC.$D$1:DIC.$F$500];2;0)" office:value-type="float" office:value="0">
              <text:p>#N/A</text:p>
            </table:table-cell>
            <table:table-cell table:style-name="ce105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zo</text:p>
            </table:table-cell>
            <table:table-cell table:style-name="ce105" office:value-type="string">
              <text:p>confusing</text:p>
            </table:table-cell>
            <table:table-cell table:style-name="ce109" table:formula="of:=VLOOKUP([.E102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rao</text:p>
            </table:table-cell>
            <table:table-cell table:style-name="ce105" office:value-type="string">
              <text:p>strange</text:p>
            </table:table-cell>
            <table:table-cell table:style-name="ce109" table:formula="of:=VLOOKUP([.E1027];[DIC.$D$1:DIC.$F$500];2;0)" office:value-type="float" office:value="0">
              <text:p>#N/A</text:p>
            </table:table-cell>
            <table:table-cell table:style-name="ce105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yzo</text:p>
            </table:table-cell>
            <table:table-cell table:style-name="ce105" office:value-type="string">
              <text:p>laugh</text:p>
            </table:table-cell>
            <table:table-cell table:style-name="ce109" table:formula="of:=VLOOKUP([.E1028];[DIC.$D$1:DIC.$F$500];2;0)" office:value-type="float" office:value="0">
              <text:p>#N/A</text:p>
            </table:table-cell>
            <table:table-cell table:style-name="ce105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51" office:value-type="string">
              <text:p>voxa</text:p>
            </table:table-cell>
            <table:table-cell table:style-name="ce46" office:value-type="string">
              <text:p>evaluation</text:p>
            </table:table-cell>
            <table:table-cell table:style-name="ce109" table:formula="of:=VLOOKUP([.E1029];[DIC.$D$1:DIC.$F$500];2;0)" office:value-type="float" office:value="0">
              <text:p>#N/A</text:p>
            </table:table-cell>
            <table:table-cell table:style-name="ce46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aso</text:p>
            </table:table-cell>
            <table:table-cell table:style-name="ce105" office:value-type="string">
              <text:p>injure</text:p>
            </table:table-cell>
            <table:table-cell table:style-name="ce109" table:formula="of:=VLOOKUP([.E1030];[DIC.$D$1:DIC.$F$500];2;0)" office:value-type="string" office:string-value="hurt">
              <text:p>hurt</text:p>
            </table:table-cell>
            <table:table-cell table:style-name="ce105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avu</text:p>
            </table:table-cell>
            <table:table-cell table:style-name="ce105" office:value-type="string">
              <text:p>favorable</text:p>
            </table:table-cell>
            <table:table-cell table:style-name="ce109" table:formula="of:=VLOOKUP([.E1031];[DIC.$D$1:DIC.$F$500];2;0)" office:value-type="float" office:value="0">
              <text:p>#N/A</text:p>
            </table:table-cell>
            <table:table-cell table:style-name="ce105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atu</text:p>
            </table:table-cell>
            <table:table-cell table:style-name="ce105" office:value-type="string">
              <text:p>stubborn</text:p>
            </table:table-cell>
            <table:table-cell table:style-name="ce109" table:formula="of:=VLOOKUP([.E103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no</text:p>
            </table:table-cell>
            <table:table-cell table:style-name="ce105" office:value-type="string">
              <text:p>kind</text:p>
            </table:table-cell>
            <table:table-cell table:style-name="ce109" table:formula="of:=VLOOKUP([.E103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ono</text:p>
            </table:table-cell>
            <table:table-cell table:style-name="ce105" office:value-type="string">
              <text:p>good</text:p>
            </table:table-cell>
            <table:table-cell table:style-name="ce109" table:formula="of:=VLOOKUP([.E1034];[DIC.$D$1:DIC.$F$500];2;0)" office:value-type="string" office:string-value="good">
              <text:p>good</text:p>
            </table:table-cell>
            <table:table-cell table:style-name="ce105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alo</text:p>
            </table:table-cell>
            <table:table-cell table:style-name="ce105" office:value-type="string">
              <text:p>bad</text:p>
            </table:table-cell>
            <table:table-cell table:style-name="ce109" table:formula="of:=VLOOKUP([.E1035];[DIC.$D$1:DIC.$F$500];2;0)" office:value-type="string" office:string-value="bad">
              <text:p>bad</text:p>
            </table:table-cell>
            <table:table-cell table:style-name="ce105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rex</text:p>
            </table:table-cell>
            <table:table-cell table:style-name="ce105" office:value-type="string">
              <text:p>fresh</text:p>
            </table:table-cell>
            <table:table-cell table:style-name="ce109" table:formula="of:=VLOOKUP([.E103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brave</text:p>
            </table:table-cell>
            <table:table-cell table:style-name="ce109" table:formula="of:=VLOOKUP([.E1037];[DIC.$D$1:DIC.$F$500];2;0)" office:value-type="float" office:value="0">
              <text:p>#N/A</text:p>
            </table:table-cell>
            <table:table-cell table:style-name="ce105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ala</text:p>
            </table:table-cell>
            <table:table-cell table:style-name="ce105" office:value-type="string">
              <text:p>talent</text:p>
            </table:table-cell>
            <table:table-cell table:style-name="ce109" table:formula="of:=VLOOKUP([.E103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ono</text:p>
            </table:table-cell>
            <table:table-cell table:style-name="ce105" office:value-type="string">
              <text:p>honest</text:p>
            </table:table-cell>
            <table:table-cell table:style-name="ce109" table:formula="of:=VLOOKUP([.E103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yko</text:p>
            </table:table-cell>
            <table:table-cell table:style-name="ce105" office:value-type="string">
              <text:p>secure</text:p>
            </table:table-cell>
            <table:table-cell table:style-name="ce109" table:formula="of:=VLOOKUP([.E1040];[DIC.$D$1:DIC.$F$500];2;0)" office:value-type="string" office:string-value="significant">
              <text:p>significant</text:p>
            </table:table-cell>
            <table:table-cell table:style-name="ce105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sma</text:p>
            </table:table-cell>
            <table:table-cell table:style-name="ce105" office:value-type="string">
              <text:p>esteem</text:p>
            </table:table-cell>
            <table:table-cell table:style-name="ce109" table:formula="of:=VLOOKUP([.E104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fo</text:p>
            </table:table-cell>
            <table:table-cell table:style-name="ce105" office:value-type="string">
              <text:p>perfect</text:p>
            </table:table-cell>
            <table:table-cell table:style-name="ce109" table:formula="of:=VLOOKUP([.E104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yvo</text:p>
            </table:table-cell>
            <table:table-cell table:style-name="ce105" office:value-type="string">
              <text:p>complete</text:p>
            </table:table-cell>
            <table:table-cell table:style-name="ce109" table:formula="of:=VLOOKUP([.E104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96" office:value-type="string">
              <text:p>popo</text:p>
            </table:table-cell>
            <table:table-cell table:style-name="ce105" office:value-type="string">
              <text:p>famous</text:p>
            </table:table-cell>
            <table:table-cell table:style-name="ce109" table:formula="of:=VLOOKUP([.E1044];[DIC.$D$1:DIC.$F$500];2;0)" office:value-type="string" office:string-value="popular">
              <text:p>popular</text:p>
            </table:table-cell>
            <table:table-cell table:style-name="ce105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elo</text:p>
            </table:table-cell>
            <table:table-cell table:style-name="ce105" office:value-type="string">
              <text:p>beautiful</text:p>
            </table:table-cell>
            <table:table-cell table:style-name="ce109" table:formula="of:=VLOOKUP([.E104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96"/>
            <table:table-cell table:style-name="ce105" office:value-type="string">
              <text:p>derogative</text:p>
            </table:table-cell>
            <table:table-cell table:style-name="ce109" table:formula="of:=VLOOKUP([.E104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go</text:p>
            </table:table-cell>
            <table:table-cell table:style-name="ce105" office:value-type="string">
              <text:p>lazy</text:p>
            </table:table-cell>
            <table:table-cell table:style-name="ce109" table:formula="of:=VLOOKUP([.E104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ruo</text:p>
            </table:table-cell>
            <table:table-cell table:style-name="ce105" office:value-type="string">
              <text:p>cruel</text:p>
            </table:table-cell>
            <table:table-cell table:style-name="ce109" table:formula="of:=VLOOKUP([.E1048];[DIC.$D$1:DIC.$F$500];2;0)" office:value-type="float" office:value="0">
              <text:p>#N/A</text:p>
            </table:table-cell>
            <table:table-cell table:style-name="ce105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axo</text:p>
            </table:table-cell>
            <table:table-cell table:style-name="ce105" office:value-type="string">
              <text:p>severe</text:p>
            </table:table-cell>
            <table:table-cell table:style-name="ce109" table:formula="of:=VLOOKUP([.E1049];[DIC.$D$1:DIC.$F$500];2;0)" office:value-type="float" office:value="0">
              <text:p>#N/A</text:p>
            </table:table-cell>
            <table:table-cell table:style-name="ce105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vejo</text:p>
            </table:table-cell>
            <table:table-cell table:style-name="ce105" office:value-type="string">
              <text:p>violent</text:p>
            </table:table-cell>
            <table:table-cell table:style-name="ce109" table:formula="of:=VLOOKUP([.E105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fo</text:p>
            </table:table-cell>
            <table:table-cell table:style-name="ce105" office:value-type="string">
              <text:p>clumsy</text:p>
            </table:table-cell>
            <table:table-cell table:style-name="ce109" table:formula="of:=VLOOKUP([.E1051];[DIC.$D$1:DIC.$F$500];2;0)" office:value-type="float" office:value="0">
              <text:p>#N/A</text:p>
            </table:table-cell>
            <table:table-cell table:style-name="ce105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asa</text:p>
            </table:table-cell>
            <table:table-cell table:style-name="ce105" office:value-type="string">
              <text:p>luck</text:p>
            </table:table-cell>
            <table:table-cell table:style-name="ce109" table:formula="of:=VLOOKUP([.E1052];[DIC.$D$1:DIC.$F$500];2;0)" office:value-type="float" office:value="0">
              <text:p>#N/A</text:p>
            </table:table-cell>
            <table:table-cell table:style-name="ce105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ojo</text:p>
            </table:table-cell>
            <table:table-cell table:style-name="ce105" office:value-type="string">
              <text:p>crazy</text:p>
            </table:table-cell>
            <table:table-cell table:style-name="ce109" table:formula="of:=VLOOKUP([.E1053];[DIC.$D$1:DIC.$F$500];2;0)" office:value-type="float" office:value="0">
              <text:p>#N/A</text:p>
            </table:table-cell>
            <table:table-cell table:style-name="ce105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uso</text:p>
            </table:table-cell>
            <table:table-cell table:style-name="ce105" office:value-type="string">
              <text:p>correct</text:p>
            </table:table-cell>
            <table:table-cell table:style-name="ce109" table:formula="of:=VLOOKUP([.E1054];[DIC.$D$1:DIC.$F$500];2;0)" office:value-type="string" office:string-value="right">
              <text:p>right</text:p>
            </table:table-cell>
            <table:table-cell table:style-name="ce105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leo</text:p>
            </table:table-cell>
            <table:table-cell table:style-name="ce105" office:value-type="string">
              <text:p>alien</text:p>
            </table:table-cell>
            <table:table-cell table:style-name="ce109" table:formula="of:=VLOOKUP([.E1055];[DIC.$D$1:DIC.$F$500];2;0)" office:value-type="string" office:string-value="foreign">
              <text:p>foreign</text:p>
            </table:table-cell>
            <table:table-cell table:style-name="ce105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osya</text:p>
            </table:table-cell>
            <table:table-cell table:style-name="ce105" office:value-type="string">
              <text:p>audacity</text:p>
            </table:table-cell>
            <table:table-cell table:style-name="ce109" table:formula="of:=VLOOKUP([.E1056];[DIC.$D$1:DIC.$F$500];2;0)" office:value-type="float" office:value="0">
              <text:p>#N/A</text:p>
            </table:table-cell>
            <table:table-cell table:style-name="ce105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ro</text:p>
            </table:table-cell>
            <table:table-cell table:style-name="ce105" office:value-type="string">
              <text:p>pure</text:p>
            </table:table-cell>
            <table:table-cell table:style-name="ce109" table:formula="of:=VLOOKUP([.E105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novo</text:p>
            </table:table-cell>
            <table:table-cell table:style-name="ce105" office:value-type="string">
              <text:p>new</text:p>
            </table:table-cell>
            <table:table-cell table:style-name="ce109" table:formula="of:=VLOOKUP([.E1058];[DIC.$D$1:DIC.$F$500];2;0)" office:value-type="string" office:string-value="new">
              <text:p>new</text:p>
            </table:table-cell>
            <table:table-cell table:style-name="ce105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old</text:p>
            </table:table-cell>
            <table:table-cell table:style-name="ce109" table:formula="of:=VLOOKUP([.E105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no</text:p>
            </table:table-cell>
            <table:table-cell table:style-name="ce105" office:value-type="string">
              <text:p>polite</text:p>
            </table:table-cell>
            <table:table-cell table:style-name="ce109" table:formula="of:=VLOOKUP([.E106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ju</text:p>
            </table:table-cell>
            <table:table-cell table:style-name="ce105" office:value-type="string">
              <text:p>peril</text:p>
            </table:table-cell>
            <table:table-cell table:style-name="ce109" table:formula="of:=VLOOKUP([.E1061];[DIC.$D$1:DIC.$F$500];2;0)" office:value-type="string" office:string-value="reach">
              <text:p>reach</text:p>
            </table:table-cell>
            <table:table-cell table:style-name="ce105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edu</text:p>
            </table:table-cell>
            <table:table-cell table:style-name="ce105" office:value-type="string">
              <text:p>defend</text:p>
            </table:table-cell>
            <table:table-cell table:style-name="ce109" table:formula="of:=VLOOKUP([.E106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eta</text:p>
            </table:table-cell>
            <table:table-cell table:style-name="ce105" office:value-type="string">
              <text:p>shelter</text:p>
            </table:table-cell>
            <table:table-cell table:style-name="ce109" table:formula="of:=VLOOKUP([.E1063];[DIC.$D$1:DIC.$F$500];2;0)" office:value-type="float" office:value="0">
              <text:p>#N/A</text:p>
            </table:table-cell>
            <table:table-cell table:style-name="ce105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zo</text:p>
            </table:table-cell>
            <table:table-cell table:style-name="ce105" office:value-type="string">
              <text:p>great</text:p>
            </table:table-cell>
            <table:table-cell table:style-name="ce109" table:formula="of:=VLOOKUP([.E1064];[DIC.$D$1:DIC.$F$500];2;0)" office:value-type="string" office:string-value="great">
              <text:p>great</text:p>
            </table:table-cell>
            <table:table-cell table:style-name="ce105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to</text:p>
            </table:table-cell>
            <table:table-cell table:style-name="ce105" office:value-type="string">
              <text:p>emphasize</text:p>
            </table:table-cell>
            <table:table-cell table:style-name="ce109" table:formula="of:=VLOOKUP([.E1065];[DIC.$D$1:DIC.$F$500];2;0)" office:value-type="float" office:value="0">
              <text:p>#N/A</text:p>
            </table:table-cell>
            <table:table-cell table:style-name="ce105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zo</text:p>
            </table:table-cell>
            <table:table-cell table:style-name="ce105" office:value-type="string">
              <text:p>sane</text:p>
            </table:table-cell>
            <table:table-cell table:style-name="ce109" table:formula="of:=VLOOKUP([.E1066];[DIC.$D$1:DIC.$F$500];2;0)" office:value-type="float" office:value="0">
              <text:p>#N/A</text:p>
            </table:table-cell>
            <table:table-cell table:style-name="ce105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ajo</text:p>
            </table:table-cell>
            <table:table-cell table:style-name="ce105" office:value-type="string">
              <text:p>wise</text:p>
            </table:table-cell>
            <table:table-cell table:style-name="ce109" table:formula="of:=VLOOKUP([.E1067];[DIC.$D$1:DIC.$F$500];2;0)" office:value-type="float" office:value="0">
              <text:p>#N/A</text:p>
            </table:table-cell>
            <table:table-cell table:style-name="ce105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bo</text:p>
            </table:table-cell>
            <table:table-cell table:style-name="ce105" office:value-type="string">
              <text:p>foolish</text:p>
            </table:table-cell>
            <table:table-cell table:style-name="ce109" table:formula="of:=VLOOKUP([.E1068];[DIC.$D$1:DIC.$F$500];2;0)" office:value-type="float" office:value="0">
              <text:p>#N/A</text:p>
            </table:table-cell>
            <table:table-cell table:style-name="ce105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yjo</text:p>
            </table:table-cell>
            <table:table-cell table:style-name="ce105" office:value-type="string">
              <text:p>obliged</text:p>
            </table:table-cell>
            <table:table-cell table:style-name="ce109" table:formula="of:=VLOOKUP([.E106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ato</text:p>
            </table:table-cell>
            <table:table-cell table:style-name="ce105" office:value-type="string">
              <text:p>free</text:p>
            </table:table-cell>
            <table:table-cell table:style-name="ce109" table:formula="of:=VLOOKUP([.E1070];[DIC.$D$1:DIC.$F$500];2;0)" office:value-type="string" office:string-value="free">
              <text:p>free</text:p>
            </table:table-cell>
            <table:table-cell table:style-name="ce105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ralo</text:p>
            </table:table-cell>
            <table:table-cell table:style-name="ce105" office:value-type="string">
              <text:p>morals</text:p>
            </table:table-cell>
            <table:table-cell table:style-name="ce109" table:formula="of:=VLOOKUP([.E107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alo</text:p>
            </table:table-cell>
            <table:table-cell table:style-name="ce105" office:value-type="string">
              <text:p>evil</text:p>
            </table:table-cell>
            <table:table-cell table:style-name="ce109" table:formula="of:=VLOOKUP([.E1072];[DIC.$D$1:DIC.$F$500];2;0)" office:value-type="string" office:string-value="bad">
              <text:p>bad</text:p>
            </table:table-cell>
            <table:table-cell table:style-name="ce105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zeno</text:p>
            </table:table-cell>
            <table:table-cell table:style-name="ce105" office:value-type="string">
              <text:p>virtue</text:p>
            </table:table-cell>
            <table:table-cell table:style-name="ce109" table:formula="of:=VLOOKUP([.E107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espeto</text:p>
            </table:table-cell>
            <table:table-cell table:style-name="ce105" office:value-type="string">
              <text:p>expert</text:p>
            </table:table-cell>
            <table:table-cell table:style-name="ce109" table:formula="of:=VLOOKUP([.E107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ala</text:p>
            </table:table-cell>
            <table:table-cell table:style-name="ce105" office:value-type="string">
              <text:p>flaw</text:p>
            </table:table-cell>
            <table:table-cell table:style-name="ce109" table:formula="of:=VLOOKUP([.E107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xo</text:p>
            </table:table-cell>
            <table:table-cell table:style-name="ce105" office:value-type="string">
              <text:p>socium</text:p>
            </table:table-cell>
            <table:table-cell table:style-name="ce109" table:formula="of:=VLOOKUP([.E1076];[DIC.$D$1:DIC.$F$500];2;0)" office:value-type="string" office:string-value="social">
              <text:p>social</text:p>
            </table:table-cell>
            <table:table-cell table:style-name="ce105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xu</text:p>
            </table:table-cell>
            <table:table-cell table:style-name="ce105" office:value-type="string">
              <text:p>socialize</text:p>
            </table:table-cell>
            <table:table-cell table:style-name="ce109" table:formula="of:=VLOOKUP([.E1077];[DIC.$D$1:DIC.$F$500];2;0)" office:value-type="float" office:value="0">
              <text:p>#N/A</text:p>
            </table:table-cell>
            <table:table-cell table:style-name="ce105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vo</text:p>
            </table:table-cell>
            <table:table-cell table:style-name="ce105" office:value-type="string">
              <text:p>private</text:p>
            </table:table-cell>
            <table:table-cell table:style-name="ce109" table:formula="of:=VLOOKUP([.E1078];[DIC.$D$1:DIC.$F$500];2;0)" office:value-type="string" office:string-value="private">
              <text:p>private</text:p>
            </table:table-cell>
            <table:table-cell table:style-name="ce105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104">
            <text:p>1104</text:p>
          </table:table-cell>
          <table:table-cell table:style-name="ce46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51" office:value-type="string">
            <text:p>famo'xa</text:p>
          </table:table-cell>
          <table:table-cell table:style-name="ce46" office:value-type="string">
            <text:p>family</text:p>
          </table:table-cell>
          <table:table-cell table:style-name="ce109" table:formula="of:=VLOOKUP([.E1079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Familia</text:p>
          </table:table-cell>
          <table:table-cell table:style-name="ce46" office:value-type="string">
            <text:p>famille</text:p>
          </table:table-cell>
          <table:table-cell table:style-name="ce46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109" table:formula="of:=VLOOKUP([.E1080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109" table:formula="of:=VLOOKUP([.E1081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109" table:formula="of:=VLOOKUP([.E1082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109" table:formula="of:=VLOOKUP([.E1083];[DIC.$D$1:DIC.$F$500];2;0)" office:value-type="string" office:string-value="man">
              <text:p>man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109" table:formula="of:=VLOOKUP([.E10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109" table:formula="of:=VLOOKUP([.E1085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109" table:formula="of:=VLOOKUP([.E1086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109" table:formula="of:=VLOOKUP([.E1087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109" table:formula="of:=VLOOKUP([.E1088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109" table:formula="of:=VLOOKUP([.E10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109" table:formula="of:=VLOOKUP([.E1090];[DIC.$D$1:DIC.$F$500];2;0)" office:value-type="string" office:string-value="sun">
              <text:p>su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109" table:formula="of:=VLOOKUP([.E10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109" table:formula="of:=VLOOKUP([.E1092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109" table:formula="of:=VLOOKUP([.E1093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109" table:formula="of:=VLOOKUP([.E10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109" table:formula="of:=VLOOKUP([.E10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109" table:formula="of:=VLOOKUP([.E10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xo</text:p>
            </table:table-cell>
            <table:table-cell table:style-name="ce13" office:value-type="string">
              <text:p>social</text:p>
            </table:table-cell>
            <table:table-cell table:style-name="ce109" table:formula="of:=VLOOKUP([.E1097];[DIC.$D$1:DIC.$F$500];2;0)" office:value-type="string" office:string-value="social">
              <text:p>social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109" table:formula="of:=VLOOKUP([.E10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ba</text:p>
            </table:table-cell>
            <table:table-cell table:style-name="ce40" office:value-type="string">
              <text:p>celebrate</text:p>
            </table:table-cell>
            <table:table-cell table:style-name="ce109" table:formula="of:=VLOOKUP([.E10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109" table:formula="of:=VLOOKUP([.E110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109" table:formula="of:=VLOOKUP([.E1101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109" table:formula="of:=VLOOKUP([.E1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109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109" table:formula="of:=VLOOKUP([.E1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109" table:formula="of:=VLOOKUP([.E110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Gobierno</text:p>
            </table:table-cell>
            <table:table-cell table:style-name="ce3" office:value-type="string">
              <text:p>. gouvernement</text:p>
            </table:table-cell>
            <table:table-cell table:style-name="ce3" office:value-type="string">
              <text:p>. 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109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yta</text:p>
            </table:table-cell>
            <table:table-cell table:style-name="ce40" office:value-type="string">
              <text:p>committee</text:p>
            </table:table-cell>
            <table:table-cell table:style-name="ce109" table:formula="of:=VLOOKUP([.E1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ryda</text:p>
            </table:table-cell>
            <table:table-cell table:style-name="ce40" office:value-type="string">
              <text:p>authority</text:p>
            </table:table-cell>
            <table:table-cell table:style-name="ce109" table:formula="of:=VLOOKUP([.E1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uta</text:p>
            </table:table-cell>
            <table:table-cell table:style-name="ce40" office:value-type="string">
              <text:p>deputy</text:p>
            </table:table-cell>
            <table:table-cell table:style-name="ce109" table:formula="of:=VLOOKUP([.E1109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da</text:p>
            </table:table-cell>
            <table:table-cell table:style-name="ce40" office:value-type="string">
              <text:p>polity</text:p>
            </table:table-cell>
            <table:table-cell table:style-name="ce109" table:formula="of:=VLOOKUP([.E1110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loma</text:p>
            </table:table-cell>
            <table:table-cell table:style-name="ce40" office:value-type="string">
              <text:p>diplomat</text:p>
            </table:table-cell>
            <table:table-cell table:style-name="ce109" table:formula="of:=VLOOKUP([.E1111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109" table:formula="of:=VLOOKUP([.E1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leta</text:p>
            </table:table-cell>
            <table:table-cell table:style-name="ce40" office:value-type="string">
              <text:p>ticket</text:p>
            </table:table-cell>
            <table:table-cell table:style-name="ce109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109" table:formula="of:=VLOOKUP([.E111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Ley</text:p>
            </table:table-cell>
            <table:table-cell table:style-name="ce3" office:value-type="string">
              <text:p>. loi</text:p>
            </table:table-cell>
            <table:table-cell table:style-name="ce3" office:value-type="string">
              <text:p>. 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109" table:formula="of:=VLOOKUP([.E1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109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109" table:formula="of:=VLOOKUP([.E1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109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109" table:formula="of:=VLOOKUP([.E1119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109" table:formula="of:=VLOOKUP([.E11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guerra</text:p>
            </table:table-cell>
            <table:table-cell table:style-name="ce3" office:value-type="string">
              <text:p>.guerre</text:p>
            </table:table-cell>
            <table:table-cell table:style-name="ce3" office:value-type="string">
              <text:p>.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109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109" table:formula="of:=VLOOKUP([.E1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109" table:formula="of:=VLOOKUP([.E1123];[DIC.$D$1:DIC.$F$500];2;0)" office:value-type="string" office:string-value="militare">
              <text:p>militare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109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109" table:formula="of:=VLOOKUP([.E1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109" table:formula="of:=VLOOKUP([.E11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109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Propiedad</text:p>
            </table:table-cell>
            <table:table-cell table:style-name="ce3" office:value-type="string">
              <text:p>. propriété</text:p>
            </table:table-cell>
            <table:table-cell table:style-name="ce3" office:value-type="string">
              <text:p>. 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109" table:formula="of:=VLOOKUP([.E1128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109" table:formula="of:=VLOOKUP([.E1129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109" table:formula="of:=VLOOKUP([.E1130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109" table:formula="of:=VLOOKUP([.E1131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109" table:formula="of:=VLOOKUP([.E11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109" table:formula="of:=VLOOKUP([.E1133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109" table:formula="of:=VLOOKUP([.E1134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109" table:formula="of:=VLOOKUP([.E1135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109" table:formula="of:=VLOOKUP([.E1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109" table:formula="of:=VLOOKUP([.E1137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109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109" table:formula="of:=VLOOKUP([.E1139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. dinero</text:p>
            </table:table-cell>
            <table:table-cell table:style-name="ce3" office:value-type="string">
              <text:p>. argent</text:p>
            </table:table-cell>
            <table:table-cell table:style-name="ce3" office:value-type="string">
              <text:p>. 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109" table:formula="of:=VLOOKUP([.E1140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109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109" table:formula="of:=VLOOKUP([.E1142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109" table:formula="of:=VLOOKUP([.E1143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109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109" table:formula="of:=VLOOKUP([.E1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109" table:formula="of:=VLOOKUP([.E11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Comercio</text:p>
            </table:table-cell>
            <table:table-cell table:style-name="ce3" office:value-type="string">
              <text:p>.commerce</text:p>
            </table:table-cell>
            <table:table-cell table:style-name="ce3" office:value-type="string">
              <text:p>.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109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109" table:formula="of:=VLOOKUP([.E1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109" table:formula="of:=VLOOKUP([.E1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109" table:formula="of:=VLOOKUP([.E1150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109" table:formula="of:=VLOOKUP([.E1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109" table:formula="of:=VLOOKUP([.E1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109" table:formula="of:=VLOOKUP([.E1153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109" table:formula="of:=VLOOKUP([.E11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Negocios</text:p>
            </table:table-cell>
            <table:table-cell table:style-name="ce3" office:value-type="string">
              <text:p>.affaires</text:p>
            </table:table-cell>
            <table:table-cell table:style-name="ce3" office:value-type="string">
              <text:p>.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109" table:formula="of:=VLOOKUP([.E1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109" table:formula="of:=VLOOKUP([.E11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109" table:formula="of:=VLOOKUP([.E1157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109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109" table:formula="of:=VLOOKUP([.E1159];[DIC.$D$1:DIC.$F$500];2;0)" office:value-type="string" office:string-value="earn/win">
              <text:p>earn/wi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109" table:formula="of:=VLOOKUP([.E1160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109" table:formula="of:=VLOOKUP([.E11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109" table:formula="of:=VLOOKUP([.E11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109" table:formula="of:=VLOOKUP([.E1163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189">
            <text:p>1189</text:p>
          </table:table-cell>
          <table:table-cell table:style-name="ce46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kulo'xa</text:p>
          </table:table-cell>
          <table:table-cell table:style-name="ce46" office:value-type="string">
            <text:p>human</text:p>
          </table:table-cell>
          <table:table-cell table:style-name="ce109" table:formula="of:=VLOOKUP([.E1164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Cultura humana</text:p>
          </table:table-cell>
          <table:table-cell table:style-name="ce46" office:value-type="string">
            <text:p>culture humaine</text:p>
          </table:table-cell>
          <table:table-cell table:style-name="ce46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109" table:formula="of:=VLOOKUP([.E11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109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109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109" table:formula="of:=VLOOKUP([.E1168];[DIC.$D$1:DIC.$F$500];2;0)" office:value-type="string" office:string-value="ground">
              <text:p>ground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109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109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109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109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109" table:formula="of:=VLOOKUP([.E117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109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109" table:formula="of:=VLOOKUP([.E1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109" table:formula="of:=VLOOKUP([.E11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109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109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109" table:formula="of:=VLOOKUP([.E11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109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109" table:formula="of:=VLOOKUP([.E118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109" table:formula="of:=VLOOKUP([.E1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109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109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109" table:formula="of:=VLOOKUP([.E1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109" table:formula="of:=VLOOKUP([.E1186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109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109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109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109" table:formula="of:=VLOOKUP([.E1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109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109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109" table:formula="of:=VLOOKUP([.E11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109" table:formula="of:=VLOOKUP([.E1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109" table:formula="of:=VLOOKUP([.E1195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109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109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109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109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109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109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109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109" table:formula="of:=VLOOKUP([.E1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109" table:formula="of:=VLOOKUP([.E1204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109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109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109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109" table:formula="of:=VLOOKUP([.E1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109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109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109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109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109" table:formula="of:=VLOOKUP([.E1213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109" table:formula="of:=VLOOKUP([.E1214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109" table:formula="of:=VLOOKUP([.E1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109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109" table:formula="of:=VLOOKUP([.E12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109" table:formula="of:=VLOOKUP([.E1218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109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109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109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109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109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109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109" table:formula="of:=VLOOKUP([.E1225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109" table:formula="of:=VLOOKUP([.E1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109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109" table:formula="of:=VLOOKUP([.E12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109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109" table:formula="of:=VLOOKUP([.E1230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109" table:formula="of:=VLOOKUP([.E1231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109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109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109" table:formula="of:=VLOOKUP([.E1234];[DIC.$D$1:DIC.$F$500];2;0)" office:value-type="string" office:string-value="time">
              <text:p>time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109" table:formula="of:=VLOOKUP([.E1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109" table:formula="of:=VLOOKUP([.E12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Religiones particulares</text:p>
            </table:table-cell>
            <table:table-cell table:style-name="ce3" office:value-type="string">
              <text:p>. religions particulières</text:p>
            </table:table-cell>
            <table:table-cell table:style-name="ce3" office:value-type="string">
              <text:p>. 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109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109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109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109" table:formula="of:=VLOOKUP([.E12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109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109" table:formula="of:=VLOOKUP([.E12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109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109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109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109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109" table:formula="of:=VLOOKUP([.E12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109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109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109" table:formula="of:=VLOOKUP([.E1250];[DIC.$D$1:DIC.$F$500];2;0)" office:value-type="string" office:string-value="achieve">
              <text:p>achieve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109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109" table:formula="of:=VLOOKUP([.E1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109" table:formula="of:=VLOOKUP([.E12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109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109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109" table:formula="of:=VLOOKUP([.E12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109" table:formula="of:=VLOOKUP([.E1257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109" table:formula="of:=VLOOKUP([.E125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109" table:formula="of:=VLOOKUP([.E1259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109" table:formula="of:=VLOOKUP([.E1260];[DIC.$D$1:DIC.$F$500];2;0)" office:value-type="string" office:string-value="dog">
              <text:p>dog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286">
            <text:p>1286</text:p>
          </table:table-cell>
          <table:table-cell table:style-name="ce46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97" office:value-type="string">
            <text:p>teho'xa</text:p>
          </table:table-cell>
          <table:table-cell table:style-name="ce106" office:value-type="string">
            <text:p>technology</text:p>
          </table:table-cell>
          <table:table-cell table:style-name="ce109" table:formula="of:=VLOOKUP([.E1261];[DIC.$D$1:DIC.$F$500];2;0)" office:value-type="float" office:value="0">
            <text:p>#N/A</text:p>
          </table:table-cell>
          <table:table-cell table:style-name="ce106"/>
          <table:table-cell table:style-name="ce46" office:value-type="string">
            <text:p>Tecnología</text:p>
          </table:table-cell>
          <table:table-cell table:style-name="ce46" office:value-type="string">
            <text:p>La technologie</text:p>
          </table:table-cell>
          <table:table-cell table:style-name="ce106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string">
              <text:p>technology</text:p>
            </table:table-cell>
            <table:table-cell table:style-name="ce109" table:formula="of:=VLOOKUP([.E126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109" table:formula="of:=VLOOKUP([.E12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109" table:formula="of:=VLOOKUP([.E12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109" table:formula="of:=VLOOKUP([.E12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109" table:formula="of:=VLOOKUP([.E1266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109" table:formula="of:=VLOOKUP([.E12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109" table:formula="of:=VLOOKUP([.E1268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109" table:formula="of:=VLOOKUP([.E1269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109" table:formula="of:=VLOOKUP([.E1270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109" table:formula="of:=VLOOKUP([.E1271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109" table:formula="of:=VLOOKUP([.E1272];[DIC.$D$1:DIC.$F$500];2;0)" office:value-type="string" office:string-value="seem">
              <text:p>seem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109" table:formula="of:=VLOOKUP([.E12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109" table:formula="of:=VLOOKUP([.E1274];[DIC.$D$1:DIC.$F$500];2;0)" office:value-type="string" office:string-value="finish">
              <text:p>finish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109" table:formula="of:=VLOOKUP([.E1275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109" table:formula="of:=VLOOKUP([.E12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vetu</text:p>
            </table:table-cell>
            <table:table-cell table:style-name="ce40" office:value-type="string">
              <text:p>invent</text:p>
            </table:table-cell>
            <table:table-cell table:style-name="ce109" table:formula="of:=VLOOKUP([.E12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109" table:formula="of:=VLOOKUP([.E12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109" table:formula="of:=VLOOKUP([.E12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109" table:formula="of:=VLOOKUP([.E12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109" table:formula="of:=VLOOKUP([.E12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109" table:formula="of:=VLOOKUP([.E12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109" table:formula="of:=VLOOKUP([.E12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109" table:formula="of:=VLOOKUP([.E1284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109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109" table:formula="of:=VLOOKUP([.E1286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109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109" table:formula="of:=VLOOKUP([.E1288];[DIC.$D$1:DIC.$F$500];2;0)" office:value-type="string" office:string-value="corn">
              <text:p>corn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109" table:formula="of:=VLOOKUP([.E128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109" table:formula="of:=VLOOKUP([.E12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109" table:formula="of:=VLOOKUP([.E12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109" table:formula="of:=VLOOKUP([.E129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Materiales</text:p>
            </table:table-cell>
            <table:table-cell table:style-name="ce7" office:value-type="string">
              <text:p>. matériaux</text:p>
            </table:table-cell>
            <table:table-cell table:style-name="ce7" office:value-type="string">
              <text:p>. 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109" table:formula="of:=VLOOKUP([.E12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109" table:formula="of:=VLOOKUP([.E12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109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109" table:formula="of:=VLOOKUP([.E1296];[DIC.$D$1:DIC.$F$500];2;0)" office:value-type="string" office:string-value="duck">
              <text:p>duck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109" table:formula="of:=VLOOKUP([.E12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109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109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109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109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109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109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109" table:formula="of:=VLOOKUP([.E1304];[DIC.$D$1:DIC.$F$500];2;0)" office:value-type="string" office:string-value="bell">
              <text:p>bell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109" table:formula="of:=VLOOKUP([.E1305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109" table:formula="of:=VLOOKUP([.E1306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109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109" table:formula="of:=VLOOKUP([.E130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bebidas</text:p>
            </table:table-cell>
            <table:table-cell table:style-name="ce7" office:value-type="string">
              <text:p>. boissons</text:p>
            </table:table-cell>
            <table:table-cell table:style-name="ce7" office:value-type="string">
              <text:p>. 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109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109" table:formula="of:=VLOOKUP([.E13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na</text:p>
            </table:table-cell>
            <table:table-cell table:style-name="ce40" office:value-type="string">
              <text:p>wine</text:p>
            </table:table-cell>
            <table:table-cell table:style-name="ce109" table:formula="of:=VLOOKUP([.E13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109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109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109" table:formula="of:=VLOOKUP([.E1314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109" table:formula="of:=VLOOKUP([.E1315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fa</text:p>
            </table:table-cell>
            <table:table-cell table:style-name="ce40" office:value-type="string">
              <text:p>tea</text:p>
            </table:table-cell>
            <table:table-cell table:style-name="ce109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109" table:formula="of:=VLOOKUP([.E131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alimentos</text:p>
            </table:table-cell>
            <table:table-cell table:style-name="ce7" office:value-type="string">
              <text:p>.aliments</text:p>
            </table:table-cell>
            <table:table-cell table:style-name="ce7" office:value-type="string">
              <text:p>.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109" table:formula="of:=VLOOKUP([.E13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109" table:formula="of:=VLOOKUP([.E1319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109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109" table:formula="of:=VLOOKUP([.E1321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109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109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109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109" table:formula="of:=VLOOKUP([.E1325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109" table:formula="of:=VLOOKUP([.E13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109" table:formula="of:=VLOOKUP([.E1327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109" table:formula="of:=VLOOKUP([.E1328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109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109" table:formula="of:=VLOOKUP([.E1330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109" table:formula="of:=VLOOKUP([.E1331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109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109" table:formula="of:=VLOOKUP([.E133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109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109" table:formula="of:=VLOOKUP([.E1335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. Herramientas, dispositivos</text:p>
            </table:table-cell>
            <table:table-cell table:style-name="ce7" office:value-type="string">
              <text:p>. outils, appareils</text:p>
            </table:table-cell>
            <table:table-cell table:style-name="ce7" office:value-type="string">
              <text:p>. 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109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109" table:formula="of:=VLOOKUP([.E13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109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109" table:formula="of:=VLOOKUP([.E13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109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109" table:formula="of:=VLOOKUP([.E13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109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109" table:formula="of:=VLOOKUP([.E13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109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109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109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109" table:formula="of:=VLOOKUP([.E1347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109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109" table:formula="of:=VLOOKUP([.E13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109" table:formula="of:=VLOOKUP([.E1350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109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109" table:formula="of:=VLOOKUP([.E1352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109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109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109" table:formula="of:=VLOOKUP([.E1355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109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109" table:formula="of:=VLOOKUP([.E13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109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109" table:formula="of:=VLOOKUP([.E135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Contenedores</text:p>
            </table:table-cell>
            <table:table-cell table:style-name="ce7" office:value-type="string">
              <text:p>. conteneurs</text:p>
            </table:table-cell>
            <table:table-cell table:style-name="ce7" office:value-type="string">
              <text:p>. 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109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109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109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</text:p>
            </table:table-cell>
            <table:table-cell table:style-name="ce109" table:formula="of:=VLOOKUP([.E1363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109" table:formula="of:=VLOOKUP([.E1364];[DIC.$D$1:DIC.$F$500];2;0)" office:value-type="string" office:string-value="dog">
              <text:p>dog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109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table:style-name="ce109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109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table:style-name="ce109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109" table:formula="of:=VLOOKUP([.E1369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109" table:formula="of:=VLOOKUP([.E1370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109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float" office:value="0.3">
              <text:p>0.3</text:p>
            </table:table-cell>
            <table:table-cell table:style-name="ce109" table:formula="of:=VLOOKUP([.E1372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.Máquinas, aparatos</text:p>
            </table:table-cell>
            <table:table-cell table:style-name="ce7" office:value-type="string">
              <text:p>.machines, appareils</text:p>
            </table:table-cell>
            <table:table-cell table:style-name="ce7" office:value-type="string">
              <text:p>.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109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109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109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109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109" table:formula="of:=VLOOKUP([.E13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109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109" table:formula="of:=VLOOKUP([.E1379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109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109" table:formula="of:=VLOOKUP([.E13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string">
              <text:p>machine</text:p>
            </table:table-cell>
            <table:table-cell table:style-name="ce109" table:formula="of:=VLOOKUP([.E138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109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109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109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109" table:formula="of:=VLOOKUP([.E13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109" table:formula="of:=VLOOKUP([.E1387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109" table:formula="of:=VLOOKUP([.E1388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109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109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109" table:formula="of:=VLOOKUP([.E13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109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109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109" table:formula="of:=VLOOKUP([.E13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109" table:formula="of:=VLOOKUP([.E1395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109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109" table:formula="of:=VLOOKUP([.E139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109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109" table:formula="of:=VLOOKUP([.E1399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109" table:formula="of:=VLOOKUP([.E1400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109" table:formula="of:=VLOOKUP([.E14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109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109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109" table:formula="of:=VLOOKUP([.E14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109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109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109" table:formula="of:=VLOOKUP([.E14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109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109" table:formula="of:=VLOOKUP([.E14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109" table:formula="of:=VLOOKUP([.E1410];[DIC.$D$1:DIC.$F$500];2;0)" office:value-type="string" office:string-value="boat">
              <text:p>boat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109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109" table:formula="of:=VLOOKUP([.E1412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109" table:formula="of:=VLOOKUP([.E141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109" table:formula="of:=VLOOKUP([.E1414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109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109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109" table:formula="of:=VLOOKUP([.E14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109" table:formula="of:=VLOOKUP([.E1418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109" table:formula="of:=VLOOKUP([.E14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109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109" table:formula="of:=VLOOKUP([.E14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109" table:formula="of:=VLOOKUP([.E1422];[DIC.$D$1:DIC.$F$500];2;0)" office:value-type="string" office:string-value="go out">
              <text:p>go out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109" table:formula="of:=VLOOKUP([.E1423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109" table:formula="of:=VLOOKUP([.E1424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109" table:formula="of:=VLOOKUP([.E1425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109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109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109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109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109" table:formula="of:=VLOOKUP([.E14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109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109" table:formula="of:=VLOOKUP([.E14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109" table:formula="of:=VLOOKUP([.E1433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109" table:formula="of:=VLOOKUP([.E1434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109" table:formula="of:=VLOOKUP([.E14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109" table:formula="of:=VLOOKUP([.E14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109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109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109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109" table:formula="of:=VLOOKUP([.E14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109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109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109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49" table:number-columns-repeated="2"/>
          <table:table-cell table:style-name="ce85"/>
          <table:table-cell table:style-name="ce49"/>
          <table:table-cell table:style-name="ce100"/>
          <table:table-cell table:style-name="ce107" office:value-type="string">
            <text:p>umbrella</text:p>
          </table:table-cell>
          <table:table-cell table:style-name="ce109" table:formula="of:=VLOOKUP([.E1444];[DIC.$D$1:DIC.$F$500];2;0)" office:value-type="float" office:value="0">
            <text:p>#N/A</text:p>
          </table:table-cell>
          <table:table-cell table:style-name="ce107"/>
          <table:table-cell table:style-name="ce49" table:number-columns-repeated="3"/>
          <table:table-cell table:number-columns-repeated="1012"/>
        </table:table-row>
        <table:table-row table:style-name="ro1" table:number-rows-repeated="10471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2" table:print="false">
        <table:table-column table:style-name="co11" table:default-cell-style-name="ce57"/>
        <table:table-column table:style-name="co12" table:default-cell-style-name="ce59"/>
        <table:table-column table:style-name="co13" table:default-cell-style-name="ce61"/>
        <table:table-column table:style-name="co14" table:default-cell-style-name="ce64"/>
        <table:table-column table:style-name="co15" table:default-cell-style-name="ce69"/>
        <table:table-column table:style-name="co16" table:default-cell-style-name="ce72"/>
        <table:table-column table:style-name="co17" table:default-cell-style-name="ce74"/>
        <table:table-column table:style-name="co18" table:default-cell-style-name="Default"/>
        <table:table-column table:style-name="co19" table:default-cell-style-name="ce79"/>
        <table:table-column table:style-name="co20" table:default-cell-style-name="ce81"/>
        <table:table-column table:style-name="co21" table:default-cell-style-name="ce83"/>
        <table:table-column table:style-name="co11" table:number-columns-repeated="1012" table:default-cell-style-name="Default"/>
        <table:table-row table:style-name="ro1">
          <table:table-cell table:style-name="ce55" office:value-type="string">
            <text:p>ORIGIN</text:p>
          </table:table-cell>
          <table:table-cell table:style-name="ce55" office:value-type="string">
            <text:p>CD</text:p>
          </table:table-cell>
          <table:table-cell table:style-name="ce55" office:value-type="string">
            <text:p>Part</text:p>
          </table:table-cell>
          <table:table-cell table:style-name="ce55" office:value-type="string">
            <text:p>Maj</text:p>
          </table:table-cell>
          <table:table-cell table:style-name="ce55" office:value-type="string">
            <text:p>English</text:p>
          </table:table-cell>
          <table:table-cell table:style-name="ce55" office:value-type="string">
            <text:p>Spanish</text:p>
          </table:table-cell>
          <table:table-cell table:style-name="ce55" office:value-type="string">
            <text:p>Franch</text:p>
          </table:table-cell>
          <table:table-cell table:style-name="ce55" office:value-type="string">
            <text:p>lian</text:p>
          </table:table-cell>
          <table:table-cell table:style-name="ce55" office:value-type="string">
            <text:p>Latin</text:p>
          </table:table-cell>
          <table:table-cell table:style-name="ce55" office:value-type="string">
            <text:p>Romanian</text:p>
          </table:table-cell>
          <table:table-cell table:style-name="ce55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cto</text:p>
          </table:table-cell>
          <table:table-cell table:style-name="ce65" office:value-type="string">
            <text:p>current</text:p>
          </table:table-cell>
          <table:table-cell table:style-name="ce70" office:value-type="string">
            <text:p>actual</text:p>
          </table:table-cell>
          <table:table-cell table:style-name="ce73" office:value-type="string">
            <text:p>courant</text:p>
          </table:table-cell>
          <table:table-cell table:style-name="ce75" office:value-type="string">
            <text:p>attuale</text:p>
          </table:table-cell>
          <table:table-cell table:style-name="ce78" office:value-type="string">
            <text:p>current</text:p>
          </table:table-cell>
          <table:table-cell table:style-name="ce80" office:value-type="string">
            <text:p>actual</text:p>
          </table:table-cell>
          <table:table-cell table:style-name="ce82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dyo</text:p>
          </table:table-cell>
          <table:table-cell table:style-name="ce65" office:value-type="string">
            <text:p>good-bye</text:p>
          </table:table-cell>
          <table:table-cell table:style-name="ce70" office:value-type="string">
            <text:p>adiós</text:p>
          </table:table-cell>
          <table:table-cell table:style-name="ce73" office:value-type="string">
            <text:p>Au revoir</text:p>
          </table:table-cell>
          <table:table-cell table:style-name="ce75" office:value-type="string">
            <text:p>addio</text:p>
          </table:table-cell>
          <table:table-cell table:style-name="ce78" office:value-type="string">
            <text:p>vale</text:p>
          </table:table-cell>
          <table:table-cell table:style-name="ce80" office:value-type="string">
            <text:p>la revedere</text:p>
          </table:table-cell>
          <table:table-cell table:style-name="ce82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gna</text:p>
          </table:table-cell>
          <table:table-cell table:style-name="ce65" office:value-type="string">
            <text:p>again</text:p>
          </table:table-cell>
          <table:table-cell table:style-name="ce70" office:value-type="string">
            <text:p>de nuevo</text:p>
          </table:table-cell>
          <table:table-cell table:style-name="ce73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din nou</text:p>
          </table:table-cell>
          <table:table-cell table:style-name="ce82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gra</text:p>
          </table:table-cell>
          <table:table-cell table:style-name="ce65" office:value-type="string">
            <text:p>farmer</text:p>
          </table:table-cell>
          <table:table-cell table:style-name="ce70" office:value-type="string">
            <text:p>granjero</text:p>
          </table:table-cell>
          <table:table-cell table:style-name="ce73" office:value-type="string">
            <text:p>fermier</text:p>
          </table:table-cell>
          <table:table-cell table:style-name="ce75" office:value-type="string">
            <text:p>contadino</text:p>
          </table:table-cell>
          <table:table-cell table:style-name="ce78" office:value-type="string">
            <text:p>agricola</text:p>
          </table:table-cell>
          <table:table-cell table:style-name="ce80" office:value-type="string">
            <text:p>agricultor</text:p>
          </table:table-cell>
          <table:table-cell table:style-name="ce82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du</text:p>
          </table:table-cell>
          <table:table-cell table:style-name="ce66" office:value-type="string">
            <text:p>help</text:p>
          </table:table-cell>
          <table:table-cell table:style-name="ce71" office:value-type="string">
            <text:p>ayudar</text:p>
          </table:table-cell>
          <table:table-cell table:style-name="ce73" office:value-type="string">
            <text:p>aider</text:p>
          </table:table-cell>
          <table:table-cell table:style-name="ce75" office:value-type="string">
            <text:p>per aiutare</text:p>
          </table:table-cell>
          <table:table-cell table:style-name="ce78" office:value-type="string">
            <text:p>auxilium</text:p>
          </table:table-cell>
          <table:table-cell table:style-name="ce80" office:value-type="string">
            <text:p>pentru a ajuta</text:p>
          </table:table-cell>
          <table:table-cell table:style-name="ce82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vu</text:p>
          </table:table-cell>
          <table:table-cell table:style-name="ce66" office:value-type="string">
            <text:p>arrive</text:p>
          </table:table-cell>
          <table:table-cell table:style-name="ce71" office:value-type="string">
            <text:p>llegar</text:p>
          </table:table-cell>
          <table:table-cell table:style-name="ce73" office:value-type="string">
            <text:p>arrive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l'foa</text:p>
          </table:table-cell>
          <table:table-cell table:style-name="ce65" office:value-type="string">
            <text:p>forever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déjà, toujours</text:p>
          </table:table-cell>
          <table:table-cell table:style-name="ce75" office:value-type="string">
            <text:p>mai, 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todeauna</text:p>
          </table:table-cell>
          <table:table-cell table:style-name="ce82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lbo</text:p>
          </table:table-cell>
          <table:table-cell table:style-name="ce65" office:value-type="string">
            <text:p>white</text:p>
          </table:table-cell>
          <table:table-cell table:style-name="ce70" office:value-type="string">
            <text:p>blanco</text:p>
          </table:table-cell>
          <table:table-cell table:style-name="ce73" office:value-type="string">
            <text:p>blanc</text:p>
          </table:table-cell>
          <table:table-cell table:style-name="ce75" office:value-type="string">
            <text:p>bianca</text:p>
          </table:table-cell>
          <table:table-cell table:style-name="ce78" office:value-type="string">
            <text:p>album</text:p>
          </table:table-cell>
          <table:table-cell table:style-name="ce80" office:value-type="string">
            <text:p>alb</text:p>
          </table:table-cell>
          <table:table-cell table:style-name="ce82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eo</text:p>
          </table:table-cell>
          <table:table-cell table:style-name="ce65" office:value-type="string">
            <text:p>foreign</text:p>
          </table:table-cell>
          <table:table-cell table:style-name="ce70" office:value-type="string">
            <text:p>extraño</text:p>
          </table:table-cell>
          <table:table-cell table:style-name="ce73" office:value-type="string">
            <text:p>étranger</text:p>
          </table:table-cell>
          <table:table-cell table:style-name="ce75" office:value-type="string">
            <text:p>straniero</text:p>
          </table:table-cell>
          <table:table-cell table:style-name="ce78" office:value-type="string">
            <text:p>aliena</text:p>
          </table:table-cell>
          <table:table-cell table:style-name="ce80" office:value-type="string">
            <text:p>străin</text:p>
          </table:table-cell>
          <table:table-cell table:style-name="ce82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to</text:p>
          </table:table-cell>
          <table:table-cell table:style-name="ce65" office:value-type="string">
            <text:p>high</text:p>
          </table:table-cell>
          <table:table-cell table:style-name="ce70" office:value-type="string">
            <text:p>alto</text:p>
          </table:table-cell>
          <table:table-cell table:style-name="ce73" office:value-type="string">
            <text:p>haute</text:p>
          </table:table-cell>
          <table:table-cell table:style-name="ce75" office:value-type="string">
            <text:p>alto</text:p>
          </table:table-cell>
          <table:table-cell table:style-name="ce78" office:value-type="string">
            <text:p>altum</text:p>
          </table:table-cell>
          <table:table-cell table:style-name="ce80" office:value-type="string">
            <text:p>înalt</text:p>
          </table:table-cell>
          <table:table-cell table:style-name="ce82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ota</text:p>
          </table:table-cell>
          <table:table-cell table:style-name="ce65" office:value-type="string">
            <text:p>car</text:p>
          </table:table-cell>
          <table:table-cell table:style-name="ce70" office:value-type="string">
            <text:p>coche</text:p>
          </table:table-cell>
          <table:table-cell table:style-name="ce73" office:value-type="string">
            <text:p>voiture</text:p>
          </table:table-cell>
          <table:table-cell table:style-name="ce75" office:value-type="string">
            <text:p>auto</text:p>
          </table:table-cell>
          <table:table-cell table:style-name="ce78" office:value-type="string">
            <text:p>currus</text:p>
          </table:table-cell>
          <table:table-cell table:style-name="ce80" office:value-type="string">
            <text:p>mașină</text:p>
          </table:table-cell>
          <table:table-cell table:style-name="ce82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pyu</text:p>
          </table:table-cell>
          <table:table-cell table:style-name="ce66" office:value-type="string">
            <text:p>appear</text:p>
          </table:table-cell>
          <table:table-cell table:style-name="ce71" office:value-type="string">
            <text:p>aparecer</text:p>
          </table:table-cell>
          <table:table-cell table:style-name="ce73" office:value-type="string">
            <text:p>apparaître</text:p>
          </table:table-cell>
          <table:table-cell table:style-name="ce75" office:value-type="string">
            <text:p>apparire</text:p>
          </table:table-cell>
          <table:table-cell table:style-name="ce78" office:value-type="string">
            <text:p>videtur</text:p>
          </table:table-cell>
          <table:table-cell table:style-name="ce80" office:value-type="string">
            <text:p>apărea</text:p>
          </table:table-cell>
          <table:table-cell table:style-name="ce82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qua</text:p>
          </table:table-cell>
          <table:table-cell table:style-name="ce65" office:value-type="string">
            <text:p>water</text:p>
          </table:table-cell>
          <table:table-cell table:style-name="ce70" office:value-type="string">
            <text:p>agua</text:p>
          </table:table-cell>
          <table:table-cell table:style-name="ce73" office:value-type="string">
            <text:p>l'eau</text:p>
          </table:table-cell>
          <table:table-cell table:style-name="ce75" office:value-type="string">
            <text:p>acqua</text:p>
          </table:table-cell>
          <table:table-cell table:style-name="ce78" office:value-type="string">
            <text:p>aqua</text:p>
          </table:table-cell>
          <table:table-cell table:style-name="ce80" office:value-type="string">
            <text:p>apă</text:p>
          </table:table-cell>
          <table:table-cell table:style-name="ce82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rbu</text:p>
          </table:table-cell>
          <table:table-cell table:style-name="ce65" office:value-type="string">
            <text:p>work</text:p>
          </table:table-cell>
          <table:table-cell table:style-name="ce70" office:value-type="string">
            <text:p>trabajo</text:p>
          </table:table-cell>
          <table:table-cell table:style-name="ce73" office:value-type="string">
            <text:p>travailler</text:p>
          </table:table-cell>
          <table:table-cell table:style-name="ce75" office:value-type="string">
            <text:p>al lavor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a lucra</text:p>
          </table:table-cell>
          <table:table-cell table:style-name="ce82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rea</text:p>
          </table:table-cell>
          <table:table-cell table:style-name="ce65" office:value-type="string">
            <text:p>floor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pavimento</text:p>
          </table:table-cell>
          <table:table-cell table:style-name="ce78" office:value-type="string">
            <text:p>area</text:p>
          </table:table-cell>
          <table:table-cell table:style-name="ce80" office:value-type="string">
            <text:p>podea</text:p>
          </table:table-cell>
          <table:table-cell table:style-name="ce82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sku</text:p>
          </table:table-cell>
          <table:table-cell table:style-name="ce66" office:value-type="string">
            <text:p>ask for</text:p>
          </table:table-cell>
          <table:table-cell table:style-name="ce71" office:value-type="string">
            <text:p>pedir</text:p>
          </table:table-cell>
          <table:table-cell table:style-name="ce73" office:value-type="string">
            <text:p>demander</text:p>
          </table:table-cell>
          <table:table-cell table:style-name="ce75" office:value-type="string">
            <text:p>chiede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ere</text:p>
          </table:table-cell>
          <table:table-cell table:style-name="ce82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uzu</text:p>
          </table:table-cell>
          <table:table-cell table:style-name="ce66" office:value-type="string">
            <text:p>listen</text:p>
          </table:table-cell>
          <table:table-cell table:style-name="ce71" office:value-type="string">
            <text:p>escuchar</text:p>
          </table:table-cell>
          <table:table-cell table:style-name="ce73" office:value-type="string">
            <text:p>écout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xtu</text:p>
          </table:table-cell>
          <table:table-cell table:style-name="ce65" office:value-type="string">
            <text:p>buy</text:p>
          </table:table-cell>
          <table:table-cell table:style-name="ce70" office:value-type="string">
            <text:p>comprar</text:p>
          </table:table-cell>
          <table:table-cell table:style-name="ce73" office:value-type="string">
            <text:p>acheter</text:p>
          </table:table-cell>
          <table:table-cell table:style-name="ce75" office:value-type="string">
            <text:p>acquistare</text:p>
          </table:table-cell>
          <table:table-cell table:style-name="ce78"/>
          <table:table-cell table:style-name="ce80" office:value-type="string">
            <text:p>a cumpara</text:p>
          </table:table-cell>
          <table:table-cell table:style-name="ce82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zyx</text:p>
          </table:table-cell>
          <table:table-cell table:style-name="ce65" office:value-type="string">
            <text:p>instead</text:p>
          </table:table-cell>
          <table:table-cell table:style-name="ce70" office:value-type="string">
            <text:p>en lugar</text:p>
          </table:table-cell>
          <table:table-cell table:style-name="ce73" office:value-type="string">
            <text:p>au lieu</text:p>
          </table:table-cell>
          <table:table-cell table:style-name="ce75" office:value-type="string">
            <text:p>anziché</text:p>
          </table:table-cell>
          <table:table-cell table:style-name="ce78" office:value-type="string">
            <text:p>pro</text:p>
          </table:table-cell>
          <table:table-cell table:style-name="ce80" office:value-type="string">
            <text:p>in schimb</text:p>
          </table:table-cell>
          <table:table-cell table:style-name="ce82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zul</text:p>
          </table:table-cell>
          <table:table-cell table:style-name="ce65" office:value-type="string">
            <text:p>blue</text:p>
          </table:table-cell>
          <table:table-cell table:style-name="ce70" office:value-type="string">
            <text:p>azul</text:p>
          </table:table-cell>
          <table:table-cell table:style-name="ce73" office:value-type="string">
            <text:p>bleu</text:p>
          </table:table-cell>
          <table:table-cell table:style-name="ce75" office:value-type="string">
            <text:p>blu</text:p>
          </table:table-cell>
          <table:table-cell table:style-name="ce78" office:value-type="string">
            <text:p>caeruleum</text:p>
          </table:table-cell>
          <table:table-cell table:style-name="ce80" office:value-type="string">
            <text:p>albastru</text:p>
          </table:table-cell>
          <table:table-cell table:style-name="ce82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jo</text:p>
          </table:table-cell>
          <table:table-cell table:style-name="ce65" office:value-type="string">
            <text:p>low</text:p>
          </table:table-cell>
          <table:table-cell table:style-name="ce70" office:value-type="string">
            <text:p>bajo</text:p>
          </table:table-cell>
          <table:table-cell table:style-name="ce73" office:value-type="string">
            <text:p>faible,bas</text:p>
          </table:table-cell>
          <table:table-cell table:style-name="ce75" office:value-type="string">
            <text:p>basso</text:p>
          </table:table-cell>
          <table:table-cell table:style-name="ce78" office:value-type="string">
            <text:p>iaces</text:p>
          </table:table-cell>
          <table:table-cell table:style-name="ce80" office:value-type="string">
            <text:p>scăzut</text:p>
          </table:table-cell>
          <table:table-cell table:style-name="ce82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aka</text:p>
          </table:table-cell>
          <table:table-cell table:style-name="ce65" office:value-type="string">
            <text:p>boat</text:p>
          </table:table-cell>
          <table:table-cell table:style-name="ce70" office:value-type="string">
            <text:p>barco</text:p>
          </table:table-cell>
          <table:table-cell table:style-name="ce73" office:value-type="string">
            <text:p>bateau</text:p>
          </table:table-cell>
          <table:table-cell table:style-name="ce75" office:value-type="string">
            <text:p>barca</text:p>
          </table:table-cell>
          <table:table-cell table:style-name="ce78" office:value-type="string">
            <text:p>navis</text:p>
          </table:table-cell>
          <table:table-cell table:style-name="ce80" office:value-type="string">
            <text:p>barcă</text:p>
          </table:table-cell>
          <table:table-cell table:style-name="ce82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so</text:p>
          </table:table-cell>
          <table:table-cell table:style-name="ce65" office:value-type="string">
            <text:p>hurt</text:p>
          </table:table-cell>
          <table:table-cell table:style-name="ce70" office:value-type="string">
            <text:p>herir</text:p>
          </table:table-cell>
          <table:table-cell table:style-name="ce73" office:value-type="string">
            <text:p>blesser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nocere</text:p>
          </table:table-cell>
          <table:table-cell table:style-name="ce80" office:value-type="string">
            <text:p>rănit</text:p>
          </table:table-cell>
          <table:table-cell table:style-name="ce82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ebu</text:p>
          </table:table-cell>
          <table:table-cell table:style-name="ce65" office:value-type="string">
            <text:p>drink</text:p>
          </table:table-cell>
          <table:table-cell table:style-name="ce70" office:value-type="string">
            <text:p>bebida</text:p>
          </table:table-cell>
          <table:table-cell table:style-name="ce73" office:value-type="string">
            <text:p>boisson</text:p>
          </table:table-cell>
          <table:table-cell table:style-name="ce75" office:value-type="string">
            <text:p>bevanda</text:p>
          </table:table-cell>
          <table:table-cell table:style-name="ce78" office:value-type="string">
            <text:p>bibe</text:p>
          </table:table-cell>
          <table:table-cell table:style-name="ce80" office:value-type="string">
            <text:p>băutură</text:p>
          </table:table-cell>
          <table:table-cell table:style-name="ce82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eto</text:p>
          </table:table-cell>
          <table:table-cell table:style-name="ce65" office:value-type="string">
            <text:p>best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eilleur</text:p>
          </table:table-cell>
          <table:table-cell table:style-name="ce75" office:value-type="string">
            <text:p>migliore</text:p>
          </table:table-cell>
          <table:table-cell table:style-name="ce78" office:value-type="string">
            <text:p>optimum</text:p>
          </table:table-cell>
          <table:table-cell table:style-name="ce80" office:value-type="string">
            <text:p>cel mai bun</text:p>
          </table:table-cell>
          <table:table-cell table:style-name="ce82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yen</text:p>
          </table:table-cell>
          <table:table-cell table:style-name="ce65" office:value-type="string">
            <text:p>fine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bine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so</text:p>
          </table:table-cell>
          <table:table-cell table:style-name="ce65" office:value-type="string">
            <text:p>of course</text:p>
          </table:table-cell>
          <table:table-cell table:style-name="ce70" office:value-type="string">
            <text:p>por supuesto</text:p>
          </table:table-cell>
          <table:table-cell table:style-name="ce73" office:value-type="string">
            <text:p>bien sûr</text:p>
          </table:table-cell>
          <table:table-cell table:style-name="ce75" office:value-type="string">
            <text:p>ovviamente</text:p>
          </table:table-cell>
          <table:table-cell table:style-name="ce78" office:value-type="string">
            <text:p>utique</text:p>
          </table:table-cell>
          <table:table-cell table:style-name="ce80" office:value-type="string">
            <text:p>desigur</text:p>
          </table:table-cell>
          <table:table-cell table:style-name="ce82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xa</text:p>
          </table:table-cell>
          <table:table-cell table:style-name="ce65" office:value-type="string">
            <text:p>usually</text:p>
          </table:table-cell>
          <table:table-cell table:style-name="ce70" office:value-type="string">
            <text:p>generalmente</text:p>
          </table:table-cell>
          <table:table-cell table:style-name="ce73" office:value-type="string">
            <text:p>généralement</text:p>
          </table:table-cell>
          <table:table-cell table:style-name="ce75" office:value-type="string">
            <text:p>generalmente</text:p>
          </table:table-cell>
          <table:table-cell table:style-name="ce78" office:value-type="string">
            <text:p>plerumque</text:p>
          </table:table-cell>
          <table:table-cell table:style-name="ce80" office:value-type="string">
            <text:p>obișnuit</text:p>
          </table:table-cell>
          <table:table-cell table:style-name="ce82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yzu</text:p>
          </table:table-cell>
          <table:table-cell table:style-name="ce66" office:value-type="string">
            <text:p>need</text:p>
          </table:table-cell>
          <table:table-cell table:style-name="ce71" office:value-type="string">
            <text:p>necesr</text:p>
          </table:table-cell>
          <table:table-cell table:style-name="ce73" office:value-type="string">
            <text:p>avoir besoin</text:p>
          </table:table-cell>
          <table:table-cell table:style-name="ce75" office:value-type="string">
            <text:p>bisogn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nevoie</text:p>
          </table:table-cell>
          <table:table-cell table:style-name="ce82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bo</text:p>
          </table:table-cell>
          <table:table-cell table:style-name="ce65" office:value-type="string">
            <text:p>baby</text:p>
          </table:table-cell>
          <table:table-cell table:style-name="ce70" office:value-type="string">
            <text:p>bebé</text:p>
          </table:table-cell>
          <table:table-cell table:style-name="ce73" office:value-type="string">
            <text:p>bébé</text:p>
          </table:table-cell>
          <table:table-cell table:style-name="ce75" office:value-type="string">
            <text:p>bambino</text:p>
          </table:table-cell>
          <table:table-cell table:style-name="ce78" office:value-type="string">
            <text:p>infans</text:p>
          </table:table-cell>
          <table:table-cell table:style-name="ce80" office:value-type="string">
            <text:p>bebelus</text:p>
          </table:table-cell>
          <table:table-cell table:style-name="ce82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ono</text:p>
          </table:table-cell>
          <table:table-cell table:style-name="ce65" office:value-type="string">
            <text:p>good</text:p>
          </table:table-cell>
          <table:table-cell table:style-name="ce70" office:value-type="string">
            <text:p>bueno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onum</text:p>
          </table:table-cell>
          <table:table-cell table:style-name="ce80" office:value-type="string">
            <text:p>bun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ra</text:p>
          </table:table-cell>
          <table:table-cell table:style-name="ce65" office:value-type="string">
            <text:p>tree</text:p>
          </table:table-cell>
          <table:table-cell table:style-name="ce70" office:value-type="string">
            <text:p>árbol</text:p>
          </table:table-cell>
          <table:table-cell table:style-name="ce73" office:value-type="string">
            <text:p>arbre</text:p>
          </table:table-cell>
          <table:table-cell table:style-name="ce75" office:value-type="string">
            <text:p>albero</text:p>
          </table:table-cell>
          <table:table-cell table:style-name="ce78" office:value-type="string">
            <text:p>Arbor</text:p>
          </table:table-cell>
          <table:table-cell table:style-name="ce80" office:value-type="string">
            <text:p>copac</text:p>
          </table:table-cell>
          <table:table-cell table:style-name="ce82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osu</text:p>
          </table:table-cell>
          <table:table-cell table:style-name="ce66" office:value-type="string">
            <text:p>look for</text:p>
          </table:table-cell>
          <table:table-cell table:style-name="ce71" office:value-type="string">
            <text:p>buscar</text:p>
          </table:table-cell>
          <table:table-cell table:style-name="ce73" office:value-type="string">
            <text:p>chercher</text:p>
          </table:table-cell>
          <table:table-cell table:style-name="ce75" office:value-type="string">
            <text:p>cerca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auta</text:p>
          </table:table-cell>
          <table:table-cell table:style-name="ce82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yta</text:p>
          </table:table-cell>
          <table:table-cell table:style-name="ce65" office:value-type="string">
            <text:p>stick</text:p>
          </table:table-cell>
          <table:table-cell table:style-name="ce70" office:value-type="string">
            <text:p>palo</text:p>
          </table:table-cell>
          <table:table-cell table:style-name="ce73" office:value-type="string">
            <text:p>bâton</text:p>
          </table:table-cell>
          <table:table-cell table:style-name="ce75" office:value-type="string">
            <text:p>bastone</text:p>
          </table:table-cell>
          <table:table-cell table:style-name="ce78" office:value-type="string">
            <text:p>lignum unum,</text:p>
          </table:table-cell>
          <table:table-cell table:style-name="ce80" office:value-type="string">
            <text:p>băț</text:p>
          </table:table-cell>
          <table:table-cell table:style-name="ce82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no</text:p>
          </table:table-cell>
          <table:table-cell table:style-name="ce65" office:value-type="string">
            <text:p>central</text:p>
          </table:table-cell>
          <table:table-cell table:style-name="ce70" office:value-type="string">
            <text:p>central</text:p>
          </table:table-cell>
          <table:table-cell table:style-name="ce73" office:value-type="string">
            <text:p>central</text:p>
          </table:table-cell>
          <table:table-cell table:style-name="ce75" office:value-type="string">
            <text:p>centrale</text:p>
          </table:table-cell>
          <table:table-cell table:style-name="ce78" office:value-type="string">
            <text:p>centralis</text:p>
          </table:table-cell>
          <table:table-cell table:style-name="ce80" office:value-type="string">
            <text:p>central</text:p>
          </table:table-cell>
          <table:table-cell table:style-name="ce82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ero</text:p>
          </table:table-cell>
          <table:table-cell table:style-name="ce65" office:value-type="string">
            <text:p>indeed</text:p>
          </table:table-cell>
          <table:table-cell table:style-name="ce70" office:value-type="string">
            <text:p>ciertamente</text:p>
          </table:table-cell>
          <table:table-cell table:style-name="ce73" office:value-type="string">
            <text:p>certainement</text:p>
          </table:table-cell>
          <table:table-cell table:style-name="ce75" office:value-type="string">
            <text:p>certamente</text:p>
          </table:table-cell>
          <table:table-cell table:style-name="ce78" office:value-type="string">
            <text:p>certe</text:p>
          </table:table-cell>
          <table:table-cell table:style-name="ce80" office:value-type="string">
            <text:p>cu siguranță</text:p>
          </table:table-cell>
          <table:table-cell table:style-name="ce82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to</text:p>
          </table:table-cell>
          <table:table-cell table:style-name="ce65" office:value-type="string">
            <text:p>certain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certain</text:p>
          </table:table-cell>
          <table:table-cell table:style-name="ce75" office:value-type="string">
            <text:p>certo</text:p>
          </table:table-cell>
          <table:table-cell table:style-name="ce78" office:value-type="string">
            <text:p>quaedam</text:p>
          </table:table-cell>
          <table:table-cell table:style-name="ce80" office:value-type="string">
            <text:p>anumit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tu</text:p>
          </table:table-cell>
          <table:table-cell table:style-name="ce66" office:value-type="string">
            <text:p>accept</text:p>
          </table:table-cell>
          <table:table-cell table:style-name="ce71" office:value-type="string">
            <text:p>aceptar</text:p>
          </table:table-cell>
          <table:table-cell table:style-name="ce73" office:value-type="string">
            <text:p>Accepter</text:p>
          </table:table-cell>
          <table:table-cell table:style-name="ce75" office:value-type="string">
            <text:p>accettare</text:p>
          </table:table-cell>
          <table:table-cell table:style-name="ce78" office:value-type="string">
            <text:p>accipit</text:p>
          </table:table-cell>
          <table:table-cell table:style-name="ce80" office:value-type="string">
            <text:p>accepta</text:p>
          </table:table-cell>
          <table:table-cell table:style-name="ce82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vu</text:p>
          </table:table-cell>
          <table:table-cell table:style-name="ce66" office:value-type="string">
            <text:p>receive</text:p>
          </table:table-cell>
          <table:table-cell table:style-name="ce71" office:value-type="string">
            <text:p>recibir</text:p>
          </table:table-cell>
          <table:table-cell table:style-name="ce73" office:value-type="string">
            <text:p>recevoir</text:p>
          </table:table-cell>
          <table:table-cell table:style-name="ce75" office:value-type="string">
            <text:p>ricev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primi</text:p>
          </table:table-cell>
          <table:table-cell table:style-name="ce82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bu</text:p>
          </table:table-cell>
          <table:table-cell table:style-name="ce65" office:value-type="string">
            <text:p>write</text:p>
          </table:table-cell>
          <table:table-cell table:style-name="ce70" office:value-type="string">
            <text:p>escribir</text:p>
          </table:table-cell>
          <table:table-cell table:style-name="ce73" office:value-type="string">
            <text:p>Écrire</text:p>
          </table:table-cell>
          <table:table-cell table:style-name="ce75" office:value-type="string">
            <text:p>scrivere</text:p>
          </table:table-cell>
          <table:table-cell table:style-name="ce78" office:value-type="string">
            <text:p>scribo</text:p>
          </table:table-cell>
          <table:table-cell table:style-name="ce80" office:value-type="string">
            <text:p>scrie</text:p>
          </table:table-cell>
          <table:table-cell table:style-name="ce82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de</text:p>
          </table:table-cell>
          <table:table-cell table:style-name="ce65" office:value-type="string">
            <text:p>children</text:p>
          </table:table-cell>
          <table:table-cell table:style-name="ce70" office:value-type="string">
            <text:p>niños</text:p>
          </table:table-cell>
          <table:table-cell table:style-name="ce73" office:value-type="string">
            <text:p>Enfants</text:p>
          </table:table-cell>
          <table:table-cell table:style-name="ce75" office:value-type="string">
            <text:p>bambini</text:p>
          </table:table-cell>
          <table:table-cell table:style-name="ce78" office:value-type="string">
            <text:p>liberi</text:p>
          </table:table-cell>
          <table:table-cell table:style-name="ce80" office:value-type="string">
            <text:p>copii</text:p>
          </table:table-cell>
          <table:table-cell table:style-name="ce82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ka</text:p>
          </table:table-cell>
          <table:table-cell table:style-name="ce65" office:value-type="string">
            <text:p>girl</text:p>
          </table:table-cell>
          <table:table-cell table:style-name="ce70" office:value-type="string">
            <text:p>chica</text:p>
          </table:table-cell>
          <table:table-cell table:style-name="ce73" office:value-type="string">
            <text:p>fille</text:p>
          </table:table-cell>
          <table:table-cell table:style-name="ce75" office:value-type="string">
            <text:p>ragazza</text:p>
          </table:table-cell>
          <table:table-cell table:style-name="ce78" office:value-type="string">
            <text:p>puella</text:p>
          </table:table-cell>
          <table:table-cell table:style-name="ce80" office:value-type="string">
            <text:p>fată</text:p>
          </table:table-cell>
          <table:table-cell table:style-name="ce82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po</text:p>
          </table:table-cell>
          <table:table-cell table:style-name="ce65" office:value-type="string">
            <text:p>particularly</text:p>
          </table:table-cell>
          <table:table-cell table:style-name="ce70" office:value-type="string">
            <text:p>particularmente</text:p>
          </table:table-cell>
          <table:table-cell table:style-name="ce73" office:value-type="string">
            <text:p>particulièremen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praecipu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ra</text:p>
          </table:table-cell>
          <table:table-cell table:style-name="ce65" office:value-type="string">
            <text:p>squirrel</text:p>
          </table:table-cell>
          <table:table-cell table:style-name="ce70" office:value-type="string">
            <text:p>ardilla</text:p>
          </table:table-cell>
          <table:table-cell table:style-name="ce73" office:value-type="string">
            <text:p>écureuil</text:p>
          </table:table-cell>
          <table:table-cell table:style-name="ce75" office:value-type="string">
            <text:p>scoiattolo</text:p>
          </table:table-cell>
          <table:table-cell table:style-name="ce78" office:value-type="string">
            <text:p>inamabilis sciurus</text:p>
          </table:table-cell>
          <table:table-cell table:style-name="ce80" office:value-type="string">
            <text:p>veveriţă</text:p>
          </table:table-cell>
          <table:table-cell table:style-name="ce82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to</text:p>
          </table:table-cell>
          <table:table-cell table:style-name="ce65" office:value-type="string">
            <text:p>quickly</text:p>
          </table:table-cell>
          <table:table-cell table:style-name="ce70" office:value-type="string">
            <text:p>con rapidez</text:p>
          </table:table-cell>
          <table:table-cell table:style-name="ce73" office:value-type="string">
            <text:p>rapidement</text:p>
          </table:table-cell>
          <table:table-cell table:style-name="ce75" office:value-type="string">
            <text:p>velocemente</text:p>
          </table:table-cell>
          <table:table-cell table:style-name="ce78" office:value-type="string">
            <text:p>cito</text:p>
          </table:table-cell>
          <table:table-cell table:style-name="ce80" office:value-type="string">
            <text:p>repede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tu</text:p>
          </table:table-cell>
          <table:table-cell table:style-name="ce66" office:value-type="string">
            <text:p>maintain</text:p>
          </table:table-cell>
          <table:table-cell table:style-name="ce71" office:value-type="string">
            <text:p>mantener</text:p>
          </table:table-cell>
          <table:table-cell table:style-name="ce73" office:value-type="string">
            <text:p>continue</text:p>
          </table:table-cell>
          <table:table-cell table:style-name="ce75" office:value-type="string">
            <text:p>tenere il passo</text:p>
          </table:table-cell>
          <table:table-cell table:style-name="ce78" office:value-type="string">
            <text:p>custodi</text:p>
          </table:table-cell>
          <table:table-cell table:style-name="ce80" office:value-type="string">
            <text:p>ține pasul</text:p>
          </table:table-cell>
          <table:table-cell table:style-name="ce82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reu</text:p>
          </table:table-cell>
          <table:table-cell table:style-name="ce66" office:value-type="string">
            <text:p>create</text:p>
          </table:table-cell>
          <table:table-cell table:style-name="ce71" office:value-type="string">
            <text:p>crear</text:p>
          </table:table-cell>
          <table:table-cell table:style-name="ce73" office:value-type="string">
            <text:p>créer</text:p>
          </table:table-cell>
          <table:table-cell table:style-name="ce75" office:value-type="string">
            <text:p>creare</text:p>
          </table:table-cell>
          <table:table-cell table:style-name="ce78" office:value-type="string">
            <text:p>partum</text:p>
          </table:table-cell>
          <table:table-cell table:style-name="ce80" office:value-type="string">
            <text:p>crea</text:p>
          </table:table-cell>
          <table:table-cell table:style-name="ce82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aru</text:p>
          </table:table-cell>
          <table:table-cell table:style-name="ce65" office:value-type="string">
            <text:p>wish</text:p>
          </table:table-cell>
          <table:table-cell table:style-name="ce70" office:value-type="string">
            <text:p>deseo</text:p>
          </table:table-cell>
          <table:table-cell table:style-name="ce73" office:value-type="string">
            <text:p>souhait</text:p>
          </table:table-cell>
          <table:table-cell table:style-name="ce75" office:value-type="string">
            <text:p>desiderio</text:p>
          </table:table-cell>
          <table:table-cell table:style-name="ce78" office:value-type="string">
            <text:p>volo</text:p>
          </table:table-cell>
          <table:table-cell table:style-name="ce80" office:value-type="string">
            <text:p>dori</text:p>
          </table:table-cell>
          <table:table-cell table:style-name="ce82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bu</text:p>
          </table:table-cell>
          <table:table-cell table:style-name="ce66" office:value-type="string">
            <text:p>owe</text:p>
          </table:table-cell>
          <table:table-cell table:style-name="ce71" office:value-type="string">
            <text:p>deber</text:p>
          </table:table-cell>
          <table:table-cell table:style-name="ce73" office:value-type="string">
            <text:p>devoir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fficium</text:p>
          </table:table-cell>
          <table:table-cell table:style-name="ce80" office:value-type="string">
            <text:p>a datora</text:p>
          </table:table-cell>
          <table:table-cell table:style-name="ce82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h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lasciare</text:p>
          </table:table-cell>
          <table:table-cell table:style-name="ce78" office:value-type="string">
            <text:p>relinquo</text:p>
          </table:table-cell>
          <table:table-cell table:style-name="ce80" office:value-type="string">
            <text:p>părăsi</text:p>
          </table:table-cell>
          <table:table-cell table:style-name="ce82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jo</text:p>
          </table:table-cell>
          <table:table-cell table:style-name="ce65" office:value-type="string">
            <text:p>already</text:p>
          </table:table-cell>
          <table:table-cell table:style-name="ce70" office:value-type="string">
            <text:p>ya</text:p>
          </table:table-cell>
          <table:table-cell table:style-name="ce73" office:value-type="string">
            <text:p>déjà</text:p>
          </table:table-cell>
          <table:table-cell table:style-name="ce75" office:value-type="string">
            <text:p>già</text:p>
          </table:table-cell>
          <table:table-cell table:style-name="ce78" office:value-type="string">
            <text:p>iam</text:p>
          </table:table-cell>
          <table:table-cell table:style-name="ce80" office:value-type="string">
            <text:p>deja</text:p>
          </table:table-cell>
          <table:table-cell table:style-name="ce82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mo</text:p>
          </table:table-cell>
          <table:table-cell table:style-name="ce65" office:value-type="string">
            <text:p>democratic</text:p>
          </table:table-cell>
          <table:table-cell table:style-name="ce70" office:value-type="string">
            <text:p>democrático</text:p>
          </table:table-cell>
          <table:table-cell table:style-name="ce73" office:value-type="string">
            <text:p>démocratique</text:p>
          </table:table-cell>
          <table:table-cell table:style-name="ce75" office:value-type="string">
            <text:p>democratico</text:p>
          </table:table-cell>
          <table:table-cell table:style-name="ce78" office:value-type="string">
            <text:p>popularis</text:p>
          </table:table-cell>
          <table:table-cell table:style-name="ce80" office:value-type="string">
            <text:p>democratic</text:p>
          </table:table-cell>
          <table:table-cell table:style-name="ce82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su</text:p>
          </table:table-cell>
          <table:table-cell table:style-name="ce65" office:value-type="string">
            <text:p>draw</text:p>
          </table:table-cell>
          <table:table-cell table:style-name="ce70" office:value-type="string">
            <text:p>dibujar</text:p>
          </table:table-cell>
          <table:table-cell table:style-name="ce73" office:value-type="string">
            <text:p>dessiner</text:p>
          </table:table-cell>
          <table:table-cell table:style-name="ce75" office:value-type="string">
            <text:p>disegn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a desena</text:p>
          </table:table-cell>
          <table:table-cell table:style-name="ce82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t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derecho</text:p>
          </table:table-cell>
          <table:table-cell table:style-name="ce73" office:value-type="string">
            <text:p>droite</text:p>
          </table:table-cell>
          <table:table-cell table:style-name="ce75" office:value-type="string">
            <text:p>destra</text:p>
          </table:table-cell>
          <table:table-cell table:style-name="ce78" office:value-type="string">
            <text:p>dextro</text:p>
          </table:table-cell>
          <table:table-cell table:style-name="ce80" office:value-type="string">
            <text:p>dreapta</text:p>
          </table:table-cell>
          <table:table-cell table:style-name="ce82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vo</text:p>
          </table:table-cell>
          <table:table-cell table:style-name="ce65" office:value-type="string">
            <text:p>ahead</text:p>
          </table:table-cell>
          <table:table-cell table:style-name="ce70" office:value-type="string">
            <text:p>adelante</text:p>
          </table:table-cell>
          <table:table-cell table:style-name="ce73" office:value-type="string">
            <text:p>devant</text:p>
          </table:table-cell>
          <table:table-cell table:style-name="ce75" office:value-type="string">
            <text:p>avanti</text:p>
          </table:table-cell>
          <table:table-cell table:style-name="ce78" office:value-type="string">
            <text:p>praemisit</text:p>
          </table:table-cell>
          <table:table-cell table:style-name="ce80" office:value-type="string">
            <text:p>înainte</text:p>
          </table:table-cell>
          <table:table-cell table:style-name="ce82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bu</text:p>
          </table:table-cell>
          <table:table-cell table:style-name="ce65" office:value-type="string">
            <text:p>start</text:p>
          </table:table-cell>
          <table:table-cell table:style-name="ce70" office:value-type="string">
            <text:p>comienzo</text:p>
          </table:table-cell>
          <table:table-cell table:style-name="ce73" office:value-type="string">
            <text:p>début</text:p>
          </table:table-cell>
          <table:table-cell table:style-name="ce75" office:value-type="string">
            <text:p>inizio</text:p>
          </table:table-cell>
          <table:table-cell table:style-name="ce78" office:value-type="string">
            <text:p>initium</text:p>
          </table:table-cell>
          <table:table-cell table:style-name="ce80" office:value-type="string">
            <text:p>start</text:p>
          </table:table-cell>
          <table:table-cell table:style-name="ce82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fo</text:p>
          </table:table-cell>
          <table:table-cell table:style-name="ce65" office:value-type="string">
            <text:p>difficult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ifficile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ifficilis</text:p>
          </table:table-cell>
          <table:table-cell table:style-name="ce80" office:value-type="string">
            <text:p>dificil</text:p>
          </table:table-cell>
          <table:table-cell table:style-name="ce82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ku</text:p>
          </table:table-cell>
          <table:table-cell table:style-name="ce65" office:value-type="string">
            <text:p>tell, say</text:p>
          </table:table-cell>
          <table:table-cell table:style-name="ce70" office:value-type="string">
            <text:p>contar</text:p>
          </table:table-cell>
          <table:table-cell table:style-name="ce73" office:value-type="string">
            <text:p>dire</text:p>
          </table:table-cell>
          <table:table-cell table:style-name="ce75" office:value-type="string">
            <text:p>raccont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spune</text:p>
          </table:table-cell>
          <table:table-cell table:style-name="ce82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yro</text:p>
          </table:table-cell>
          <table:table-cell table:style-name="ce65" office:value-type="string">
            <text:p>directly</text:p>
          </table:table-cell>
          <table:table-cell table:style-name="ce70" office:value-type="string">
            <text:p>directamente</text:p>
          </table:table-cell>
          <table:table-cell table:style-name="ce73" office:value-type="string">
            <text:p>directement</text:p>
          </table:table-cell>
          <table:table-cell table:style-name="ce75" office:value-type="string">
            <text:p>direttamente</text:p>
          </table:table-cell>
          <table:table-cell table:style-name="ce78" office:value-type="string">
            <text:p>protinus</text:p>
          </table:table-cell>
          <table:table-cell table:style-name="ce80" office:value-type="string">
            <text:p>direct</text:p>
          </table:table-cell>
          <table:table-cell table:style-name="ce82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vo</text:p>
          </table:table-cell>
          <table:table-cell table:style-name="ce65" office:value-type="string">
            <text:p>different</text:p>
          </table:table-cell>
          <table:table-cell table:style-name="ce70" office:value-type="string">
            <text:p>diferente</text:p>
          </table:table-cell>
          <table:table-cell table:style-name="ce73" office:value-type="string">
            <text:p>différent</text:p>
          </table:table-cell>
          <table:table-cell table:style-name="ce75" office:value-type="string">
            <text:p>divers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diferit</text:p>
          </table:table-cell>
          <table:table-cell table:style-name="ce82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mu</text:p>
          </table:table-cell>
          <table:table-cell table:style-name="ce65" office:value-type="string">
            <text:p>sleep</text:p>
          </table:table-cell>
          <table:table-cell table:style-name="ce70" office:value-type="string">
            <text:p>dormir</text:p>
          </table:table-cell>
          <table:table-cell table:style-name="ce73" office:value-type="string">
            <text:p>dormir</text:p>
          </table:table-cell>
          <table:table-cell table:style-name="ce75" office:value-type="string">
            <text:p>dormire</text:p>
          </table:table-cell>
          <table:table-cell table:style-name="ce78" office:value-type="string">
            <text:p>somnum</text:p>
          </table:table-cell>
          <table:table-cell table:style-name="ce80" office:value-type="string">
            <text:p>dormi</text:p>
          </table:table-cell>
          <table:table-cell table:style-name="ce82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nu</text:p>
          </table:table-cell>
          <table:table-cell table:style-name="ce65" office:value-type="string">
            <text:p>gave</text:p>
          </table:table-cell>
          <table:table-cell table:style-name="ce70" office:value-type="string">
            <text:p>dio</text:p>
          </table:table-cell>
          <table:table-cell table:style-name="ce73" office:value-type="string">
            <text:p>a donné</text:p>
          </table:table-cell>
          <table:table-cell table:style-name="ce75" office:value-type="string">
            <text:p>ha dato</text:p>
          </table:table-cell>
          <table:table-cell table:style-name="ce78" office:value-type="string">
            <text:p>dedit</text:p>
          </table:table-cell>
          <table:table-cell table:style-name="ce80" office:value-type="string">
            <text:p>a dat</text:p>
          </table:table-cell>
          <table:table-cell table:style-name="ce82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opo</text:p>
          </table:table-cell>
          <table:table-cell table:style-name="ce65" office:value-type="string">
            <text:p>later</text:p>
          </table:table-cell>
          <table:table-cell table:style-name="ce70" office:value-type="string">
            <text:p>más tarde</text:p>
          </table:table-cell>
          <table:table-cell table:style-name="ce73" office:value-type="string">
            <text:p>plus tard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deinde</text:p>
          </table:table-cell>
          <table:table-cell table:style-name="ce80" office:value-type="string">
            <text:p>mai tarziu</text:p>
          </table:table-cell>
          <table:table-cell table:style-name="ce82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vu</text:p>
          </table:table-cell>
          <table:table-cell table:style-name="ce65" office:value-type="string">
            <text:p>must</text:p>
          </table:table-cell>
          <table:table-cell table:style-name="ce70" office:value-type="string">
            <text:p>debe</text:p>
          </table:table-cell>
          <table:table-cell table:style-name="ce73" office:value-type="string">
            <text:p>doit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portet,</text:p>
          </table:table-cell>
          <table:table-cell table:style-name="ce80" office:value-type="string">
            <text:p>trebuie sa</text:p>
          </table:table-cell>
          <table:table-cell table:style-name="ce82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uro</text:p>
          </table:table-cell>
          <table:table-cell table:style-name="ce65" office:value-type="string">
            <text:p>hard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ur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urum</text:p>
          </table:table-cell>
          <table:table-cell table:style-name="ce80" office:value-type="string">
            <text:p>greu</text:p>
          </table:table-cell>
          <table:table-cell table:style-name="ce82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eko'ga</text:p>
          </table:table-cell>
          <table:table-cell table:style-name="ce65" office:value-type="string">
            <text:p>economic</text:p>
          </table:table-cell>
          <table:table-cell table:style-name="ce70" office:value-type="string">
            <text:p>económico</text:p>
          </table:table-cell>
          <table:table-cell table:style-name="ce73" office:value-type="string">
            <text:p>économique</text:p>
          </table:table-cell>
          <table:table-cell table:style-name="ce75" office:value-type="string">
            <text:p>economico</text:p>
          </table:table-cell>
          <table:table-cell table:style-name="ce78" office:value-type="string">
            <text:p>oeconomica</text:p>
          </table:table-cell>
          <table:table-cell table:style-name="ce80" office:value-type="string">
            <text:p>economic</text:p>
          </table:table-cell>
          <table:table-cell table:style-name="ce82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ntu</text:p>
          </table:table-cell>
          <table:table-cell table:style-name="ce66" office:value-type="string">
            <text:p>enter</text:p>
          </table:table-cell>
          <table:table-cell table:style-name="ce71" office:value-type="string">
            <text:p>entrar</text:p>
          </table:table-cell>
          <table:table-cell table:style-name="ce73" office:value-type="string">
            <text:p>entrer</text:p>
          </table:table-cell>
          <table:table-cell table:style-name="ce75" office:value-type="string">
            <text:p>entrare</text:p>
          </table:table-cell>
          <table:table-cell table:style-name="ce78" office:value-type="string">
            <text:p>intrabit</text:p>
          </table:table-cell>
          <table:table-cell table:style-name="ce80" office:value-type="string">
            <text:p>introduce</text:p>
          </table:table-cell>
          <table:table-cell table:style-name="ce82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6" office:value-type="string">
            <text:p>exist</text:p>
          </table:table-cell>
          <table:table-cell table:style-name="ce71" office:value-type="string">
            <text:p>existir</text:p>
          </table:table-cell>
          <table:table-cell table:style-name="ce73" office:value-type="string">
            <text:p>exister</text:p>
          </table:table-cell>
          <table:table-cell table:style-name="ce75" office:value-type="string">
            <text:p>esistere</text:p>
          </table:table-cell>
          <table:table-cell table:style-name="ce78" office:value-type="string">
            <text:p>est</text:p>
          </table:table-cell>
          <table:table-cell table:style-name="ce80" office:value-type="string">
            <text:p>exista</text:p>
          </table:table-cell>
          <table:table-cell table:style-name="ce82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5" office:value-type="string">
            <text:p>be</text:p>
          </table:table-cell>
          <table:table-cell table:style-name="ce70" office:value-type="string">
            <text:p>estar</text:p>
          </table:table-cell>
          <table:table-cell table:style-name="ce73" office:value-type="string">
            <text:p>être</text:p>
          </table:table-cell>
          <table:table-cell table:style-name="ce75" office:value-type="string">
            <text:p>essere</text:p>
          </table:table-cell>
          <table:table-cell table:style-name="ce78" office:value-type="string">
            <text:p>esse</text:p>
          </table:table-cell>
          <table:table-cell table:style-name="ce80" office:value-type="string">
            <text:p>fi</text:p>
          </table:table-cell>
          <table:table-cell table:style-name="ce82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veto</text:p>
          </table:table-cell>
          <table:table-cell table:style-name="ce65" office:value-type="string">
            <text:p>eventually</text:p>
          </table:table-cell>
          <table:table-cell table:style-name="ce70" office:value-type="string">
            <text:p>finalmente</text:p>
          </table:table-cell>
          <table:table-cell table:style-name="ce73" office:value-type="string">
            <text:p>finalement</text:p>
          </table:table-cell>
          <table:table-cell table:style-name="ce75" office:value-type="string">
            <text:p>infine</text:p>
          </table:table-cell>
          <table:table-cell table:style-name="ce78" office:value-type="string">
            <text:p>eventually</text:p>
          </table:table-cell>
          <table:table-cell table:style-name="ce80" office:value-type="string">
            <text:p>eventual</text:p>
          </table:table-cell>
          <table:table-cell table:style-name="ce82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zato</text:p>
          </table:table-cell>
          <table:table-cell table:style-name="ce65" office:value-type="string">
            <text:p>exactly</text:p>
          </table:table-cell>
          <table:table-cell table:style-name="ce70" office:value-type="string">
            <text:p>exactamente</text:p>
          </table:table-cell>
          <table:table-cell table:style-name="ce73" office:value-type="string">
            <text:p>exactement</text:p>
          </table:table-cell>
          <table:table-cell table:style-name="ce75" office:value-type="string">
            <text:p>Esattamente</text:p>
          </table:table-cell>
          <table:table-cell table:style-name="ce78" office:value-type="string">
            <text:p>prorsus</text:p>
          </table:table-cell>
          <table:table-cell table:style-name="ce80" office:value-type="string">
            <text:p>exact</text:p>
          </table:table-cell>
          <table:table-cell table:style-name="ce82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ru</text:p>
          </table:table-cell>
          <table:table-cell table:style-name="ce65" office:value-type="string">
            <text:p>do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fare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7" office:value-type="string">
            <text:p>false</text:p>
          </table:table-cell>
          <table:table-cell table:style-name="ce70" office:value-type="string">
            <text:p>falsa/fals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falsa/falso</text:p>
          </table:table-cell>
          <table:table-cell table:style-name="ce78" office:value-type="string">
            <text:p>falsus</text:p>
          </table:table-cell>
          <table:table-cell table:style-name="ce80" office:value-type="string">
            <text:p>fals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5" office:value-type="string">
            <text:p>first</text:p>
          </table:table-cell>
          <table:table-cell table:style-name="ce70" office:value-type="string">
            <text:p>primero</text:p>
          </table:table-cell>
          <table:table-cell table:style-name="ce73" office:value-type="string">
            <text:p>première</text:p>
          </table:table-cell>
          <table:table-cell table:style-name="ce75" office:value-type="string">
            <text:p>primo</text:p>
          </table:table-cell>
          <table:table-cell table:style-name="ce78" office:value-type="string">
            <text:p>primis</text:p>
          </table:table-cell>
          <table:table-cell table:style-name="ce80" office:value-type="string">
            <text:p>primul</text:p>
          </table:table-cell>
          <table:table-cell table:style-name="ce82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fato</text:p>
          </table:table-cell>
          <table:table-cell table:style-name="ce65" office:value-type="string">
            <text:p>don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termin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tu</text:p>
          </table:table-cell>
          <table:table-cell table:style-name="ce65" office:value-type="string">
            <text:p>mad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fabriqu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făcut</text:p>
          </table:table-cell>
          <table:table-cell table:style-name="ce82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wo</text:p>
          </table:table-cell>
          <table:table-cell table:style-name="ce65" office:value-type="string">
            <text:p>wrong</text:p>
          </table:table-cell>
          <table:table-cell table:style-name="ce70" office:value-type="string">
            <text:p>incorrect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sbagliato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gresit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do</text:p>
          </table:table-cell>
          <table:table-cell table:style-name="ce65" office:value-type="string">
            <text:p>federal</text:p>
          </table:table-cell>
          <table:table-cell table:style-name="ce70" office:value-type="string">
            <text:p>federal</text:p>
          </table:table-cell>
          <table:table-cell table:style-name="ce73" office:value-type="string">
            <text:p>fédéral</text:p>
          </table:table-cell>
          <table:table-cell table:style-name="ce75" office:value-type="string">
            <text:p>federale</text:p>
          </table:table-cell>
          <table:table-cell table:style-name="ce78" office:value-type="string">
            <text:p>foederati</text:p>
          </table:table-cell>
          <table:table-cell table:style-name="ce80" office:value-type="string">
            <text:p>federal</text:p>
          </table:table-cell>
          <table:table-cell table:style-name="ce82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my</text:p>
          </table:table-cell>
          <table:table-cell table:style-name="ce65" office:value-type="string">
            <text:p>farm</text:p>
          </table:table-cell>
          <table:table-cell table:style-name="ce70" office:value-type="string">
            <text:p>granja</text:p>
          </table:table-cell>
          <table:table-cell table:style-name="ce73" office:value-type="string">
            <text:p>ferme</text:p>
          </table:table-cell>
          <table:table-cell table:style-name="ce75" office:value-type="string">
            <text:p>azienda agricola</text:p>
          </table:table-cell>
          <table:table-cell table:style-name="ce78" office:value-type="string">
            <text:p>villam</text:p>
          </table:table-cell>
          <table:table-cell table:style-name="ce80" office:value-type="string">
            <text:p>fermă</text:p>
          </table:table-cell>
          <table:table-cell table:style-name="ce82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na</text:p>
          </table:table-cell>
          <table:table-cell table:style-name="ce65" office:value-type="string">
            <text:p>window</text:p>
          </table:table-cell>
          <table:table-cell table:style-name="ce70" office:value-type="string">
            <text:p>ventana</text:p>
          </table:table-cell>
          <table:table-cell table:style-name="ce73" office:value-type="string">
            <text:p>fenêtre</text:p>
          </table:table-cell>
          <table:table-cell table:style-name="ce75" office:value-type="string">
            <text:p>finestra</text:p>
          </table:table-cell>
          <table:table-cell table:style-name="ce78" office:value-type="string">
            <text:p>fenestram</text:p>
          </table:table-cell>
          <table:table-cell table:style-name="ce80" office:value-type="string">
            <text:p>fereastră</text:p>
          </table:table-cell>
          <table:table-cell table:style-name="ce82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ro</text:p>
          </table:table-cell>
          <table:table-cell table:style-name="ce65" office:value-type="string">
            <text:p>available</text:p>
          </table:table-cell>
          <table:table-cell table:style-name="ce70" office:value-type="string">
            <text:p>disponible</text:p>
          </table:table-cell>
          <table:table-cell table:style-name="ce73" office:value-type="string">
            <text:p>disponible</text:p>
          </table:table-cell>
          <table:table-cell table:style-name="ce75" office:value-type="string">
            <text:p>a disposizione</text:p>
          </table:table-cell>
          <table:table-cell table:style-name="ce78" office:value-type="string">
            <text:p>praesto</text:p>
          </table:table-cell>
          <table:table-cell table:style-name="ce80" office:value-type="string">
            <text:p>disponibil</text:p>
          </table:table-cell>
          <table:table-cell table:style-name="ce82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zo</text:p>
          </table:table-cell>
          <table:table-cell table:style-name="ce65" office:value-type="string">
            <text:p>happy</text:p>
          </table:table-cell>
          <table:table-cell table:style-name="ce70" office:value-type="string">
            <text:p>feliz</text:p>
          </table:table-cell>
          <table:table-cell table:style-name="ce73" office:value-type="string">
            <text:p>content</text:p>
          </table:table-cell>
          <table:table-cell table:style-name="ce75" office:value-type="string">
            <text:p>contento</text:p>
          </table:table-cell>
          <table:table-cell table:style-name="ce78" office:value-type="string">
            <text:p>felix</text:p>
          </table:table-cell>
          <table:table-cell table:style-name="ce80" office:value-type="string">
            <text:p>fericit</text:p>
          </table:table-cell>
          <table:table-cell table:style-name="ce82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go</text:p>
          </table:table-cell>
          <table:table-cell table:style-name="ce65" office:value-type="string">
            <text:p>cold</text:p>
          </table:table-cell>
          <table:table-cell table:style-name="ce70" office:value-type="string">
            <text:p>frío</text:p>
          </table:table-cell>
          <table:table-cell table:style-name="ce73" office:value-type="string">
            <text:p>du froid</text:p>
          </table:table-cell>
          <table:table-cell table:style-name="ce75" office:value-type="string">
            <text:p>freddo</text:p>
          </table:table-cell>
          <table:table-cell table:style-name="ce78" office:value-type="string">
            <text:p>frigus</text:p>
          </table:table-cell>
          <table:table-cell table:style-name="ce80" office:value-type="string">
            <text:p>frig</text:p>
          </table:table-cell>
          <table:table-cell table:style-name="ce82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ko</text:p>
          </table:table-cell>
          <table:table-cell table:style-name="ce65" office:value-type="string">
            <text:p>financial</text:p>
          </table:table-cell>
          <table:table-cell table:style-name="ce70" office:value-type="string">
            <text:p>financiero</text:p>
          </table:table-cell>
          <table:table-cell table:style-name="ce73" office:value-type="string">
            <text:p>financier</text:p>
          </table:table-cell>
          <table:table-cell table:style-name="ce75" office:value-type="string">
            <text:p>finanziario</text:p>
          </table:table-cell>
          <table:table-cell table:style-name="ce78" office:value-type="string">
            <text:p>pecuniaria</text:p>
          </table:table-cell>
          <table:table-cell table:style-name="ce80" office:value-type="string">
            <text:p>financiar</text:p>
          </table:table-cell>
          <table:table-cell table:style-name="ce82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a</text:p>
          </table:table-cell>
          <table:table-cell table:style-name="ce65" office:value-type="string">
            <text:p>final</text:p>
          </table:table-cell>
          <table:table-cell table:style-name="ce70" office:value-type="string">
            <text:p>final</text:p>
          </table:table-cell>
          <table:table-cell table:style-name="ce73" office:value-type="string">
            <text:p>final</text:p>
          </table:table-cell>
          <table:table-cell table:style-name="ce75" office:value-type="string">
            <text:p>finale</text:p>
          </table:table-cell>
          <table:table-cell table:style-name="ce78" office:value-type="string">
            <text:p>finalem</text:p>
          </table:table-cell>
          <table:table-cell table:style-name="ce80" office:value-type="string">
            <text:p>final</text:p>
          </table:table-cell>
          <table:table-cell table:style-name="ce82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o</text:p>
          </table:table-cell>
          <table:table-cell table:style-name="ce65" office:value-type="string">
            <text:p>over</text:p>
          </table:table-cell>
          <table:table-cell table:style-name="ce70" office:value-type="string">
            <text:p>acabo</text:p>
          </table:table-cell>
          <table:table-cell table:style-name="ce73" office:value-type="string">
            <text:p>fini</text:p>
          </table:table-cell>
          <table:table-cell table:style-name="ce75" office:value-type="string">
            <text:p>fin</text:p>
          </table:table-cell>
          <table:table-cell table:style-name="ce78" office:value-type="string">
            <text:p>cessavit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yxu</text:p>
          </table:table-cell>
          <table:table-cell table:style-name="ce66" office:value-type="string">
            <text:p>finish</text:p>
          </table:table-cell>
          <table:table-cell table:style-name="ce71" office:value-type="string">
            <text:p>terminar</text:p>
          </table:table-cell>
          <table:table-cell table:style-name="ce73" office:value-type="string">
            <text:p>finir</text:p>
          </table:table-cell>
          <table:table-cell table:style-name="ce75" office:value-type="string">
            <text:p>fine</text:p>
          </table:table-cell>
          <table:table-cell table:style-name="ce78" office:value-type="string">
            <text:p>finis</text:p>
          </table:table-cell>
          <table:table-cell table:style-name="ce80" office:value-type="string">
            <text:p>capăt, sfârsit</text:p>
          </table:table-cell>
          <table:table-cell table:style-name="ce82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zo</text:p>
          </table:table-cell>
          <table:table-cell table:style-name="ce65" office:value-type="string">
            <text:p>physical</text:p>
          </table:table-cell>
          <table:table-cell table:style-name="ce70" office:value-type="string">
            <text:p>físico</text:p>
          </table:table-cell>
          <table:table-cell table:style-name="ce73" office:value-type="string">
            <text:p>physique</text:p>
          </table:table-cell>
          <table:table-cell table:style-name="ce75" office:value-type="string">
            <text:p>fisico</text:p>
          </table:table-cell>
          <table:table-cell table:style-name="ce78" office:value-type="string">
            <text:p>corporis</text:p>
          </table:table-cell>
          <table:table-cell table:style-name="ce80" office:value-type="string">
            <text:p>fizic</text:p>
          </table:table-cell>
          <table:table-cell table:style-name="ce82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lea</text:p>
          </table:table-cell>
          <table:table-cell table:style-name="ce65" office:value-type="string">
            <text:p>flower</text:p>
          </table:table-cell>
          <table:table-cell table:style-name="ce70" office:value-type="string">
            <text:p>flor</text:p>
          </table:table-cell>
          <table:table-cell table:style-name="ce73" office:value-type="string">
            <text:p>fleur</text:p>
          </table:table-cell>
          <table:table-cell table:style-name="ce75" office:value-type="string">
            <text:p>fiore</text:p>
          </table:table-cell>
          <table:table-cell table:style-name="ce78" office:value-type="string">
            <text:p>flos</text:p>
          </table:table-cell>
          <table:table-cell table:style-name="ce80" office:value-type="string">
            <text:p>floare</text:p>
          </table:table-cell>
          <table:table-cell table:style-name="ce82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oka</text:p>
          </table:table-cell>
          <table:table-cell table:style-name="ce65" office:value-type="string">
            <text:p>fire</text:p>
          </table:table-cell>
          <table:table-cell table:style-name="ce70" office:value-type="string">
            <text:p>fuego</text:p>
          </table:table-cell>
          <table:table-cell table:style-name="ce73" office:value-type="string">
            <text:p>Feu</text:p>
          </table:table-cell>
          <table:table-cell table:style-name="ce75" office:value-type="string">
            <text:p>fuoco</text:p>
          </table:table-cell>
          <table:table-cell table:style-name="ce78" office:value-type="string">
            <text:p>ignis</text:p>
          </table:table-cell>
          <table:table-cell table:style-name="ce80" office:value-type="string">
            <text:p>foc</text:p>
          </table:table-cell>
          <table:table-cell table:style-name="ce82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omu</text:p>
          </table:table-cell>
          <table:table-cell table:style-name="ce66" office:value-type="string">
            <text:p>form/make</text:p>
          </table:table-cell>
          <table:table-cell table:style-name="ce71" office:value-type="string">
            <text:p>formar</text:p>
          </table:table-cell>
          <table:table-cell table:style-name="ce73" office:value-type="string">
            <text:p>forme</text:p>
          </table:table-cell>
          <table:table-cell table:style-name="ce75" office:value-type="string">
            <text:p>modulo</text:p>
          </table:table-cell>
          <table:table-cell table:style-name="ce78" office:value-type="string">
            <text:p>forma</text:p>
          </table:table-cell>
          <table:table-cell table:style-name="ce80" office:value-type="string">
            <text:p>formă</text:p>
          </table:table-cell>
          <table:table-cell table:style-name="ce82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fora</text:p>
          </table:table-cell>
          <table:table-cell table:style-name="ce65" office:value-type="string">
            <text:p>outside</text:p>
          </table:table-cell>
          <table:table-cell table:style-name="ce70" office:value-type="string">
            <text:p>fuera de</text:p>
          </table:table-cell>
          <table:table-cell table:style-name="ce73" office:value-type="string">
            <text:p>à l'extérieur</text:p>
          </table:table-cell>
          <table:table-cell table:style-name="ce75" office:value-type="string">
            <text:p>al di fuori</text:p>
          </table:table-cell>
          <table:table-cell table:style-name="ce78" office:value-type="string">
            <text:p>foras</text:p>
          </table:table-cell>
          <table:table-cell table:style-name="ce80" office:value-type="string">
            <text:p>in afara</text:p>
          </table:table-cell>
          <table:table-cell table:style-name="ce82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oro</text:p>
          </table:table-cell>
          <table:table-cell table:style-name="ce65" office:value-type="string">
            <text:p>strong</text:p>
          </table:table-cell>
          <table:table-cell table:style-name="ce70" office:value-type="string">
            <text:p>fuerte</text:p>
          </table:table-cell>
          <table:table-cell table:style-name="ce73" office:value-type="string">
            <text:p>fort</text:p>
          </table:table-cell>
          <table:table-cell table:style-name="ce75" office:value-type="string">
            <text:p>forte</text:p>
          </table:table-cell>
          <table:table-cell table:style-name="ce78" office:value-type="string">
            <text:p>fortis</text:p>
          </table:table-cell>
          <table:table-cell table:style-name="ce80" office:value-type="string">
            <text:p>puternic</text:p>
          </table:table-cell>
          <table:table-cell table:style-name="ce82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rea</text:p>
          </table:table-cell>
          <table:table-cell table:style-name="ce65" office:value-type="string">
            <text:p>brother</text:p>
          </table:table-cell>
          <table:table-cell table:style-name="ce70" office:value-type="string">
            <text:p>hermano</text:p>
          </table:table-cell>
          <table:table-cell table:style-name="ce73" office:value-type="string">
            <text:p>frère</text:p>
          </table:table-cell>
          <table:table-cell table:style-name="ce75" office:value-type="string">
            <text:p>fratello</text:p>
          </table:table-cell>
          <table:table-cell table:style-name="ce78" office:value-type="string">
            <text:p>frater</text:p>
          </table:table-cell>
          <table:table-cell table:style-name="ce80" office:value-type="string">
            <text:p>frate</text:p>
          </table:table-cell>
          <table:table-cell table:style-name="ce82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uxo</text:p>
          </table:table-cell>
          <table:table-cell table:style-name="ce65" office:value-type="string">
            <text:p>easy</text:p>
          </table:table-cell>
          <table:table-cell table:style-name="ce70" office:value-type="string">
            <text:p>fácil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facile</text:p>
          </table:table-cell>
          <table:table-cell table:style-name="ce78" office:value-type="string">
            <text:p>facile</text:p>
          </table:table-cell>
          <table:table-cell table:style-name="ce80" office:value-type="string">
            <text:p>uşor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ba</text:p>
          </table:table-cell>
          <table:table-cell table:style-name="ce65" office:value-type="string">
            <text:p>leg</text:p>
          </table:table-cell>
          <table:table-cell table:style-name="ce70" office:value-type="string">
            <text:p>pierna</text:p>
          </table:table-cell>
          <table:table-cell table:style-name="ce73" office:value-type="string">
            <text:p>jambe</text:p>
          </table:table-cell>
          <table:table-cell table:style-name="ce75" office:value-type="string">
            <text:p>gamba</text:p>
          </table:table-cell>
          <table:table-cell table:style-name="ce78" office:value-type="string">
            <text:p>crus</text:p>
          </table:table-cell>
          <table:table-cell table:style-name="ce80" office:value-type="string">
            <text:p>picior</text:p>
          </table:table-cell>
          <table:table-cell table:style-name="ce82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nu</text:p>
          </table:table-cell>
          <table:table-cell table:style-name="ce66" office:value-type="string">
            <text:p>earn/win</text:p>
          </table:table-cell>
          <table:table-cell table:style-name="ce71" office:value-type="string">
            <text:p>ganar</text:p>
          </table:table-cell>
          <table:table-cell table:style-name="ce73" office:value-type="string">
            <text:p>gagner</text:p>
          </table:table-cell>
          <table:table-cell table:style-name="ce75" office:value-type="string">
            <text:p>vittoria</text:p>
          </table:table-cell>
          <table:table-cell table:style-name="ce78" office:value-type="string">
            <text:p>win</text:p>
          </table:table-cell>
          <table:table-cell table:style-name="ce80" office:value-type="string">
            <text:p>victorie</text:p>
          </table:table-cell>
          <table:table-cell table:style-name="ce82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ta</text:p>
          </table:table-cell>
          <table:table-cell table:style-name="ce65" office:value-type="string">
            <text:p>cat</text:p>
          </table:table-cell>
          <table:table-cell table:style-name="ce70" office:value-type="string">
            <text:p>gato</text:p>
          </table:table-cell>
          <table:table-cell table:style-name="ce73" office:value-type="string">
            <text:p>chat</text:p>
          </table:table-cell>
          <table:table-cell table:style-name="ce75" office:value-type="string">
            <text:p>gatto</text:p>
          </table:table-cell>
          <table:table-cell table:style-name="ce78" office:value-type="string">
            <text:p>cattus</text:p>
          </table:table-cell>
          <table:table-cell table:style-name="ce80" office:value-type="string">
            <text:p>pisică</text:p>
          </table:table-cell>
          <table:table-cell table:style-name="ce82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to</text:p>
          </table:table-cell>
          <table:table-cell table:style-name="ce65" office:value-type="string">
            <text:p>free</text:p>
          </table:table-cell>
          <table:table-cell table:style-name="ce70" office:value-type="string">
            <text:p>gratis</text:p>
          </table:table-cell>
          <table:table-cell table:style-name="ce73" office:value-type="string">
            <text:p>gratuite</text:p>
          </table:table-cell>
          <table:table-cell table:style-name="ce75" office:value-type="string">
            <text:p>gratuito</text:p>
          </table:table-cell>
          <table:table-cell table:style-name="ce78" office:value-type="string">
            <text:p>liberum </text:p>
          </table:table-cell>
          <table:table-cell table:style-name="ce80" office:value-type="string">
            <text:p>gratuit</text:p>
          </table:table-cell>
          <table:table-cell table:style-name="ce82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tu</text:p>
          </table:table-cell>
          <table:table-cell table:style-name="ce65" office:value-type="string">
            <text:p>thank</text:p>
          </table:table-cell>
          <table:table-cell table:style-name="ce70" office:value-type="string">
            <text:p>gracias</text:p>
          </table:table-cell>
          <table:table-cell table:style-name="ce73" office:value-type="string">
            <text:p>remercier</text:p>
          </table:table-cell>
          <table:table-cell table:style-name="ce75" office:value-type="string">
            <text:p>grazie</text:p>
          </table:table-cell>
          <table:table-cell table:style-name="ce78" office:value-type="string">
            <text:p>gratias ago</text:p>
          </table:table-cell>
          <table:table-cell table:style-name="ce80" office:value-type="string">
            <text:p>mulțumire</text:p>
          </table:table-cell>
          <table:table-cell table:style-name="ce82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vo</text:p>
          </table:table-cell>
          <table:table-cell table:style-name="ce65" office:value-type="string">
            <text:p>serious</text:p>
          </table:table-cell>
          <table:table-cell table:style-name="ce70" office:value-type="string">
            <text:p>grave</text:p>
          </table:table-cell>
          <table:table-cell table:style-name="ce73" office:value-type="string">
            <text:p>sérieux</text:p>
          </table:table-cell>
          <table:table-cell table:style-name="ce75" office:value-type="string">
            <text:p>grave</text:p>
          </table:table-cell>
          <table:table-cell table:style-name="ce78" office:value-type="string">
            <text:p>gravis</text:p>
          </table:table-cell>
          <table:table-cell table:style-name="ce80" office:value-type="string">
            <text:p>serios</text:p>
          </table:table-cell>
          <table:table-cell table:style-name="ce82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ro</text:p>
          </table:table-cell>
          <table:table-cell table:style-name="ce65" office:value-type="string">
            <text:p>general</text:p>
          </table:table-cell>
          <table:table-cell table:style-name="ce70" office:value-type="string">
            <text:p>general</text:p>
          </table:table-cell>
          <table:table-cell table:style-name="ce73" office:value-type="string">
            <text:p>général</text:p>
          </table:table-cell>
          <table:table-cell table:style-name="ce75" office:value-type="string">
            <text:p>generale</text:p>
          </table:table-cell>
          <table:table-cell table:style-name="ce78" office:value-type="string">
            <text:p>generalis</text:p>
          </table:table-cell>
          <table:table-cell table:style-name="ce80" office:value-type="string">
            <text:p>general</text:p>
          </table:table-cell>
          <table:table-cell table:style-name="ce82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to</text:p>
          </table:table-cell>
          <table:table-cell table:style-name="ce65" office:value-type="string">
            <text:p>kind</text:p>
          </table:table-cell>
          <table:table-cell table:style-name="ce70" office:value-type="string">
            <text:p>tipo</text:p>
          </table:table-cell>
          <table:table-cell table:style-name="ce73" office:value-type="string">
            <text:p>gentil</text:p>
          </table:table-cell>
          <table:table-cell table:style-name="ce75" office:value-type="string">
            <text:p>genere</text:p>
          </table:table-cell>
          <table:table-cell table:style-name="ce78" office:value-type="string">
            <text:p>genus</text:p>
          </table:table-cell>
          <table:table-cell table:style-name="ce80" office:value-type="string">
            <text:p>drăguț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yvu</text:p>
          </table:table-cell>
          <table:table-cell table:style-name="ce66" office:value-type="string">
            <text:p>give</text:p>
          </table:table-cell>
          <table:table-cell table:style-name="ce71" office:value-type="string">
            <text:p>dar</text:p>
          </table:table-cell>
          <table:table-cell table:style-name="ce73" office:value-type="string">
            <text:p>donner</text:p>
          </table:table-cell>
          <table:table-cell table:style-name="ce75" office:value-type="string">
            <text:p>dare</text:p>
          </table:table-cell>
          <table:table-cell table:style-name="ce78" office:value-type="string">
            <text:p>dabo</text:p>
          </table:table-cell>
          <table:table-cell table:style-name="ce80" office:value-type="string">
            <text:p>dar, dă</text:p>
          </table:table-cell>
          <table:table-cell table:style-name="ce82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oso</text:p>
          </table:table-cell>
          <table:table-cell table:style-name="ce65" office:value-type="string">
            <text:p>big</text:p>
          </table:table-cell>
          <table:table-cell table:style-name="ce70" office:value-type="string">
            <text:p>grande</text:p>
          </table:table-cell>
          <table:table-cell table:style-name="ce73" office:value-type="string">
            <text:p>gros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um</text:p>
          </table:table-cell>
          <table:table-cell table:style-name="ce80" office:value-type="string">
            <text:p>mare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oxu</text:p>
          </table:table-cell>
          <table:table-cell table:style-name="ce65" office:value-type="string">
            <text:p>grow</text:p>
          </table:table-cell>
          <table:table-cell table:style-name="ce70" office:value-type="string">
            <text:p>crecer</text:p>
          </table:table-cell>
          <table:table-cell table:style-name="ce73" office:value-type="string">
            <text:p>grandir</text:p>
          </table:table-cell>
          <table:table-cell table:style-name="ce75" office:value-type="string">
            <text:p>crescere</text:p>
          </table:table-cell>
          <table:table-cell table:style-name="ce78" office:value-type="string">
            <text:p>crescere</text:p>
          </table:table-cell>
          <table:table-cell table:style-name="ce80" office:value-type="string">
            <text:p>crește</text:p>
          </table:table-cell>
          <table:table-cell table:style-name="ce82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xo</text:p>
          </table:table-cell>
          <table:table-cell table:style-name="ce65" office:value-type="string">
            <text:p>left</text:p>
          </table:table-cell>
          <table:table-cell table:style-name="ce70" office:value-type="string">
            <text:p>izquierda</text:p>
          </table:table-cell>
          <table:table-cell table:style-name="ce73" office:value-type="string">
            <text:p>la gauche</text:p>
          </table:table-cell>
          <table:table-cell table:style-name="ce75" office:value-type="string">
            <text:p>sinistra</text:p>
          </table:table-cell>
          <table:table-cell table:style-name="ce78" office:value-type="string">
            <text:p>reliquit</text:p>
          </table:table-cell>
          <table:table-cell table:style-name="ce80" office:value-type="string">
            <text:p>stânga</text:p>
          </table:table-cell>
          <table:table-cell table:style-name="ce82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zo</text:p>
          </table:table-cell>
          <table:table-cell table:style-name="ce65" office:value-type="string">
            <text:p>great</text:p>
          </table:table-cell>
          <table:table-cell table:style-name="ce70" office:value-type="string">
            <text:p>Excelente</text:p>
          </table:table-cell>
          <table:table-cell table:style-name="ce73" office:value-type="string">
            <text:p>génial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grozav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bu</text:p>
          </table:table-cell>
          <table:table-cell table:style-name="ce66" office:value-type="string">
            <text:p>speak</text:p>
          </table:table-cell>
          <table:table-cell table:style-name="ce71" office:value-type="string">
            <text:p>hablar</text:p>
          </table:table-cell>
          <table:table-cell table:style-name="ce73" office:value-type="string">
            <text:p>parler</text:p>
          </table:table-cell>
          <table:table-cell table:style-name="ce75" office:value-type="string">
            <text:p>parl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vorbi</text:p>
          </table:table-cell>
          <table:table-cell table:style-name="ce82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ky</text:p>
          </table:table-cell>
          <table:table-cell table:style-name="ce65" office:value-type="string">
            <text:p>make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rendere</text:p>
          </table:table-cell>
          <table:table-cell table:style-name="ce78" office:value-type="string">
            <text:p>facer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6" office:value-type="string">
            <text:p>have</text:p>
          </table:table-cell>
          <table:table-cell table:style-name="ce71" office:value-type="string">
            <text:p>haber</text:p>
          </table:table-cell>
          <table:table-cell table:style-name="ce73" office:value-type="string">
            <text:p>avoir</text:p>
          </table:table-cell>
          <table:table-cell table:style-name="ce75" office:value-type="string">
            <text:p>av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avea</text:p>
          </table:table-cell>
          <table:table-cell table:style-name="ce82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8" office:value-type="string">
            <text:p>have</text:p>
          </table:table-cell>
          <table:table-cell table:style-name="ce70" office:value-type="string">
            <text:p>tiene</text:p>
          </table:table-cell>
          <table:table-cell table:style-name="ce73" office:value-type="string">
            <text:p>à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0" office:value-type="string">
            <text:p>are</text:p>
          </table:table-cell>
          <table:table-cell table:style-name="ce82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ba</text:p>
          </table:table-cell>
          <table:table-cell table:style-name="ce65" office:value-type="string">
            <text:p>grass</text:p>
          </table:table-cell>
          <table:table-cell table:style-name="ce70" office:value-type="string">
            <text:p>hierba</text:p>
          </table:table-cell>
          <table:table-cell table:style-name="ce73" office:value-type="string">
            <text:p>herbe</text:p>
          </table:table-cell>
          <table:table-cell table:style-name="ce75" office:value-type="string">
            <text:p>erba</text:p>
          </table:table-cell>
          <table:table-cell table:style-name="ce78" office:value-type="string">
            <text:p>herba</text:p>
          </table:table-cell>
          <table:table-cell table:style-name="ce80" office:value-type="string">
            <text:p>iarbă</text:p>
          </table:table-cell>
          <table:table-cell table:style-name="ce82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pa</text:p>
          </table:table-cell>
          <table:table-cell table:style-name="ce65" office:value-type="string">
            <text:p>paper</text:p>
          </table:table-cell>
          <table:table-cell table:style-name="ce70" office:value-type="string">
            <text:p>papel</text:p>
          </table:table-cell>
          <table:table-cell table:style-name="ce73" office:value-type="string">
            <text:p>papier</text:p>
          </table:table-cell>
          <table:table-cell table:style-name="ce75" office:value-type="string">
            <text:p>carta</text:p>
          </table:table-cell>
          <table:table-cell table:style-name="ce78" office:value-type="string">
            <text:p>chartam</text:p>
          </table:table-cell>
          <table:table-cell table:style-name="ce80" office:value-type="string">
            <text:p>hârtie</text:p>
          </table:table-cell>
          <table:table-cell table:style-name="ce82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eso</text:p>
          </table:table-cell>
          <table:table-cell table:style-name="ce65" office:value-type="string">
            <text:p>hot</text:p>
          </table:table-cell>
          <table:table-cell table:style-name="ce70" office:value-type="string">
            <text:p>caliente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i</text:p>
          </table:table-cell>
          <table:table-cell table:style-name="ce80" office:value-type="string">
            <text:p>fierbinte</text:p>
          </table:table-cell>
          <table:table-cell table:style-name="ce82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oja</text:p>
          </table:table-cell>
          <table:table-cell table:style-name="ce65" office:value-type="string">
            <text:p>today</text:p>
          </table:table-cell>
          <table:table-cell table:style-name="ce70" office:value-type="string">
            <text:p>hoy</text:p>
          </table:table-cell>
          <table:table-cell table:style-name="ce73" office:value-type="string">
            <text:p>aujourd'hui</text:p>
          </table:table-cell>
          <table:table-cell table:style-name="ce75" office:value-type="string">
            <text:p>oggi</text:p>
          </table:table-cell>
          <table:table-cell table:style-name="ce78" office:value-type="string">
            <text:p>hodie</text:p>
          </table:table-cell>
          <table:table-cell table:style-name="ce80" office:value-type="string">
            <text:p>azi</text:p>
          </table:table-cell>
          <table:table-cell table:style-name="ce82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gy</text:p>
          </table:table-cell>
          <table:table-cell table:style-name="ce65" office:value-type="string">
            <text:p>hill</text:p>
          </table:table-cell>
          <table:table-cell table:style-name="ce70" office:value-type="string">
            <text:p>colina</text:p>
          </table:table-cell>
          <table:table-cell table:style-name="ce73" office:value-type="string">
            <text:p>colline</text:p>
          </table:table-cell>
          <table:table-cell table:style-name="ce75" office:value-type="string">
            <text:p>collina</text:p>
          </table:table-cell>
          <table:table-cell table:style-name="ce78" office:value-type="string">
            <text:p>collis</text:p>
          </table:table-cell>
          <table:table-cell table:style-name="ce80" office:value-type="string">
            <text:p>deal</text:p>
          </table:table-cell>
          <table:table-cell table:style-name="ce82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a</text:p>
          </table:table-cell>
          <table:table-cell table:style-name="ce65" office:value-type="string">
            <text:p>man</text:p>
          </table:table-cell>
          <table:table-cell table:style-name="ce70" office:value-type="string">
            <text:p>hombre</text:p>
          </table:table-cell>
          <table:table-cell table:style-name="ce73" office:value-type="string">
            <text:p>homme</text:p>
          </table:table-cell>
          <table:table-cell table:style-name="ce75" office:value-type="string">
            <text:p>uomo</text:p>
          </table:table-cell>
          <table:table-cell table:style-name="ce78" office:value-type="string">
            <text:p>vir</text:p>
          </table:table-cell>
          <table:table-cell table:style-name="ce80" office:value-type="string">
            <text:p>om</text:p>
          </table:table-cell>
          <table:table-cell table:style-name="ce82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e</text:p>
          </table:table-cell>
          <table:table-cell table:style-name="ce65" office:value-type="string">
            <text:p>men</text:p>
          </table:table-cell>
          <table:table-cell table:style-name="ce70" office:value-type="string">
            <text:p>hombres</text:p>
          </table:table-cell>
          <table:table-cell table:style-name="ce73" office:value-type="string">
            <text:p>Hommes</text:p>
          </table:table-cell>
          <table:table-cell table:style-name="ce75" office:value-type="string">
            <text:p>uomini</text:p>
          </table:table-cell>
          <table:table-cell table:style-name="ce78" office:value-type="string">
            <text:p>homines</text:p>
          </table:table-cell>
          <table:table-cell table:style-name="ce80" office:value-type="string">
            <text:p>bărbați</text:p>
          </table:table-cell>
          <table:table-cell table:style-name="ce82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umo</text:p>
          </table:table-cell>
          <table:table-cell table:style-name="ce65" office:value-type="string">
            <text:p>human</text:p>
          </table:table-cell>
          <table:table-cell table:style-name="ce70" office:value-type="string">
            <text:p>humano</text:p>
          </table:table-cell>
          <table:table-cell table:style-name="ce73" office:value-type="string">
            <text:p>Humain</text:p>
          </table:table-cell>
          <table:table-cell table:style-name="ce75" office:value-type="string">
            <text:p>umano</text:p>
          </table:table-cell>
          <table:table-cell table:style-name="ce78" office:value-type="string">
            <text:p>hominum</text:p>
          </table:table-cell>
          <table:table-cell table:style-name="ce80" office:value-type="string">
            <text:p>uman</text:p>
          </table:table-cell>
          <table:table-cell table:style-name="ce82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56"/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yjma</text:p>
          </table:table-cell>
          <table:table-cell table:style-name="ce65" office:value-type="string">
            <text:p>picture</text:p>
          </table:table-cell>
          <table:table-cell table:style-name="ce70" office:value-type="string">
            <text:p>imagen</text:p>
          </table:table-cell>
          <table:table-cell table:style-name="ce73" office:value-type="string">
            <text:p>image</text:p>
          </table:table-cell>
          <table:table-cell table:style-name="ce75" office:value-type="string">
            <text:p>immagine</text:p>
          </table:table-cell>
          <table:table-cell table:style-name="ce78" office:value-type="string">
            <text:p>picturae</text:p>
          </table:table-cell>
          <table:table-cell table:style-name="ce80" office:value-type="string">
            <text:p>imagine</text:p>
          </table:table-cell>
          <table:table-cell table:style-name="ce82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oro</text:p>
          </table:table-cell>
          <table:table-cell table:style-name="ce65" office:value-type="string">
            <text:p>huge</text:p>
          </table:table-cell>
          <table:table-cell table:style-name="ce70" office:value-type="string">
            <text:p>enorme</text:p>
          </table:table-cell>
          <table:table-cell table:style-name="ce73" office:value-type="string">
            <text:p>énorme</text:p>
          </table:table-cell>
          <table:table-cell table:style-name="ce75" office:value-type="string">
            <text:p>enorme</text:p>
          </table:table-cell>
          <table:table-cell table:style-name="ce78" office:value-type="string">
            <text:p>ingens</text:p>
          </table:table-cell>
          <table:table-cell table:style-name="ce80" office:value-type="string">
            <text:p>imens</text:p>
          </table:table-cell>
          <table:table-cell table:style-name="ce82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pto</text:p>
          </table:table-cell>
          <table:table-cell table:style-name="ce65" office:value-type="string">
            <text:p>important</text:p>
          </table:table-cell>
          <table:table-cell table:style-name="ce70" office:value-type="string">
            <text:p>importante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important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important</text:p>
          </table:table-cell>
          <table:table-cell table:style-name="ce82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tso</text:p>
          </table:table-cell>
          <table:table-cell table:style-name="ce65" office:value-type="string">
            <text:p>international</text:p>
          </table:table-cell>
          <table:table-cell table:style-name="ce70" office:value-type="string">
            <text:p>internacional</text:p>
          </table:table-cell>
          <table:table-cell table:style-name="ce73" office:value-type="string">
            <text:p>International</text:p>
          </table:table-cell>
          <table:table-cell table:style-name="ce75" office:value-type="string">
            <text:p>internazionale</text:p>
          </table:table-cell>
          <table:table-cell table:style-name="ce78" office:value-type="string">
            <text:p>internationalis</text:p>
          </table:table-cell>
          <table:table-cell table:style-name="ce80" office:value-type="string">
            <text:p>internaţional</text:p>
          </table:table-cell>
          <table:table-cell table:style-name="ce82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vea</text:p>
          </table:table-cell>
          <table:table-cell table:style-name="ce66" office:value-type="string">
            <text:p>discover</text:p>
          </table:table-cell>
          <table:table-cell table:style-name="ce71" office:value-type="string">
            <text:p>descubrir</text:p>
          </table:table-cell>
          <table:table-cell table:style-name="ce73" office:value-type="string">
            <text:p>à découvrir</text:p>
          </table:table-cell>
          <table:table-cell table:style-name="ce75" office:value-type="string">
            <text:p>da scoprire</text:p>
          </table:table-cell>
          <table:table-cell table:style-name="ce78" office:value-type="string">
            <text:p>reveles</text:p>
          </table:table-cell>
          <table:table-cell table:style-name="ce80" office:value-type="string">
            <text:p>a descoperi</text:p>
          </table:table-cell>
          <table:table-cell table:style-name="ce82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ano</text:p>
          </table:table-cell>
          <table:table-cell table:style-name="ce65" office:value-type="string">
            <text:p>young</text:p>
          </table:table-cell>
          <table:table-cell table:style-name="ce70" office:value-type="string">
            <text:p>joven</text:p>
          </table:table-cell>
          <table:table-cell table:style-name="ce73" office:value-type="string">
            <text:p>Jeune</text:p>
          </table:table-cell>
          <table:table-cell table:style-name="ce75" office:value-type="string">
            <text:p>giovane</text:p>
          </table:table-cell>
          <table:table-cell table:style-name="ce78" office:value-type="string">
            <text:p>iuvenis</text:p>
          </table:table-cell>
          <table:table-cell table:style-name="ce80" office:value-type="string">
            <text:p>tineri</text:p>
          </table:table-cell>
          <table:table-cell table:style-name="ce82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ara</text:p>
          </table:table-cell>
          <table:table-cell table:style-name="ce65" office:value-type="string">
            <text:p>garden</text:p>
          </table:table-cell>
          <table:table-cell table:style-name="ce70" office:value-type="string">
            <text:p>jardín</text:p>
          </table:table-cell>
          <table:table-cell table:style-name="ce73" office:value-type="string">
            <text:p>jardin</text:p>
          </table:table-cell>
          <table:table-cell table:style-name="ce75" office:value-type="string">
            <text:p>giardino</text:p>
          </table:table-cell>
          <table:table-cell table:style-name="ce78" office:value-type="string">
            <text:p>hortus</text:p>
          </table:table-cell>
          <table:table-cell table:style-name="ce80" office:value-type="string">
            <text:p>grădină</text:p>
          </table:table-cell>
          <table:table-cell table:style-name="ce82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ema</text:p>
          </table:table-cell>
          <table:table-cell table:style-name="ce65" office:value-type="string">
            <text:p>money</text:p>
          </table:table-cell>
          <table:table-cell table:style-name="ce70" office:value-type="string">
            <text:p>dinero</text:p>
          </table:table-cell>
          <table:table-cell table:style-name="ce73" office:value-type="string">
            <text:p>argent</text:p>
          </table:table-cell>
          <table:table-cell table:style-name="ce75" office:value-type="string">
            <text:p>i soldi</text:p>
          </table:table-cell>
          <table:table-cell table:style-name="ce78" office:value-type="string">
            <text:p>pecunia</text:p>
          </table:table-cell>
          <table:table-cell table:style-name="ce80" office:value-type="string">
            <text:p>bani</text:p>
          </table:table-cell>
          <table:table-cell table:style-name="ce82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yro</text:p>
          </table:table-cell>
          <table:table-cell table:style-name="ce65" office:value-type="string">
            <text:p>around</text:p>
          </table:table-cell>
          <table:table-cell table:style-name="ce70" office:value-type="string">
            <text:p>alrededor</text:p>
          </table:table-cell>
          <table:table-cell table:style-name="ce73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în jurul</text:p>
          </table:table-cell>
          <table:table-cell table:style-name="ce82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oka</text:p>
          </table:table-cell>
          <table:table-cell table:style-name="ce65" office:value-type="string">
            <text:p>game</text:p>
          </table:table-cell>
          <table:table-cell table:style-name="ce70" office:value-type="string">
            <text:p>juego</text:p>
          </table:table-cell>
          <table:table-cell table:style-name="ce73" office:value-type="string">
            <text:p>Jeu</text:p>
          </table:table-cell>
          <table:table-cell table:style-name="ce75" office:value-type="string">
            <text:p>gioco</text:p>
          </table:table-cell>
          <table:table-cell table:style-name="ce78" office:value-type="string">
            <text:p>ludum</text:p>
          </table:table-cell>
          <table:table-cell table:style-name="ce80" office:value-type="string">
            <text:p>joc</text:p>
          </table:table-cell>
          <table:table-cell table:style-name="ce82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oku</text:p>
          </table:table-cell>
          <table:table-cell table:style-name="ce66" office:value-type="string">
            <text:p>play</text:p>
          </table:table-cell>
          <table:table-cell table:style-name="ce71" office:value-type="string">
            <text:p>jugar</text:p>
          </table:table-cell>
          <table:table-cell table:style-name="ce73" office:value-type="string">
            <text:p>jouer</text:p>
          </table:table-cell>
          <table:table-cell table:style-name="ce75" office:value-type="string">
            <text:p>giocare</text:p>
          </table:table-cell>
          <table:table-cell table:style-name="ce78" office:value-type="string">
            <text:p>ludere</text:p>
          </table:table-cell>
          <table:table-cell table:style-name="ce80" office:value-type="string">
            <text:p>joacă</text:p>
          </table:table-cell>
          <table:table-cell table:style-name="ce82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olo</text:p>
          </table:table-cell>
          <table:table-cell table:style-name="ce65" office:value-type="string">
            <text:p>pretty</text:p>
          </table:table-cell>
          <table:table-cell table:style-name="ce70" office:value-type="string">
            <text:p>bon</text:p>
          </table:table-cell>
          <table:table-cell table:style-name="ce73" office:value-type="string">
            <text:p>jolie</text:p>
          </table:table-cell>
          <table:table-cell table:style-name="ce75" office:value-type="string">
            <text:p>bell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ga</text:p>
          </table:table-cell>
          <table:table-cell table:style-name="ce65" office:value-type="string">
            <text:p>toy</text:p>
          </table:table-cell>
          <table:table-cell table:style-name="ce70" office:value-type="string">
            <text:p>juguete</text:p>
          </table:table-cell>
          <table:table-cell table:style-name="ce73" office:value-type="string">
            <text:p>jouet</text:p>
          </table:table-cell>
          <table:table-cell table:style-name="ce75" office:value-type="string">
            <text:p>giocattolo</text:p>
          </table:table-cell>
          <table:table-cell table:style-name="ce78" office:value-type="string">
            <text:p>toy</text:p>
          </table:table-cell>
          <table:table-cell table:style-name="ce80" office:value-type="string">
            <text:p>jucărie</text:p>
          </table:table-cell>
          <table:table-cell table:style-name="ce82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day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na</text:p>
          </table:table-cell>
          <table:table-cell table:style-name="ce65" office:value-type="string">
            <text:p>day</text:p>
          </table:table-cell>
          <table:table-cell table:style-name="ce70" office:value-type="string">
            <text:p>día</text:p>
          </table:table-cell>
          <table:table-cell table:style-name="ce73" office:value-type="string">
            <text:p>journée</text:p>
          </table:table-cell>
          <table:table-cell table:style-name="ce75" office:value-type="string">
            <text:p>giorno</text:p>
          </table:table-cell>
          <table:table-cell table:style-name="ce78" office:value-type="string">
            <text:p>dies</text:p>
          </table:table-cell>
          <table:table-cell table:style-name="ce80" office:value-type="string">
            <text:p>zi</text:p>
          </table:table-cell>
          <table:table-cell table:style-name="ce82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juno</text:p>
          </table:table-cell>
          <table:table-cell table:style-name="ce65" office:value-type="string">
            <text:p>yellow</text:p>
          </table:table-cell>
          <table:table-cell table:style-name="ce70" office:value-type="string">
            <text:p>amarillo</text:p>
          </table:table-cell>
          <table:table-cell table:style-name="ce73" office:value-type="string">
            <text:p>Jaune</text:p>
          </table:table-cell>
          <table:table-cell table:style-name="ce75" office:value-type="string">
            <text:p>giallo</text:p>
          </table:table-cell>
          <table:table-cell table:style-name="ce78" office:value-type="string">
            <text:p>flavo</text:p>
          </table:table-cell>
          <table:table-cell table:style-name="ce80" office:value-type="string">
            <text:p>galben</text:p>
          </table:table-cell>
          <table:table-cell table:style-name="ce82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upo</text:p>
          </table:table-cell>
          <table:table-cell table:style-name="ce65" office:value-type="string">
            <text:p>jump</text:p>
          </table:table-cell>
          <table:table-cell table:style-name="ce70" office:value-type="string">
            <text:p>saltar</text:p>
          </table:table-cell>
          <table:table-cell table:style-name="ce73" office:value-type="string">
            <text:p>saut</text:p>
          </table:table-cell>
          <table:table-cell table:style-name="ce75" office:value-type="string">
            <text:p>saltare</text:p>
          </table:table-cell>
          <table:table-cell table:style-name="ce78" office:value-type="string">
            <text:p>salire</text:p>
          </table:table-cell>
          <table:table-cell table:style-name="ce80" office:value-type="string">
            <text:p>a sări</text:p>
          </table:table-cell>
          <table:table-cell table:style-name="ce82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s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correct</text:p>
          </table:table-cell>
          <table:table-cell table:style-name="ce73" office:value-type="string">
            <text:p>raison</text:p>
          </table:table-cell>
          <table:table-cell table:style-name="ce75" office:value-type="string">
            <text:p>giusto</text:p>
          </table:table-cell>
          <table:table-cell table:style-name="ce78" office:value-type="string">
            <text:p>iustum</text:p>
          </table:table-cell>
          <table:table-cell table:style-name="ce80" office:value-type="string">
            <text:p>dreptate</text:p>
          </table:table-cell>
          <table:table-cell table:style-name="ce82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to</text:p>
          </table:table-cell>
          <table:table-cell table:style-name="ce65" office:value-type="string">
            <text:p>together</text:p>
          </table:table-cell>
          <table:table-cell table:style-name="ce70" office:value-type="string">
            <text:p>juntos</text:p>
          </table:table-cell>
          <table:table-cell table:style-name="ce73" office:value-type="string">
            <text:p>ensemble</text:p>
          </table:table-cell>
          <table:table-cell table:style-name="ce75" office:value-type="string">
            <text:p>insieme</text:p>
          </table:table-cell>
          <table:table-cell table:style-name="ce78" office:value-type="string">
            <text:p>simul</text:p>
          </table:table-cell>
          <table:table-cell table:style-name="ce80" office:value-type="string">
            <text:p>împreună</text:p>
          </table:table-cell>
          <table:table-cell table:style-name="ce82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gu</text:p>
          </table:table-cell>
          <table:table-cell table:style-name="ce66" office:value-type="string">
            <text:p>change</text:p>
          </table:table-cell>
          <table:table-cell table:style-name="ce71" office:value-type="string">
            <text:p>cambiar</text:p>
          </table:table-cell>
          <table:table-cell table:style-name="ce73" office:value-type="string">
            <text:p>changer</text:p>
          </table:table-cell>
          <table:table-cell table:style-name="ce75" office:value-type="string">
            <text:p>cambiamento</text:p>
          </table:table-cell>
          <table:table-cell table:style-name="ce78" office:value-type="string">
            <text:p>mutatio</text:p>
          </table:table-cell>
          <table:table-cell table:style-name="ce80" office:value-type="string">
            <text:p>schimbare</text:p>
          </table:table-cell>
          <table:table-cell table:style-name="ce82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ya</text:p>
          </table:table-cell>
          <table:table-cell table:style-name="ce65" office:value-type="string">
            <text:p>street</text:p>
          </table:table-cell>
          <table:table-cell table:style-name="ce70" office:value-type="string">
            <text:p>calle</text:p>
          </table:table-cell>
          <table:table-cell table:style-name="ce73" office:value-type="string">
            <text:p>rue</text:p>
          </table:table-cell>
          <table:table-cell table:style-name="ce75" office:value-type="string">
            <text:p>strada</text:p>
          </table:table-cell>
          <table:table-cell table:style-name="ce78" office:value-type="string">
            <text:p>via</text:p>
          </table:table-cell>
          <table:table-cell table:style-name="ce80" office:value-type="string">
            <text:p>stradă</text:p>
          </table:table-cell>
          <table:table-cell table:style-name="ce82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ja</text:p>
          </table:table-cell>
          <table:table-cell table:style-name="ce65" office:value-type="string">
            <text:p>box</text:p>
          </table:table-cell>
          <table:table-cell table:style-name="ce70" office:value-type="string">
            <text:p>caja</text:p>
          </table:table-cell>
          <table:table-cell table:style-name="ce73" office:value-type="string">
            <text:p>boîte</text:p>
          </table:table-cell>
          <table:table-cell table:style-name="ce75" office:value-type="string">
            <text:p>scatola</text:p>
          </table:table-cell>
          <table:table-cell table:style-name="ce78" office:value-type="string">
            <text:p>arca archa</text:p>
          </table:table-cell>
          <table:table-cell table:style-name="ce80" office:value-type="string">
            <text:p>cutie</text:p>
          </table:table-cell>
          <table:table-cell table:style-name="ce82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56" office:value-type="string">
            <text:p>romanian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62" office:value-type="string">
            <text:p>kale</text:p>
          </table:table-cell>
          <table:table-cell table:style-name="ce65" office:value-type="string">
            <text:p>way</text:p>
          </table:table-cell>
          <table:table-cell table:style-name="ce70" office:value-type="string">
            <text:p>camino</text:p>
          </table:table-cell>
          <table:table-cell table:style-name="ce73" office:value-type="string">
            <text:p/>
            <text:p>le chemin</text:p>
          </table:table-cell>
          <table:table-cell table:style-name="ce76" office:value-type="string">
            <text:p>strada</text:p>
          </table:table-cell>
          <table:table-cell table:style-name="ce78"/>
          <table:table-cell table:style-name="ce80" office:value-type="string">
            <text:p>cal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alo</text:p>
          </table:table-cell>
          <table:table-cell table:style-name="ce65" office:value-type="string">
            <text:p>warm</text:p>
          </table:table-cell>
          <table:table-cell table:style-name="ce70" office:value-type="string">
            <text:p>calentar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um</text:p>
          </table:table-cell>
          <table:table-cell table:style-name="ce80" office:value-type="string">
            <text:p>cald</text:p>
          </table:table-cell>
          <table:table-cell table:style-name="ce82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ma</text:p>
          </table:table-cell>
          <table:table-cell table:style-name="ce65" office:value-type="string">
            <text:p>bed</text:p>
          </table:table-cell>
          <table:table-cell table:style-name="ce70" office:value-type="string">
            <text:p>cama</text:p>
          </table:table-cell>
          <table:table-cell table:style-name="ce73" office:value-type="string">
            <text:p>lit</text:p>
          </table:table-cell>
          <table:table-cell table:style-name="ce75" office:value-type="string">
            <text:p>letto</text:p>
          </table:table-cell>
          <table:table-cell table:style-name="ce78" office:value-type="string">
            <text:p>lectulo</text:p>
          </table:table-cell>
          <table:table-cell table:style-name="ce80" office:value-type="string">
            <text:p>pat</text:p>
          </table:table-cell>
          <table:table-cell table:style-name="ce82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na</text:p>
          </table:table-cell>
          <table:table-cell table:style-name="ce65" office:value-type="string">
            <text:p>dog</text:p>
          </table:table-cell>
          <table:table-cell table:style-name="ce70" office:value-type="string">
            <text:p>perro</text:p>
          </table:table-cell>
          <table:table-cell table:style-name="ce73" office:value-type="string">
            <text:p>chien</text:p>
          </table:table-cell>
          <table:table-cell table:style-name="ce75" office:value-type="string">
            <text:p>cane</text:p>
          </table:table-cell>
          <table:table-cell table:style-name="ce78" office:value-type="string">
            <text:p>canis</text:p>
          </table:table-cell>
          <table:table-cell table:style-name="ce80" office:value-type="string">
            <text:p>câine</text:p>
          </table:table-cell>
          <table:table-cell table:style-name="ce82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pa</text:p>
          </table:table-cell>
          <table:table-cell table:style-name="ce65" office:value-type="string">
            <text:p>coat</text:p>
          </table:table-cell>
          <table:table-cell table:style-name="ce70" office:value-type="string">
            <text:p>Saco</text:p>
          </table:table-cell>
          <table:table-cell table:style-name="ce73" office:value-type="string">
            <text:p>manteau</text:p>
          </table:table-cell>
          <table:table-cell table:style-name="ce75" office:value-type="string">
            <text:p>cappotto</text:p>
          </table:table-cell>
          <table:table-cell table:style-name="ce78" office:value-type="string">
            <text:p>lorica</text:p>
          </table:table-cell>
          <table:table-cell table:style-name="ce80" office:value-type="string">
            <text:p>palton</text:p>
          </table:table-cell>
          <table:table-cell table:style-name="ce82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pu</text:p>
          </table:table-cell>
          <table:table-cell table:style-name="ce66" office:value-type="string">
            <text:p>understand</text:p>
          </table:table-cell>
          <table:table-cell table:style-name="ce71" office:value-type="string">
            <text:p>entender</text:p>
          </table:table-cell>
          <table:table-cell table:style-name="ce73" office:value-type="string">
            <text:p>comprendre</text:p>
          </table:table-cell>
          <table:table-cell table:style-name="ce75" office:value-type="string">
            <text:p>capire</text:p>
          </table:table-cell>
          <table:table-cell table:style-name="ce78" office:value-type="string">
            <text:p>intellegite</text:p>
          </table:table-cell>
          <table:table-cell table:style-name="ce80" office:value-type="string">
            <text:p>înțelege</text:p>
          </table:table-cell>
          <table:table-cell table:style-name="ce82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sa</text:p>
          </table:table-cell>
          <table:table-cell table:style-name="ce65" office:value-type="string">
            <text:p>house</text:p>
          </table:table-cell>
          <table:table-cell table:style-name="ce70" office:value-type="string">
            <text:p>casa</text:p>
          </table:table-cell>
          <table:table-cell table:style-name="ce73" office:value-type="string">
            <text:p>maison</text:p>
          </table:table-cell>
          <table:table-cell table:style-name="ce75" office:value-type="string">
            <text:p>Casa</text:p>
          </table:table-cell>
          <table:table-cell table:style-name="ce78" office:value-type="string">
            <text:p>domum or casa</text:p>
          </table:table-cell>
          <table:table-cell table:style-name="ce80" office:value-type="string">
            <text:p>casă</text:p>
          </table:table-cell>
          <table:table-cell table:style-name="ce82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azy</text:p>
          </table:table-cell>
          <table:table-cell table:style-name="ce65" office:value-type="string">
            <text:p>nearly</text:p>
          </table:table-cell>
          <table:table-cell table:style-name="ce70" office:value-type="string">
            <text:p>casi</text:p>
          </table:table-cell>
          <table:table-cell table:style-name="ce73" office:value-type="string">
            <text:p>presque</text:p>
          </table:table-cell>
          <table:table-cell table:style-name="ce75" office:value-type="string">
            <text:p>quasi</text:p>
          </table:table-cell>
          <table:table-cell table:style-name="ce78" office:value-type="string">
            <text:p>fere</text:p>
          </table:table-cell>
          <table:table-cell table:style-name="ce80" office:value-type="string">
            <text:p>aproape</text:p>
          </table:table-cell>
          <table:table-cell table:style-name="ce82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du</text:p>
          </table:table-cell>
          <table:table-cell table:style-name="ce66" office:value-type="string">
            <text:p>believe</text:p>
          </table:table-cell>
          <table:table-cell table:style-name="ce71" office:value-type="string">
            <text:p>creer</text:p>
          </table:table-cell>
          <table:table-cell table:style-name="ce73" office:value-type="string">
            <text:p>croire</text:p>
          </table:table-cell>
          <table:table-cell table:style-name="ce75" office:value-type="string">
            <text:p>credere</text:p>
          </table:table-cell>
          <table:table-cell table:style-name="ce78" office:value-type="string">
            <text:p>Credo</text:p>
          </table:table-cell>
          <table:table-cell table:style-name="ce80" office:value-type="string">
            <text:p>crede</text:p>
          </table:table-cell>
          <table:table-cell table:style-name="ce82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ru</text:p>
          </table:table-cell>
          <table:table-cell table:style-name="ce65" office:value-type="string">
            <text:p>want</text:p>
          </table:table-cell>
          <table:table-cell table:style-name="ce70" office:value-type="string">
            <text:p>querer</text:p>
          </table:table-cell>
          <table:table-cell table:style-name="ce73" office:value-type="string">
            <text:p>vouloir</text:p>
          </table:table-cell>
          <table:table-cell table:style-name="ce75" office:value-type="string">
            <text:p>volere</text:p>
          </table:table-cell>
          <table:table-cell table:style-name="ce78" office:value-type="string">
            <text:p>cupio</text:p>
          </table:table-cell>
          <table:table-cell table:style-name="ce80" office:value-type="string">
            <text:p>vrea</text:p>
          </table:table-cell>
          <table:table-cell table:style-name="ce82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yto</text:p>
          </table:table-cell>
          <table:table-cell table:style-name="ce65" office:value-type="string">
            <text:p>perhaps</text:p>
          </table:table-cell>
          <table:table-cell table:style-name="ce70" office:value-type="string">
            <text:p>quizás</text:p>
          </table:table-cell>
          <table:table-cell table:style-name="ce73" office:value-type="string">
            <text:p>peut-être</text:p>
          </table:table-cell>
          <table:table-cell table:style-name="ce75" office:value-type="string">
            <text:p>Forse</text:p>
          </table:table-cell>
          <table:table-cell table:style-name="ce78" office:value-type="string">
            <text:p>fortass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du</text:p>
          </table:table-cell>
          <table:table-cell table:style-name="ce66" office:value-type="string">
            <text:p>direct</text:p>
          </table:table-cell>
          <table:table-cell table:style-name="ce71" office:value-type="string">
            <text:p>dirigir</text:p>
          </table:table-cell>
          <table:table-cell table:style-name="ce73" office:value-type="string">
            <text:p>conduire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ne</text:p>
          </table:table-cell>
          <table:table-cell table:style-name="ce80" office:value-type="string">
            <text:p>conduce</text:p>
          </table:table-cell>
          <table:table-cell table:style-name="ce82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gu</text:p>
          </table:table-cell>
          <table:table-cell table:style-name="ce66" office:value-type="string">
            <text:p>convert</text:p>
          </table:table-cell>
          <table:table-cell table:style-name="ce71" office:value-type="string">
            <text:p>convertir</text:p>
          </table:table-cell>
          <table:table-cell table:style-name="ce73" office:value-type="string">
            <text:p>convertir</text:p>
          </table:table-cell>
          <table:table-cell table:style-name="ce75" office:value-type="string">
            <text:p>convertire</text:p>
          </table:table-cell>
          <table:table-cell table:style-name="ce78" office:value-type="string">
            <text:p>convertere,</text:p>
          </table:table-cell>
          <table:table-cell table:style-name="ce80" office:value-type="string">
            <text:p>converti</text:p>
          </table:table-cell>
          <table:table-cell table:style-name="ce82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common</text:p>
          </table:table-cell>
          <table:table-cell table:style-name="ce70" office:value-type="string">
            <text:p>común</text:p>
          </table:table-cell>
          <table:table-cell table:style-name="ce73" office:value-type="string">
            <text:p>commun</text:p>
          </table:table-cell>
          <table:table-cell table:style-name="ce75" office:value-type="string">
            <text:p>Comune</text:p>
          </table:table-cell>
          <table:table-cell table:style-name="ce78" office:value-type="string">
            <text:p>communia</text:p>
          </table:table-cell>
          <table:table-cell table:style-name="ce80" office:value-type="string">
            <text:p>comun</text:p>
          </table:table-cell>
          <table:table-cell table:style-name="ce82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how</text:p>
          </table:table-cell>
          <table:table-cell table:style-name="ce70" office:value-type="string">
            <text:p>cómo</text:p>
          </table:table-cell>
          <table:table-cell table:style-name="ce73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0" office:value-type="string">
            <text:p>Cum</text:p>
          </table:table-cell>
          <table:table-cell table:style-name="ce82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ru</text:p>
          </table:table-cell>
          <table:table-cell table:style-name="ce65" office:value-type="string">
            <text:p>run</text:p>
          </table:table-cell>
          <table:table-cell table:style-name="ce70" office:value-type="string">
            <text:p>correr</text:p>
          </table:table-cell>
          <table:table-cell table:style-name="ce73" office:value-type="string">
            <text:p>courir</text:p>
          </table:table-cell>
          <table:table-cell table:style-name="ce75" office:value-type="string">
            <text:p>correre</text:p>
          </table:table-cell>
          <table:table-cell table:style-name="ce78" office:value-type="string">
            <text:p>currere</text:p>
          </table:table-cell>
          <table:table-cell table:style-name="ce80" office:value-type="string">
            <text:p>alerga</text:p>
          </table:table-cell>
          <table:table-cell table:style-name="ce82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tu</text:p>
          </table:table-cell>
          <table:table-cell table:style-name="ce66" office:value-type="string">
            <text:p>count</text:p>
          </table:table-cell>
          <table:table-cell table:style-name="ce71" office:value-type="string">
            <text:p>contar</text:p>
          </table:table-cell>
          <table:table-cell table:style-name="ce73" office:value-type="string">
            <text:p>raconter</text:p>
          </table:table-cell>
          <table:table-cell table:style-name="ce75" office:value-type="string">
            <text:p>contare</text:p>
          </table:table-cell>
          <table:table-cell table:style-name="ce78" office:value-type="string">
            <text:p>numerare</text:p>
          </table:table-cell>
          <table:table-cell table:style-name="ce80" office:value-type="string">
            <text:p>conta</text:p>
          </table:table-cell>
          <table:table-cell table:style-name="ce82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xa</text:p>
          </table:table-cell>
          <table:table-cell table:style-name="ce65" office:value-type="string">
            <text:p>bell</text:p>
          </table:table-cell>
          <table:table-cell table:style-name="ce70" office:value-type="string">
            <text:p>campana</text:p>
          </table:table-cell>
          <table:table-cell table:style-name="ce73" office:value-type="string">
            <text:p>cloche</text:p>
          </table:table-cell>
          <table:table-cell table:style-name="ce75" office:value-type="string">
            <text:p>campana</text:p>
          </table:table-cell>
          <table:table-cell table:style-name="ce78" office:value-type="string">
            <text:p>campanam</text:p>
          </table:table-cell>
          <table:table-cell table:style-name="ce80" office:value-type="string">
            <text:p>clopot</text:p>
          </table:table-cell>
          <table:table-cell table:style-name="ce82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za</text:p>
          </table:table-cell>
          <table:table-cell table:style-name="ce65" office:value-type="string">
            <text:p>thing</text:p>
          </table:table-cell>
          <table:table-cell table:style-name="ce70" office:value-type="string">
            <text:p>cosa</text:p>
          </table:table-cell>
          <table:table-cell table:style-name="ce73" office:value-type="string">
            <text:p>chose</text:p>
          </table:table-cell>
          <table:table-cell table:style-name="ce75" office:value-type="string">
            <text:p>cosa</text:p>
          </table:table-cell>
          <table:table-cell table:style-name="ce78" office:value-type="string">
            <text:p>rem</text:p>
          </table:table-cell>
          <table:table-cell table:style-name="ce80" office:value-type="string">
            <text:p>lucru</text:p>
          </table:table-cell>
          <table:table-cell table:style-name="ce82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ulo</text:p>
          </table:table-cell>
          <table:table-cell table:style-name="ce65" office:value-type="string">
            <text:p>cultural</text:p>
          </table:table-cell>
          <table:table-cell table:style-name="ce70" office:value-type="string">
            <text:p>cultural</text:p>
          </table:table-cell>
          <table:table-cell table:style-name="ce73" office:value-type="string">
            <text:p>culturel</text:p>
          </table:table-cell>
          <table:table-cell table:style-name="ce75" office:value-type="string">
            <text:p>culturale</text:p>
          </table:table-cell>
          <table:table-cell table:style-name="ce78" office:value-type="string">
            <text:p>culturae</text:p>
          </table:table-cell>
          <table:table-cell table:style-name="ce80" office:value-type="string">
            <text:p>cultural</text:p>
          </table:table-cell>
          <table:table-cell table:style-name="ce82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tu</text:p>
          </table:table-cell>
          <table:table-cell table:style-name="ce65" office:value-type="string">
            <text:p>sing</text:p>
          </table:table-cell>
          <table:table-cell table:style-name="ce70" office:value-type="string">
            <text:p>canta</text:p>
          </table:table-cell>
          <table:table-cell table:style-name="ce73" office:value-type="string">
            <text:p>chanter</text:p>
          </table:table-cell>
          <table:table-cell table:style-name="ce75" office:value-type="string">
            <text:p>cantare</text:p>
          </table:table-cell>
          <table:table-cell table:style-name="ce78" office:value-type="string">
            <text:p>cantabo</text:p>
          </table:table-cell>
          <table:table-cell table:style-name="ce80" office:value-type="string">
            <text:p>cânta</text:p>
          </table:table-cell>
          <table:table-cell table:style-name="ce82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zu</text:p>
          </table:table-cell>
          <table:table-cell table:style-name="ce66" office:value-type="string">
            <text:p>fall</text:p>
          </table:table-cell>
          <table:table-cell table:style-name="ce71" office:value-type="string">
            <text:p>caer</text:p>
          </table:table-cell>
          <table:table-cell table:style-name="ce73" office:value-type="string">
            <text:p>tomber</text:p>
          </table:table-cell>
          <table:table-cell table:style-name="ce75" office:value-type="string">
            <text:p>cadere</text:p>
          </table:table-cell>
          <table:table-cell table:style-name="ce78" office:value-type="string">
            <text:p>cadunt</text:p>
          </table:table-cell>
          <table:table-cell table:style-name="ce80" office:value-type="string">
            <text:p>a cădea</text:p>
          </table:table-cell>
          <table:table-cell table:style-name="ce82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apa</text:p>
          </table:table-cell>
          <table:table-cell table:style-name="ce65" office:value-type="string">
            <text:p>rabbit</text:p>
          </table:table-cell>
          <table:table-cell table:style-name="ce70" office:value-type="string">
            <text:p>Conejo</text:p>
          </table:table-cell>
          <table:table-cell table:style-name="ce73" office:value-type="string">
            <text:p>lapin</text:p>
          </table:table-cell>
          <table:table-cell table:style-name="ce75" office:value-type="string">
            <text:p>coniglio</text:p>
          </table:table-cell>
          <table:table-cell table:style-name="ce78" office:value-type="string">
            <text:p>Lepus</text:p>
          </table:table-cell>
          <table:table-cell table:style-name="ce80" office:value-type="string">
            <text:p>iepure</text:p>
          </table:table-cell>
          <table:table-cell table:style-name="ce82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aro</text:p>
          </table:table-cell>
          <table:table-cell table:style-name="ce65" office:value-type="string">
            <text:p>clear</text:p>
          </table:table-cell>
          <table:table-cell table:style-name="ce70" office:value-type="string">
            <text:p>claro</text:p>
          </table:table-cell>
          <table:table-cell table:style-name="ce73" office:value-type="string">
            <text:p>clair</text:p>
          </table:table-cell>
          <table:table-cell table:style-name="ce75" office:value-type="string">
            <text:p>chiaro</text:p>
          </table:table-cell>
          <table:table-cell table:style-name="ce78" office:value-type="string">
            <text:p>liquet</text:p>
          </table:table-cell>
          <table:table-cell table:style-name="ce80" office:value-type="string">
            <text:p>clar</text:p>
          </table:table-cell>
          <table:table-cell table:style-name="ce82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avu</text:p>
          </table:table-cell>
          <table:table-cell table:style-name="ce65" office:value-type="string">
            <text:p>wash</text:p>
          </table:table-cell>
          <table:table-cell table:style-name="ce70" office:value-type="string">
            <text:p>lavar</text:p>
          </table:table-cell>
          <table:table-cell table:style-name="ce73" office:value-type="string">
            <text:p>laver</text:p>
          </table:table-cell>
          <table:table-cell table:style-name="ce75" office:value-type="string">
            <text:p>lavare</text:p>
          </table:table-cell>
          <table:table-cell table:style-name="ce78" office:value-type="string">
            <text:p>lava</text:p>
          </table:table-cell>
          <table:table-cell table:style-name="ce80" office:value-type="string">
            <text:p>spalare</text:p>
          </table:table-cell>
          <table:table-cell table:style-name="ce82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lebo</text:p>
          </table:table-cell>
          <table:table-cell table:style-name="ce65" office:value-type="string">
            <text:p>rather</text:p>
          </table:table-cell>
          <table:table-cell table:style-name="ce70" office:value-type="string">
            <text:p>más bien</text:p>
          </table:table-cell>
          <table:table-cell table:style-name="ce73" office:value-type="string">
            <text:p>plutôt</text:p>
          </table:table-cell>
          <table:table-cell table:style-name="ce75" office:value-type="string">
            <text:p>piuttosto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degraba</text:p>
          </table:table-cell>
          <table:table-cell table:style-name="ce82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ce</text:p>
          </table:table-cell>
          <table:table-cell table:style-name="ce65" office:value-type="string">
            <text:p>milk</text:p>
          </table:table-cell>
          <table:table-cell table:style-name="ce70" office:value-type="string">
            <text:p>Leche</text:p>
          </table:table-cell>
          <table:table-cell table:style-name="ce73" office:value-type="string">
            <text:p>Lait</text:p>
          </table:table-cell>
          <table:table-cell table:style-name="ce75" office:value-type="string">
            <text:p>latte</text:p>
          </table:table-cell>
          <table:table-cell table:style-name="ce78" office:value-type="string">
            <text:p>lac</text:p>
          </table:table-cell>
          <table:table-cell table:style-name="ce80" office:value-type="string">
            <text:p>lapte</text:p>
          </table:table-cell>
          <table:table-cell table:style-name="ce82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ego</text:p>
          </table:table-cell>
          <table:table-cell table:style-name="ce65" office:value-type="string">
            <text:p>legal</text:p>
          </table:table-cell>
          <table:table-cell table:style-name="ce70" office:value-type="string">
            <text:p>legal</text:p>
          </table:table-cell>
          <table:table-cell table:style-name="ce73" office:value-type="string">
            <text:p>légal</text:p>
          </table:table-cell>
          <table:table-cell table:style-name="ce75" office:value-type="string">
            <text:p>legale</text:p>
          </table:table-cell>
          <table:table-cell table:style-name="ce78" office:value-type="string">
            <text:p>iuris</text:p>
          </table:table-cell>
          <table:table-cell table:style-name="ce80" office:value-type="string">
            <text:p>legal</text:p>
          </table:table-cell>
          <table:table-cell table:style-name="ce82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na</text:p>
          </table:table-cell>
          <table:table-cell table:style-name="ce65" office:value-type="string">
            <text:p>wood</text:p>
          </table:table-cell>
          <table:table-cell table:style-name="ce70" office:value-type="string">
            <text:p>madera</text:p>
          </table:table-cell>
          <table:table-cell table:style-name="ce73" office:value-type="string">
            <text:p>bois</text:p>
          </table:table-cell>
          <table:table-cell table:style-name="ce75" office:value-type="string">
            <text:p>legna</text:p>
          </table:table-cell>
          <table:table-cell table:style-name="ce78" office:value-type="string">
            <text:p>lignum</text:p>
          </table:table-cell>
          <table:table-cell table:style-name="ce80" office:value-type="string">
            <text:p>lemn</text:p>
          </table:table-cell>
          <table:table-cell table:style-name="ce82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esu</text:p>
          </table:table-cell>
          <table:table-cell table:style-name="ce65" office:value-type="string">
            <text:p>let</text:p>
          </table:table-cell>
          <table:table-cell table:style-name="ce70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permettere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lăsa</text:p>
          </table:table-cell>
          <table:table-cell table:style-name="ce82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ta</text:p>
          </table:table-cell>
          <table:table-cell table:style-name="ce65" office:value-type="string">
            <text:p>letter</text:p>
          </table:table-cell>
          <table:table-cell table:style-name="ce70" office:value-type="string">
            <text:p>letra</text:p>
          </table:table-cell>
          <table:table-cell table:style-name="ce73" office:value-type="string">
            <text:p>lettre</text:p>
          </table:table-cell>
          <table:table-cell table:style-name="ce75" office:value-type="string">
            <text:p>lettera</text:p>
          </table:table-cell>
          <table:table-cell table:style-name="ce78" office:value-type="string">
            <text:p>litterae</text:p>
          </table:table-cell>
          <table:table-cell table:style-name="ce80" office:value-type="string">
            <text:p>scrisoare</text:p>
          </table:table-cell>
          <table:table-cell table:style-name="ce82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bo</text:p>
          </table:table-cell>
          <table:table-cell table:style-name="ce65" office:value-type="string">
            <text:p>freedom</text:p>
          </table:table-cell>
          <table:table-cell table:style-name="ce70" office:value-type="string">
            <text:p>libertad</text:p>
          </table:table-cell>
          <table:table-cell table:style-name="ce73" office:value-type="string">
            <text:p>liberte</text:p>
          </table:table-cell>
          <table:table-cell table:style-name="ce75" office:value-type="string">
            <text:p>liberta</text:p>
          </table:table-cell>
          <table:table-cell table:style-name="ce78" office:value-type="string">
            <text:p>libertatem</text:p>
          </table:table-cell>
          <table:table-cell table:style-name="ce80" office:value-type="string">
            <text:p>libertate</text:p>
          </table:table-cell>
          <table:table-cell table:style-name="ce82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ru</text:p>
          </table:table-cell>
          <table:table-cell table:style-name="ce66" office:value-type="string">
            <text:p>read</text:p>
          </table:table-cell>
          <table:table-cell table:style-name="ce71" office:value-type="string">
            <text:p>leer</text:p>
          </table:table-cell>
          <table:table-cell table:style-name="ce73" office:value-type="string">
            <text:p>lire</text:p>
          </table:table-cell>
          <table:table-cell table:style-name="ce75" office:value-type="string">
            <text:p>leggere</text:p>
          </table:table-cell>
          <table:table-cell table:style-name="ce78" office:value-type="string">
            <text:p>read</text:p>
          </table:table-cell>
          <table:table-cell table:style-name="ce80" office:value-type="string">
            <text:p>citit</text:p>
          </table:table-cell>
          <table:table-cell table:style-name="ce82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to</text:p>
          </table:table-cell>
          <table:table-cell table:style-name="ce65" office:value-type="string">
            <text:p>ready</text:p>
          </table:table-cell>
          <table:table-cell table:style-name="ce70" office:value-type="string">
            <text:p>Listo</text:p>
          </table:table-cell>
          <table:table-cell table:style-name="ce73" office:value-type="string">
            <text:p>prêt</text:p>
          </table:table-cell>
          <table:table-cell table:style-name="ce75" office:value-type="string">
            <text:p>pronto</text:p>
          </table:table-cell>
          <table:table-cell table:style-name="ce78" office:value-type="string">
            <text:p>paratus</text:p>
          </table:table-cell>
          <table:table-cell table:style-name="ce80" office:value-type="string">
            <text:p>gata</text:p>
          </table:table-cell>
          <table:table-cell table:style-name="ce82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vu</text:p>
          </table:table-cell>
          <table:table-cell table:style-name="ce66" office:value-type="string">
            <text:p>live</text:p>
          </table:table-cell>
          <table:table-cell table:style-name="ce71" office:value-type="string">
            <text:p>vivir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a trăi</text:p>
          </table:table-cell>
          <table:table-cell table:style-name="ce82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oko</text:p>
          </table:table-cell>
          <table:table-cell table:style-name="ce65" office:value-type="string">
            <text:p>local</text:p>
          </table:table-cell>
          <table:table-cell table:style-name="ce70" office:value-type="string">
            <text:p>local</text:p>
          </table:table-cell>
          <table:table-cell table:style-name="ce73" office:value-type="string">
            <text:p>local</text:p>
          </table:table-cell>
          <table:table-cell table:style-name="ce75" office:value-type="string">
            <text:p>Locale</text:p>
          </table:table-cell>
          <table:table-cell table:style-name="ce78" office:value-type="string">
            <text:p>locorum</text:p>
          </table:table-cell>
          <table:table-cell table:style-name="ce80" office:value-type="string">
            <text:p>local</text:p>
          </table:table-cell>
          <table:table-cell table:style-name="ce82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r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logr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consequi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zu</text:p>
          </table:table-cell>
          <table:table-cell table:style-name="ce66" office:value-type="string">
            <text:p>lose</text:p>
          </table:table-cell>
          <table:table-cell table:style-name="ce71" office:value-type="string">
            <text:p>perder</text:p>
          </table:table-cell>
          <table:table-cell table:style-name="ce73" office:value-type="string">
            <text:p>perdre</text:p>
          </table:table-cell>
          <table:table-cell table:style-name="ce75" office:value-type="string">
            <text:p>da perdere</text:p>
          </table:table-cell>
          <table:table-cell table:style-name="ce78" office:value-type="string">
            <text:p>perdet</text:p>
          </table:table-cell>
          <table:table-cell table:style-name="ce80" office:value-type="string">
            <text:p>a pierde</text:p>
          </table:table-cell>
          <table:table-cell table:style-name="ce82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ugo</text:p>
          </table:table-cell>
          <table:table-cell table:style-name="ce65" office:value-type="string">
            <text:p>long</text:p>
          </table:table-cell>
          <table:table-cell table:style-name="ce70" office:value-type="string">
            <text:p>largo</text:p>
          </table:table-cell>
          <table:table-cell table:style-name="ce73" office:value-type="string">
            <text:p>longu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longus</text:p>
          </table:table-cell>
          <table:table-cell table:style-name="ce80" office:value-type="string">
            <text:p>lung</text:p>
          </table:table-cell>
          <table:table-cell table:style-name="ce82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ka</text:p>
          </table:table-cell>
          <table:table-cell table:style-name="ce65" office:value-type="string">
            <text:p>light</text:p>
          </table:table-cell>
          <table:table-cell table:style-name="ce70" office:value-type="string">
            <text:p>ligero</text:p>
          </table:table-cell>
          <table:table-cell table:style-name="ce73" office:value-type="string">
            <text:p>lumière</text:p>
          </table:table-cell>
          <table:table-cell table:style-name="ce75" office:value-type="string">
            <text:p>luce</text:p>
          </table:table-cell>
          <table:table-cell table:style-name="ce78" office:value-type="string">
            <text:p>lux</text:p>
          </table:table-cell>
          <table:table-cell table:style-name="ce80" office:value-type="string">
            <text:p>lumina</text:p>
          </table:table-cell>
          <table:table-cell table:style-name="ce82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va</text:p>
          </table:table-cell>
          <table:table-cell table:style-name="ce65" office:value-type="string">
            <text:p>rain</text:p>
          </table:table-cell>
          <table:table-cell table:style-name="ce70" office:value-type="string">
            <text:p>lluvia</text:p>
          </table:table-cell>
          <table:table-cell table:style-name="ce73" office:value-type="string">
            <text:p>pluie</text:p>
          </table:table-cell>
          <table:table-cell table:style-name="ce75" office:value-type="string">
            <text:p>pioggia</text:p>
          </table:table-cell>
          <table:table-cell table:style-name="ce78" office:value-type="string">
            <text:p>pluviam</text:p>
          </table:table-cell>
          <table:table-cell table:style-name="ce80" office:value-type="string">
            <text:p>ploaie</text:p>
          </table:table-cell>
          <table:table-cell table:style-name="ce82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gu</text:p>
          </table:table-cell>
          <table:table-cell table:style-name="ce65" office:value-type="string">
            <text:p>eat</text:p>
          </table:table-cell>
          <table:table-cell table:style-name="ce70" office:value-type="string">
            <text:p>comer</text:p>
          </table:table-cell>
          <table:table-cell table:style-name="ce73" office:value-type="string">
            <text:p>manger</text:p>
          </table:table-cell>
          <table:table-cell table:style-name="ce75" office:value-type="string">
            <text:p>mangiare</text:p>
          </table:table-cell>
          <table:table-cell table:style-name="ce78" office:value-type="string">
            <text:p>manducare</text:p>
          </table:table-cell>
          <table:table-cell table:style-name="ce80" office:value-type="string">
            <text:p>mânca</text:p>
          </table:table-cell>
          <table:table-cell table:style-name="ce82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ayo</text:p>
          </table:table-cell>
          <table:table-cell table:style-name="ce65" office:value-type="string">
            <text:p>more</text:p>
          </table:table-cell>
          <table:table-cell table:style-name="ce70" office:value-type="string">
            <text:p>más</text:p>
          </table:table-cell>
          <table:table-cell table:style-name="ce73" office:value-type="string">
            <text:p>plus</text:p>
          </table:table-cell>
          <table:table-cell table:style-name="ce75" office:value-type="string">
            <text:p>Di Più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multe</text:p>
          </table:table-cell>
          <table:table-cell table:style-name="ce82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jo</text:p>
          </table:table-cell>
          <table:table-cell table:style-name="ce65" office:value-type="string">
            <text:p>major</text:p>
          </table:table-cell>
          <table:table-cell table:style-name="ce70" office:value-type="string">
            <text:p>mayor</text:p>
          </table:table-cell>
          <table:table-cell table:style-name="ce73" office:value-type="string">
            <text:p>Majeur</text:p>
          </table:table-cell>
          <table:table-cell table:style-name="ce75" office:value-type="string">
            <text:p>maggiore</text:p>
          </table:table-cell>
          <table:table-cell table:style-name="ce78" office:value-type="string">
            <text:p>Maior</text:p>
          </table:table-cell>
          <table:table-cell table:style-name="ce80" office:value-type="string">
            <text:p>major</text:p>
          </table:table-cell>
          <table:table-cell table:style-name="ce82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lo</text:p>
          </table:table-cell>
          <table:table-cell table:style-name="ce65" office:value-type="string">
            <text:p>bad</text:p>
          </table:table-cell>
          <table:table-cell table:style-name="ce70" office:value-type="string">
            <text:p>malo</text:p>
          </table:table-cell>
          <table:table-cell table:style-name="ce73" office:value-type="string">
            <text:p>mauvais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malus</text:p>
          </table:table-cell>
          <table:table-cell table:style-name="ce80" office:value-type="string">
            <text:p>rău</text:p>
          </table:table-cell>
          <table:table-cell table:style-name="ce82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ma</text:p>
          </table:table-cell>
          <table:table-cell table:style-name="ce65" office:value-type="string">
            <text:p>mother</text:p>
          </table:table-cell>
          <table:table-cell table:style-name="ce70" office:value-type="string">
            <text:p>madre</text:p>
          </table:table-cell>
          <table:table-cell table:style-name="ce73" office:value-type="string">
            <text:p>mère</text:p>
          </table:table-cell>
          <table:table-cell table:style-name="ce75" office:value-type="string">
            <text:p>madre</text:p>
          </table:table-cell>
          <table:table-cell table:style-name="ce78" office:value-type="string">
            <text:p>mater</text:p>
          </table:table-cell>
          <table:table-cell table:style-name="ce80" office:value-type="string">
            <text:p>mamă</text:p>
          </table:table-cell>
          <table:table-cell table:style-name="ce82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na</text:p>
          </table:table-cell>
          <table:table-cell table:style-name="ce65" office:value-type="string">
            <text:p>hand</text:p>
          </table:table-cell>
          <table:table-cell table:style-name="ce70" office:value-type="string">
            <text:p>mano</text:p>
          </table:table-cell>
          <table:table-cell table:style-name="ce73" office:value-type="string">
            <text:p>main</text:p>
          </table:table-cell>
          <table:table-cell table:style-name="ce75" office:value-type="string">
            <text:p>mano</text:p>
          </table:table-cell>
          <table:table-cell table:style-name="ce78" office:value-type="string">
            <text:p>manibus</text:p>
          </table:table-cell>
          <table:table-cell table:style-name="ce80" office:value-type="string">
            <text:p>mână</text:p>
          </table:table-cell>
          <table:table-cell table:style-name="ce82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maro</text:p>
          </table:table-cell>
          <table:table-cell table:style-name="ce65" office:value-type="string">
            <text:p>brown</text:p>
          </table:table-cell>
          <table:table-cell table:style-name="ce70" office:value-type="string">
            <text:p>marrón</text:p>
          </table:table-cell>
          <table:table-cell table:style-name="ce73" office:value-type="string">
            <text:p>marron</text:p>
          </table:table-cell>
          <table:table-cell table:style-name="ce75" office:value-type="string">
            <text:p>Marrone</text:p>
          </table:table-cell>
          <table:table-cell table:style-name="ce78" office:value-type="string">
            <text:p>brunneis</text:p>
          </table:table-cell>
          <table:table-cell table:style-name="ce80" office:value-type="string">
            <text:p>maro</text:p>
          </table:table-cell>
          <table:table-cell table:style-name="ce82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xu</text:p>
          </table:table-cell>
          <table:table-cell table:style-name="ce65" office:value-type="string">
            <text:p>walk</text:p>
          </table:table-cell>
          <table:table-cell table:style-name="ce70" office:value-type="string">
            <text:p>caminar</text:p>
          </table:table-cell>
          <table:table-cell table:style-name="ce73" office:value-type="string">
            <text:p>marche</text:p>
          </table:table-cell>
          <table:table-cell table:style-name="ce75" office:value-type="string">
            <text:p>camminare</text:p>
          </table:table-cell>
          <table:table-cell table:style-name="ce78" office:value-type="string">
            <text:p>ambulate</text:p>
          </table:table-cell>
          <table:table-cell table:style-name="ce80" office:value-type="string">
            <text:p>mers pe jos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za</text:p>
          </table:table-cell>
          <table:table-cell table:style-name="ce65" office:value-type="string">
            <text:p>corn</text:p>
          </table:table-cell>
          <table:table-cell table:style-name="ce70" office:value-type="string">
            <text:p>maíz</text:p>
          </table:table-cell>
          <table:table-cell table:style-name="ce73" office:value-type="string">
            <text:p>blé</text:p>
          </table:table-cell>
          <table:table-cell table:style-name="ce75" office:value-type="string">
            <text:p>Mais</text:p>
          </table:table-cell>
          <table:table-cell table:style-name="ce78" office:value-type="string">
            <text:p>frumentum</text:p>
          </table:table-cell>
          <table:table-cell table:style-name="ce80" office:value-type="string">
            <text:p>porumb</text:p>
          </table:table-cell>
          <table:table-cell table:style-name="ce82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ho</text:p>
          </table:table-cell>
          <table:table-cell table:style-name="ce65" office:value-type="string">
            <text:p>better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ieux</text:p>
          </table:table-cell>
          <table:table-cell table:style-name="ce75" office:value-type="string">
            <text:p>meglio</text:p>
          </table:table-cell>
          <table:table-cell table:style-name="ce78" office:value-type="string">
            <text:p>melior</text:p>
          </table:table-cell>
          <table:table-cell table:style-name="ce80" office:value-type="string">
            <text:p>mai bine</text:p>
          </table:table-cell>
          <table:table-cell table:style-name="ce82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ko</text:p>
          </table:table-cell>
          <table:table-cell table:style-name="ce65" office:value-type="string">
            <text:p>medical</text:p>
          </table:table-cell>
          <table:table-cell table:style-name="ce70" office:value-type="string">
            <text:p>médico</text:p>
          </table:table-cell>
          <table:table-cell table:style-name="ce73" office:value-type="string">
            <text:p>médical</text:p>
          </table:table-cell>
          <table:table-cell table:style-name="ce75" office:value-type="string">
            <text:p>medico</text:p>
          </table:table-cell>
          <table:table-cell table:style-name="ce78" office:value-type="string">
            <text:p>medicorum</text:p>
          </table:table-cell>
          <table:table-cell table:style-name="ce80" office:value-type="string">
            <text:p>medical</text:p>
          </table:table-cell>
          <table:table-cell table:style-name="ce82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no</text:p>
          </table:table-cell>
          <table:table-cell table:style-name="ce65" office:value-type="string">
            <text:p>less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Di meno</text:p>
          </table:table-cell>
          <table:table-cell table:style-name="ce78" office:value-type="string">
            <text:p>minus</text:p>
          </table:table-cell>
          <table:table-cell table:style-name="ce80" office:value-type="string">
            <text:p>Mai puțin</text:p>
          </table:table-cell>
          <table:table-cell table:style-name="ce82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ero</text:p>
          </table:table-cell>
          <table:table-cell table:style-name="ce65" office:value-type="string">
            <text:p>always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toujours</text:p>
          </table:table-cell>
          <table:table-cell table:style-name="ce75" office:value-type="string">
            <text:p>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mereu</text:p>
          </table:table-cell>
          <table:table-cell table:style-name="ce82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esa</text:p>
          </table:table-cell>
          <table:table-cell table:style-name="ce65" office:value-type="string">
            <text:p>table</text:p>
          </table:table-cell>
          <table:table-cell table:style-name="ce70" office:value-type="string">
            <text:p>mesa</text:p>
          </table:table-cell>
          <table:table-cell table:style-name="ce73" office:value-type="string">
            <text:p>table</text:p>
          </table:table-cell>
          <table:table-cell table:style-name="ce75" office:value-type="string">
            <text:p>tavolo</text:p>
          </table:table-cell>
          <table:table-cell table:style-name="ce78" office:value-type="string">
            <text:p>mensa</text:p>
          </table:table-cell>
          <table:table-cell table:style-name="ce80" office:value-type="string">
            <text:p>masa</text:p>
          </table:table-cell>
          <table:table-cell table:style-name="ce82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to</text:p>
          </table:table-cell>
          <table:table-cell table:style-name="ce65" office:value-type="string">
            <text:p>environmental</text:p>
          </table:table-cell>
          <table:table-cell table:style-name="ce70" office:value-type="string">
            <text:p>ambiental</text:p>
          </table:table-cell>
          <table:table-cell table:style-name="ce73" office:value-type="string">
            <text:p>environnement</text:p>
          </table:table-cell>
          <table:table-cell table:style-name="ce75" office:value-type="string">
            <text:p>ambientale</text:p>
          </table:table-cell>
          <table:table-cell table:style-name="ce78" office:value-type="string">
            <text:p>environmental</text:p>
          </table:table-cell>
          <table:table-cell table:style-name="ce80" office:value-type="string">
            <text:p>de mediu</text:p>
          </table:table-cell>
          <table:table-cell table:style-name="ce82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yru</text:p>
          </table:table-cell>
          <table:table-cell table:style-name="ce66" office:value-type="string">
            <text:p>watch</text:p>
          </table:table-cell>
          <table:table-cell table:style-name="ce71" office:value-type="string">
            <text:p>mirar</text:p>
          </table:table-cell>
          <table:table-cell table:style-name="ce73" office:value-type="string">
            <text:p>regarde</text:p>
          </table:table-cell>
          <table:table-cell table:style-name="ce75" office:value-type="string">
            <text:p>guard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uită-te, uimit</text:p>
          </table:table-cell>
          <table:table-cell table:style-name="ce82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yso</text:p>
          </table:table-cell>
          <table:table-cell table:style-name="ce65" office:value-type="string">
            <text:p>least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meno</text:p>
          </table:table-cell>
          <table:table-cell table:style-name="ce78" office:value-type="string">
            <text:p>minimis</text:p>
          </table:table-cell>
          <table:table-cell table:style-name="ce80" office:value-type="string">
            <text:p>cel mai puţin</text:p>
          </table:table-cell>
          <table:table-cell table:style-name="ce82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yto</text:p>
          </table:table-cell>
          <table:table-cell table:style-name="ce65" office:value-type="string">
            <text:p>militare</text:p>
          </table:table-cell>
          <table:table-cell table:style-name="ce70" office:value-type="string">
            <text:p>militar</text:p>
          </table:table-cell>
          <table:table-cell table:style-name="ce73" office:value-type="string">
            <text:p>militaire</text:p>
          </table:table-cell>
          <table:table-cell table:style-name="ce75" office:value-type="string">
            <text:p>militare</text:p>
          </table:table-cell>
          <table:table-cell table:style-name="ce78" office:value-type="string">
            <text:p>militum</text:p>
          </table:table-cell>
          <table:table-cell table:style-name="ce80" office:value-type="string">
            <text:p>militare</text:p>
          </table:table-cell>
          <table:table-cell table:style-name="ce82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oga</text:p>
          </table:table-cell>
          <table:table-cell table:style-name="ce65" office:value-type="string">
            <text:p>morning</text:p>
          </table:table-cell>
          <table:table-cell table:style-name="ce70" office:value-type="string">
            <text:p>Mañana</text:p>
          </table:table-cell>
          <table:table-cell table:style-name="ce73" office:value-type="string">
            <text:p>Matin</text:p>
          </table:table-cell>
          <table:table-cell table:style-name="ce75" office:value-type="string">
            <text:p>mattina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mineaţă</text:p>
          </table:table-cell>
          <table:table-cell table:style-name="ce82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oyo</text:p>
          </table:table-cell>
          <table:table-cell table:style-name="ce65" office:value-type="string">
            <text:p>away</text:p>
          </table:table-cell>
          <table:table-cell table:style-name="ce70" office:value-type="string">
            <text:p>lejos</text:p>
          </table:table-cell>
          <table:table-cell table:style-name="ce73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0" office:value-type="string">
            <text:p>mai depart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ru</text:p>
          </table:table-cell>
          <table:table-cell table:style-name="ce66" office:value-type="string">
            <text:p>die</text:p>
          </table:table-cell>
          <table:table-cell table:style-name="ce71" office:value-type="string">
            <text:p>morir</text:p>
          </table:table-cell>
          <table:table-cell table:style-name="ce73" office:value-type="string">
            <text:p>mourir</text:p>
          </table:table-cell>
          <table:table-cell table:style-name="ce75" office:value-type="string">
            <text:p>morire</text:p>
          </table:table-cell>
          <table:table-cell table:style-name="ce78" office:value-type="string">
            <text:p>morietur</text:p>
          </table:table-cell>
          <table:table-cell table:style-name="ce80" office:value-type="string">
            <text:p>muri</text:p>
          </table:table-cell>
          <table:table-cell table:style-name="ce82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su</text:p>
          </table:table-cell>
          <table:table-cell table:style-name="ce65" office:value-type="string">
            <text:p>show</text:p>
          </table:table-cell>
          <table:table-cell table:style-name="ce70" office:value-type="string">
            <text:p>espectáculo</text:p>
          </table:table-cell>
          <table:table-cell table:style-name="ce73" office:value-type="string">
            <text:p>spectacle</text:p>
          </table:table-cell>
          <table:table-cell table:style-name="ce75" office:value-type="string">
            <text:p>mostrare</text:p>
          </table:table-cell>
          <table:table-cell table:style-name="ce78" office:value-type="string">
            <text:p>ostende</text:p>
          </table:table-cell>
          <table:table-cell table:style-name="ce80" office:value-type="string">
            <text:p>spectacol</text:p>
          </table:table-cell>
          <table:table-cell table:style-name="ce82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tu</text:p>
          </table:table-cell>
          <table:table-cell table:style-name="ce65" office:value-type="string">
            <text:p>ride</text:p>
          </table:table-cell>
          <table:table-cell table:style-name="ce70" office:value-type="string">
            <text:p>montar</text:p>
          </table:table-cell>
          <table:table-cell table:style-name="ce73" office:value-type="string">
            <text:p>monter</text:p>
          </table:table-cell>
          <table:table-cell table:style-name="ce75" office:value-type="string">
            <text:p>andare</text:p>
          </table:table-cell>
          <table:table-cell table:style-name="ce78" office:value-type="string">
            <text:p>ride</text:p>
          </table:table-cell>
          <table:table-cell table:style-name="ce80" office:value-type="string">
            <text:p>călăare</text:p>
          </table:table-cell>
          <table:table-cell table:style-name="ce82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ro</text:p>
          </table:table-cell>
          <table:table-cell table:style-name="ce65" office:value-type="string">
            <text:p>dead</text:p>
          </table:table-cell>
          <table:table-cell table:style-name="ce70" office:value-type="string">
            <text:p>muerto</text:p>
          </table:table-cell>
          <table:table-cell table:style-name="ce73" office:value-type="string">
            <text:p>mort</text:p>
          </table:table-cell>
          <table:table-cell table:style-name="ce75" office:value-type="string">
            <text:p>morto</text:p>
          </table:table-cell>
          <table:table-cell table:style-name="ce78" office:value-type="string">
            <text:p>mortuus est</text:p>
          </table:table-cell>
          <table:table-cell table:style-name="ce80" office:value-type="string">
            <text:p>mort</text:p>
          </table:table-cell>
          <table:table-cell table:style-name="ce82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zo</text:p>
          </table:table-cell>
          <table:table-cell table:style-name="ce65" office:value-type="string">
            <text:p>funny</text:p>
          </table:table-cell>
          <table:table-cell table:style-name="ce70" office:value-type="string">
            <text:p>gracioso</text:p>
          </table:table-cell>
          <table:table-cell table:style-name="ce73" office:value-type="string">
            <text:p>marrant</text:p>
          </table:table-cell>
          <table:table-cell table:style-name="ce75" office:value-type="string">
            <text:p>divertente</text:p>
          </table:table-cell>
          <table:table-cell table:style-name="ce78" office:value-type="string">
            <text:p>ridiculam</text:p>
          </table:table-cell>
          <table:table-cell table:style-name="ce80" office:value-type="string">
            <text:p>amuzant</text:p>
          </table:table-cell>
          <table:table-cell table:style-name="ce82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ro</text:p>
          </table:table-cell>
          <table:table-cell table:style-name="ce65" office:value-type="string">
            <text:p>natural</text:p>
          </table:table-cell>
          <table:table-cell table:style-name="ce70" office:value-type="string">
            <text:p>natural</text:p>
          </table:table-cell>
          <table:table-cell table:style-name="ce73" office:value-type="string">
            <text:p>Naturel</text:p>
          </table:table-cell>
          <table:table-cell table:style-name="ce75" office:value-type="string">
            <text:p>naturale</text:p>
          </table:table-cell>
          <table:table-cell table:style-name="ce78" office:value-type="string">
            <text:p>naturalis</text:p>
          </table:table-cell>
          <table:table-cell table:style-name="ce80" office:value-type="string">
            <text:p>natural</text:p>
          </table:table-cell>
          <table:table-cell table:style-name="ce82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ata</text:p>
          </table:table-cell>
          <table:table-cell table:style-name="ce65" office:value-type="string">
            <text:p>birthday</text:p>
          </table:table-cell>
          <table:table-cell table:style-name="ce70" office:value-type="string">
            <text:p>cumpleaños</text:p>
          </table:table-cell>
          <table:table-cell table:style-name="ce73" office:value-type="string">
            <text:p>anniversaire</text:p>
          </table:table-cell>
          <table:table-cell table:style-name="ce75" office:value-type="string">
            <text:p>compleanno</text:p>
          </table:table-cell>
          <table:table-cell table:style-name="ce78" office:value-type="string">
            <text:p>natalem</text:p>
          </table:table-cell>
          <table:table-cell table:style-name="ce80" office:value-type="string">
            <text:p>zi de nastere</text:p>
          </table:table-cell>
          <table:table-cell table:style-name="ce82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portugese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axu</text:p>
          </table:table-cell>
          <table:table-cell table:style-name="ce66" office:value-type="string">
            <text:p>born</text:p>
          </table:table-cell>
          <table:table-cell table:style-name="ce71" office:value-type="string">
            <text:p>nacer</text:p>
          </table:table-cell>
          <table:table-cell table:style-name="ce73" office:value-type="string">
            <text:p>naître</text:p>
          </table:table-cell>
          <table:table-cell table:style-name="ce75" office:value-type="string">
            <text:p>essere nato</text:p>
          </table:table-cell>
          <table:table-cell table:style-name="ce78" office:value-type="string">
            <text:p>natus est</text:p>
          </table:table-cell>
          <table:table-cell table:style-name="ce80" office:value-type="string">
            <text:p>a se naste</text:p>
          </table:table-cell>
          <table:table-cell table:style-name="ce82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zo</text:p>
          </table:table-cell>
          <table:table-cell table:style-name="ce65" office:value-type="string">
            <text:p>national</text:p>
          </table:table-cell>
          <table:table-cell table:style-name="ce70" office:value-type="string">
            <text:p>nacional</text:p>
          </table:table-cell>
          <table:table-cell table:style-name="ce73" office:value-type="string">
            <text:p>nationale</text:p>
          </table:table-cell>
          <table:table-cell table:style-name="ce75" office:value-type="string">
            <text:p>nazionale</text:p>
          </table:table-cell>
          <table:table-cell table:style-name="ce78" office:value-type="string">
            <text:p>nationalibus</text:p>
          </table:table-cell>
          <table:table-cell table:style-name="ce80" office:value-type="string">
            <text:p>naţional</text:p>
          </table:table-cell>
          <table:table-cell table:style-name="ce82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ego</text:p>
          </table:table-cell>
          <table:table-cell table:style-name="ce65" office:value-type="string">
            <text:p>black</text:p>
          </table:table-cell>
          <table:table-cell table:style-name="ce70" office:value-type="string">
            <text:p>negro</text:p>
          </table:table-cell>
          <table:table-cell table:style-name="ce73" office:value-type="string">
            <text:p>noir</text:p>
          </table:table-cell>
          <table:table-cell table:style-name="ce75" office:value-type="string">
            <text:p>nero</text:p>
          </table:table-cell>
          <table:table-cell table:style-name="ce78" office:value-type="string">
            <text:p>nigreos</text:p>
          </table:table-cell>
          <table:table-cell table:style-name="ce80" office:value-type="string">
            <text:p>negru</text:p>
          </table:table-cell>
          <table:table-cell table:style-name="ce82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ela</text:p>
          </table:table-cell>
          <table:table-cell table:style-name="ce65" office:value-type="string">
            <text:p>ring</text:p>
          </table:table-cell>
          <table:table-cell table:style-name="ce70" office:value-type="string">
            <text:p>anillo</text:p>
          </table:table-cell>
          <table:table-cell table:style-name="ce73" office:value-type="string">
            <text:p>bague</text:p>
          </table:table-cell>
          <table:table-cell table:style-name="ce75" office:value-type="string">
            <text:p>squillare</text:p>
          </table:table-cell>
          <table:table-cell table:style-name="ce78" office:value-type="string">
            <text:p>circulum</text:p>
          </table:table-cell>
          <table:table-cell table:style-name="ce80" office:value-type="string">
            <text:p>inel</text:p>
          </table:table-cell>
          <table:table-cell table:style-name="ce82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ny'foa</text:p>
          </table:table-cell>
          <table:table-cell table:style-name="ce65" office:value-type="string">
            <text:p>never</text:p>
          </table:table-cell>
          <table:table-cell table:style-name="ce70" office:value-type="string">
            <text:p>Nunca</text:p>
          </table:table-cell>
          <table:table-cell table:style-name="ce73" office:value-type="string">
            <text:p>jamais</text:p>
          </table:table-cell>
          <table:table-cell table:style-name="ce75" office:value-type="string">
            <text:p>mai</text:p>
          </table:table-cell>
          <table:table-cell table:style-name="ce78" office:value-type="string">
            <text:p>numquam</text:p>
          </table:table-cell>
          <table:table-cell table:style-name="ce80" office:value-type="string">
            <text:p>niciodata</text:p>
          </table:table-cell>
          <table:table-cell table:style-name="ce82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da</text:p>
          </table:table-cell>
          <table:table-cell table:style-name="ce65" office:value-type="string">
            <text:p>nest</text:p>
          </table:table-cell>
          <table:table-cell table:style-name="ce70" office:value-type="string">
            <text:p>nido</text:p>
          </table:table-cell>
          <table:table-cell table:style-name="ce73" office:value-type="string">
            <text:p>nid</text:p>
          </table:table-cell>
          <table:table-cell table:style-name="ce75" office:value-type="string">
            <text:p>nido</text:p>
          </table:table-cell>
          <table:table-cell table:style-name="ce78" office:value-type="string">
            <text:p>posueris nidum tuum</text:p>
          </table:table-cell>
          <table:table-cell table:style-name="ce80" office:value-type="string">
            <text:p>cuib</text:p>
          </table:table-cell>
          <table:table-cell table:style-name="ce82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ga</text:p>
          </table:table-cell>
          <table:table-cell table:style-name="ce65" office:value-type="string">
            <text:p>snow</text:p>
          </table:table-cell>
          <table:table-cell table:style-name="ce70" office:value-type="string">
            <text:p>nieve</text:p>
          </table:table-cell>
          <table:table-cell table:style-name="ce73" office:value-type="string">
            <text:p>neige</text:p>
          </table:table-cell>
          <table:table-cell table:style-name="ce75" office:value-type="string">
            <text:p>neve</text:p>
          </table:table-cell>
          <table:table-cell table:style-name="ce78" office:value-type="string">
            <text:p>Nix</text:p>
          </table:table-cell>
          <table:table-cell table:style-name="ce80" office:value-type="string">
            <text:p>zăpadă</text:p>
          </table:table-cell>
          <table:table-cell table:style-name="ce82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ma</text:p>
          </table:table-cell>
          <table:table-cell table:style-name="ce65" office:value-type="string">
            <text:p>name</text:p>
          </table:table-cell>
          <table:table-cell table:style-name="ce70" office:value-type="string">
            <text:p>nombre</text:p>
          </table:table-cell>
          <table:table-cell table:style-name="ce73" office:value-type="string">
            <text:p>Nom</text:p>
          </table:table-cell>
          <table:table-cell table:style-name="ce75" office:value-type="string">
            <text:p>nome</text:p>
          </table:table-cell>
          <table:table-cell table:style-name="ce78" office:value-type="string">
            <text:p>nomine</text:p>
          </table:table-cell>
          <table:table-cell table:style-name="ce80" office:value-type="string">
            <text:p>Nume</text:p>
          </table:table-cell>
          <table:table-cell table:style-name="ce82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na</text:p>
          </table:table-cell>
          <table:table-cell table:style-name="ce65" office:value-type="string">
            <text:p>boy</text:p>
          </table:table-cell>
          <table:table-cell table:style-name="ce70" office:value-type="string">
            <text:p>niño</text:p>
          </table:table-cell>
          <table:table-cell table:style-name="ce73" office:value-type="string">
            <text:p>garçon</text:p>
          </table:table-cell>
          <table:table-cell table:style-name="ce75" office:value-type="string">
            <text:p>ragazzo</text:p>
          </table:table-cell>
          <table:table-cell table:style-name="ce78" office:value-type="string">
            <text:p>Puer</text:p>
          </table:table-cell>
          <table:table-cell table:style-name="ce80" office:value-type="string">
            <text:p>băiat</text:p>
          </table:table-cell>
          <table:table-cell table:style-name="ce82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0">
            <text:p>0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yto</text:p>
          </table:table-cell>
          <table:table-cell table:style-name="ce65" office:value-type="string">
            <text:p>nice</text:p>
          </table:table-cell>
          <table:table-cell table:style-name="ce70" office:value-type="string">
            <text:p>bonito</text:p>
          </table:table-cell>
          <table:table-cell table:style-name="ce73" office:value-type="string">
            <text:p>agréable</text:p>
          </table:table-cell>
          <table:table-cell table:style-name="ce75" office:value-type="string">
            <text:p>simpatico</text:p>
          </table:table-cell>
          <table:table-cell table:style-name="ce78" office:value-type="string">
            <text:p>nice quod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ytu</text:p>
          </table:table-cell>
          <table:table-cell table:style-name="ce65" office:value-type="string">
            <text:p>clean</text:p>
          </table:table-cell>
          <table:table-cell table:style-name="ce70" office:value-type="string">
            <text:p>limpiar</text:p>
          </table:table-cell>
          <table:table-cell table:style-name="ce73" office:value-type="string">
            <text:p>nettoyer</text:p>
          </table:table-cell>
          <table:table-cell table:style-name="ce77" office:value-type="string">
            <text:p>pulire </text:p>
          </table:table-cell>
          <table:table-cell table:style-name="ce78" office:value-type="string">
            <text:p>mundo</text:p>
          </table:table-cell>
          <table:table-cell table:style-name="ce80" office:value-type="string">
            <text:p>curăța</text:p>
          </table:table-cell>
          <table:table-cell table:style-name="ce82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ovo</text:p>
          </table:table-cell>
          <table:table-cell table:style-name="ce65" office:value-type="string">
            <text:p>new</text:p>
          </table:table-cell>
          <table:table-cell table:style-name="ce70" office:value-type="string">
            <text:p>nuevo</text:p>
          </table:table-cell>
          <table:table-cell table:style-name="ce73" office:value-type="string">
            <text:p>Nouveau</text:p>
          </table:table-cell>
          <table:table-cell table:style-name="ce75" office:value-type="string">
            <text:p>nuovo</text:p>
          </table:table-cell>
          <table:table-cell table:style-name="ce78" office:value-type="string">
            <text:p>novus</text:p>
          </table:table-cell>
          <table:table-cell table:style-name="ce80" office:value-type="string">
            <text:p>nou</text:p>
          </table:table-cell>
          <table:table-cell table:style-name="ce82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oxa</text:p>
          </table:table-cell>
          <table:table-cell table:style-name="ce65" office:value-type="string">
            <text:p>night</text:p>
          </table:table-cell>
          <table:table-cell table:style-name="ce70" office:value-type="string">
            <text:p>noche</text:p>
          </table:table-cell>
          <table:table-cell table:style-name="ce73" office:value-type="string">
            <text:p>nuit</text:p>
          </table:table-cell>
          <table:table-cell table:style-name="ce75" office:value-type="string">
            <text:p>notte</text:p>
          </table:table-cell>
          <table:table-cell table:style-name="ce78" office:value-type="string">
            <text:p>noctis</text:p>
          </table:table-cell>
          <table:table-cell table:style-name="ce80" office:value-type="string">
            <text:p>noapte</text:p>
          </table:table-cell>
          <table:table-cell table:style-name="ce82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uro</text:p>
          </table:table-cell>
          <table:table-cell table:style-name="ce65" office:value-type="string">
            <text:p>only</text:p>
          </table:table-cell>
          <table:table-cell table:style-name="ce70" office:value-type="string">
            <text:p>solamente</text:p>
          </table:table-cell>
          <table:table-cell table:style-name="ce73" office:value-type="string">
            <text:p>seulement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numai</text:p>
          </table:table-cell>
          <table:table-cell table:style-name="ce82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aya</text:p>
          </table:table-cell>
          <table:table-cell table:style-name="ce65" office:value-type="string">
            <text:p>sheep</text:p>
          </table:table-cell>
          <table:table-cell table:style-name="ce70" office:value-type="string">
            <text:p>oveja</text:p>
          </table:table-cell>
          <table:table-cell table:style-name="ce73" office:value-type="string">
            <text:p>mouton</text:p>
          </table:table-cell>
          <table:table-cell table:style-name="ce75" office:value-type="string">
            <text:p>pecora</text:p>
          </table:table-cell>
          <table:table-cell table:style-name="ce78" office:value-type="string">
            <text:p>ovium</text:p>
          </table:table-cell>
          <table:table-cell table:style-name="ce80" office:value-type="string">
            <text:p>oaie</text:p>
          </table:table-cell>
          <table:table-cell table:style-name="ce82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byu</text:p>
          </table:table-cell>
          <table:table-cell table:style-name="ce66" office:value-type="string">
            <text:p>get</text:p>
          </table:table-cell>
          <table:table-cell table:style-name="ce71" office:value-type="string">
            <text:p>conseguir</text:p>
          </table:table-cell>
          <table:table-cell table:style-name="ce73" office:value-type="string">
            <text:p>obteni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cya</text:p>
          </table:table-cell>
          <table:table-cell table:style-name="ce65" office:value-type="string">
            <text:p>eye</text:p>
          </table:table-cell>
          <table:table-cell table:style-name="ce70" office:value-type="string">
            <text:p>ojo</text:p>
          </table:table-cell>
          <table:table-cell table:style-name="ce73" office:value-type="string">
            <text:p>œil</text:p>
          </table:table-cell>
          <table:table-cell table:style-name="ce75" office:value-type="string">
            <text:p>occhio</text:p>
          </table:table-cell>
          <table:table-cell table:style-name="ce78" office:value-type="string">
            <text:p>oculus</text:p>
          </table:table-cell>
          <table:table-cell table:style-name="ce80" office:value-type="string">
            <text:p>ochi</text:p>
          </table:table-cell>
          <table:table-cell table:style-name="ce82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cru</text:p>
          </table:table-cell>
          <table:table-cell table:style-name="ce66" office:value-type="string">
            <text:p>occur</text:p>
          </table:table-cell>
          <table:table-cell table:style-name="ce71" office:value-type="string">
            <text:p>ocurrir</text:p>
          </table:table-cell>
          <table:table-cell table:style-name="ce73" office:value-type="string">
            <text:p>se produire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ieri</text:p>
          </table:table-cell>
          <table:table-cell table:style-name="ce80" office:value-type="string">
            <text:p>a se întâmpla</text:p>
          </table:table-cell>
          <table:table-cell table:style-name="ce82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fru</text:p>
          </table:table-cell>
          <table:table-cell table:style-name="ce66" office:value-type="string">
            <text:p>offer</text:p>
          </table:table-cell>
          <table:table-cell table:style-name="ce71" office:value-type="string">
            <text:p>ofrecer</text:p>
          </table:table-cell>
          <table:table-cell table:style-name="ce73" office:value-type="string">
            <text:p>offre</text:p>
          </table:table-cell>
          <table:table-cell table:style-name="ce75" office:value-type="string">
            <text:p>offerta</text:p>
          </table:table-cell>
          <table:table-cell table:style-name="ce78" office:value-type="string">
            <text:p>offer</text:p>
          </table:table-cell>
          <table:table-cell table:style-name="ce80" office:value-type="string">
            <text:p>ofertă</text:p>
          </table:table-cell>
          <table:table-cell table:style-name="ce82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yru</text:p>
          </table:table-cell>
          <table:table-cell table:style-name="ce66" office:value-type="string">
            <text:p>hear</text:p>
          </table:table-cell>
          <table:table-cell table:style-name="ce71" office:value-type="string">
            <text:p>oír</text:p>
          </table:table-cell>
          <table:table-cell table:style-name="ce73" office:value-type="string">
            <text:p>entendr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tro</text:p>
          </table:table-cell>
          <table:table-cell table:style-name="ce65" office:value-type="string">
            <text:p>other</text:p>
          </table:table-cell>
          <table:table-cell table:style-name="ce70" office:value-type="string">
            <text:p>otro</text:p>
          </table:table-cell>
          <table:table-cell table:style-name="ce73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alte</text:p>
          </table:table-cell>
          <table:table-cell table:style-name="ce82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veo</text:p>
          </table:table-cell>
          <table:table-cell table:style-name="ce65" office:value-type="string">
            <text:p>open</text:p>
          </table:table-cell>
          <table:table-cell table:style-name="ce70" office:value-type="string">
            <text:p>abierto</text:p>
          </table:table-cell>
          <table:table-cell table:style-name="ce73" office:value-type="string">
            <text:p>ouvert</text:p>
          </table:table-cell>
          <table:table-cell table:style-name="ce75" office:value-type="string">
            <text:p>Aperto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s</text:p>
          </table:table-cell>
          <table:table-cell table:style-name="ce82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yu</text:p>
          </table:table-cell>
          <table:table-cell table:style-name="ce65" office:value-type="string">
            <text:p>forget</text:p>
          </table:table-cell>
          <table:table-cell table:style-name="ce70" office:value-type="string">
            <text:p>olvida</text:p>
          </table:table-cell>
          <table:table-cell table:style-name="ce73" office:value-type="string">
            <text:p>oublier</text:p>
          </table:table-cell>
          <table:table-cell table:style-name="ce75" office:value-type="string">
            <text:p>dimenticare</text:p>
          </table:table-cell>
          <table:table-cell table:style-name="ce78" office:value-type="string">
            <text:p>obliviscatur</text:p>
          </table:table-cell>
          <table:table-cell table:style-name="ce80" office:value-type="string">
            <text:p>a u</text:p>
          </table:table-cell>
          <table:table-cell table:style-name="ce82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ru</text:p>
          </table:table-cell>
          <table:table-cell table:style-name="ce66" office:value-type="string">
            <text:p>open</text:p>
          </table:table-cell>
          <table:table-cell table:style-name="ce71" office:value-type="string">
            <text:p>abrir</text:p>
          </table:table-cell>
          <table:table-cell table:style-name="ce73" office:value-type="string">
            <text:p>ouvrir</text:p>
          </table:table-cell>
          <table:table-cell table:style-name="ce75" office:value-type="string">
            <text:p>apri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de-te</text:p>
          </table:table-cell>
          <table:table-cell table:style-name="ce82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vua</text:p>
          </table:table-cell>
          <table:table-cell table:style-name="ce65" office:value-type="string">
            <text:p>egg</text:p>
          </table:table-cell>
          <table:table-cell table:style-name="ce70" office:value-type="string">
            <text:p>huevo</text:p>
          </table:table-cell>
          <table:table-cell table:style-name="ce73" office:value-type="string">
            <text:p>Oeuf</text:p>
          </table:table-cell>
          <table:table-cell table:style-name="ce75" office:value-type="string">
            <text:p>uovo</text:p>
          </table:table-cell>
          <table:table-cell table:style-name="ce78" office:value-type="string">
            <text:p>ovum</text:p>
          </table:table-cell>
          <table:table-cell table:style-name="ce80" office:value-type="string">
            <text:p>ou</text:p>
          </table:table-cell>
          <table:table-cell table:style-name="ce82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zea</text:p>
          </table:table-cell>
          <table:table-cell table:style-name="ce65" office:value-type="string">
            <text:p>bird</text:p>
          </table:table-cell>
          <table:table-cell table:style-name="ce70" office:value-type="string">
            <text:p>pájaro</text:p>
          </table:table-cell>
          <table:table-cell table:style-name="ce73" office:value-type="string">
            <text:p>oiseau</text:p>
          </table:table-cell>
          <table:table-cell table:style-name="ce75" office:value-type="string">
            <text:p>uccello</text:p>
          </table:table-cell>
          <table:table-cell table:style-name="ce78" office:value-type="string">
            <text:p>avem</text:p>
          </table:table-cell>
          <table:table-cell table:style-name="ce80" office:value-type="string">
            <text:p>pasăre</text:p>
          </table:table-cell>
          <table:table-cell table:style-name="ce82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gu</text:p>
          </table:table-cell>
          <table:table-cell table:style-name="ce66" office:value-type="string">
            <text:p>pay</text:p>
          </table:table-cell>
          <table:table-cell table:style-name="ce71" office:value-type="string">
            <text:p>pagar</text:p>
          </table:table-cell>
          <table:table-cell table:style-name="ce73" office:value-type="string">
            <text:p>payer</text:p>
          </table:table-cell>
          <table:table-cell table:style-name="ce75" office:value-type="string">
            <text:p>pagare</text:p>
          </table:table-cell>
          <table:table-cell table:style-name="ce78" office:value-type="string">
            <text:p>redde</text:p>
          </table:table-cell>
          <table:table-cell table:style-name="ce80" office:value-type="string">
            <text:p>plătiți</text:p>
          </table:table-cell>
          <table:table-cell table:style-name="ce82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la</text:p>
          </table:table-cell>
          <table:table-cell table:style-name="ce65" office:value-type="string">
            <text:p>ball</text:p>
          </table:table-cell>
          <table:table-cell table:style-name="ce70" office:value-type="string">
            <text:p>pelota</text:p>
          </table:table-cell>
          <table:table-cell table:style-name="ce73" office:value-type="string">
            <text:p>Balle</text:p>
          </table:table-cell>
          <table:table-cell table:style-name="ce75" office:value-type="string">
            <text:p>palla</text:p>
          </table:table-cell>
          <table:table-cell table:style-name="ce78" office:value-type="string">
            <text:p>Sphera</text:p>
          </table:table-cell>
          <table:table-cell table:style-name="ce80" office:value-type="string">
            <text:p>minge</text:p>
          </table:table-cell>
          <table:table-cell table:style-name="ce82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na</text:p>
          </table:table-cell>
          <table:table-cell table:style-name="ce65" office:value-type="string">
            <text:p>bread</text:p>
          </table:table-cell>
          <table:table-cell table:style-name="ce70" office:value-type="string">
            <text:p>pan de molde</text:p>
          </table:table-cell>
          <table:table-cell table:style-name="ce73" office:value-type="string">
            <text:p>pain</text:p>
          </table:table-cell>
          <table:table-cell table:style-name="ce75" office:value-type="string">
            <text:p>pane</text:p>
          </table:table-cell>
          <table:table-cell table:style-name="ce78" office:value-type="string">
            <text:p>panem</text:p>
          </table:table-cell>
          <table:table-cell table:style-name="ce80" office:value-type="string">
            <text:p>pâine</text:p>
          </table:table-cell>
          <table:table-cell table:style-name="ce82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pa</text:p>
          </table:table-cell>
          <table:table-cell table:style-name="ce65" office:value-type="string">
            <text:p>father</text:p>
          </table:table-cell>
          <table:table-cell table:style-name="ce70" office:value-type="string">
            <text:p>padre</text:p>
          </table:table-cell>
          <table:table-cell table:style-name="ce73" office:value-type="string">
            <text:p>père</text:p>
          </table:table-cell>
          <table:table-cell table:style-name="ce75" office:value-type="string">
            <text:p>padre</text:p>
          </table:table-cell>
          <table:table-cell table:style-name="ce78" office:value-type="string">
            <text:p>pater</text:p>
          </table:table-cell>
          <table:table-cell table:style-name="ce80" office:value-type="string">
            <text:p>Tată</text:p>
          </table:table-cell>
          <table:table-cell table:style-name="ce82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sa</text:p>
          </table:table-cell>
          <table:table-cell table:style-name="ce65" office:value-type="string">
            <text:p>past</text:p>
          </table:table-cell>
          <table:table-cell table:style-name="ce70" office:value-type="string">
            <text:p>pasado</text:p>
          </table:table-cell>
          <table:table-cell table:style-name="ce73" office:value-type="string">
            <text:p>passé</text:p>
          </table:table-cell>
          <table:table-cell table:style-name="ce75" office:value-type="string">
            <text:p>passato</text:p>
          </table:table-cell>
          <table:table-cell table:style-name="ce78" office:value-type="string">
            <text:p>praeteritum</text:p>
          </table:table-cell>
          <table:table-cell table:style-name="ce80" office:value-type="string">
            <text:p>trecut</text:p>
          </table:table-cell>
          <table:table-cell table:style-name="ce82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su</text:p>
          </table:table-cell>
          <table:table-cell table:style-name="ce66" office:value-type="string">
            <text:p>happen</text:p>
          </table:table-cell>
          <table:table-cell table:style-name="ce71" office:value-type="string">
            <text:p>pasar</text:p>
          </table:table-cell>
          <table:table-cell table:style-name="ce73" office:value-type="string">
            <text:p>passer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întâmpla</text:p>
          </table:table-cell>
          <table:table-cell table:style-name="ce82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ty</text:p>
          </table:table-cell>
          <table:table-cell table:style-name="ce65" office:value-type="string">
            <text:p>party</text:p>
          </table:table-cell>
          <table:table-cell table:style-name="ce70" office:value-type="string">
            <text:p>partido</text:p>
          </table:table-cell>
          <table:table-cell table:style-name="ce73" office:value-type="string">
            <text:p>fête</text:p>
          </table:table-cell>
          <table:table-cell table:style-name="ce75" office:value-type="string">
            <text:p>festa</text:p>
          </table:table-cell>
          <table:table-cell table:style-name="ce78" office:value-type="string">
            <text:p>pars</text:p>
          </table:table-cell>
          <table:table-cell table:style-name="ce80" office:value-type="string">
            <text:p>partid</text:p>
          </table:table-cell>
          <table:table-cell table:style-name="ce82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t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partir</text:p>
          </table:table-cell>
          <table:table-cell table:style-name="ce73" office:value-type="string">
            <text:p>scission</text:p>
          </table:table-cell>
          <table:table-cell table:style-name="ce75" office:value-type="string">
            <text:p>da</text:p>
          </table:table-cell>
          <table:table-cell table:style-name="ce78" office:value-type="string">
            <text:p>ex</text:p>
          </table:table-cell>
          <table:table-cell table:style-name="ce80" office:value-type="string">
            <text:p>din</text:p>
          </table:table-cell>
          <table:table-cell table:style-name="ce82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62" office:value-type="string">
            <text:p>pazu</text:p>
          </table:table-cell>
          <table:table-cell table:style-name="ce66" office:value-type="string">
            <text:p>wait</text:p>
          </table:table-cell>
          <table:table-cell table:style-name="ce71" office:value-type="string">
            <text:p>esperar</text:p>
          </table:table-cell>
          <table:table-cell table:style-name="ce73" office:value-type="string">
            <text:p>attendre à</text:p>
          </table:table-cell>
          <table:table-cell table:style-name="ce75" office:value-type="string">
            <text:p>aspettare</text:p>
          </table:table-cell>
          <table:table-cell table:style-name="ce78" office:value-type="string">
            <text:p>expecto</text:p>
          </table:table-cell>
          <table:table-cell table:style-name="ce80" office:value-type="string">
            <text:p>aștepta</text:p>
          </table:table-cell>
          <table:table-cell table:style-name="ce82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gu</text:p>
          </table:table-cell>
          <table:table-cell table:style-name="ce66" office:value-type="string">
            <text:p>explain</text:p>
          </table:table-cell>
          <table:table-cell table:style-name="ce71" office:value-type="string">
            <text:p>explicar</text:p>
          </table:table-cell>
          <table:table-cell table:style-name="ce73" office:value-type="string">
            <text:p>expliquer</text:p>
          </table:table-cell>
          <table:table-cell table:style-name="ce75" office:value-type="string">
            <text:p>spiegare</text:p>
          </table:table-cell>
          <table:table-cell table:style-name="ce78" office:value-type="string">
            <text:p>explicate</text:p>
          </table:table-cell>
          <table:table-cell table:style-name="ce80" office:value-type="string">
            <text:p>explica</text:p>
          </table:table-cell>
          <table:table-cell table:style-name="ce82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mu</text:p>
          </table:table-cell>
          <table:table-cell table:style-name="ce66" office:value-type="string">
            <text:p>allow</text:p>
          </table:table-cell>
          <table:table-cell table:style-name="ce71" office:value-type="string">
            <text:p>permitir</text:p>
          </table:table-cell>
          <table:table-cell table:style-name="ce73" office:value-type="string">
            <text:p>permettre</text:p>
          </table:table-cell>
          <table:table-cell table:style-name="ce75" office:value-type="string">
            <text:p>consentire</text:p>
          </table:table-cell>
          <table:table-cell table:style-name="ce78" office:value-type="string">
            <text:p>patitur</text:p>
          </table:table-cell>
          <table:table-cell table:style-name="ce80" office:value-type="string">
            <text:p>permite</text:p>
          </table:table-cell>
          <table:table-cell table:style-name="ce82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ero</text:p>
          </table:table-cell>
          <table:table-cell table:style-name="ce65" office:value-type="string">
            <text:p>however</text:p>
          </table:table-cell>
          <table:table-cell table:style-name="ce70" office:value-type="string">
            <text:p>sin embargo</text:p>
          </table:table-cell>
          <table:table-cell table:style-name="ce73" office:value-type="string">
            <text:p>pourtant</text:p>
          </table:table-cell>
          <table:table-cell table:style-name="ce75" office:value-type="string">
            <text:p>però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in orice caz</text:p>
          </table:table-cell>
          <table:table-cell table:style-name="ce82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so</text:p>
          </table:table-cell>
          <table:table-cell table:style-name="ce65" office:value-type="string">
            <text:p>personal</text:p>
          </table:table-cell>
          <table:table-cell table:style-name="ce70" office:value-type="string">
            <text:p>personal</text:p>
          </table:table-cell>
          <table:table-cell table:style-name="ce73" office:value-type="string">
            <text:p>personnel</text:p>
          </table:table-cell>
          <table:table-cell table:style-name="ce75" office:value-type="string">
            <text:p>personale</text:p>
          </table:table-cell>
          <table:table-cell table:style-name="ce78" office:value-type="string">
            <text:p>personalem</text:p>
          </table:table-cell>
          <table:table-cell table:style-name="ce80" office:value-type="string">
            <text:p>personal</text:p>
          </table:table-cell>
          <table:table-cell table:style-name="ce82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su</text:p>
          </table:table-cell>
          <table:table-cell table:style-name="ce65" office:value-type="string">
            <text:p>think</text:p>
          </table:table-cell>
          <table:table-cell table:style-name="ce70" office:value-type="string">
            <text:p>pensar</text:p>
          </table:table-cell>
          <table:table-cell table:style-name="ce73" office:value-type="string">
            <text:p>pense</text:p>
          </table:table-cell>
          <table:table-cell table:style-name="ce75" office:value-type="string">
            <text:p>pensare</text:p>
          </table:table-cell>
          <table:table-cell table:style-name="ce78" office:value-type="string">
            <text:p>cogre</text:p>
          </table:table-cell>
          <table:table-cell table:style-name="ce80" office:value-type="string">
            <text:p>gândi</text:p>
          </table:table-cell>
          <table:table-cell table:style-name="ce82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to</text:p>
          </table:table-cell>
          <table:table-cell table:style-name="ce65" office:value-type="string">
            <text:p>small</text:p>
          </table:table-cell>
          <table:table-cell table:style-name="ce70" office:value-type="string">
            <text:p>pequeña</text:p>
          </table:table-cell>
          <table:table-cell table:style-name="ce73" office:value-type="string">
            <text:p>petit</text:p>
          </table:table-cell>
          <table:table-cell table:style-name="ce75" office:value-type="string">
            <text:p>piccolo</text:p>
          </table:table-cell>
          <table:table-cell table:style-name="ce78" office:value-type="string">
            <text:p>Parvus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exa</text:p>
          </table:table-cell>
          <table:table-cell table:style-name="ce65" office:value-type="string">
            <text:p>fish</text:p>
          </table:table-cell>
          <table:table-cell table:style-name="ce70" office:value-type="string">
            <text:p>pescado</text:p>
          </table:table-cell>
          <table:table-cell table:style-name="ce73" office:value-type="string">
            <text:p>poisson</text:p>
          </table:table-cell>
          <table:table-cell table:style-name="ce75" office:value-type="string">
            <text:p>pesce</text:p>
          </table:table-cell>
          <table:table-cell table:style-name="ce78" office:value-type="string">
            <text:p>piscis</text:p>
          </table:table-cell>
          <table:table-cell table:style-name="ce80" office:value-type="string">
            <text:p>peşte</text:p>
          </table:table-cell>
          <table:table-cell table:style-name="ce82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ch</text:p>
          </table:table-cell>
          <table:table-cell table:style-name="ce65" office:value-type="string">
            <text:p>special</text:p>
          </table:table-cell>
          <table:table-cell table:style-name="ce70" office:value-type="string">
            <text:p>especial</text:p>
          </table:table-cell>
          <table:table-cell table:style-name="ce73" office:value-type="string">
            <text:p>spécial</text:p>
          </table:table-cell>
          <table:table-cell table:style-name="ce75" office:value-type="string">
            <text:p>speciale</text:p>
          </table:table-cell>
          <table:table-cell table:style-name="ce78" office:value-type="string">
            <text:p>peculiari</text:p>
          </table:table-cell>
          <table:table-cell table:style-name="ce80" office:value-type="string">
            <text:p>special</text:p>
          </table:table-cell>
          <table:table-cell table:style-name="ce82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de</text:p>
          </table:table-cell>
          <table:table-cell table:style-name="ce65" office:value-type="string">
            <text:p>feet</text:p>
          </table:table-cell>
          <table:table-cell table:style-name="ce70" office:value-type="string">
            <text:p>pies</text:p>
          </table:table-cell>
          <table:table-cell table:style-name="ce73" office:value-type="string">
            <text:p>pieds</text:p>
          </table:table-cell>
          <table:table-cell table:style-name="ce75" office:value-type="string">
            <text:p>piedi</text:p>
          </table:table-cell>
          <table:table-cell table:style-name="ce78" office:value-type="string">
            <text:p>pedibus</text:p>
          </table:table-cell>
          <table:table-cell table:style-name="ce80" office:value-type="string">
            <text:p>picioare</text:p>
          </table:table-cell>
          <table:table-cell table:style-name="ce82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ga</text:p>
          </table:table-cell>
          <table:table-cell table:style-name="ce65" office:value-type="string">
            <text:p>pig</text:p>
          </table:table-cell>
          <table:table-cell table:style-name="ce70" office:value-type="string">
            <text:p>cerdo</text:p>
          </table:table-cell>
          <table:table-cell table:style-name="ce73" office:value-type="string">
            <text:p>porc</text:p>
          </table:table-cell>
          <table:table-cell table:style-name="ce75" office:value-type="string">
            <text:p>maiale</text:p>
          </table:table-cell>
          <table:table-cell table:style-name="ce78" office:value-type="string">
            <text:p>Porcus</text:p>
          </table:table-cell>
          <table:table-cell table:style-name="ce80" office:value-type="string">
            <text:p>porc</text:p>
          </table:table-cell>
          <table:table-cell table:style-name="ce82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yky</text:p>
          </table:table-cell>
          <table:table-cell table:style-name="ce66" office:value-type="string">
            <text:p>like</text:p>
          </table:table-cell>
          <table:table-cell table:style-name="ce71" office:value-type="string">
            <text:p>gustar</text:p>
          </table:table-cell>
          <table:table-cell table:style-name="ce73" office:value-type="string">
            <text:p>aimer</text:p>
          </table:table-cell>
          <table:table-cell table:style-name="ce75" office:value-type="string">
            <text:p>piacere</text:p>
          </table:table-cell>
          <table:table-cell table:style-name="ce78" office:value-type="string">
            <text:p>tamquam</text:p>
          </table:table-cell>
          <table:table-cell table:style-name="ce80" office:value-type="string">
            <text:p>a place</text:p>
          </table:table-cell>
          <table:table-cell table:style-name="ce82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no</text:p>
          </table:table-cell>
          <table:table-cell table:style-name="ce65" office:value-type="string">
            <text:p>full</text:p>
          </table:table-cell>
          <table:table-cell table:style-name="ce70" office:value-type="string">
            <text:p>completo</text:p>
          </table:table-cell>
          <table:table-cell table:style-name="ce73" office:value-type="string">
            <text:p>plein</text:p>
          </table:table-cell>
          <table:table-cell table:style-name="ce75" office:value-type="string">
            <text:p>pieno</text:p>
          </table:table-cell>
          <table:table-cell table:style-name="ce78" office:value-type="string">
            <text:p>plenus</text:p>
          </table:table-cell>
          <table:table-cell table:style-name="ce80" office:value-type="string">
            <text:p>deplin</text:p>
          </table:table-cell>
          <table:table-cell table:style-name="ce82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po</text:p>
          </table:table-cell>
          <table:table-cell table:style-name="ce65" office:value-type="string">
            <text:p>main</text:p>
          </table:table-cell>
          <table:table-cell table:style-name="ce70" office:value-type="string">
            <text:p>principal</text:p>
          </table:table-cell>
          <table:table-cell table:style-name="ce73" office:value-type="string">
            <text:p>principale</text:p>
          </table:table-cell>
          <table:table-cell table:style-name="ce75" office:value-type="string">
            <text:p>principale</text:p>
          </table:table-cell>
          <table:table-cell table:style-name="ce78" office:value-type="string">
            <text:p>pelagus</text:p>
          </table:table-cell>
          <table:table-cell table:style-name="ce80" office:value-type="string">
            <text:p>principal</text:p>
          </table:table-cell>
          <table:table-cell table:style-name="ce82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vo</text:p>
          </table:table-cell>
          <table:table-cell table:style-name="ce65" office:value-type="string">
            <text:p>private</text:p>
          </table:table-cell>
          <table:table-cell table:style-name="ce70" office:value-type="string">
            <text:p>privado</text:p>
          </table:table-cell>
          <table:table-cell table:style-name="ce73" office:value-type="string">
            <text:p>privé</text:p>
          </table:table-cell>
          <table:table-cell table:style-name="ce75" office:value-type="string">
            <text:p>privato</text:p>
          </table:table-cell>
          <table:table-cell table:style-name="ce78" office:value-type="string">
            <text:p>privatus</text:p>
          </table:table-cell>
          <table:table-cell table:style-name="ce80" office:value-type="string">
            <text:p>privat</text:p>
          </table:table-cell>
          <table:table-cell table:style-name="ce82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bu</text:p>
          </table:table-cell>
          <table:table-cell table:style-name="ce66" office:value-type="string">
            <text:p>try</text:p>
          </table:table-cell>
          <table:table-cell table:style-name="ce71" office:value-type="string">
            <text:p>intentar</text:p>
          </table:table-cell>
          <table:table-cell table:style-name="ce73" office:value-type="string">
            <text:p>essayer</text:p>
          </table:table-cell>
          <table:table-cell table:style-name="ce75" office:value-type="string">
            <text:p>provare</text:p>
          </table:table-cell>
          <table:table-cell table:style-name="ce78" office:value-type="string">
            <text:p>tentant</text:p>
          </table:table-cell>
          <table:table-cell table:style-name="ce80" office:value-type="string">
            <text:p>încerc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do</text:p>
          </table:table-cell>
          <table:table-cell table:style-name="ce65" office:value-type="string">
            <text:p>able</text:p>
          </table:table-cell>
          <table:table-cell table:style-name="ce70" office:value-type="string">
            <text:p>poder</text:p>
          </table:table-cell>
          <table:table-cell table:style-name="ce73" office:value-type="string">
            <text:p>capable</text:p>
          </table:table-cell>
          <table:table-cell table:style-name="ce75" office:value-type="string">
            <text:p>capace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capabil</text:p>
          </table:table-cell>
          <table:table-cell table:style-name="ce82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ya</text:p>
          </table:table-cell>
          <table:table-cell table:style-name="ce65" office:value-type="string">
            <text:p>chicken</text:p>
          </table:table-cell>
          <table:table-cell table:style-name="ce70" office:value-type="string">
            <text:p>pollo</text:p>
          </table:table-cell>
          <table:table-cell table:style-name="ce73" office:value-type="string">
            <text:p>poulet</text:p>
          </table:table-cell>
          <table:table-cell table:style-name="ce75" office:value-type="string">
            <text:p>pollo</text:p>
          </table:table-cell>
          <table:table-cell table:style-name="ce78" office:value-type="string">
            <text:p>pullum</text:p>
          </table:table-cell>
          <table:table-cell table:style-name="ce80" office:value-type="string">
            <text:p>pui</text:p>
          </table:table-cell>
          <table:table-cell table:style-name="ce82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puţin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ma</text:p>
          </table:table-cell>
          <table:table-cell table:style-name="ce65" office:value-type="string">
            <text:p>apple</text:p>
          </table:table-cell>
          <table:table-cell table:style-name="ce70" office:value-type="string">
            <text:p>manzana</text:p>
          </table:table-cell>
          <table:table-cell table:style-name="ce73" office:value-type="string">
            <text:p>Pomme</text:p>
          </table:table-cell>
          <table:table-cell table:style-name="ce75" office:value-type="string">
            <text:p>Mela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măr</text:p>
          </table:table-cell>
          <table:table-cell table:style-name="ce82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pa</text:p>
          </table:table-cell>
          <table:table-cell table:style-name="ce65" office:value-type="string">
            <text:p>doll</text:p>
          </table:table-cell>
          <table:table-cell table:style-name="ce70" office:value-type="string">
            <text:p>muñeca</text:p>
          </table:table-cell>
          <table:table-cell table:style-name="ce73" office:value-type="string">
            <text:p>poupée</text:p>
          </table:table-cell>
          <table:table-cell table:style-name="ce75" office:value-type="string">
            <text:p>Bambola</text:p>
          </table:table-cell>
          <table:table-cell table:style-name="ce78" office:value-type="string">
            <text:p>doll</text:p>
          </table:table-cell>
          <table:table-cell table:style-name="ce80" office:value-type="string">
            <text:p>păpuşă</text:p>
          </table:table-cell>
          <table:table-cell table:style-name="ce82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po</text:p>
          </table:table-cell>
          <table:table-cell table:style-name="ce65" office:value-type="string">
            <text:p>popular</text:p>
          </table:table-cell>
          <table:table-cell table:style-name="ce70" office:value-type="string">
            <text:p>popular</text:p>
          </table:table-cell>
          <table:table-cell table:style-name="ce73" office:value-type="string">
            <text:p>populaire</text:p>
          </table:table-cell>
          <table:table-cell table:style-name="ce75" office:value-type="string">
            <text:p>popolare</text:p>
          </table:table-cell>
          <table:table-cell table:style-name="ce78" office:value-type="string">
            <text:p>popular</text:p>
          </table:table-cell>
          <table:table-cell table:style-name="ce80" office:value-type="string">
            <text:p>popular</text:p>
          </table:table-cell>
          <table:table-cell table:style-name="ce82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ru</text:p>
          </table:table-cell>
          <table:table-cell table:style-name="ce66" office:value-type="string">
            <text:p>carry</text:p>
          </table:table-cell>
          <table:table-cell table:style-name="ce71" office:value-type="string">
            <text:p>portar</text:p>
          </table:table-cell>
          <table:table-cell table:style-name="ce73" office:value-type="string">
            <text:p>porter</text:p>
          </table:table-cell>
          <table:table-cell table:style-name="ce75" office:value-type="string">
            <text:p>transporta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transporta</text:p>
          </table:table-cell>
          <table:table-cell table:style-name="ce82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own</text:p>
          </table:table-cell>
          <table:table-cell table:style-name="ce70" office:value-type="string">
            <text:p>propio</text:p>
          </table:table-cell>
          <table:table-cell table:style-name="ce73" office:value-type="string">
            <text:p>posséder</text:p>
          </table:table-cell>
          <table:table-cell table:style-name="ce75" office:value-type="string">
            <text:p>proprio</text:p>
          </table:table-cell>
          <table:table-cell table:style-name="ce78" office:value-type="string">
            <text:p>suum</text:p>
          </table:table-cell>
          <table:table-cell table:style-name="ce80" office:value-type="string">
            <text:p>propriu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possible</text:p>
          </table:table-cell>
          <table:table-cell table:style-name="ce70" office:value-type="string">
            <text:p>posible</text:p>
          </table:table-cell>
          <table:table-cell table:style-name="ce73" office:value-type="string">
            <text:p>possible</text:p>
          </table:table-cell>
          <table:table-cell table:style-name="ce75" office:value-type="string">
            <text:p>possibil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posibil</text:p>
          </table:table-cell>
          <table:table-cell table:style-name="ce82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su</text:p>
          </table:table-cell>
          <table:table-cell table:style-name="ce65" office:value-type="string">
            <text:p>possess</text:p>
          </table:table-cell>
          <table:table-cell table:style-name="ce70" office:value-type="string">
            <text:p>poseer</text:p>
          </table:table-cell>
          <table:table-cell table:style-name="ce73" office:value-type="string">
            <text:p>possède</text:p>
          </table:table-cell>
          <table:table-cell table:style-name="ce75" office:value-type="string">
            <text:p>possedere</text:p>
          </table:table-cell>
          <table:table-cell table:style-name="ce78" office:value-type="string">
            <text:p>possidebit</text:p>
          </table:table-cell>
          <table:table-cell table:style-name="ce80" office:value-type="string">
            <text:p>posedă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vo</text:p>
          </table:table-cell>
          <table:table-cell table:style-name="ce65" office:value-type="string">
            <text:p>poor</text:p>
          </table:table-cell>
          <table:table-cell table:style-name="ce70" office:value-type="string">
            <text:p>pobre</text:p>
          </table:table-cell>
          <table:table-cell table:style-name="ce73" office:value-type="string">
            <text:p>pauvre</text:p>
          </table:table-cell>
          <table:table-cell table:style-name="ce75" office:value-type="string">
            <text:p>povero</text:p>
          </table:table-cell>
          <table:table-cell table:style-name="ce78" office:value-type="string">
            <text:p>pauper</text:p>
          </table:table-cell>
          <table:table-cell table:style-name="ce80" office:value-type="string">
            <text:p>sărac</text:p>
          </table:table-cell>
          <table:table-cell table:style-name="ce82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vu</text:p>
          </table:table-cell>
          <table:table-cell table:style-name="ce65" office:value-type="string">
            <text:p>can</text:p>
          </table:table-cell>
          <table:table-cell table:style-name="ce70" office:value-type="string">
            <text:p>puede</text:p>
          </table:table-cell>
          <table:table-cell table:style-name="ce73" office:value-type="string">
            <text:p>pouvez</text:p>
          </table:table-cell>
          <table:table-cell table:style-name="ce75" office:value-type="string">
            <text:p>può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poate sa</text:p>
          </table:table-cell>
          <table:table-cell table:style-name="ce82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xo</text:p>
          </table:table-cell>
          <table:table-cell table:style-name="ce65" office:value-type="string">
            <text:p>close friends</text:p>
          </table:table-cell>
          <table:table-cell table:style-name="ce70" office:value-type="string">
            <text:p>intimo</text:p>
          </table:table-cell>
          <table:table-cell table:style-name="ce73" office:value-type="string">
            <text:p>proche</text:p>
          </table:table-cell>
          <table:table-cell table:style-name="ce75" office:value-type="string">
            <text:p>stretti</text:p>
          </table:table-cell>
          <table:table-cell table:style-name="ce78" office:value-type="string">
            <text:p>prope</text:p>
          </table:table-cell>
          <table:table-cell table:style-name="ce80" office:value-type="string">
            <text:p>apropiati</text:p>
          </table:table-cell>
          <table:table-cell table:style-name="ce82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rodu</text:p>
          </table:table-cell>
          <table:table-cell table:style-name="ce66" office:value-type="string">
            <text:p>produce</text:p>
          </table:table-cell>
          <table:table-cell table:style-name="ce71" office:value-type="string">
            <text:p>producir</text:p>
          </table:table-cell>
          <table:table-cell table:style-name="ce73" office:value-type="string">
            <text:p>produire</text:p>
          </table:table-cell>
          <table:table-cell table:style-name="ce75" office:value-type="string">
            <text:p>produrre</text:p>
          </table:table-cell>
          <table:table-cell table:style-name="ce78" office:value-type="string">
            <text:p>producendum</text:p>
          </table:table-cell>
          <table:table-cell table:style-name="ce80" office:value-type="string">
            <text:p>produce</text:p>
          </table:table-cell>
          <table:table-cell table:style-name="ce82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bo</text:p>
          </table:table-cell>
          <table:table-cell table:style-name="ce65" office:value-type="string">
            <text:p>public</text:p>
          </table:table-cell>
          <table:table-cell table:style-name="ce70" office:value-type="string">
            <text:p>público</text:p>
          </table:table-cell>
          <table:table-cell table:style-name="ce73" office:value-type="string">
            <text:p>Publique</text:p>
          </table:table-cell>
          <table:table-cell table:style-name="ce75" office:value-type="string">
            <text:p>pubblico</text:p>
          </table:table-cell>
          <table:table-cell table:style-name="ce78" office:value-type="string">
            <text:p>publicae</text:p>
          </table:table-cell>
          <table:table-cell table:style-name="ce80" office:value-type="string">
            <text:p>public</text:p>
          </table:table-cell>
          <table:table-cell table:style-name="ce82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ko</text:p>
          </table:table-cell>
          <table:table-cell table:style-name="ce65" office:value-type="string">
            <text:p>political</text:p>
          </table:table-cell>
          <table:table-cell table:style-name="ce70" office:value-type="string">
            <text:p>político</text:p>
          </table:table-cell>
          <table:table-cell table:style-name="ce73" office:value-type="string">
            <text:p>politique</text:p>
          </table:table-cell>
          <table:table-cell table:style-name="ce75" office:value-type="string">
            <text:p>politico</text:p>
          </table:table-cell>
          <table:table-cell table:style-name="ce78" office:value-type="string">
            <text:p>rei publicae</text:p>
          </table:table-cell>
          <table:table-cell table:style-name="ce80" office:value-type="string">
            <text:p>politic</text:p>
          </table:table-cell>
          <table:table-cell table:style-name="ce82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usu</text:p>
          </table:table-cell>
          <table:table-cell table:style-name="ce65" office:value-type="string">
            <text:p>put</text:p>
          </table:table-cell>
          <table:table-cell table:style-name="ce70" office:value-type="string">
            <text:p>poner</text:p>
          </table:table-cell>
          <table:table-cell table:style-name="ce73" office:value-type="string">
            <text:p>mettre</text:p>
          </table:table-cell>
          <table:table-cell table:style-name="ce75" office:value-type="string">
            <text:p>mettere</text:p>
          </table:table-cell>
          <table:table-cell table:style-name="ce78" office:value-type="string">
            <text:p>posuit</text:p>
          </table:table-cell>
          <table:table-cell table:style-name="ce80" office:value-type="string">
            <text:p>a pune</text:p>
          </table:table-cell>
          <table:table-cell table:style-name="ce82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asa</text:p>
          </table:table-cell>
          <table:table-cell table:style-name="ce65" office:value-type="string">
            <text:p>duck</text:p>
          </table:table-cell>
          <table:table-cell table:style-name="ce70" office:value-type="string">
            <text:p>Pato</text:p>
          </table:table-cell>
          <table:table-cell table:style-name="ce73" office:value-type="string">
            <text:p>canard</text:p>
          </table:table-cell>
          <table:table-cell table:style-name="ce75" office:value-type="string">
            <text:p>anatra</text:p>
          </table:table-cell>
          <table:table-cell table:style-name="ce78" office:value-type="string">
            <text:p>anas</text:p>
          </table:table-cell>
          <table:table-cell table:style-name="ce80" office:value-type="string">
            <text:p>rață</text:p>
          </table:table-cell>
          <table:table-cell table:style-name="ce82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tu</text:p>
          </table:table-cell>
          <table:table-cell table:style-name="ce65" office:value-type="string">
            <text:p>return</text:p>
          </table:table-cell>
          <table:table-cell table:style-name="ce70" office:value-type="string">
            <text:p>vuelt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zu</text:p>
          </table:table-cell>
          <table:table-cell table:style-name="ce66" office:value-type="string">
            <text:p>raise</text:p>
          </table:table-cell>
          <table:table-cell table:style-name="ce71" office:value-type="string">
            <text:p>levantar</text:p>
          </table:table-cell>
          <table:table-cell table:style-name="ce73" office:value-type="string">
            <text:p>soulever</text:p>
          </table:table-cell>
          <table:table-cell table:style-name="ce75" office:value-type="string">
            <text:p>sollevare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ridicați-vă</text:p>
          </table:table-cell>
          <table:table-cell table:style-name="ce82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du</text:p>
          </table:table-cell>
          <table:table-cell table:style-name="ce66" office:value-type="string">
            <text:p>return</text:p>
          </table:table-cell>
          <table:table-cell table:style-name="ce71" office:value-type="string">
            <text:p>volver</text:p>
          </table:table-cell>
          <table:table-cell table:style-name="ce73" office:value-type="string">
            <text:p>revenir</text:p>
          </table:table-cell>
          <table:table-cell table:style-name="ce75" office:value-type="string">
            <text:p>ritorna</text:p>
          </table:table-cell>
          <table:table-cell table:style-name="ce78" office:value-type="string">
            <text:p>reditus</text:p>
          </table:table-cell>
          <table:table-cell table:style-name="ce80" office:value-type="string">
            <text:p>revin</text:p>
          </table:table-cell>
          <table:table-cell table:style-name="ce82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gy</text:p>
          </table:table-cell>
          <table:table-cell table:style-name="ce65" office:value-type="string">
            <text:p>religious</text:p>
          </table:table-cell>
          <table:table-cell table:style-name="ce70" office:value-type="string">
            <text:p>religioso</text:p>
          </table:table-cell>
          <table:table-cell table:style-name="ce73" office:value-type="string">
            <text:p>religieux</text:p>
          </table:table-cell>
          <table:table-cell table:style-name="ce75" office:value-type="string">
            <text:p>religioso</text:p>
          </table:table-cell>
          <table:table-cell table:style-name="ce78" office:value-type="string">
            <text:p>religionis</text:p>
          </table:table-cell>
          <table:table-cell table:style-name="ce80" office:value-type="string">
            <text:p>religios</text:p>
          </table:table-cell>
          <table:table-cell table:style-name="ce82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ju</text:p>
          </table:table-cell>
          <table:table-cell table:style-name="ce66" office:value-type="string">
            <text:p>reach</text:p>
          </table:table-cell>
          <table:table-cell table:style-name="ce71" office:value-type="string">
            <text:p>alcanz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pervenire</text:p>
          </table:table-cell>
          <table:table-cell table:style-name="ce80" office:value-type="string">
            <text:p>aju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ko</text:p>
          </table:table-cell>
          <table:table-cell table:style-name="ce65" office:value-type="string">
            <text:p>recent</text:p>
          </table:table-cell>
          <table:table-cell table:style-name="ce70" office:value-type="string">
            <text:p>reciente</text:p>
          </table:table-cell>
          <table:table-cell table:style-name="ce73" office:value-type="string">
            <text:p>récent</text:p>
          </table:table-cell>
          <table:table-cell table:style-name="ce75" office:value-type="string">
            <text:p>recente</text:p>
          </table:table-cell>
          <table:table-cell table:style-name="ce78" office:value-type="string">
            <text:p>recen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ko'yx</text:p>
          </table:table-cell>
          <table:table-cell table:style-name="ce65" office:value-type="string">
            <text:p>recently</text:p>
          </table:table-cell>
          <table:table-cell table:style-name="ce70" office:value-type="string">
            <text:p>recientemente</text:p>
          </table:table-cell>
          <table:table-cell table:style-name="ce73" office:value-type="string">
            <text:p>récemment</text:p>
          </table:table-cell>
          <table:table-cell table:style-name="ce75" office:value-type="string">
            <text:p>recentemente</text:p>
          </table:table-cell>
          <table:table-cell table:style-name="ce78" office:value-type="string">
            <text:p>recentiu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ky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cumplir</text:p>
          </table:table-cell>
          <table:table-cell table:style-name="ce73" office:value-type="string">
            <text:p>rencontrer</text:p>
          </table:table-cell>
          <table:table-cell table:style-name="ce75" office:value-type="string">
            <text:p>soddisfare</text:p>
          </table:table-cell>
          <table:table-cell table:style-name="ce78" office:value-type="string">
            <text:p>propinquos meos</text:p>
          </table:table-cell>
          <table:table-cell table:style-name="ce80" office:value-type="string">
            <text:p>conforma</text:p>
          </table:table-cell>
          <table:table-cell table:style-name="ce82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lo</text:p>
          </table:table-cell>
          <table:table-cell table:style-name="ce65" office:value-type="string">
            <text:p>real</text:p>
          </table:table-cell>
          <table:table-cell table:style-name="ce70" office:value-type="string">
            <text:p>real</text:p>
          </table:table-cell>
          <table:table-cell table:style-name="ce73" office:value-type="string">
            <text:p>réel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real</text:p>
          </table:table-cell>
          <table:table-cell table:style-name="ce82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to</text:p>
          </table:table-cell>
          <table:table-cell table:style-name="ce65" office:value-type="string">
            <text:p>back</text:p>
          </table:table-cell>
          <table:table-cell table:style-name="ce70" office:value-type="string">
            <text:p>espald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evenite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speranto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zu</text:p>
          </table:table-cell>
          <table:table-cell table:style-name="ce66" office:value-type="string">
            <text:p>turnout</text:p>
          </table:table-cell>
          <table:table-cell table:style-name="ce71" office:value-type="string">
            <text:p>resultar</text:p>
          </table:table-cell>
          <table:table-cell table:style-name="ce73" office:value-type="string">
            <text:p>résulter</text:p>
          </table:table-cell>
          <table:table-cell table:style-name="ce75" office:value-type="string">
            <text:p>rivelare</text:p>
          </table:table-cell>
          <table:table-cell table:style-name="ce78" office:value-type="string">
            <text:p>exitum</text:p>
          </table:table-cell>
          <table:table-cell table:style-name="ce80" office:value-type="string">
            <text:p>se dovedesc</text:p>
          </table:table-cell>
          <table:table-cell table:style-name="ce82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gu</text:p>
          </table:table-cell>
          <table:table-cell table:style-name="ce66" office:value-type="string">
            <text:p>recognize</text:p>
          </table:table-cell>
          <table:table-cell table:style-name="ce71" office:value-type="string">
            <text:p>reconocer</text:p>
          </table:table-cell>
          <table:table-cell table:style-name="ce73" office:value-type="string">
            <text:p>reconnaître</text:p>
          </table:table-cell>
          <table:table-cell table:style-name="ce75" office:value-type="string">
            <text:p>riconoscere</text:p>
          </table:table-cell>
          <table:table-cell table:style-name="ce78" office:value-type="string">
            <text:p>agnoscis</text:p>
          </table:table-cell>
          <table:table-cell table:style-name="ce80" office:value-type="string">
            <text:p>recunoaște</text:p>
          </table:table-cell>
          <table:table-cell table:style-name="ce82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lo</text:p>
          </table:table-cell>
          <table:table-cell table:style-name="ce65" office:value-type="string">
            <text:p>actually</text:p>
          </table:table-cell>
          <table:table-cell table:style-name="ce70" office:value-type="string">
            <text:p>Realmente</text:p>
          </table:table-cell>
          <table:table-cell table:style-name="ce73" office:value-type="string">
            <text:p>réellement</text:p>
          </table:table-cell>
          <table:table-cell table:style-name="ce75" office:value-type="string">
            <text:p>in realtà</text:p>
          </table:table-cell>
          <table:table-cell table:style-name="ce78" office:value-type="string">
            <text:p>quidem</text:p>
          </table:table-cell>
          <table:table-cell table:style-name="ce80" office:value-type="string">
            <text:p>de fapt</text:p>
          </table:table-cell>
          <table:table-cell table:style-name="ce82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mu</text:p>
          </table:table-cell>
          <table:table-cell table:style-name="ce66" office:value-type="string">
            <text:p>remember</text:p>
          </table:table-cell>
          <table:table-cell table:style-name="ce71" office:value-type="string">
            <text:p>recordar</text:p>
          </table:table-cell>
          <table:table-cell table:style-name="ce73" office:value-type="string">
            <text:p>rappeler</text:p>
          </table:table-cell>
          <table:table-cell table:style-name="ce75" office:value-type="string">
            <text:p>ricordare</text:p>
          </table:table-cell>
          <table:table-cell table:style-name="ce78" office:value-type="string">
            <text:p>memento</text:p>
          </table:table-cell>
          <table:table-cell table:style-name="ce80" office:value-type="string">
            <text:p>amintiți-vă</text:p>
          </table:table-cell>
          <table:table-cell table:style-name="ce82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vo</text:p>
          </table:table-cell>
          <table:table-cell table:style-name="ce65" office:value-type="string">
            <text:p>found</text:p>
          </table:table-cell>
          <table:table-cell table:style-name="ce70" office:value-type="string">
            <text:p>encontró</text:p>
          </table:table-cell>
          <table:table-cell table:style-name="ce73" office:value-type="string">
            <text:p>a trouvé</text:p>
          </table:table-cell>
          <table:table-cell table:style-name="ce75" office:value-type="string">
            <text:p>trovato</text:p>
          </table:table-cell>
          <table:table-cell table:style-name="ce78" office:value-type="string">
            <text:p>found</text:p>
          </table:table-cell>
          <table:table-cell table:style-name="ce80" office:value-type="string">
            <text:p>găsite</text:p>
          </table:table-cell>
          <table:table-cell table:style-name="ce82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vu</text:p>
          </table:table-cell>
          <table:table-cell table:style-name="ce65" office:value-type="string">
            <text:p>find</text:p>
          </table:table-cell>
          <table:table-cell table:style-name="ce70" office:value-type="string">
            <text:p>encontrar</text:p>
          </table:table-cell>
          <table:table-cell table:style-name="ce73" office:value-type="string">
            <text:p>trouver</text:p>
          </table:table-cell>
          <table:table-cell table:style-name="ce75" office:value-type="string">
            <text:p>trova</text:p>
          </table:table-cell>
          <table:table-cell table:style-name="ce78" office:value-type="string">
            <text:p>inveniet</text:p>
          </table:table-cell>
          <table:table-cell table:style-name="ce80" office:value-type="string">
            <text:p>găsi</text:p>
          </table:table-cell>
          <table:table-cell table:style-name="ce82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zu</text:p>
          </table:table-cell>
          <table:table-cell table:style-name="ce65" office:value-type="string">
            <text:p>laugh</text:p>
          </table:table-cell>
          <table:table-cell table:style-name="ce70" office:value-type="string">
            <text:p>risa</text:p>
          </table:table-cell>
          <table:table-cell table:style-name="ce73" office:value-type="string">
            <text:p>rire</text:p>
          </table:table-cell>
          <table:table-cell table:style-name="ce75" office:value-type="string">
            <text:p>ridere</text:p>
          </table:table-cell>
          <table:table-cell table:style-name="ce78" office:value-type="string">
            <text:p>risu</text:p>
          </table:table-cell>
          <table:table-cell table:style-name="ce80" office:value-type="string">
            <text:p>a râde</text:p>
          </table:table-cell>
          <table:table-cell table:style-name="ce82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byn</text:p>
          </table:table-cell>
          <table:table-cell table:style-name="ce65" office:value-type="string">
            <text:p>robin</text:p>
          </table:table-cell>
          <table:table-cell table:style-name="ce70" office:value-type="string">
            <text:p>Robin</text:p>
          </table:table-cell>
          <table:table-cell table:style-name="ce73" office:value-type="string">
            <text:p>robin</text:p>
          </table:table-cell>
          <table:table-cell table:style-name="ce75" office:value-type="string">
            <text:p>pettirosso</text:p>
          </table:table-cell>
          <table:table-cell table:style-name="ce78" office:value-type="string">
            <text:p>robin</text:p>
          </table:table-cell>
          <table:table-cell table:style-name="ce80" office:value-type="string">
            <text:p>prihor</text:p>
          </table:table-cell>
          <table:table-cell table:style-name="ce82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odo</text:p>
          </table:table-cell>
          <table:table-cell table:style-name="ce65" office:value-type="string">
            <text:p>round</text:p>
          </table:table-cell>
          <table:table-cell table:style-name="ce70" office:value-type="string">
            <text:p>redondo</text:p>
          </table:table-cell>
          <table:table-cell table:style-name="ce73" office:value-type="string">
            <text:p>rond</text:p>
          </table:table-cell>
          <table:table-cell table:style-name="ce75" office:value-type="string">
            <text:p>il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rotund</text:p>
          </table:table-cell>
          <table:table-cell table:style-name="ce82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ja</text:p>
          </table:table-cell>
          <table:table-cell table:style-name="ce65" office:value-type="string">
            <text:p>clock</text:p>
          </table:table-cell>
          <table:table-cell table:style-name="ce70" office:value-type="string">
            <text:p>reloj</text:p>
          </table:table-cell>
          <table:table-cell table:style-name="ce73" office:value-type="string">
            <text:p>montre</text:p>
          </table:table-cell>
          <table:table-cell table:style-name="ce75" office:value-type="string">
            <text:p>orologio</text:p>
          </table:table-cell>
          <table:table-cell table:style-name="ce78" office:value-type="string">
            <text:p>vigilate, guard</text:p>
          </table:table-cell>
          <table:table-cell table:style-name="ce80" office:value-type="string">
            <text:p>ceas</text:p>
          </table:table-cell>
          <table:table-cell table:style-name="ce82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roxu</text:p>
          </table:table-cell>
          <table:table-cell table:style-name="ce65" office:value-type="string">
            <text:p>red</text:p>
          </table:table-cell>
          <table:table-cell table:style-name="ce70" office:value-type="string">
            <text:p>rojo</text:p>
          </table:table-cell>
          <table:table-cell table:style-name="ce73" office:value-type="string">
            <text:p>rouge</text:p>
          </table:table-cell>
          <table:table-cell table:style-name="ce75" office:value-type="string">
            <text:p>rosso</text:p>
          </table:table-cell>
          <table:table-cell table:style-name="ce78" office:value-type="string">
            <text:p>rubrum</text:p>
          </table:table-cell>
          <table:table-cell table:style-name="ce80" office:value-type="string">
            <text:p>roșu</text:p>
          </table:table-cell>
          <table:table-cell table:style-name="ce82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afo</text:p>
          </table:table-cell>
          <table:table-cell table:style-name="ce65" office:value-type="string">
            <text:p>enough</text:p>
          </table:table-cell>
          <table:table-cell table:style-name="ce70" office:value-type="string">
            <text:p>suficiente</text:p>
          </table:table-cell>
          <table:table-cell table:style-name="ce73" office:value-type="string">
            <text:p>suffisant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</text:p>
          </table:table-cell>
          <table:table-cell table:style-name="ce82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ky</text:p>
          </table:table-cell>
          <table:table-cell table:style-name="ce66" office:value-type="string">
            <text:p>takeout</text:p>
          </table:table-cell>
          <table:table-cell table:style-name="ce71" office:value-type="string">
            <text:p>sacar</text:p>
          </table:table-cell>
          <table:table-cell table:style-name="ce73" office:value-type="string">
            <text:p>enlever</text:p>
          </table:table-cell>
          <table:table-cell table:style-name="ce75" office:value-type="string">
            <text:p>portare fuori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scoate</text:p>
          </table:table-cell>
          <table:table-cell table:style-name="ce82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ru</text:p>
          </table:table-cell>
          <table:table-cell table:style-name="ce66" office:value-type="string">
            <text:p>go out</text:p>
          </table:table-cell>
          <table:table-cell table:style-name="ce71" office:value-type="string">
            <text:p>salir</text:p>
          </table:table-cell>
          <table:table-cell table:style-name="ce73" office:value-type="string">
            <text:p>sortir</text:p>
          </table:table-cell>
          <table:table-cell table:style-name="ce75" office:value-type="string">
            <text:p>uscire</text:p>
          </table:table-cell>
          <table:table-cell table:style-name="ce78" office:value-type="string">
            <text:p>exitus</text:p>
          </table:table-cell>
          <table:table-cell table:style-name="ce80" office:value-type="string">
            <text:p>ieși afară</text:p>
          </table:table-cell>
          <table:table-cell table:style-name="ce82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e-pwo</text:p>
          </table:table-cell>
          <table:table-cell table:style-name="ce65" office:value-type="string">
            <text:p>maybe</text:p>
          </table:table-cell>
          <table:table-cell table:style-name="ce70" office:value-type="string">
            <text:p>tal vez</text:p>
          </table:table-cell>
          <table:table-cell table:style-name="ce73" office:value-type="string">
            <text:p>peut être</text:p>
          </table:table-cell>
          <table:table-cell table:style-name="ce75" office:value-type="string">
            <text:p>può essere</text:p>
          </table:table-cell>
          <table:table-cell table:style-name="ce78" office:value-type="string">
            <text:p>mayb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da</text:p>
          </table:table-cell>
          <table:table-cell table:style-name="ce65" office:value-type="string">
            <text:p>seed</text:p>
          </table:table-cell>
          <table:table-cell table:style-name="ce70" office:value-type="string">
            <text:p>semilla</text:p>
          </table:table-cell>
          <table:table-cell table:style-name="ce73" office:value-type="string">
            <text:p>la graine</text:p>
          </table:table-cell>
          <table:table-cell table:style-name="ce75" office:value-type="string">
            <text:p>seme</text:p>
          </table:table-cell>
          <table:table-cell table:style-name="ce78" office:value-type="string">
            <text:p>semen</text:p>
          </table:table-cell>
          <table:table-cell table:style-name="ce80" office:value-type="string">
            <text:p>sămânță</text:p>
          </table:table-cell>
          <table:table-cell table:style-name="ce82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g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realizar</text:p>
          </table:table-cell>
          <table:table-cell table:style-name="ce73" office:value-type="string">
            <text:p>effectuer</text:p>
          </table:table-cell>
          <table:table-cell table:style-name="ce75" office:value-type="string">
            <text:p>eseguire</text:p>
          </table:table-cell>
          <table:table-cell table:style-name="ce78" office:value-type="string">
            <text:p>praestare</text:p>
          </table:table-cell>
          <table:table-cell table:style-name="ce80" office:value-type="string">
            <text:p>efectua</text:p>
          </table:table-cell>
          <table:table-cell table:style-name="ce82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la</text:p>
          </table:table-cell>
          <table:table-cell table:style-name="ce65" office:value-type="string">
            <text:p>chair</text:p>
          </table:table-cell>
          <table:table-cell table:style-name="ce70" office:value-type="string">
            <text:p>silla</text:p>
          </table:table-cell>
          <table:table-cell table:style-name="ce73" office:value-type="string">
            <text:p>chaise</text:p>
          </table:table-cell>
          <table:table-cell table:style-name="ce75" office:value-type="string">
            <text:p>sedia</text:p>
          </table:table-cell>
          <table:table-cell table:style-name="ce78" office:value-type="string">
            <text:p>sella</text:p>
          </table:table-cell>
          <table:table-cell table:style-name="ce80" office:value-type="string">
            <text:p>scaun</text:p>
          </table:table-cell>
          <table:table-cell table:style-name="ce82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mu</text:p>
          </table:table-cell>
          <table:table-cell table:style-name="ce66" office:value-type="string">
            <text:p>seem</text:p>
          </table:table-cell>
          <table:table-cell table:style-name="ce71" office:value-type="string">
            <text:p>parecer</text:p>
          </table:table-cell>
          <table:table-cell table:style-name="ce73" office:value-type="string">
            <text:p>paraître</text:p>
          </table:table-cell>
          <table:table-cell table:style-name="ce75" office:value-type="string">
            <text:p>sembr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arata ca</text:p>
          </table:table-cell>
          <table:table-cell table:style-name="ce82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nu</text:p>
          </table:table-cell>
          <table:table-cell table:style-name="ce66" office:value-type="string">
            <text:p>feel</text:p>
          </table:table-cell>
          <table:table-cell table:style-name="ce71" office:value-type="string">
            <text:p>sentir</text:p>
          </table:table-cell>
          <table:table-cell table:style-name="ce73" office:value-type="string">
            <text:p>sentir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sentire,</text:p>
          </table:table-cell>
          <table:table-cell table:style-name="ce80" office:value-type="string">
            <text:p>simți</text:p>
          </table:table-cell>
          <table:table-cell table:style-name="ce82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vu</text:p>
          </table:table-cell>
          <table:table-cell table:style-name="ce66" office:value-type="string">
            <text:p>serve</text:p>
          </table:table-cell>
          <table:table-cell table:style-name="ce71" office:value-type="string">
            <text:p>servir</text:p>
          </table:table-cell>
          <table:table-cell table:style-name="ce73" office:value-type="string">
            <text:p>servir</text:p>
          </table:table-cell>
          <table:table-cell table:style-name="ce75" office:value-type="string">
            <text:p>servire</text:p>
          </table:table-cell>
          <table:table-cell table:style-name="ce78" office:value-type="string">
            <text:p>serve</text:p>
          </table:table-cell>
          <table:table-cell table:style-name="ce80" office:value-type="string">
            <text:p>servi</text:p>
          </table:table-cell>
          <table:table-cell table:style-name="ce82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syfo</text:p>
          </table:table-cell>
          <table:table-cell table:style-name="ce65" office:value-type="string">
            <text:p>myself</text:p>
          </table:table-cell>
          <table:table-cell table:style-name="ce70" office:value-type="string">
            <text:p>yo mismo</text:p>
          </table:table-cell>
          <table:table-cell table:style-name="ce73" office:value-type="string">
            <text:p>moi même</text:p>
          </table:table-cell>
          <table:table-cell table:style-name="ce75" office:value-type="string">
            <text:p>me stessa</text:p>
          </table:table-cell>
          <table:table-cell table:style-name="ce78" office:value-type="string">
            <text:p>me</text:p>
          </table:table-cell>
          <table:table-cell table:style-name="ce80" office:value-type="string">
            <text:p>eu insumi</text:p>
          </table:table-cell>
          <table:table-cell table:style-name="ce82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ygu</text:p>
          </table:table-cell>
          <table:table-cell table:style-name="ce66" office:value-type="string">
            <text:p>follow</text:p>
          </table:table-cell>
          <table:table-cell table:style-name="ce71" office:value-type="string">
            <text:p>seguir</text:p>
          </table:table-cell>
          <table:table-cell table:style-name="ce73" office:value-type="string">
            <text:p>suivre</text:p>
          </table:table-cell>
          <table:table-cell table:style-name="ce75" office:value-type="string">
            <text:p>seguire</text:p>
          </table:table-cell>
          <table:table-cell table:style-name="ce78" office:value-type="string">
            <text:p>sequitur</text:p>
          </table:table-cell>
          <table:table-cell table:style-name="ce80" office:value-type="string">
            <text:p>urmări</text:p>
          </table:table-cell>
          <table:table-cell table:style-name="ce82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ko</text:p>
          </table:table-cell>
          <table:table-cell table:style-name="ce65" office:value-type="string">
            <text:p>significant</text:p>
          </table:table-cell>
          <table:table-cell table:style-name="ce70" office:value-type="string">
            <text:p>significativo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significativo</text:p>
          </table:table-cell>
          <table:table-cell table:style-name="ce78" office:value-type="string">
            <text:p>significans</text:p>
          </table:table-cell>
          <table:table-cell table:style-name="ce80" office:value-type="string">
            <text:p>semnificativ</text:p>
          </table:table-cell>
          <table:table-cell table:style-name="ce82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mo</text:p>
          </table:table-cell>
          <table:table-cell table:style-name="ce65" office:value-type="string">
            <text:p>similar</text:p>
          </table:table-cell>
          <table:table-cell table:style-name="ce70" office:value-type="string">
            <text:p>similar</text:p>
          </table:table-cell>
          <table:table-cell table:style-name="ce73" office:value-type="string">
            <text:p>similaire</text:p>
          </table:table-cell>
          <table:table-cell table:style-name="ce75" office:value-type="string">
            <text:p>simile</text:p>
          </table:table-cell>
          <table:table-cell table:style-name="ce78" office:value-type="string">
            <text:p>similis</text:p>
          </table:table-cell>
          <table:table-cell table:style-name="ce80" office:value-type="string">
            <text:p>asemănător</text:p>
          </table:table-cell>
          <table:table-cell table:style-name="ce82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po</text:p>
          </table:table-cell>
          <table:table-cell table:style-name="ce65" office:value-type="string">
            <text:p>simple</text:p>
          </table:table-cell>
          <table:table-cell table:style-name="ce70" office:value-type="string">
            <text:p>sencillo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semplice</text:p>
          </table:table-cell>
          <table:table-cell table:style-name="ce78" office:value-type="string">
            <text:p>simplex</text:p>
          </table:table-cell>
          <table:table-cell table:style-name="ce80" office:value-type="string">
            <text:p>simplu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du</text:p>
          </table:table-cell>
          <table:table-cell table:style-name="ce66" office:value-type="string">
            <text:p>consider</text:p>
          </table:table-cell>
          <table:table-cell table:style-name="ce71" office:value-type="string">
            <text:p>considerar</text:p>
          </table:table-cell>
          <table:table-cell table:style-name="ce73" office:value-type="string">
            <text:p>considérer</text:p>
          </table:table-cell>
          <table:table-cell table:style-name="ce75" office:value-type="string">
            <text:p>prendere in considerazione</text:p>
          </table:table-cell>
          <table:table-cell table:style-name="ce78" office:value-type="string">
            <text:p>considerans</text:p>
          </table:table-cell>
          <table:table-cell table:style-name="ce80" office:value-type="string">
            <text:p>lua în considerare</text:p>
          </table:table-cell>
          <table:table-cell table:style-name="ce82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jo</text:p>
          </table:table-cell>
          <table:table-cell table:style-name="ce65" office:value-type="string">
            <text:p>single</text:p>
          </table:table-cell>
          <table:table-cell table:style-name="ce70" office:value-type="string">
            <text:p>soltero</text:p>
          </table:table-cell>
          <table:table-cell table:style-name="ce73" office:value-type="string">
            <text:p>Célibataire</text:p>
          </table:table-cell>
          <table:table-cell table:style-name="ce75" office:value-type="string">
            <text:p>singolo</text:p>
          </table:table-cell>
          <table:table-cell table:style-name="ce78" office:value-type="string">
            <text:p>un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olo</text:p>
          </table:table-cell>
          <table:table-cell table:style-name="ce65" office:value-type="string">
            <text:p>alone</text:p>
          </table:table-cell>
          <table:table-cell table:style-name="ce70" office:value-type="string">
            <text:p>solo</text:p>
          </table:table-cell>
          <table:table-cell table:style-name="ce73" office:value-type="string">
            <text:p>seul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sol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na</text:p>
          </table:table-cell>
          <table:table-cell table:style-name="ce65" office:value-type="string">
            <text:p>sun</text:p>
          </table:table-cell>
          <table:table-cell table:style-name="ce70" office:value-type="string">
            <text:p>Dom</text:p>
          </table:table-cell>
          <table:table-cell table:style-name="ce73" office:value-type="string">
            <text:p>Soleil</text:p>
          </table:table-cell>
          <table:table-cell table:style-name="ce75" office:value-type="string">
            <text:p>sole</text:p>
          </table:table-cell>
          <table:table-cell table:style-name="ce78" office:value-type="string">
            <text:p>solis</text:p>
          </table:table-cell>
          <table:table-cell table:style-name="ce80" office:value-type="string">
            <text:p>soare</text:p>
          </table:table-cell>
          <table:table-cell table:style-name="ce82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pu</text:p>
          </table:table-cell>
          <table:table-cell table:style-name="ce66" office:value-type="string">
            <text:p>suppose</text:p>
          </table:table-cell>
          <table:table-cell table:style-name="ce71" office:value-type="string">
            <text:p>suponer</text:p>
          </table:table-cell>
          <table:table-cell table:style-name="ce73" office:value-type="string">
            <text:p>assumer</text:p>
          </table:table-cell>
          <table:table-cell table:style-name="ce75" office:value-type="string">
            <text:p>supporre</text:p>
          </table:table-cell>
          <table:table-cell table:style-name="ce78" office:value-type="string">
            <text:p>putant</text:p>
          </table:table-cell>
          <table:table-cell table:style-name="ce80" office:value-type="string">
            <text:p>presupune</text:p>
          </table:table-cell>
          <table:table-cell table:style-name="ce82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ra</text:p>
          </table:table-cell>
          <table:table-cell table:style-name="ce65" office:value-type="string">
            <text:p>sister</text:p>
          </table:table-cell>
          <table:table-cell table:style-name="ce70" office:value-type="string">
            <text:p>hermana</text:p>
          </table:table-cell>
          <table:table-cell table:style-name="ce73" office:value-type="string">
            <text:p>sœur</text:p>
          </table:table-cell>
          <table:table-cell table:style-name="ce75" office:value-type="string">
            <text:p>sorella</text:p>
          </table:table-cell>
          <table:table-cell table:style-name="ce78" office:value-type="string">
            <text:p>soror</text:p>
          </table:table-cell>
          <table:table-cell table:style-name="ce80" office:value-type="string">
            <text:p>soră</text:p>
          </table:table-cell>
          <table:table-cell table:style-name="ce82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ro</text:p>
          </table:table-cell>
          <table:table-cell table:style-name="ce65" office:value-type="string">
            <text:p>dark</text:p>
          </table:table-cell>
          <table:table-cell table:style-name="ce70" office:value-type="string">
            <text:p>oscuro</text:p>
          </table:table-cell>
          <table:table-cell table:style-name="ce73" office:value-type="string">
            <text:p>sombre</text:p>
          </table:table-cell>
          <table:table-cell table:style-name="ce75" office:value-type="string">
            <text:p>buio</text:p>
          </table:table-cell>
          <table:table-cell table:style-name="ce78" office:value-type="string">
            <text:p>tenebris</text:p>
          </table:table-cell>
          <table:table-cell table:style-name="ce80" office:value-type="string">
            <text:p>întuneric</text:p>
          </table:table-cell>
          <table:table-cell table:style-name="ce82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xo</text:p>
          </table:table-cell>
          <table:table-cell table:style-name="ce65" office:value-type="string">
            <text:p>social</text:p>
          </table:table-cell>
          <table:table-cell table:style-name="ce70" office:value-type="string">
            <text:p>social</text:p>
          </table:table-cell>
          <table:table-cell table:style-name="ce73" office:value-type="string">
            <text:p>social</text:p>
          </table:table-cell>
          <table:table-cell table:style-name="ce75" office:value-type="string">
            <text:p>sociale</text:p>
          </table:table-cell>
          <table:table-cell table:style-name="ce78" office:value-type="string">
            <text:p>socialis</text:p>
          </table:table-cell>
          <table:table-cell table:style-name="ce80" office:value-type="string">
            <text:p>social</text:p>
          </table:table-cell>
          <table:table-cell table:style-name="ce82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top</text:p>
          </table:table-cell>
          <table:table-cell table:style-name="ce66" office:value-type="string">
            <text:p>stop</text:p>
          </table:table-cell>
          <table:table-cell table:style-name="ce71" office:value-type="string">
            <text:p>parar</text:p>
          </table:table-cell>
          <table:table-cell table:style-name="ce73" office:value-type="string">
            <text:p>arrêter</text:p>
          </table:table-cell>
          <table:table-cell table:style-name="ce75" office:value-type="string">
            <text:p>fermarsi</text:p>
          </table:table-cell>
          <table:table-cell table:style-name="ce78" office:value-type="string">
            <text:p>prohibere</text:p>
          </table:table-cell>
          <table:table-cell table:style-name="ce80" office:value-type="string">
            <text:p>stop</text:p>
          </table:table-cell>
          <table:table-cell table:style-name="ce82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ugo</text:p>
          </table:table-cell>
          <table:table-cell table:style-name="ce65" office:value-type="string">
            <text:p>sure</text:p>
          </table:table-cell>
          <table:table-cell table:style-name="ce70" office:value-type="string">
            <text:p>seguro</text:p>
          </table:table-cell>
          <table:table-cell table:style-name="ce73" office:value-type="string">
            <text:p>sûr</text:p>
          </table:table-cell>
          <table:table-cell table:style-name="ce75" office:value-type="string">
            <text:p>sicuro</text:p>
          </table:table-cell>
          <table:table-cell table:style-name="ce78" office:value-type="string">
            <text:p>cave</text:p>
          </table:table-cell>
          <table:table-cell table:style-name="ce80" office:value-type="string">
            <text:p>sigur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to</text:p>
          </table:table-cell>
          <table:table-cell table:style-name="ce65" office:value-type="string">
            <text:p>especially</text:p>
          </table:table-cell>
          <table:table-cell table:style-name="ce70" office:value-type="string">
            <text:p>especialmente</text:p>
          </table:table-cell>
          <table:table-cell table:style-name="ce73" office:value-type="string">
            <text:p>surtou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vo</text:p>
          </table:table-cell>
          <table:table-cell table:style-name="ce65" office:value-type="string">
            <text:p>often</text:p>
          </table:table-cell>
          <table:table-cell table:style-name="ce70" office:value-type="string">
            <text:p>a menudo</text:p>
          </table:table-cell>
          <table:table-cell table:style-name="ce73" office:value-type="string">
            <text:p>souvent</text:p>
          </table:table-cell>
          <table:table-cell table:style-name="ce75" office:value-type="string">
            <text:p>spesso</text:p>
          </table:table-cell>
          <table:table-cell table:style-name="ce78" office:value-type="string">
            <text:p>saepe</text:p>
          </table:table-cell>
          <table:table-cell table:style-name="ce80" office:value-type="string">
            <text:p>de multe ori</text:p>
          </table:table-cell>
          <table:table-cell table:style-name="ce82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yto</text:p>
          </table:table-cell>
          <table:table-cell table:style-name="ce65" office:value-type="string">
            <text:p>quite</text:p>
          </table:table-cell>
          <table:table-cell table:style-name="ce70" office:value-type="string">
            <text:p>bastante</text:p>
          </table:table-cell>
          <table:table-cell table:style-name="ce73" office:value-type="string">
            <text:p>assez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 de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do</text:p>
          </table:table-cell>
          <table:table-cell table:style-name="ce65" office:value-type="string">
            <text:p>late</text:p>
          </table:table-cell>
          <table:table-cell table:style-name="ce70" office:value-type="string">
            <text:p>tarde</text:p>
          </table:table-cell>
          <table:table-cell table:style-name="ce73" office:value-type="string">
            <text:p>en retard</text:p>
          </table:table-cell>
          <table:table-cell table:style-name="ce75" office:value-type="string">
            <text:p>in rrdo</text:p>
          </table:table-cell>
          <table:table-cell table:style-name="ce78" office:value-type="string">
            <text:p>sero</text:p>
          </table:table-cell>
          <table:table-cell table:style-name="ce80" office:value-type="string">
            <text:p>târziu</text:p>
          </table:table-cell>
          <table:table-cell table:style-name="ce82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ju</text:p>
          </table:table-cell>
          <table:table-cell table:style-name="ce65" office:value-type="string">
            <text:p>cut</text:p>
          </table:table-cell>
          <table:table-cell table:style-name="ce70" office:value-type="string">
            <text:p>cortar</text:p>
          </table:table-cell>
          <table:table-cell table:style-name="ce73" office:value-type="string">
            <text:p>Couper</text:p>
          </table:table-cell>
          <table:table-cell table:style-name="ce75" office:value-type="string">
            <text:p>tagliare</text:p>
          </table:table-cell>
          <table:table-cell table:style-name="ce78" office:value-type="string">
            <text:p>secare</text:p>
          </table:table-cell>
          <table:table-cell table:style-name="ce80" office:value-type="string">
            <text:p>a tăia</text:p>
          </table:table-cell>
          <table:table-cell table:style-name="ce82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ru</text:p>
          </table:table-cell>
          <table:table-cell table:style-name="ce66" office:value-type="string">
            <text:p>bring</text:p>
          </table:table-cell>
          <table:table-cell table:style-name="ce71" office:value-type="string">
            <text:p>traer</text:p>
          </table:table-cell>
          <table:table-cell table:style-name="ce73" office:value-type="string">
            <text:p>apporter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adducere</text:p>
          </table:table-cell>
          <table:table-cell table:style-name="ce80" office:value-type="string">
            <text:p>aduce</text:p>
          </table:table-cell>
          <table:table-cell table:style-name="ce82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tato</text:p>
          </table:table-cell>
          <table:table-cell table:style-name="ce65" office:value-type="string">
            <text:p>much</text:p>
          </table:table-cell>
          <table:table-cell table:style-name="ce70" office:value-type="string">
            <text:p>mucho</text:p>
          </table:table-cell>
          <table:table-cell table:style-name="ce73" office:value-type="string">
            <text:p>beaucoup</text:p>
          </table:table-cell>
          <table:table-cell table:style-name="ce75" office:value-type="string">
            <text:p>tant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mult</text:p>
          </table:table-cell>
          <table:table-cell table:style-name="ce82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zo</text:p>
          </table:table-cell>
          <table:table-cell table:style-name="ce65" office:value-type="string">
            <text:p>traditional</text:p>
          </table:table-cell>
          <table:table-cell table:style-name="ce70" office:value-type="string">
            <text:p>tradicional</text:p>
          </table:table-cell>
          <table:table-cell table:style-name="ce73" office:value-type="string">
            <text:p>traditionnel</text:p>
          </table:table-cell>
          <table:table-cell table:style-name="ce75" office:value-type="string">
            <text:p>tradizionale</text:p>
          </table:table-cell>
          <table:table-cell table:style-name="ce78" office:value-type="string">
            <text:p>traditional</text:p>
          </table:table-cell>
          <table:table-cell table:style-name="ce80" office:value-type="string">
            <text:p>tradiţional</text:p>
          </table:table-cell>
          <table:table-cell table:style-name="ce82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enu</text:p>
          </table:table-cell>
          <table:table-cell table:style-name="ce65" office:value-type="string">
            <text:p>hold</text:p>
          </table:table-cell>
          <table:table-cell table:style-name="ce70" office:value-type="string">
            <text:p>sostener</text:p>
          </table:table-cell>
          <table:table-cell table:style-name="ce73" office:value-type="string">
            <text:p>tenir</text:p>
          </table:table-cell>
          <table:table-cell table:style-name="ce75" office:value-type="string">
            <text:p>ten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deține</text:p>
          </table:table-cell>
          <table:table-cell table:style-name="ce82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pa</text:p>
          </table:table-cell>
          <table:table-cell table:style-name="ce65" office:value-type="string">
            <text:p>time</text:p>
          </table:table-cell>
          <table:table-cell table:style-name="ce70" office:value-type="string">
            <text:p>tiempo</text:p>
          </table:table-cell>
          <table:table-cell table:style-name="ce73" office:value-type="string">
            <text:p>temps</text:p>
          </table:table-cell>
          <table:table-cell table:style-name="ce75" office:value-type="string">
            <text:p>tempo</text:p>
          </table:table-cell>
          <table:table-cell table:style-name="ce78" office:value-type="string">
            <text:p>tempus</text:p>
          </table:table-cell>
          <table:table-cell table:style-name="ce80" office:value-type="string">
            <text:p>timp</text:p>
          </table:table-cell>
          <table:table-cell table:style-name="ce82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ra</text:p>
          </table:table-cell>
          <table:table-cell table:style-name="ce65" office:value-type="string">
            <text:p>ground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terra</text:p>
          </table:table-cell>
          <table:table-cell table:style-name="ce78" office:value-type="string">
            <text:p>terram</text:p>
          </table:table-cell>
          <table:table-cell table:style-name="ce80" office:value-type="string">
            <text:p>sol</text:p>
          </table:table-cell>
          <table:table-cell table:style-name="ce82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ta</text:p>
          </table:table-cell>
          <table:table-cell table:style-name="ce65" office:value-type="string">
            <text:p>head</text:p>
          </table:table-cell>
          <table:table-cell table:style-name="ce70" office:value-type="string">
            <text:p>cabeza</text:p>
          </table:table-cell>
          <table:table-cell table:style-name="ce73" office:value-type="string">
            <text:p>tête</text:p>
          </table:table-cell>
          <table:table-cell table:style-name="ce75" office:value-type="string">
            <text:p>testa</text:p>
          </table:table-cell>
          <table:table-cell table:style-name="ce78" office:value-type="string">
            <text:p>caput</text:p>
          </table:table-cell>
          <table:table-cell table:style-name="ce80" office:value-type="string">
            <text:p>cap</text:p>
          </table:table-cell>
          <table:table-cell table:style-name="ce82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ymo</text:p>
          </table:table-cell>
          <table:table-cell table:style-name="ce65" office:value-type="string">
            <text:p>early</text:p>
          </table:table-cell>
          <table:table-cell table:style-name="ce70" office:value-type="string">
            <text:p>temprano</text:p>
          </table:table-cell>
          <table:table-cell table:style-name="ce73" office:value-type="string">
            <text:p>de bonne heure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n timp</text:p>
          </table:table-cell>
          <table:table-cell table:style-name="ce82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ru</text:p>
          </table:table-cell>
          <table:table-cell table:style-name="ce65" office:value-type="string">
            <text:p>pull</text:p>
          </table:table-cell>
          <table:table-cell table:style-name="ce70" office:value-type="string">
            <text:p>Halar</text:p>
          </table:table-cell>
          <table:table-cell table:style-name="ce73" office:value-type="string">
            <text:p>tirer</text:p>
          </table:table-cell>
          <table:table-cell table:style-name="ce75" office:value-type="string">
            <text:p>Tir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Trage</text:p>
          </table:table-cell>
          <table:table-cell table:style-name="ce82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zu</text:p>
          </table:table-cell>
          <table:table-cell table:style-name="ce66" office:value-type="string">
            <text:p>use</text:p>
          </table:table-cell>
          <table:table-cell table:style-name="ce71" office:value-type="string">
            <text:p>utilizar</text:p>
          </table:table-cell>
          <table:table-cell table:style-name="ce73" office:value-type="string">
            <text:p>utiliser</text:p>
          </table:table-cell>
          <table:table-cell table:style-name="ce75" office:value-type="string">
            <text:p>uso</text:p>
          </table:table-cell>
          <table:table-cell table:style-name="ce78" office:value-type="string">
            <text:p>usus</text:p>
          </table:table-cell>
          <table:table-cell table:style-name="ce80" office:value-type="string">
            <text:p>utilizare</text:p>
          </table:table-cell>
          <table:table-cell table:style-name="ce82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odo</text:p>
          </table:table-cell>
          <table:table-cell table:style-name="ce65" office:value-type="string">
            <text:p>whole</text:p>
          </table:table-cell>
          <table:table-cell table:style-name="ce70" office:value-type="string">
            <text:p>todo</text:p>
          </table:table-cell>
          <table:table-cell table:style-name="ce73" office:value-type="string">
            <text:p>entier</text:p>
          </table:table-cell>
          <table:table-cell table:style-name="ce75" office:value-type="string">
            <text:p>totale</text:p>
          </table:table-cell>
          <table:table-cell table:style-name="ce78" office:value-type="string">
            <text:p>totius</text:p>
          </table:table-cell>
          <table:table-cell table:style-name="ce80" office:value-type="string">
            <text:p>întreg</text:p>
          </table:table-cell>
          <table:table-cell table:style-name="ce82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ky</text:p>
          </table:table-cell>
          <table:table-cell table:style-name="ce66" office:value-type="string">
            <text:p>touch</text:p>
          </table:table-cell>
          <table:table-cell table:style-name="ce71" office:value-type="string">
            <text:p>tocar</text:p>
          </table:table-cell>
          <table:table-cell table:style-name="ce73" office:value-type="string">
            <text:p>toucher</text:p>
          </table:table-cell>
          <table:table-cell table:style-name="ce75" office:value-type="string">
            <text:p>toccare</text:p>
          </table:table-cell>
          <table:table-cell table:style-name="ce78" office:value-type="string">
            <text:p>tange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ola</text:p>
          </table:table-cell>
          <table:table-cell table:style-name="ce65" office:value-type="string">
            <text:p>cake</text:p>
          </table:table-cell>
          <table:table-cell table:style-name="ce70" office:value-type="string">
            <text:p>pastel</text:p>
          </table:table-cell>
          <table:table-cell table:style-name="ce73" office:value-type="string">
            <text:p>gâteau</text:p>
          </table:table-cell>
          <table:table-cell table:style-name="ce75" office:value-type="string">
            <text:p>torta</text:p>
          </table:table-cell>
          <table:table-cell table:style-name="ce78" office:value-type="string">
            <text:p>libum</text:p>
          </table:table-cell>
          <table:table-cell table:style-name="ce80" office:value-type="string">
            <text:p>tort</text:p>
          </table:table-cell>
          <table:table-cell table:style-name="ce82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mu</text:p>
          </table:table-cell>
          <table:table-cell table:style-name="ce66" office:value-type="string">
            <text:p>take</text:p>
          </table:table-cell>
          <table:table-cell table:style-name="ce71" office:value-type="string">
            <text:p>tomar</text:p>
          </table:table-cell>
          <table:table-cell table:style-name="ce73" office:value-type="string">
            <text:p>prendre</text:p>
          </table:table-cell>
          <table:table-cell table:style-name="ce75" office:value-type="string">
            <text:p>prend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lua</text:p>
          </table:table-cell>
          <table:table-cell table:style-name="ce82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ru</text:p>
          </table:table-cell>
          <table:table-cell table:style-name="ce66" office:value-type="string">
            <text:p>treat</text:p>
          </table:table-cell>
          <table:table-cell table:style-name="ce71" office:value-type="string">
            <text:p>tratar</text:p>
          </table:table-cell>
          <table:table-cell table:style-name="ce73" office:value-type="string">
            <text:p>traiter</text:p>
          </table:table-cell>
          <table:table-cell table:style-name="ce75" office:value-type="string">
            <text:p>trattare</text:p>
          </table:table-cell>
          <table:table-cell table:style-name="ce78" office:value-type="string">
            <text:p>tractare,</text:p>
          </table:table-cell>
          <table:table-cell table:style-name="ce80" office:value-type="string">
            <text:p>trat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udy</text:p>
          </table:table-cell>
          <table:table-cell table:style-name="ce66" office:value-type="string">
            <text:p>study</text:p>
          </table:table-cell>
          <table:table-cell table:style-name="ce71" office:value-type="string">
            <text:p>estudiar</text:p>
          </table:table-cell>
          <table:table-cell table:style-name="ce73" office:value-type="string">
            <text:p>étudier</text:p>
          </table:table-cell>
          <table:table-cell table:style-name="ce75" office:value-type="string">
            <text:p>studio</text:p>
          </table:table-cell>
          <table:table-cell table:style-name="ce78" office:value-type="string">
            <text:p>studium</text:p>
          </table:table-cell>
          <table:table-cell table:style-name="ce80" office:value-type="string">
            <text:p>studiu</text:p>
          </table:table-cell>
          <table:table-cell table:style-name="ce82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ura</text:p>
          </table:table-cell>
          <table:table-cell table:style-name="ce65" office:value-type="string">
            <text:p>door</text:p>
          </table:table-cell>
          <table:table-cell table:style-name="ce70" office:value-type="string">
            <text:p>puerta</text:p>
          </table:table-cell>
          <table:table-cell table:style-name="ce73" office:value-type="string">
            <text:p>porte</text:p>
          </table:table-cell>
          <table:table-cell table:style-name="ce75" office:value-type="string">
            <text:p>porta</text:p>
          </table:table-cell>
          <table:table-cell table:style-name="ce78" office:value-type="string">
            <text:p>ianua</text:p>
          </table:table-cell>
          <table:table-cell table:style-name="ce80" office:value-type="string">
            <text:p>uşă</text:p>
          </table:table-cell>
          <table:table-cell table:style-name="ce82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Ursa</text:p>
          </table:table-cell>
          <table:table-cell table:style-name="ce65" office:value-type="string">
            <text:p>bear</text:p>
          </table:table-cell>
          <table:table-cell table:style-name="ce70" office:value-type="string">
            <text:p>oso</text:p>
          </table:table-cell>
          <table:table-cell table:style-name="ce73" office:value-type="string">
            <text:p>ours</text:p>
          </table:table-cell>
          <table:table-cell table:style-name="ce75" office:value-type="string">
            <text:p>orso</text:p>
          </table:table-cell>
          <table:table-cell table:style-name="ce78" office:value-type="string">
            <text:p>Ursa</text:p>
          </table:table-cell>
          <table:table-cell table:style-name="ce80" office:value-type="string">
            <text:p>urs</text:p>
          </table:table-cell>
          <table:table-cell table:style-name="ce82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usko</text:p>
          </table:table-cell>
          <table:table-cell table:style-name="ce65" office:value-type="string">
            <text:p>suddenly</text:p>
          </table:table-cell>
          <table:table-cell table:style-name="ce70" office:value-type="string">
            <text:p>repentinamente</text:p>
          </table:table-cell>
          <table:table-cell table:style-name="ce73" office:value-type="string">
            <text:p>soudainement</text:p>
          </table:table-cell>
          <table:table-cell table:style-name="ce75" office:value-type="string">
            <text:p>ad un tratto</text:p>
          </table:table-cell>
          <table:table-cell table:style-name="ce78" office:value-type="string">
            <text:p>subito</text:p>
          </table:table-cell>
          <table:table-cell table:style-name="ce80" office:value-type="string">
            <text:p>brusc</text:p>
          </table:table-cell>
          <table:table-cell table:style-name="ce82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aka</text:p>
          </table:table-cell>
          <table:table-cell table:style-name="ce65" office:value-type="string">
            <text:p>cow</text:p>
          </table:table-cell>
          <table:table-cell table:style-name="ce70" office:value-type="string">
            <text:p>vaca</text:p>
          </table:table-cell>
          <table:table-cell table:style-name="ce73" office:value-type="string">
            <text:p>vache</text:p>
          </table:table-cell>
          <table:table-cell table:style-name="ce75" office:value-type="string">
            <text:p>mucca</text:p>
          </table:table-cell>
          <table:table-cell table:style-name="ce78" office:value-type="string">
            <text:p>vitula eligans</text:p>
          </table:table-cell>
          <table:table-cell table:style-name="ce80" office:value-type="string">
            <text:p>vacă</text:p>
          </table:table-cell>
          <table:table-cell table:style-name="ce82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ale</text:p>
          </table:table-cell>
          <table:table-cell table:style-name="ce65" office:value-type="string">
            <text:p>okay</text:p>
          </table:table-cell>
          <table:table-cell table:style-name="ce70" office:value-type="string">
            <text:p>vale</text:p>
          </table:table-cell>
          <table:table-cell table:style-name="ce73" office:value-type="string">
            <text:p>D'accord</text:p>
          </table:table-cell>
          <table:table-cell table:style-name="ce75" office:value-type="string">
            <text:p>va 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în regulă</text:p>
          </table:table-cell>
          <table:table-cell table:style-name="ce82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aro</text:p>
          </table:table-cell>
          <table:table-cell table:style-name="ce65" office:value-type="string">
            <text:p>various</text:p>
          </table:table-cell>
          <table:table-cell table:style-name="ce70" office:value-type="string">
            <text:p>varios</text:p>
          </table:table-cell>
          <table:table-cell table:style-name="ce73" office:value-type="string">
            <text:p>divers</text:p>
          </table:table-cell>
          <table:table-cell table:style-name="ce75" office:value-type="string">
            <text:p>vario</text:p>
          </table:table-cell>
          <table:table-cell table:style-name="ce78" office:value-type="string">
            <text:p>variis</text:p>
          </table:table-cell>
          <table:table-cell table:style-name="ce80" office:value-type="string">
            <text:p>variat</text:p>
          </table:table-cell>
          <table:table-cell table:style-name="ce82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ko</text:p>
          </table:table-cell>
          <table:table-cell table:style-name="ce65" office:value-type="string">
            <text:p>old</text:p>
          </table:table-cell>
          <table:table-cell table:style-name="ce70" office:value-type="string">
            <text:p>antiguo</text:p>
          </table:table-cell>
          <table:table-cell table:style-name="ce73" office:value-type="string">
            <text:p>vieux</text:p>
          </table:table-cell>
          <table:table-cell table:style-name="ce75" office:value-type="string">
            <text:p>vecchio</text:p>
          </table:table-cell>
          <table:table-cell table:style-name="ce78" office:value-type="string">
            <text:p>veteris</text:p>
          </table:table-cell>
          <table:table-cell table:style-name="ce80" office:value-type="string">
            <text:p>vechi</text:p>
          </table:table-cell>
          <table:table-cell table:style-name="ce82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enu</text:p>
          </table:table-cell>
          <table:table-cell table:style-name="ce66" office:value-type="string">
            <text:p>come</text:p>
          </table:table-cell>
          <table:table-cell table:style-name="ce71" office:value-type="string">
            <text:p>venir</text:p>
          </table:table-cell>
          <table:table-cell table:style-name="ce73" office:value-type="string">
            <text:p>venir</text:p>
          </table:table-cell>
          <table:table-cell table:style-name="ce75" office:value-type="string">
            <text:p>venire</text:p>
          </table:table-cell>
          <table:table-cell table:style-name="ce78" office:value-type="string">
            <text:p>veni</text:p>
          </table:table-cell>
          <table:table-cell table:style-name="ce80" office:value-type="string">
            <text:p>veni</text:p>
          </table:table-cell>
          <table:table-cell table:style-name="ce82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ro</text:p>
          </table:table-cell>
          <table:table-cell table:style-name="ce67" office:value-type="string">
            <text:p>true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vrai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adevărat</text:p>
          </table:table-cell>
          <table:table-cell table:style-name="ce82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eta</text:p>
          </table:table-cell>
          <table:table-cell table:style-name="ce65" office:value-type="string">
            <text:p>wind</text:p>
          </table:table-cell>
          <table:table-cell table:style-name="ce70" office:value-type="string">
            <text:p>viento</text:p>
          </table:table-cell>
          <table:table-cell table:style-name="ce73" office:value-type="string">
            <text:p>vent</text:p>
          </table:table-cell>
          <table:table-cell table:style-name="ce75" office:value-type="string">
            <text:p>vento</text:p>
          </table:table-cell>
          <table:table-cell table:style-name="ce78" office:value-type="string">
            <text:p>ventus</text:p>
          </table:table-cell>
          <table:table-cell table:style-name="ce80" office:value-type="string">
            <text:p>vânt</text:p>
          </table:table-cell>
          <table:table-cell table:style-name="ce82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to</text:p>
          </table:table-cell>
          <table:table-cell table:style-name="ce65" office:value-type="string">
            <text:p>green</text:p>
          </table:table-cell>
          <table:table-cell table:style-name="ce70" office:value-type="string">
            <text:p>verde</text:p>
          </table:table-cell>
          <table:table-cell table:style-name="ce73" office:value-type="string">
            <text:p>vert</text:p>
          </table:table-cell>
          <table:table-cell table:style-name="ce75" office:value-type="string">
            <text:p>verde</text:p>
          </table:table-cell>
          <table:table-cell table:style-name="ce78" office:value-type="string">
            <text:p>viridi</text:p>
          </table:table-cell>
          <table:table-cell table:style-name="ce80" office:value-type="string">
            <text:p>verde</text:p>
          </table:table-cell>
          <table:table-cell table:style-name="ce82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du</text:p>
          </table:table-cell>
          <table:table-cell table:style-name="ce65" office:value-type="string">
            <text:p>see</text:p>
          </table:table-cell>
          <table:table-cell table:style-name="ce70" office:value-type="string">
            <text:p>ver</text:p>
          </table:table-cell>
          <table:table-cell table:style-name="ce73" office:value-type="string">
            <text:p>regarder</text:p>
          </table:table-cell>
          <table:table-cell table:style-name="ce75" office:value-type="string">
            <text:p>vedere</text:p>
          </table:table-cell>
          <table:table-cell table:style-name="ce78" office:value-type="string">
            <text:p>videre</text:p>
          </table:table-cell>
          <table:table-cell table:style-name="ce80" office:value-type="string">
            <text:p>vedea</text:p>
          </table:table-cell>
          <table:table-cell table:style-name="ce82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yso</text:p>
          </table:table-cell>
          <table:table-cell table:style-name="ce65" office:value-type="string">
            <text:p>likely</text:p>
          </table:table-cell>
          <table:table-cell table:style-name="ce70" office:value-type="string">
            <text:p>probable</text:p>
          </table:table-cell>
          <table:table-cell table:style-name="ce73" office:value-type="string">
            <text:p>probable</text:p>
          </table:table-cell>
          <table:table-cell table:style-name="ce75" office:value-type="string">
            <text:p>probabile</text:p>
          </table:table-cell>
          <table:table-cell table:style-name="ce78" office:value-type="string">
            <text:p>verisimile</text:p>
          </table:table-cell>
          <table:table-cell table:style-name="ce80" office:value-type="string">
            <text:p>probabil</text:p>
          </table:table-cell>
          <table:table-cell table:style-name="ce82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su</text:p>
          </table:table-cell>
          <table:table-cell table:style-name="ce65" office:value-type="string">
            <text:p>will</text:p>
          </table:table-cell>
          <table:table-cell table:style-name="ce70" office:value-type="string">
            <text:p>voluntat</text:p>
          </table:table-cell>
          <table:table-cell table:style-name="ce73" office:value-type="string">
            <text:p>volonté</text:p>
          </table:table-cell>
          <table:table-cell table:style-name="ce75" office:value-type="string">
            <text:p>volontà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voi</text:p>
          </table:table-cell>
          <table:table-cell table:style-name="ce82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yto</text:p>
          </table:table-cell>
          <table:table-cell table:style-name="ce65" office:value-type="string">
            <text:p>fast</text:p>
          </table:table-cell>
          <table:table-cell table:style-name="ce70" office:value-type="string">
            <text:p>rápido</text:p>
          </table:table-cell>
          <table:table-cell table:style-name="ce73" office:value-type="string">
            <text:p>vite</text:p>
          </table:table-cell>
          <table:table-cell table:style-name="ce75" office:value-type="string">
            <text:p>veloce</text:p>
          </table:table-cell>
          <table:table-cell table:style-name="ce78" office:value-type="string">
            <text:p>celer</text:p>
          </table:table-cell>
          <table:table-cell table:style-name="ce80" office:value-type="string">
            <text:p>rapid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vo</text:p>
          </table:table-cell>
          <table:table-cell table:style-name="ce65" office:value-type="string">
            <text:p>live</text:p>
          </table:table-cell>
          <table:table-cell table:style-name="ce70" office:value-type="string">
            <text:p>En Vivo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Trăi</text:p>
          </table:table-cell>
          <table:table-cell table:style-name="ce82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ku</text:p>
          </table:table-cell>
          <table:table-cell table:style-name="ce66" office:value-type="string">
            <text:p>call</text:p>
          </table:table-cell>
          <table:table-cell table:style-name="ce71" office:value-type="string">
            <text:p>llamar</text:p>
          </table:table-cell>
          <table:table-cell table:style-name="ce73" office:value-type="string">
            <text:p>appel</text:p>
          </table:table-cell>
          <table:table-cell table:style-name="ce75" office:value-type="string">
            <text:p>chiamata</text:p>
          </table:table-cell>
          <table:table-cell table:style-name="ce78" office:value-type="string">
            <text:p>voca</text:p>
          </table:table-cell>
          <table:table-cell table:style-name="ce80" office:value-type="string">
            <text:p>apel</text:p>
          </table:table-cell>
          <table:table-cell table:style-name="ce82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lu</text:p>
          </table:table-cell>
          <table:table-cell table:style-name="ce65" office:value-type="string">
            <text:p>fly</text:p>
          </table:table-cell>
          <table:table-cell table:style-name="ce70" office:value-type="string">
            <text:p>volar</text:p>
          </table:table-cell>
          <table:table-cell table:style-name="ce73" office:value-type="string">
            <text:p>mouche</text:p>
          </table:table-cell>
          <table:table-cell table:style-name="ce75" office:value-type="string">
            <text:p>volare</text:p>
          </table:table-cell>
          <table:table-cell table:style-name="ce78" office:value-type="string">
            <text:p>volant</text:p>
          </table:table-cell>
          <table:table-cell table:style-name="ce80" office:value-type="string">
            <text:p>a zbura</text:p>
          </table:table-cell>
          <table:table-cell table:style-name="ce82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5" office:value-type="string">
            <text:p>know</text:p>
          </table:table-cell>
          <table:table-cell table:style-name="ce70" office:value-type="string">
            <text:p>saber</text:p>
          </table:table-cell>
          <table:table-cell table:style-name="ce73" office:value-type="string">
            <text:p>savoir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ști</text:p>
          </table:table-cell>
          <table:table-cell table:style-name="ce82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6" office:value-type="string">
            <text:p>know</text:p>
          </table:table-cell>
          <table:table-cell table:style-name="ce71" office:value-type="string">
            <text:p>conocer</text:p>
          </table:table-cell>
          <table:table-cell table:style-name="ce73" office:value-type="string">
            <text:p>faire connaissance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cunoaște</text:p>
          </table:table-cell>
          <table:table-cell table:style-name="ce82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ava</text:p>
          </table:table-cell>
          <table:table-cell table:style-name="ce65" office:value-type="string">
            <text:p>horse</text:p>
          </table:table-cell>
          <table:table-cell table:style-name="ce70" office:value-type="string">
            <text:p>caballo</text:p>
          </table:table-cell>
          <table:table-cell table:style-name="ce73" office:value-type="string">
            <text:p>cheval</text:p>
          </table:table-cell>
          <table:table-cell table:style-name="ce75" office:value-type="string">
            <text:p>cavallo</text:p>
          </table:table-cell>
          <table:table-cell table:style-name="ce78" office:value-type="string">
            <text:p>equus</text:p>
          </table:table-cell>
          <table:table-cell table:style-name="ce80" office:value-type="string">
            <text:p>cal</text:p>
          </table:table-cell>
          <table:table-cell table:style-name="ce82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5" office:value-type="string">
            <text:p>sit</text:p>
          </table:table-cell>
          <table:table-cell table:style-name="ce70" office:value-type="string">
            <text:p>sentar</text:p>
          </table:table-cell>
          <table:table-cell table:style-name="ce73" office:value-type="string">
            <text:p>asseoir</text:p>
          </table:table-cell>
          <table:table-cell table:style-name="ce75" office:value-type="string">
            <text:p>sedersi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sta</text:p>
          </table:table-cell>
          <table:table-cell table:style-name="ce82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6" office:value-type="string">
            <text:p>stay, sit</text:p>
          </table:table-cell>
          <table:table-cell table:style-name="ce71" office:value-type="string">
            <text:p>quedar</text:p>
          </table:table-cell>
          <table:table-cell table:style-name="ce73" office:value-type="string">
            <text:p>rester</text:p>
          </table:table-cell>
          <table:table-cell table:style-name="ce75" office:value-type="string">
            <text:p>rimanere</text:p>
          </table:table-cell>
          <table:table-cell table:style-name="ce78" office:value-type="string">
            <text:p>manere</text:p>
          </table:table-cell>
          <table:table-cell table:style-name="ce80" office:value-type="string">
            <text:p>ședere</text:p>
          </table:table-cell>
          <table:table-cell table:style-name="ce82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la</text:p>
          </table:table-cell>
          <table:table-cell table:style-name="ce65" office:value-type="string">
            <text:p>school</text:p>
          </table:table-cell>
          <table:table-cell table:style-name="ce70" office:value-type="string">
            <text:p>colegio</text:p>
          </table:table-cell>
          <table:table-cell table:style-name="ce73" office:value-type="string">
            <text:p>école</text:p>
          </table:table-cell>
          <table:table-cell table:style-name="ce75" office:value-type="string">
            <text:p>scuola</text:p>
          </table:table-cell>
          <table:table-cell table:style-name="ce78" office:value-type="string">
            <text:p>scholae</text:p>
          </table:table-cell>
          <table:table-cell table:style-name="ce80" office:value-type="string">
            <text:p>şcoală</text:p>
          </table:table-cell>
          <table:table-cell table:style-name="ce82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xoto</text:p>
          </table:table-cell>
          <table:table-cell table:style-name="ce65" office:value-type="string">
            <text:p>short</text:p>
          </table:table-cell>
          <table:table-cell table:style-name="ce70" office:value-type="string">
            <text:p>corto</text:p>
          </table:table-cell>
          <table:table-cell table:style-name="ce73" office:value-type="string">
            <text:p>court</text:p>
          </table:table-cell>
          <table:table-cell table:style-name="ce75" office:value-type="string">
            <text:p>corto</text:p>
          </table:table-cell>
          <table:table-cell table:style-name="ce78" office:value-type="string">
            <text:p>brevis</text:p>
          </table:table-cell>
          <table:table-cell table:style-name="ce80" office:value-type="string">
            <text:p>mic de statura</text:p>
          </table:table-cell>
          <table:table-cell table:style-name="ce82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za</text:p>
          </table:table-cell>
          <table:table-cell table:style-name="ce65" office:value-type="string">
            <text:p>song</text:p>
          </table:table-cell>
          <table:table-cell table:style-name="ce70" office:value-type="string">
            <text:p>canción</text:p>
          </table:table-cell>
          <table:table-cell table:style-name="ce73" office:value-type="string">
            <text:p>chanson</text:p>
          </table:table-cell>
          <table:table-cell table:style-name="ce75" office:value-type="string">
            <text:p>canzone</text:p>
          </table:table-cell>
          <table:table-cell table:style-name="ce78" office:value-type="string">
            <text:p>canticum</text:p>
          </table:table-cell>
          <table:table-cell table:style-name="ce80" office:value-type="string">
            <text:p>cântec</text:p>
          </table:table-cell>
          <table:table-cell table:style-name="ce82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ozu</text:p>
          </table:table-cell>
          <table:table-cell table:style-name="ce65" office:value-type="string">
            <text:p>pick</text:p>
          </table:table-cell>
          <table:table-cell table:style-name="ce70" office:value-type="string">
            <text:p>recoger</text:p>
          </table:table-cell>
          <table:table-cell table:style-name="ce73" office:value-type="string">
            <text:p>choisir</text:p>
          </table:table-cell>
          <table:table-cell table:style-name="ce75" office:value-type="string">
            <text:p>raccogliere</text:p>
          </table:table-cell>
          <table:table-cell table:style-name="ce78" office:value-type="string">
            <text:p>carpere</text:p>
          </table:table-cell>
          <table:table-cell table:style-name="ce80" office:value-type="string">
            <text:p>alege</text:p>
          </table:table-cell>
          <table:table-cell table:style-name="ce82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uza</text:p>
          </table:table-cell>
          <table:table-cell table:style-name="ce65" office:value-type="string">
            <text:p>shoe</text:p>
          </table:table-cell>
          <table:table-cell table:style-name="ce70" office:value-type="string">
            <text:p>zapato</text:p>
          </table:table-cell>
          <table:table-cell table:style-name="ce73" office:value-type="string">
            <text:p>chaussure</text:p>
          </table:table-cell>
          <table:table-cell table:style-name="ce75" office:value-type="string">
            <text:p>scarpa</text:p>
          </table:table-cell>
          <table:table-cell table:style-name="ce78" office:value-type="string">
            <text:p>calceus</text:p>
          </table:table-cell>
          <table:table-cell table:style-name="ce80" office:value-type="string">
            <text:p>pantof</text:p>
          </table:table-cell>
          <table:table-cell table:style-name="ce82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nzu</text:p>
          </table:table-cell>
          <table:table-cell table:style-name="ce66" office:value-type="string">
            <text:p>begin</text:p>
          </table:table-cell>
          <table:table-cell table:style-name="ce71" office:value-type="string">
            <text:p>empezar</text:p>
          </table:table-cell>
          <table:table-cell table:style-name="ce73" office:value-type="string">
            <text:p>commencer</text:p>
          </table:table-cell>
          <table:table-cell table:style-name="ce75" office:value-type="string">
            <text:p>iniziare</text:p>
          </table:table-cell>
          <table:table-cell table:style-name="ce78" office:value-type="string">
            <text:p>incipere</text:p>
          </table:table-cell>
          <table:table-cell table:style-name="ce80" office:value-type="string">
            <text:p>începe, start</text:p>
          </table:table-cell>
          <table:table-cell table:style-name="ce82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rdu</text:p>
          </table:table-cell>
          <table:table-cell table:style-name="ce65" office:value-type="string">
            <text:p>go, goes</text:p>
          </table:table-cell>
          <table:table-cell table:style-name="ce70" office:value-type="string">
            <text:p>ir</text:p>
          </table:table-cell>
          <table:table-cell table:style-name="ce73" office:value-type="string">
            <text:p>aller</text:p>
          </table:table-cell>
          <table:table-cell table:style-name="ce75" office:value-type="string">
            <text:p>partire</text:p>
          </table:table-cell>
          <table:table-cell table:style-name="ce78" office:value-type="string">
            <text:p>vade</text:p>
          </table:table-cell>
          <table:table-cell table:style-name="ce80" office:value-type="string">
            <text:p>merge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zetu</text:p>
          </table:table-cell>
          <table:table-cell table:style-name="ce66" office:value-type="string">
            <text:p>introduce</text:p>
          </table:table-cell>
          <table:table-cell table:style-name="ce71" office:value-type="string">
            <text:p>presentar</text:p>
          </table:table-cell>
          <table:table-cell table:style-name="ce73" office:value-type="string">
            <text:p>présenter</text:p>
          </table:table-cell>
          <table:table-cell table:style-name="ce75" office:value-type="string">
            <text:p>presente</text:p>
          </table:table-cell>
          <table:table-cell table:style-name="ce78" office:value-type="string">
            <text:p>praesenti</text:p>
          </table:table-cell>
          <table:table-cell table:style-name="ce80" office:value-type="string">
            <text:p>prezent</text:p>
          </table:table-cell>
          <table:table-cell table:style-name="ce82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V" table:style-name="ta6" table:print="false">
        <table:table-column table:style-name="co34" table:default-cell-style-name="ce115"/>
        <table:table-column table:style-name="co35" table:default-cell-style-name="ce115"/>
        <table:table-column table:style-name="co35" table:default-cell-style-name="ce119"/>
        <table:table-column table:style-name="co27" table:default-cell-style-name="ce119"/>
        <table:table-column table:style-name="co36" table:default-cell-style-name="Default"/>
        <table:table-column table:style-name="co37" table:default-cell-style-name="ce122"/>
        <table:table-column table:style-name="co38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column table:style-name="co41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116" office:value-type="string">
            <text:p>ROOT</text:p>
          </table:table-cell>
          <table:table-cell table:style-name="ce116" office:value-type="string">
            <text:p>REPLACE</text:p>
          </table:table-cell>
          <table:table-cell table:style-name="ce120" office:value-type="string">
            <text:p>LEX ENG</text:p>
          </table:table-cell>
          <table:table-cell table:style-name="ce121" office:value-type="string">
            <text:p>DIC ENG</text:p>
          </table:table-cell>
          <table:table-cell table:style-name="ce123" office:value-type="string">
            <text:p>NUN</text:p>
          </table:table-cell>
          <table:table-cell table:style-name="ce126" office:value-type="string">
            <text:p>SINGULAR</text:p>
          </table:table-cell>
          <table:table-cell table:style-name="ce123" office:value-type="string">
            <text:p>NUN</text:p>
          </table:table-cell>
          <table:table-cell table:style-name="ce126" office:value-type="string">
            <text:p>PLURAL</text:p>
          </table:table-cell>
          <table:table-cell table:style-name="ce123" office:value-type="string">
            <text:p>VERB</text:p>
          </table:table-cell>
          <table:table-cell table:style-name="ce126" office:value-type="string">
            <text:p>NOW</text:p>
          </table:table-cell>
          <table:table-cell table:style-name="ce123" office:value-type="string">
            <text:p>ADJET</text:p>
          </table:table-cell>
          <table:table-cell table:style-name="ce126" office:value-type="string">
            <text:p>PAST</text:p>
          </table:table-cell>
          <table:table-cell table:style-name="ce123" office:value-type="string">
            <text:p>VERB</text:p>
          </table:table-cell>
          <table:table-cell table:style-name="ce126" office:value-type="string">
            <text:p>FUTURE</text:p>
          </table:table-cell>
        </table:table-row>
        <table:table-row table:style-name="ro1">
          <table:table-cell table:formula="of:=WCOST([.C2])" office:value-type="float" office:value="14">
            <text:p>14</text:p>
          </table:table-cell>
          <table:table-cell table:formula="of:=RCOST([.C2])" office:value-type="float" office:value="12">
            <text:p>12</text:p>
          </table:table-cell>
          <table:table-cell table:style-name="ce24" office:value-type="string">
            <text:p>govena</text:p>
          </table:table-cell>
          <table:table-cell table:style-name="ce24"/>
          <table:table-cell table:style-name="ce57" table:formula="of:=VLOOKUP([.$C2];[LEX.$E$1:LEX.$F$1478];2;0)" office:value-type="string" office:string-value="govern">
            <text:p>govern</text:p>
          </table:table-cell>
          <table:table-cell table:style-name="ce121" table:formula="of:=VLOOKUP([.C2];[DIC.$D$1:DIC.$E$1100];2;0)" office:value-type="float" office:value="0">
            <text:p>#N/A</text:p>
          </table:table-cell>
          <table:table-cell table:style-name="ce124" table:formula="of:=LEFT([.C2];3)&amp;&quot;a&quot;" office:value-type="string" office:string-value="gova">
            <text:p>gova</text:p>
          </table:table-cell>
          <table:table-cell table:style-name="ce57" table:formula="of:=VLOOKUP([.G2];[LEX.$E$1:LEX.$F$1478];2;0)" office:value-type="string" office:string-value="governement">
            <text:p>governement</text:p>
          </table:table-cell>
          <table:table-cell table:style-name="ce124" table:formula="of:=LEFT([.C2];3)&amp;&quot;e&quot;" office:value-type="string" office:string-value="gove">
            <text:p>gove</text:p>
          </table:table-cell>
          <table:table-cell table:style-name="ce57" table:formula="of:=VLOOKUP([.I2];[LEX.$E$1:LEX.$F$1478];2;0)" office:value-type="float" office:value="0">
            <text:p>#N/A</text:p>
          </table:table-cell>
          <table:table-cell table:style-name="ce124" table:formula="of:=LEFT([.C2];3)&amp;&quot;u&quot;" office:value-type="string" office:string-value="govu">
            <text:p>govu</text:p>
          </table:table-cell>
          <table:table-cell table:style-name="ce57" table:formula="of:=VLOOKUP([.K2];[LEX.$E$1:LEX.$F$1478];2;0)" office:value-type="float" office:value="0">
            <text:p>#N/A</text:p>
          </table:table-cell>
          <table:table-cell table:style-name="ce124" table:formula="of:=LEFT([.C2];3)&amp;&quot;o&quot;" office:value-type="string" office:string-value="govo">
            <text:p>govo</text:p>
          </table:table-cell>
          <table:table-cell table:style-name="ce57" table:formula="of:=VLOOKUP([.M2];[LEX.$E$1:LEX.$F$1478];2;0)" office:value-type="float" office:value="0">
            <text:p>#N/A</text:p>
          </table:table-cell>
          <table:table-cell table:style-name="ce124" table:formula="of:=LEFT([.C2];3)&amp;&quot;y&quot;" office:value-type="string" office:string-value="govy">
            <text:p>govy</text:p>
          </table:table-cell>
          <table:table-cell table:style-name="ce57" table:formula="of:=VLOOKUP([.O2];[LEX.$E$1:LEX.$F$1478];2;0)" office:value-type="float" office:value="0">
            <text:p>#N/A</text:p>
          </table:table-cell>
        </table:table-row>
        <table:table-row table:style-name="ro1">
          <table:table-cell table:formula="of:=WCOST([.C3])" office:value-type="float" office:value="17">
            <text:p>17</text:p>
          </table:table-cell>
          <table:table-cell table:formula="of:=RCOST([.C3])" office:value-type="float" office:value="12">
            <text:p>12</text:p>
          </table:table-cell>
          <table:table-cell table:style-name="ce24" office:value-type="string">
            <text:p>komyta</text:p>
          </table:table-cell>
          <table:table-cell table:style-name="ce24"/>
          <table:table-cell table:style-name="ce57" table:formula="of:=VLOOKUP([.$C3];[LEX.E$1:LEX.F$1478];2;0)" office:value-type="string" office:string-value="committee">
            <text:p>committee</text:p>
          </table:table-cell>
          <table:table-cell table:style-name="ce121" table:formula="of:=VLOOKUP([.C3];[DIC.$D$1:DIC.$E$1100];2;0)" office:value-type="float" office:value="0">
            <text:p>#N/A</text:p>
          </table:table-cell>
          <table:table-cell table:style-name="ce124" table:formula="of:=LEFT([.C3];3)&amp;&quot;a&quot;" office:value-type="string" office:string-value="koma">
            <text:p>koma</text:p>
          </table:table-cell>
          <table:table-cell table:style-name="ce57" table:formula="of:=VLOOKUP([.G3];[LEX.$E$1:LEX.$F$1478];2;0)" office:value-type="string" office:string-value="trade">
            <text:p>trade</text:p>
          </table:table-cell>
          <table:table-cell table:style-name="ce124" table:formula="of:=LEFT([.C3];3)&amp;&quot;e&quot;" office:value-type="string" office:string-value="kome">
            <text:p>kome</text:p>
          </table:table-cell>
          <table:table-cell table:style-name="ce57" table:formula="of:=VLOOKUP([.I3];[LEX.$E$1:LEX.$F$1478];2;0)" office:value-type="float" office:value="0">
            <text:p>#N/A</text:p>
          </table:table-cell>
          <table:table-cell table:style-name="ce124" table:formula="of:=LEFT([.C3];3)&amp;&quot;u&quot;" office:value-type="string" office:string-value="komu">
            <text:p>komu</text:p>
          </table:table-cell>
          <table:table-cell table:style-name="ce57" table:formula="of:=VLOOKUP([.K3];[LEX.$E$1:LEX.$F$1478];2;0)" office:value-type="float" office:value="0">
            <text:p>#N/A</text:p>
          </table:table-cell>
          <table:table-cell table:style-name="ce124" table:formula="of:=LEFT([.C3];3)&amp;&quot;o&quot;" office:value-type="string" office:string-value="komo">
            <text:p>komo</text:p>
          </table:table-cell>
          <table:table-cell table:style-name="ce57" table:formula="of:=VLOOKUP([.M3];[LEX.$E$1:LEX.$F$1478];2;0)" office:value-type="string" office:string-value="communication">
            <text:p>communication</text:p>
          </table:table-cell>
          <table:table-cell table:style-name="ce124" table:formula="of:=LEFT([.C3];3)&amp;&quot;y&quot;" office:value-type="string" office:string-value="komy">
            <text:p>komy</text:p>
          </table:table-cell>
          <table:table-cell table:style-name="ce57" table:formula="of:=VLOOKUP([.O3];[LEX.$E$1:LEX.$F$1478];2;0)" office:value-type="float" office:value="0">
            <text:p>#N/A</text:p>
          </table:table-cell>
        </table:table-row>
        <table:table-row table:style-name="ro1">
          <table:table-cell table:formula="of:=WCOST([.C4])" office:value-type="float" office:value="15">
            <text:p>15</text:p>
          </table:table-cell>
          <table:table-cell table:formula="of:=RCOST([.C4])" office:value-type="float" office:value="13">
            <text:p>13</text:p>
          </table:table-cell>
          <table:table-cell table:style-name="ce24" office:value-type="string">
            <text:p>toryda</text:p>
          </table:table-cell>
          <table:table-cell table:style-name="ce24"/>
          <table:table-cell table:style-name="ce57" table:formula="of:=VLOOKUP([.$C4];[LEX.E$1:LEX.F$1478];2;0)" office:value-type="string" office:string-value="authority">
            <text:p>authority</text:p>
          </table:table-cell>
          <table:table-cell table:style-name="ce121" table:formula="of:=VLOOKUP([.C4];[DIC.$D$1:DIC.$E$1100];2;0)" office:value-type="float" office:value="0">
            <text:p>#N/A</text:p>
          </table:table-cell>
          <table:table-cell table:style-name="ce124" table:formula="of:=LEFT([.C4];3)&amp;&quot;a&quot;" office:value-type="string" office:string-value="tora">
            <text:p>tora</text:p>
          </table:table-cell>
          <table:table-cell table:style-name="ce57" table:formula="of:=VLOOKUP([.G4];[LEX.$E$1:LEX.$F$1478];2;0)" office:value-type="float" office:value="0">
            <text:p>#N/A</text:p>
          </table:table-cell>
          <table:table-cell table:style-name="ce124" table:formula="of:=LEFT([.C4];3)&amp;&quot;e&quot;" office:value-type="string" office:string-value="tore">
            <text:p>tore</text:p>
          </table:table-cell>
          <table:table-cell table:style-name="ce57" table:formula="of:=VLOOKUP([.I4];[LEX.$E$1:LEX.$F$1478];2;0)" office:value-type="float" office:value="0">
            <text:p>#N/A</text:p>
          </table:table-cell>
          <table:table-cell table:style-name="ce124" table:formula="of:=LEFT([.C4];3)&amp;&quot;u&quot;" office:value-type="string" office:string-value="toru">
            <text:p>toru</text:p>
          </table:table-cell>
          <table:table-cell table:style-name="ce57" table:formula="of:=VLOOKUP([.K4];[LEX.$E$1:LEX.$F$1478];2;0)" office:value-type="float" office:value="0">
            <text:p>#N/A</text:p>
          </table:table-cell>
          <table:table-cell table:style-name="ce124" table:formula="of:=LEFT([.C4];3)&amp;&quot;o&quot;" office:value-type="string" office:string-value="toro">
            <text:p>toro</text:p>
          </table:table-cell>
          <table:table-cell table:style-name="ce57" table:formula="of:=VLOOKUP([.M4];[LEX.$E$1:LEX.$F$1478];2;0)" office:value-type="string" office:string-value="fear">
            <text:p>fear</text:p>
          </table:table-cell>
          <table:table-cell table:style-name="ce124" table:formula="of:=LEFT([.C4];3)&amp;&quot;y&quot;" office:value-type="string" office:string-value="tory">
            <text:p>tory</text:p>
          </table:table-cell>
          <table:table-cell table:style-name="ce57" table:formula="of:=VLOOKUP([.O4];[LEX.$E$1:LEX.$F$1478];2;0)" office:value-type="float" office:value="0">
            <text:p>#N/A</text:p>
          </table:table-cell>
        </table:table-row>
        <table:table-row table:style-name="ro1">
          <table:table-cell table:formula="of:=WCOST([.C5])" office:value-type="float" office:value="14">
            <text:p>14</text:p>
          </table:table-cell>
          <table:table-cell table:formula="of:=RCOST([.C5])" office:value-type="float" office:value="12">
            <text:p>12</text:p>
          </table:table-cell>
          <table:table-cell table:style-name="ce24" office:value-type="string">
            <text:p>deputa</text:p>
          </table:table-cell>
          <table:table-cell table:style-name="ce24"/>
          <table:table-cell table:style-name="ce57" table:formula="of:=VLOOKUP([.$C5];[LEX.E$1:LEX.F$1478];2;0)" office:value-type="string" office:string-value="deputy">
            <text:p>deputy</text:p>
          </table:table-cell>
          <table:table-cell table:style-name="ce121" table:formula="of:=VLOOKUP([.C5];[DIC.$D$1:DIC.$E$1100];2;0)" office:value-type="float" office:value="0">
            <text:p>#N/A</text:p>
          </table:table-cell>
          <table:table-cell table:style-name="ce124" table:formula="of:=LEFT([.C5];3)&amp;&quot;a&quot;" office:value-type="string" office:string-value="depa">
            <text:p>depa</text:p>
          </table:table-cell>
          <table:table-cell table:style-name="ce57" table:formula="of:=VLOOKUP([.G5];[LEX.$E$1:LEX.$F$1478];2;0)" office:value-type="float" office:value="0">
            <text:p>#N/A</text:p>
          </table:table-cell>
          <table:table-cell table:style-name="ce124" table:formula="of:=LEFT([.C5];3)&amp;&quot;e&quot;" office:value-type="string" office:string-value="depe">
            <text:p>depe</text:p>
          </table:table-cell>
          <table:table-cell table:style-name="ce57" table:formula="of:=VLOOKUP([.I5];[LEX.$E$1:LEX.$F$1478];2;0)" office:value-type="float" office:value="0">
            <text:p>#N/A</text:p>
          </table:table-cell>
          <table:table-cell table:style-name="ce124" table:formula="of:=LEFT([.C5];3)&amp;&quot;u&quot;" office:value-type="string" office:string-value="depu">
            <text:p>depu</text:p>
          </table:table-cell>
          <table:table-cell table:style-name="ce57" table:formula="of:=VLOOKUP([.K5];[LEX.$E$1:LEX.$F$1478];2;0)" office:value-type="float" office:value="0">
            <text:p>#N/A</text:p>
          </table:table-cell>
          <table:table-cell table:style-name="ce124" table:formula="of:=LEFT([.C5];3)&amp;&quot;o&quot;" office:value-type="string" office:string-value="depo">
            <text:p>depo</text:p>
          </table:table-cell>
          <table:table-cell table:style-name="ce57" table:formula="of:=VLOOKUP([.M5];[LEX.$E$1:LEX.$F$1478];2;0)" office:value-type="float" office:value="0">
            <text:p>#N/A</text:p>
          </table:table-cell>
          <table:table-cell table:style-name="ce124" table:formula="of:=LEFT([.C5];3)&amp;&quot;y&quot;" office:value-type="string" office:string-value="depy">
            <text:p>depy</text:p>
          </table:table-cell>
          <table:table-cell table:style-name="ce57" table:formula="of:=VLOOKUP([.O5];[LEX.$E$1:LEX.$F$1478];2;0)" office:value-type="float" office:value="0">
            <text:p>#N/A</text:p>
          </table:table-cell>
        </table:table-row>
        <table:table-row table:style-name="ro1">
          <table:table-cell table:formula="of:=WCOST([.C6])" office:value-type="float" office:value="14">
            <text:p>14</text:p>
          </table:table-cell>
          <table:table-cell table:formula="of:=RCOST([.C6])" office:value-type="float" office:value="11">
            <text:p>11</text:p>
          </table:table-cell>
          <table:table-cell table:style-name="ce24" office:value-type="string">
            <text:p>polyda</text:p>
          </table:table-cell>
          <table:table-cell table:style-name="ce24"/>
          <table:table-cell table:style-name="ce57" table:formula="of:=VLOOKUP([.$C6];[LEX.E$1:LEX.F$1478];2;0)" office:value-type="string" office:string-value="polity">
            <text:p>polity</text:p>
          </table:table-cell>
          <table:table-cell table:style-name="ce121" table:formula="of:=VLOOKUP([.C6];[DIC.$D$1:DIC.$E$1100];2;0)" office:value-type="float" office:value="0">
            <text:p>#N/A</text:p>
          </table:table-cell>
          <table:table-cell table:style-name="ce124" table:formula="of:=LEFT([.C6];3)&amp;&quot;a&quot;" office:value-type="string" office:string-value="pola">
            <text:p>pola</text:p>
          </table:table-cell>
          <table:table-cell table:style-name="ce57" table:formula="of:=VLOOKUP([.G6];[LEX.$E$1:LEX.$F$1478];2;0)" office:value-type="string" office:string-value="plant">
            <text:p>plant</text:p>
          </table:table-cell>
          <table:table-cell table:style-name="ce124" table:formula="of:=LEFT([.C6];3)&amp;&quot;e&quot;" office:value-type="string" office:string-value="pole">
            <text:p>pole</text:p>
          </table:table-cell>
          <table:table-cell table:style-name="ce57" table:formula="of:=VLOOKUP([.I6];[LEX.$E$1:LEX.$F$1478];2;0)" office:value-type="float" office:value="0">
            <text:p>#N/A</text:p>
          </table:table-cell>
          <table:table-cell table:style-name="ce124" table:formula="of:=LEFT([.C6];3)&amp;&quot;u&quot;" office:value-type="string" office:string-value="polu">
            <text:p>polu</text:p>
          </table:table-cell>
          <table:table-cell table:style-name="ce57" table:formula="of:=VLOOKUP([.K6];[LEX.$E$1:LEX.$F$1478];2;0)" office:value-type="float" office:value="0">
            <text:p>#N/A</text:p>
          </table:table-cell>
          <table:table-cell table:style-name="ce124" table:formula="of:=LEFT([.C6];3)&amp;&quot;o&quot;" office:value-type="string" office:string-value="polo">
            <text:p>polo</text:p>
          </table:table-cell>
          <table:table-cell table:style-name="ce57" table:formula="of:=VLOOKUP([.M6];[LEX.$E$1:LEX.$F$1478];2;0)" office:value-type="float" office:value="0">
            <text:p>#N/A</text:p>
          </table:table-cell>
          <table:table-cell table:style-name="ce124" table:formula="of:=LEFT([.C6];3)&amp;&quot;y&quot;" office:value-type="string" office:string-value="poly">
            <text:p>poly</text:p>
          </table:table-cell>
          <table:table-cell table:style-name="ce57" table:formula="of:=VLOOKUP([.O6];[LEX.$E$1:LEX.$F$1478];2;0)" office:value-type="float" office:value="0">
            <text:p>#N/A</text:p>
          </table:table-cell>
        </table:table-row>
        <table:table-row table:style-name="ro1">
          <table:table-cell table:formula="of:=WCOST([.C7])" office:value-type="float" office:value="15">
            <text:p>15</text:p>
          </table:table-cell>
          <table:table-cell table:formula="of:=RCOST([.C7])" office:value-type="float" office:value="10">
            <text:p>10</text:p>
          </table:table-cell>
          <table:table-cell table:style-name="ce24" office:value-type="string">
            <text:p>dyloma</text:p>
          </table:table-cell>
          <table:table-cell table:style-name="ce24"/>
          <table:table-cell table:style-name="ce57" table:formula="of:=VLOOKUP([.$C7];[LEX.E$1:LEX.F$1478];2;0)" office:value-type="string" office:string-value="diplomat">
            <text:p>diplomat</text:p>
          </table:table-cell>
          <table:table-cell table:style-name="ce121" table:formula="of:=VLOOKUP([.C7];[DIC.$D$1:DIC.$E$1100];2;0)" office:value-type="float" office:value="0">
            <text:p>#N/A</text:p>
          </table:table-cell>
          <table:table-cell table:style-name="ce124" table:formula="of:=LEFT([.C7];3)&amp;&quot;a&quot;" office:value-type="string" office:string-value="dyla">
            <text:p>dyla</text:p>
          </table:table-cell>
          <table:table-cell table:style-name="ce57" table:formula="of:=VLOOKUP([.G7];[LEX.$E$1:LEX.$F$1478];2;0)" office:value-type="float" office:value="0">
            <text:p>#N/A</text:p>
          </table:table-cell>
          <table:table-cell table:style-name="ce124" table:formula="of:=LEFT([.C7];3)&amp;&quot;e&quot;" office:value-type="string" office:string-value="dyle">
            <text:p>dyle</text:p>
          </table:table-cell>
          <table:table-cell table:style-name="ce57" table:formula="of:=VLOOKUP([.I7];[LEX.$E$1:LEX.$F$1478];2;0)" office:value-type="float" office:value="0">
            <text:p>#N/A</text:p>
          </table:table-cell>
          <table:table-cell table:style-name="ce124" table:formula="of:=LEFT([.C7];3)&amp;&quot;u&quot;" office:value-type="string" office:string-value="dylu">
            <text:p>dylu</text:p>
          </table:table-cell>
          <table:table-cell table:style-name="ce57" table:formula="of:=VLOOKUP([.K7];[LEX.$E$1:LEX.$F$1478];2;0)" office:value-type="float" office:value="0">
            <text:p>#N/A</text:p>
          </table:table-cell>
          <table:table-cell table:style-name="ce124" table:formula="of:=LEFT([.C7];3)&amp;&quot;o&quot;" office:value-type="string" office:string-value="dylo">
            <text:p>dylo</text:p>
          </table:table-cell>
          <table:table-cell table:style-name="ce57" table:formula="of:=VLOOKUP([.M7];[LEX.$E$1:LEX.$F$1478];2;0)" office:value-type="float" office:value="0">
            <text:p>#N/A</text:p>
          </table:table-cell>
          <table:table-cell table:style-name="ce124" table:formula="of:=LEFT([.C7];3)&amp;&quot;y&quot;" office:value-type="string" office:string-value="dyly">
            <text:p>dyly</text:p>
          </table:table-cell>
          <table:table-cell table:style-name="ce57" table:formula="of:=VLOOKUP([.O7];[LEX.$E$1:LEX.$F$1478];2;0)" office:value-type="float" office:value="0">
            <text:p>#N/A</text:p>
          </table:table-cell>
        </table:table-row>
        <table:table-row table:style-name="ro1">
          <table:table-cell table:formula="of:=WCOST([.C8])" office:value-type="float" office:value="17">
            <text:p>17</text:p>
          </table:table-cell>
          <table:table-cell table:formula="of:=RCOST([.C8])" office:value-type="float" office:value="12">
            <text:p>12</text:p>
          </table:table-cell>
          <table:table-cell table:style-name="ce24" office:value-type="string">
            <text:p>pasera</text:p>
          </table:table-cell>
          <table:table-cell table:style-name="ce51"/>
          <table:table-cell table:style-name="ce57" table:formula="of:=VLOOKUP([.$C8];[LEX.E$1:LEX.F$1478];2;0)" office:value-type="string" office:string-value="passport">
            <text:p>passport</text:p>
          </table:table-cell>
          <table:table-cell table:style-name="ce121" table:formula="of:=VLOOKUP([.C8];[DIC.$D$1:DIC.$E$1100];2;0)" office:value-type="float" office:value="0">
            <text:p>#N/A</text:p>
          </table:table-cell>
          <table:table-cell table:style-name="ce124" table:formula="of:=LEFT([.C8];3)&amp;&quot;a&quot;" office:value-type="string" office:string-value="pasa">
            <text:p>pasa</text:p>
          </table:table-cell>
          <table:table-cell table:style-name="ce57" table:formula="of:=VLOOKUP([.G8];[LEX.$E$1:LEX.$F$1478];2;0)" office:value-type="string" office:string-value="past">
            <text:p>past</text:p>
          </table:table-cell>
          <table:table-cell table:style-name="ce124" table:formula="of:=LEFT([.C8];3)&amp;&quot;e&quot;" office:value-type="string" office:string-value="pase">
            <text:p>pase</text:p>
          </table:table-cell>
          <table:table-cell table:style-name="ce57" table:formula="of:=VLOOKUP([.I8];[LEX.$E$1:LEX.$F$1478];2;0)" office:value-type="float" office:value="0">
            <text:p>#N/A</text:p>
          </table:table-cell>
          <table:table-cell table:style-name="ce124" table:formula="of:=LEFT([.C8];3)&amp;&quot;u&quot;" office:value-type="string" office:string-value="pasu">
            <text:p>pasu</text:p>
          </table:table-cell>
          <table:table-cell table:style-name="ce57" table:formula="of:=VLOOKUP([.K8];[LEX.$E$1:LEX.$F$1478];2;0)" office:value-type="float" office:value="0">
            <text:p>#N/A</text:p>
          </table:table-cell>
          <table:table-cell table:style-name="ce124" table:formula="of:=LEFT([.C8];3)&amp;&quot;o&quot;" office:value-type="string" office:string-value="paso">
            <text:p>paso</text:p>
          </table:table-cell>
          <table:table-cell table:style-name="ce57" table:formula="of:=VLOOKUP([.M8];[LEX.$E$1:LEX.$F$1478];2;0)" office:value-type="float" office:value="0">
            <text:p>#N/A</text:p>
          </table:table-cell>
          <table:table-cell table:style-name="ce124" table:formula="of:=LEFT([.C8];3)&amp;&quot;y&quot;" office:value-type="string" office:string-value="pasy">
            <text:p>pasy</text:p>
          </table:table-cell>
          <table:table-cell table:style-name="ce57" table:formula="of:=VLOOKUP([.O8];[LEX.$E$1:LEX.$F$1478];2;0)" office:value-type="float" office:value="0">
            <text:p>#N/A</text:p>
          </table:table-cell>
        </table:table-row>
        <table:table-row table:style-name="ro1">
          <table:table-cell table:formula="of:=WCOST([.C9])" office:value-type="float" office:value="15">
            <text:p>15</text:p>
          </table:table-cell>
          <table:table-cell table:formula="of:=RCOST([.C9])" office:value-type="float" office:value="11">
            <text:p>11</text:p>
          </table:table-cell>
          <table:table-cell table:style-name="ce24" office:value-type="string">
            <text:p>byleta</text:p>
          </table:table-cell>
          <table:table-cell table:style-name="ce24"/>
          <table:table-cell table:style-name="ce57" table:formula="of:=VLOOKUP([.$C9];[LEX.E$1:LEX.F$1478];2;0)" office:value-type="string" office:string-value="ticket">
            <text:p>ticket</text:p>
          </table:table-cell>
          <table:table-cell table:style-name="ce121" table:formula="of:=VLOOKUP([.C9];[DIC.$D$1:DIC.$E$1100];2;0)" office:value-type="float" office:value="0">
            <text:p>#N/A</text:p>
          </table:table-cell>
          <table:table-cell table:style-name="ce124" table:formula="of:=LEFT([.C9];3)&amp;&quot;a&quot;" office:value-type="string" office:string-value="byla">
            <text:p>byla</text:p>
          </table:table-cell>
          <table:table-cell table:style-name="ce57" table:formula="of:=VLOOKUP([.G9];[LEX.$E$1:LEX.$F$1478];2;0)" office:value-type="float" office:value="0">
            <text:p>#N/A</text:p>
          </table:table-cell>
          <table:table-cell table:style-name="ce124" table:formula="of:=LEFT([.C9];3)&amp;&quot;e&quot;" office:value-type="string" office:string-value="byle">
            <text:p>byle</text:p>
          </table:table-cell>
          <table:table-cell table:style-name="ce57" table:formula="of:=VLOOKUP([.I9];[LEX.$E$1:LEX.$F$1478];2;0)" office:value-type="float" office:value="0">
            <text:p>#N/A</text:p>
          </table:table-cell>
          <table:table-cell table:style-name="ce124" table:formula="of:=LEFT([.C9];3)&amp;&quot;u&quot;" office:value-type="string" office:string-value="bylu">
            <text:p>bylu</text:p>
          </table:table-cell>
          <table:table-cell table:style-name="ce57" table:formula="of:=VLOOKUP([.K9];[LEX.$E$1:LEX.$F$1478];2;0)" office:value-type="float" office:value="0">
            <text:p>#N/A</text:p>
          </table:table-cell>
          <table:table-cell table:style-name="ce124" table:formula="of:=LEFT([.C9];3)&amp;&quot;o&quot;" office:value-type="string" office:string-value="bylo">
            <text:p>bylo</text:p>
          </table:table-cell>
          <table:table-cell table:style-name="ce57" table:formula="of:=VLOOKUP([.M9];[LEX.$E$1:LEX.$F$1478];2;0)" office:value-type="float" office:value="0">
            <text:p>#N/A</text:p>
          </table:table-cell>
          <table:table-cell table:style-name="ce124" table:formula="of:=LEFT([.C9];3)&amp;&quot;y&quot;" office:value-type="string" office:string-value="byly">
            <text:p>byly</text:p>
          </table:table-cell>
          <table:table-cell table:style-name="ce57" table:formula="of:=VLOOKUP([.O9];[LEX.$E$1:LEX.$F$1478];2;0)" office:value-type="float" office:value="0">
            <text:p>#N/A</text:p>
          </table:table-cell>
        </table:table-row>
        <table:table-row table:style-name="ro1">
          <table:table-cell table:formula="of:=WCOST([.C10])" office:value-type="float" office:value="1">
            <text:p>1</text:p>
          </table:table-cell>
          <table:table-cell table:formula="of:=RCOST([.C10])" office:value-type="float" office:value="0">
            <text:p>0</text:p>
          </table:table-cell>
          <table:table-cell table:style-name="ce24"/>
          <table:table-cell table:style-name="ce24"/>
          <table:table-cell table:style-name="ce57" table:formula="of:=VLOOKUP([.$C10];[LEX.E$1:LEX.F$1478];2;0)" office:value-type="float" office:value="0">
            <text:p>#N/A</text:p>
          </table:table-cell>
          <table:table-cell table:style-name="ce121" table:formula="of:=VLOOKUP([.C10];[DIC.$D$1:DIC.$E$1100];2;0)" office:value-type="float" office:value="0">
            <text:p>#N/A</text:p>
          </table:table-cell>
          <table:table-cell table:style-name="ce124" table:formula="of:=LEFT([.C10];3)&amp;&quot;a&quot;" office:value-type="string" office:string-value="a">
            <text:p>a</text:p>
          </table:table-cell>
          <table:table-cell table:style-name="ce57" table:formula="of:=VLOOKUP([.G10];[LEX.$E$1:LEX.$F$1478];2;0)" office:value-type="float" office:value="0">
            <text:p>#N/A</text:p>
          </table:table-cell>
          <table:table-cell table:style-name="ce124" table:formula="of:=LEFT([.C10];3)&amp;&quot;e&quot;" office:value-type="string" office:string-value="e">
            <text:p>e</text:p>
          </table:table-cell>
          <table:table-cell table:style-name="ce57" table:formula="of:=VLOOKUP([.I10];[LEX.$E$1:LEX.$F$1478];2;0)" office:value-type="float" office:value="0">
            <text:p>#N/A</text:p>
          </table:table-cell>
          <table:table-cell table:style-name="ce124" table:formula="of:=LEFT([.C10];3)&amp;&quot;u&quot;" office:value-type="string" office:string-value="u">
            <text:p>u</text:p>
          </table:table-cell>
          <table:table-cell table:style-name="ce57" table:formula="of:=VLOOKUP([.K10];[LEX.$E$1:LEX.$F$1478];2;0)" office:value-type="float" office:value="0">
            <text:p>#N/A</text:p>
          </table:table-cell>
          <table:table-cell table:style-name="ce124" table:formula="of:=LEFT([.C10];3)&amp;&quot;o&quot;" office:value-type="string" office:string-value="o">
            <text:p>o</text:p>
          </table:table-cell>
          <table:table-cell table:style-name="ce57" table:formula="of:=VLOOKUP([.M10];[LEX.$E$1:LEX.$F$1478];2;0)" office:value-type="float" office:value="0">
            <text:p>#N/A</text:p>
          </table:table-cell>
          <table:table-cell table:style-name="ce124" table:formula="of:=LEFT([.C10];3)&amp;&quot;y&quot;" office:value-type="string" office:string-value="y">
            <text:p>y</text:p>
          </table:table-cell>
          <table:table-cell table:style-name="ce57" table:formula="of:=VLOOKUP([.O10];[LEX.$E$1:LEX.$F$1478];2;0)" office:value-type="float" office:value="0">
            <text:p>#N/A</text:p>
          </table:table-cell>
        </table:table-row>
        <table:table-row table:style-name="ro1">
          <table:table-cell table:formula="of:=WCOST([.C11])" office:value-type="float" office:value="1">
            <text:p>1</text:p>
          </table:table-cell>
          <table:table-cell table:formula="of:=RCOST([.C11])" office:value-type="float" office:value="0">
            <text:p>0</text:p>
          </table:table-cell>
          <table:table-cell table:style-name="ce24"/>
          <table:table-cell table:style-name="ce24"/>
          <table:table-cell table:style-name="ce57" table:formula="of:=VLOOKUP([.$C11];[LEX.E$1:LEX.F$1478];2;0)" office:value-type="float" office:value="0">
            <text:p>#N/A</text:p>
          </table:table-cell>
          <table:table-cell table:style-name="ce121" table:formula="of:=VLOOKUP([.C11];[DIC.$D$1:DIC.$E$1100];2;0)" office:value-type="float" office:value="0">
            <text:p>#N/A</text:p>
          </table:table-cell>
          <table:table-cell table:style-name="ce124" table:formula="of:=LEFT([.C11];3)&amp;&quot;a&quot;" office:value-type="string" office:string-value="a">
            <text:p>a</text:p>
          </table:table-cell>
          <table:table-cell table:style-name="ce57" table:formula="of:=VLOOKUP([.G11];[LEX.$E$1:LEX.$F$1478];2;0)" office:value-type="float" office:value="0">
            <text:p>#N/A</text:p>
          </table:table-cell>
          <table:table-cell table:style-name="ce124" table:formula="of:=LEFT([.C11];3)&amp;&quot;e&quot;" office:value-type="string" office:string-value="e">
            <text:p>e</text:p>
          </table:table-cell>
          <table:table-cell table:style-name="ce57" table:formula="of:=VLOOKUP([.I11];[LEX.$E$1:LEX.$F$1478];2;0)" office:value-type="float" office:value="0">
            <text:p>#N/A</text:p>
          </table:table-cell>
          <table:table-cell table:style-name="ce124" table:formula="of:=LEFT([.C11];3)&amp;&quot;u&quot;" office:value-type="string" office:string-value="u">
            <text:p>u</text:p>
          </table:table-cell>
          <table:table-cell table:style-name="ce57" table:formula="of:=VLOOKUP([.K11];[LEX.$E$1:LEX.$F$1478];2;0)" office:value-type="float" office:value="0">
            <text:p>#N/A</text:p>
          </table:table-cell>
          <table:table-cell table:style-name="ce124" table:formula="of:=LEFT([.C11];3)&amp;&quot;o&quot;" office:value-type="string" office:string-value="o">
            <text:p>o</text:p>
          </table:table-cell>
          <table:table-cell table:style-name="ce57" table:formula="of:=VLOOKUP([.M11];[LEX.$E$1:LEX.$F$1478];2;0)" office:value-type="float" office:value="0">
            <text:p>#N/A</text:p>
          </table:table-cell>
          <table:table-cell table:style-name="ce124" table:formula="of:=LEFT([.C11];3)&amp;&quot;y&quot;" office:value-type="string" office:string-value="y">
            <text:p>y</text:p>
          </table:table-cell>
          <table:table-cell table:style-name="ce57" table:formula="of:=VLOOKUP([.O11];[LEX.$E$1:LEX.$F$1478];2;0)" office:value-type="float" office:value="0">
            <text:p>#N/A</text:p>
          </table:table-cell>
        </table:table-row>
        <table:table-row table:style-name="ro1">
          <table:table-cell table:formula="of:=WCOST([.C12])" office:value-type="float" office:value="1">
            <text:p>1</text:p>
          </table:table-cell>
          <table:table-cell table:formula="of:=RCOST([.C12])" office:value-type="float" office:value="0">
            <text:p>0</text:p>
          </table:table-cell>
          <table:table-cell table:style-name="ce24"/>
          <table:table-cell table:style-name="ce24"/>
          <table:table-cell table:style-name="ce57" table:formula="of:=VLOOKUP([.$C12];[LEX.E$1:LEX.F$1478];2;0)" office:value-type="float" office:value="0">
            <text:p>#N/A</text:p>
          </table:table-cell>
          <table:table-cell table:style-name="ce121" table:formula="of:=VLOOKUP([.C12];[DIC.$D$1:DIC.$E$1100];2;0)" office:value-type="float" office:value="0">
            <text:p>#N/A</text:p>
          </table:table-cell>
          <table:table-cell table:style-name="ce124" table:formula="of:=LEFT([.C12];3)&amp;&quot;a&quot;" office:value-type="string" office:string-value="a">
            <text:p>a</text:p>
          </table:table-cell>
          <table:table-cell table:style-name="ce57" table:formula="of:=VLOOKUP([.G12];[LEX.$E$1:LEX.$F$1478];2;0)" office:value-type="float" office:value="0">
            <text:p>#N/A</text:p>
          </table:table-cell>
          <table:table-cell table:style-name="ce124" table:formula="of:=LEFT([.C12];3)&amp;&quot;e&quot;" office:value-type="string" office:string-value="e">
            <text:p>e</text:p>
          </table:table-cell>
          <table:table-cell table:style-name="ce57" table:formula="of:=VLOOKUP([.I12];[LEX.$E$1:LEX.$F$1478];2;0)" office:value-type="float" office:value="0">
            <text:p>#N/A</text:p>
          </table:table-cell>
          <table:table-cell table:style-name="ce124" table:formula="of:=LEFT([.C12];3)&amp;&quot;u&quot;" office:value-type="string" office:string-value="u">
            <text:p>u</text:p>
          </table:table-cell>
          <table:table-cell table:style-name="ce57" table:formula="of:=VLOOKUP([.K12];[LEX.$E$1:LEX.$F$1478];2;0)" office:value-type="float" office:value="0">
            <text:p>#N/A</text:p>
          </table:table-cell>
          <table:table-cell table:style-name="ce124" table:formula="of:=LEFT([.C12];3)&amp;&quot;o&quot;" office:value-type="string" office:string-value="o">
            <text:p>o</text:p>
          </table:table-cell>
          <table:table-cell table:style-name="ce57" table:formula="of:=VLOOKUP([.M12];[LEX.$E$1:LEX.$F$1478];2;0)" office:value-type="float" office:value="0">
            <text:p>#N/A</text:p>
          </table:table-cell>
          <table:table-cell table:style-name="ce124" table:formula="of:=LEFT([.C12];3)&amp;&quot;y&quot;" office:value-type="string" office:string-value="y">
            <text:p>y</text:p>
          </table:table-cell>
          <table:table-cell table:style-name="ce57" table:formula="of:=VLOOKUP([.O12];[LEX.$E$1:LEX.$F$1478];2;0)" office:value-type="float" office:value="0">
            <text:p>#N/A</text:p>
          </table:table-cell>
        </table:table-row>
        <table:table-row table:style-name="ro1">
          <table:table-cell table:formula="of:=WCOST([.C13])" office:value-type="float" office:value="1">
            <text:p>1</text:p>
          </table:table-cell>
          <table:table-cell table:formula="of:=RCOST([.C13])" office:value-type="float" office:value="0">
            <text:p>0</text:p>
          </table:table-cell>
          <table:table-cell table:style-name="ce24"/>
          <table:table-cell table:style-name="ce24"/>
          <table:table-cell table:style-name="ce57" table:formula="of:=VLOOKUP([.$C13];[LEX.E$1:LEX.F$1478];2;0)" office:value-type="float" office:value="0">
            <text:p>#N/A</text:p>
          </table:table-cell>
          <table:table-cell table:style-name="ce121" table:formula="of:=VLOOKUP([.C13];[DIC.$D$1:DIC.$E$1100];2;0)" office:value-type="float" office:value="0">
            <text:p>#N/A</text:p>
          </table:table-cell>
          <table:table-cell table:style-name="ce124" table:formula="of:=LEFT([.C13];3)&amp;&quot;a&quot;" office:value-type="string" office:string-value="a">
            <text:p>a</text:p>
          </table:table-cell>
          <table:table-cell table:style-name="ce57" table:formula="of:=VLOOKUP([.G13];[LEX.$E$1:LEX.$F$1478];2;0)" office:value-type="float" office:value="0">
            <text:p>#N/A</text:p>
          </table:table-cell>
          <table:table-cell table:style-name="ce124" table:formula="of:=LEFT([.C13];3)&amp;&quot;e&quot;" office:value-type="string" office:string-value="e">
            <text:p>e</text:p>
          </table:table-cell>
          <table:table-cell table:style-name="ce57" table:formula="of:=VLOOKUP([.I13];[LEX.$E$1:LEX.$F$1478];2;0)" office:value-type="float" office:value="0">
            <text:p>#N/A</text:p>
          </table:table-cell>
          <table:table-cell table:style-name="ce124" table:formula="of:=LEFT([.C13];3)&amp;&quot;u&quot;" office:value-type="string" office:string-value="u">
            <text:p>u</text:p>
          </table:table-cell>
          <table:table-cell table:style-name="ce57" table:formula="of:=VLOOKUP([.K13];[LEX.$E$1:LEX.$F$1478];2;0)" office:value-type="float" office:value="0">
            <text:p>#N/A</text:p>
          </table:table-cell>
          <table:table-cell table:style-name="ce124" table:formula="of:=LEFT([.C13];3)&amp;&quot;o&quot;" office:value-type="string" office:string-value="o">
            <text:p>o</text:p>
          </table:table-cell>
          <table:table-cell table:style-name="ce57" table:formula="of:=VLOOKUP([.M13];[LEX.$E$1:LEX.$F$1478];2;0)" office:value-type="float" office:value="0">
            <text:p>#N/A</text:p>
          </table:table-cell>
          <table:table-cell table:style-name="ce124" table:formula="of:=LEFT([.C13];3)&amp;&quot;y&quot;" office:value-type="string" office:string-value="y">
            <text:p>y</text:p>
          </table:table-cell>
          <table:table-cell table:style-name="ce57" table:formula="of:=VLOOKUP([.O13];[LEX.$E$1:LEX.$F$1478];2;0)" office:value-type="float" office:value="0">
            <text:p>#N/A</text:p>
          </table:table-cell>
        </table:table-row>
        <table:table-row table:style-name="ro1">
          <table:table-cell table:formula="of:=WCOST([.C14])" office:value-type="float" office:value="1">
            <text:p>1</text:p>
          </table:table-cell>
          <table:table-cell table:formula="of:=RCOST([.C14])" office:value-type="float" office:value="0">
            <text:p>0</text:p>
          </table:table-cell>
          <table:table-cell table:style-name="ce99"/>
          <table:table-cell table:style-name="ce99"/>
          <table:table-cell table:style-name="ce57" table:formula="of:=VLOOKUP([.$C14];[LEX.E$1:LEX.F$1478];2;0)" office:value-type="float" office:value="0">
            <text:p>#N/A</text:p>
          </table:table-cell>
          <table:table-cell table:style-name="ce121" table:formula="of:=VLOOKUP([.C14];[DIC.$D$1:DIC.$E$1100];2;0)" office:value-type="float" office:value="0">
            <text:p>#N/A</text:p>
          </table:table-cell>
          <table:table-cell table:style-name="ce124" table:formula="of:=LEFT([.C14];3)&amp;&quot;a&quot;" office:value-type="string" office:string-value="a">
            <text:p>a</text:p>
          </table:table-cell>
          <table:table-cell table:style-name="ce57" table:formula="of:=VLOOKUP([.G14];[LEX.$E$1:LEX.$F$1478];2;0)" office:value-type="float" office:value="0">
            <text:p>#N/A</text:p>
          </table:table-cell>
          <table:table-cell table:style-name="ce124" table:formula="of:=LEFT([.C14];3)&amp;&quot;e&quot;" office:value-type="string" office:string-value="e">
            <text:p>e</text:p>
          </table:table-cell>
          <table:table-cell table:style-name="ce57" table:formula="of:=VLOOKUP([.I14];[LEX.$E$1:LEX.$F$1478];2;0)" office:value-type="float" office:value="0">
            <text:p>#N/A</text:p>
          </table:table-cell>
          <table:table-cell table:style-name="ce124" table:formula="of:=LEFT([.C14];3)&amp;&quot;u&quot;" office:value-type="string" office:string-value="u">
            <text:p>u</text:p>
          </table:table-cell>
          <table:table-cell table:style-name="ce57" table:formula="of:=VLOOKUP([.K14];[LEX.$E$1:LEX.$F$1478];2;0)" office:value-type="float" office:value="0">
            <text:p>#N/A</text:p>
          </table:table-cell>
          <table:table-cell table:style-name="ce124" table:formula="of:=LEFT([.C14];3)&amp;&quot;o&quot;" office:value-type="string" office:string-value="o">
            <text:p>o</text:p>
          </table:table-cell>
          <table:table-cell table:style-name="ce57" table:formula="of:=VLOOKUP([.M14];[LEX.$E$1:LEX.$F$1478];2;0)" office:value-type="float" office:value="0">
            <text:p>#N/A</text:p>
          </table:table-cell>
          <table:table-cell table:style-name="ce124" table:formula="of:=LEFT([.C14];3)&amp;&quot;y&quot;" office:value-type="string" office:string-value="y">
            <text:p>y</text:p>
          </table:table-cell>
          <table:table-cell table:style-name="ce57" table:formula="of:=VLOOKUP([.O14];[LEX.$E$1:LEX.$F$1478];2;0)" office:value-type="float" office:value="0">
            <text:p>#N/A</text:p>
          </table:table-cell>
        </table:table-row>
        <table:table-row table:style-name="ro1">
          <table:table-cell table:formula="of:=WCOST([.C15])" office:value-type="float" office:value="1">
            <text:p>1</text:p>
          </table:table-cell>
          <table:table-cell table:formula="of:=RCOST([.C15])" office:value-type="float" office:value="0">
            <text:p>0</text:p>
          </table:table-cell>
          <table:table-cell table:style-name="ce99"/>
          <table:table-cell table:style-name="ce99"/>
          <table:table-cell table:style-name="ce57" table:formula="of:=VLOOKUP([.$C15];[LEX.E$1:LEX.F$1478];2;0)" office:value-type="float" office:value="0">
            <text:p>#N/A</text:p>
          </table:table-cell>
          <table:table-cell table:style-name="ce121" table:formula="of:=VLOOKUP([.C15];[DIC.$D$1:DIC.$E$1100];2;0)" office:value-type="float" office:value="0">
            <text:p>#N/A</text:p>
          </table:table-cell>
          <table:table-cell table:style-name="ce124" table:formula="of:=LEFT([.C15];3)&amp;&quot;a&quot;" office:value-type="string" office:string-value="a">
            <text:p>a</text:p>
          </table:table-cell>
          <table:table-cell table:style-name="ce57" table:formula="of:=VLOOKUP([.G15];[LEX.$E$1:LEX.$F$1478];2;0)" office:value-type="float" office:value="0">
            <text:p>#N/A</text:p>
          </table:table-cell>
          <table:table-cell table:style-name="ce124" table:formula="of:=LEFT([.C15];3)&amp;&quot;e&quot;" office:value-type="string" office:string-value="e">
            <text:p>e</text:p>
          </table:table-cell>
          <table:table-cell table:style-name="ce57" table:formula="of:=VLOOKUP([.I15];[LEX.$E$1:LEX.$F$1478];2;0)" office:value-type="float" office:value="0">
            <text:p>#N/A</text:p>
          </table:table-cell>
          <table:table-cell table:style-name="ce124" table:formula="of:=LEFT([.C15];3)&amp;&quot;u&quot;" office:value-type="string" office:string-value="u">
            <text:p>u</text:p>
          </table:table-cell>
          <table:table-cell table:style-name="ce57" table:formula="of:=VLOOKUP([.K15];[LEX.$E$1:LEX.$F$1478];2;0)" office:value-type="float" office:value="0">
            <text:p>#N/A</text:p>
          </table:table-cell>
          <table:table-cell table:style-name="ce124" table:formula="of:=LEFT([.C15];3)&amp;&quot;o&quot;" office:value-type="string" office:string-value="o">
            <text:p>o</text:p>
          </table:table-cell>
          <table:table-cell table:style-name="ce57" table:formula="of:=VLOOKUP([.M15];[LEX.$E$1:LEX.$F$1478];2;0)" office:value-type="float" office:value="0">
            <text:p>#N/A</text:p>
          </table:table-cell>
          <table:table-cell table:style-name="ce124" table:formula="of:=LEFT([.C15];3)&amp;&quot;y&quot;" office:value-type="string" office:string-value="y">
            <text:p>y</text:p>
          </table:table-cell>
          <table:table-cell table:style-name="ce57" table:formula="of:=VLOOKUP([.O15];[LEX.$E$1:LEX.$F$1478];2;0)" office:value-type="float" office:value="0">
            <text:p>#N/A</text:p>
          </table:table-cell>
        </table:table-row>
        <table:table-row table:style-name="ro1">
          <table:table-cell table:formula="of:=WCOST([.C16])" office:value-type="float" office:value="1">
            <text:p>1</text:p>
          </table:table-cell>
          <table:table-cell table:formula="of:=RCOST([.C1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16];[LEX.E$1:LEX.F$1478];2;0)" office:value-type="float" office:value="0">
            <text:p>#N/A</text:p>
          </table:table-cell>
          <table:table-cell table:style-name="ce121" table:formula="of:=VLOOKUP([.C16];[DIC.$D$1:DIC.$E$1100];2;0)" office:value-type="float" office:value="0">
            <text:p>#N/A</text:p>
          </table:table-cell>
          <table:table-cell table:style-name="ce124" table:formula="of:=LEFT([.C16];3)&amp;&quot;a&quot;" office:value-type="string" office:string-value="a">
            <text:p>a</text:p>
          </table:table-cell>
          <table:table-cell table:style-name="ce57" table:formula="of:=VLOOKUP([.G16];[LEX.$E$1:LEX.$F$1478];2;0)" office:value-type="float" office:value="0">
            <text:p>#N/A</text:p>
          </table:table-cell>
          <table:table-cell table:style-name="ce124" table:formula="of:=LEFT([.C16];3)&amp;&quot;e&quot;" office:value-type="string" office:string-value="e">
            <text:p>e</text:p>
          </table:table-cell>
          <table:table-cell table:style-name="ce57" table:formula="of:=VLOOKUP([.I16];[LEX.$E$1:LEX.$F$1478];2;0)" office:value-type="float" office:value="0">
            <text:p>#N/A</text:p>
          </table:table-cell>
          <table:table-cell table:style-name="ce124" table:formula="of:=LEFT([.C16];3)&amp;&quot;u&quot;" office:value-type="string" office:string-value="u">
            <text:p>u</text:p>
          </table:table-cell>
          <table:table-cell table:style-name="ce57" table:formula="of:=VLOOKUP([.K16];[LEX.$E$1:LEX.$F$1478];2;0)" office:value-type="float" office:value="0">
            <text:p>#N/A</text:p>
          </table:table-cell>
          <table:table-cell table:style-name="ce124" table:formula="of:=LEFT([.C16];3)&amp;&quot;o&quot;" office:value-type="string" office:string-value="o">
            <text:p>o</text:p>
          </table:table-cell>
          <table:table-cell table:style-name="ce57" table:formula="of:=VLOOKUP([.M16];[LEX.$E$1:LEX.$F$1478];2;0)" office:value-type="float" office:value="0">
            <text:p>#N/A</text:p>
          </table:table-cell>
          <table:table-cell table:style-name="ce124" table:formula="of:=LEFT([.C16];3)&amp;&quot;y&quot;" office:value-type="string" office:string-value="y">
            <text:p>y</text:p>
          </table:table-cell>
          <table:table-cell table:style-name="ce57" table:formula="of:=VLOOKUP([.O16];[LEX.$E$1:LEX.$F$1478];2;0)" office:value-type="float" office:value="0">
            <text:p>#N/A</text:p>
          </table:table-cell>
        </table:table-row>
        <table:table-row table:style-name="ro1">
          <table:table-cell table:formula="of:=WCOST([.C17])" office:value-type="float" office:value="1">
            <text:p>1</text:p>
          </table:table-cell>
          <table:table-cell table:formula="of:=RCOST([.C17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17];[LEX.E$1:LEX.F$1478];2;0)" office:value-type="float" office:value="0">
            <text:p>#N/A</text:p>
          </table:table-cell>
          <table:table-cell table:style-name="ce121" table:formula="of:=VLOOKUP([.C17];[DIC.$D$1:DIC.$E$1100];2;0)" office:value-type="float" office:value="0">
            <text:p>#N/A</text:p>
          </table:table-cell>
          <table:table-cell table:style-name="ce124" table:formula="of:=LEFT([.C17];3)&amp;&quot;a&quot;" office:value-type="string" office:string-value="a">
            <text:p>a</text:p>
          </table:table-cell>
          <table:table-cell table:style-name="ce57" table:formula="of:=VLOOKUP([.G17];[LEX.$E$1:LEX.$F$1478];2;0)" office:value-type="float" office:value="0">
            <text:p>#N/A</text:p>
          </table:table-cell>
          <table:table-cell table:style-name="ce124" table:formula="of:=LEFT([.C17];3)&amp;&quot;e&quot;" office:value-type="string" office:string-value="e">
            <text:p>e</text:p>
          </table:table-cell>
          <table:table-cell table:style-name="ce57" table:formula="of:=VLOOKUP([.I17];[LEX.$E$1:LEX.$F$1478];2;0)" office:value-type="float" office:value="0">
            <text:p>#N/A</text:p>
          </table:table-cell>
          <table:table-cell table:style-name="ce124" table:formula="of:=LEFT([.C17];3)&amp;&quot;u&quot;" office:value-type="string" office:string-value="u">
            <text:p>u</text:p>
          </table:table-cell>
          <table:table-cell table:style-name="ce57" table:formula="of:=VLOOKUP([.K17];[LEX.$E$1:LEX.$F$1478];2;0)" office:value-type="float" office:value="0">
            <text:p>#N/A</text:p>
          </table:table-cell>
          <table:table-cell table:style-name="ce124" table:formula="of:=LEFT([.C17];3)&amp;&quot;o&quot;" office:value-type="string" office:string-value="o">
            <text:p>o</text:p>
          </table:table-cell>
          <table:table-cell table:style-name="ce57" table:formula="of:=VLOOKUP([.M17];[LEX.$E$1:LEX.$F$1478];2;0)" office:value-type="float" office:value="0">
            <text:p>#N/A</text:p>
          </table:table-cell>
          <table:table-cell table:style-name="ce124" table:formula="of:=LEFT([.C17];3)&amp;&quot;y&quot;" office:value-type="string" office:string-value="y">
            <text:p>y</text:p>
          </table:table-cell>
          <table:table-cell table:style-name="ce57" table:formula="of:=VLOOKUP([.O17];[LEX.$E$1:LEX.$F$1478];2;0)" office:value-type="float" office:value="0">
            <text:p>#N/A</text:p>
          </table:table-cell>
        </table:table-row>
        <table:table-row table:style-name="ro1">
          <table:table-cell table:formula="of:=WCOST([.C18])" office:value-type="float" office:value="1">
            <text:p>1</text:p>
          </table:table-cell>
          <table:table-cell table:formula="of:=RCOST([.C18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18];[LEX.E$1:LEX.F$1478];2;0)" office:value-type="float" office:value="0">
            <text:p>#N/A</text:p>
          </table:table-cell>
          <table:table-cell table:style-name="ce121" table:formula="of:=VLOOKUP([.C18];[DIC.$D$1:DIC.$E$1100];2;0)" office:value-type="float" office:value="0">
            <text:p>#N/A</text:p>
          </table:table-cell>
          <table:table-cell table:style-name="ce124" table:formula="of:=LEFT([.C18];3)&amp;&quot;a&quot;" office:value-type="string" office:string-value="a">
            <text:p>a</text:p>
          </table:table-cell>
          <table:table-cell table:style-name="ce57" table:formula="of:=VLOOKUP([.G18];[LEX.$E$1:LEX.$F$1478];2;0)" office:value-type="float" office:value="0">
            <text:p>#N/A</text:p>
          </table:table-cell>
          <table:table-cell table:style-name="ce124" table:formula="of:=LEFT([.C18];3)&amp;&quot;e&quot;" office:value-type="string" office:string-value="e">
            <text:p>e</text:p>
          </table:table-cell>
          <table:table-cell table:style-name="ce57" table:formula="of:=VLOOKUP([.I18];[LEX.$E$1:LEX.$F$1478];2;0)" office:value-type="float" office:value="0">
            <text:p>#N/A</text:p>
          </table:table-cell>
          <table:table-cell table:style-name="ce124" table:formula="of:=LEFT([.C18];3)&amp;&quot;u&quot;" office:value-type="string" office:string-value="u">
            <text:p>u</text:p>
          </table:table-cell>
          <table:table-cell table:style-name="ce57" table:formula="of:=VLOOKUP([.K18];[LEX.$E$1:LEX.$F$1478];2;0)" office:value-type="float" office:value="0">
            <text:p>#N/A</text:p>
          </table:table-cell>
          <table:table-cell table:style-name="ce124" table:formula="of:=LEFT([.C18];3)&amp;&quot;o&quot;" office:value-type="string" office:string-value="o">
            <text:p>o</text:p>
          </table:table-cell>
          <table:table-cell table:style-name="ce57" table:formula="of:=VLOOKUP([.M18];[LEX.$E$1:LEX.$F$1478];2;0)" office:value-type="float" office:value="0">
            <text:p>#N/A</text:p>
          </table:table-cell>
          <table:table-cell table:style-name="ce124" table:formula="of:=LEFT([.C18];3)&amp;&quot;y&quot;" office:value-type="string" office:string-value="y">
            <text:p>y</text:p>
          </table:table-cell>
          <table:table-cell table:style-name="ce57" table:formula="of:=VLOOKUP([.O18];[LEX.$E$1:LEX.$F$1478];2;0)" office:value-type="float" office:value="0">
            <text:p>#N/A</text:p>
          </table:table-cell>
        </table:table-row>
        <table:table-row table:style-name="ro1">
          <table:table-cell table:formula="of:=WCOST([.C19])" office:value-type="float" office:value="1">
            <text:p>1</text:p>
          </table:table-cell>
          <table:table-cell table:formula="of:=RCOST([.C19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19];[LEX.E$1:LEX.F$1478];2;0)" office:value-type="float" office:value="0">
            <text:p>#N/A</text:p>
          </table:table-cell>
          <table:table-cell table:style-name="ce121" table:formula="of:=VLOOKUP([.C19];[DIC.$D$1:DIC.$E$1100];2;0)" office:value-type="float" office:value="0">
            <text:p>#N/A</text:p>
          </table:table-cell>
          <table:table-cell table:style-name="ce124" table:formula="of:=LEFT([.C19];3)&amp;&quot;a&quot;" office:value-type="string" office:string-value="a">
            <text:p>a</text:p>
          </table:table-cell>
          <table:table-cell table:style-name="ce57" table:formula="of:=VLOOKUP([.G19];[LEX.$E$1:LEX.$F$1478];2;0)" office:value-type="float" office:value="0">
            <text:p>#N/A</text:p>
          </table:table-cell>
          <table:table-cell table:style-name="ce124" table:formula="of:=LEFT([.C19];3)&amp;&quot;e&quot;" office:value-type="string" office:string-value="e">
            <text:p>e</text:p>
          </table:table-cell>
          <table:table-cell table:style-name="ce57" table:formula="of:=VLOOKUP([.I19];[LEX.$E$1:LEX.$F$1478];2;0)" office:value-type="float" office:value="0">
            <text:p>#N/A</text:p>
          </table:table-cell>
          <table:table-cell table:style-name="ce124" table:formula="of:=LEFT([.C19];3)&amp;&quot;u&quot;" office:value-type="string" office:string-value="u">
            <text:p>u</text:p>
          </table:table-cell>
          <table:table-cell table:style-name="ce57" table:formula="of:=VLOOKUP([.K19];[LEX.$E$1:LEX.$F$1478];2;0)" office:value-type="float" office:value="0">
            <text:p>#N/A</text:p>
          </table:table-cell>
          <table:table-cell table:style-name="ce124" table:formula="of:=LEFT([.C19];3)&amp;&quot;o&quot;" office:value-type="string" office:string-value="o">
            <text:p>o</text:p>
          </table:table-cell>
          <table:table-cell table:style-name="ce57" table:formula="of:=VLOOKUP([.M19];[LEX.$E$1:LEX.$F$1478];2;0)" office:value-type="float" office:value="0">
            <text:p>#N/A</text:p>
          </table:table-cell>
          <table:table-cell table:style-name="ce124" table:formula="of:=LEFT([.C19];3)&amp;&quot;y&quot;" office:value-type="string" office:string-value="y">
            <text:p>y</text:p>
          </table:table-cell>
          <table:table-cell table:style-name="ce57" table:formula="of:=VLOOKUP([.O19];[LEX.$E$1:LEX.$F$1478];2;0)" office:value-type="float" office:value="0">
            <text:p>#N/A</text:p>
          </table:table-cell>
        </table:table-row>
        <table:table-row table:style-name="ro1">
          <table:table-cell table:formula="of:=WCOST([.C20])" office:value-type="float" office:value="1">
            <text:p>1</text:p>
          </table:table-cell>
          <table:table-cell table:formula="of:=RCOST([.C20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0];[LEX.E$1:LEX.F$1478];2;0)" office:value-type="float" office:value="0">
            <text:p>#N/A</text:p>
          </table:table-cell>
          <table:table-cell table:style-name="ce121" table:formula="of:=VLOOKUP([.C20];[DIC.$D$1:DIC.$E$1100];2;0)" office:value-type="float" office:value="0">
            <text:p>#N/A</text:p>
          </table:table-cell>
          <table:table-cell table:style-name="ce124" table:formula="of:=LEFT([.C20];3)&amp;&quot;a&quot;" office:value-type="string" office:string-value="a">
            <text:p>a</text:p>
          </table:table-cell>
          <table:table-cell table:style-name="ce57" table:formula="of:=VLOOKUP([.G20];[LEX.$E$1:LEX.$F$1478];2;0)" office:value-type="float" office:value="0">
            <text:p>#N/A</text:p>
          </table:table-cell>
          <table:table-cell table:style-name="ce124" table:formula="of:=LEFT([.C20];3)&amp;&quot;e&quot;" office:value-type="string" office:string-value="e">
            <text:p>e</text:p>
          </table:table-cell>
          <table:table-cell table:style-name="ce57" table:formula="of:=VLOOKUP([.I20];[LEX.$E$1:LEX.$F$1478];2;0)" office:value-type="float" office:value="0">
            <text:p>#N/A</text:p>
          </table:table-cell>
          <table:table-cell table:style-name="ce124" table:formula="of:=LEFT([.C20];3)&amp;&quot;u&quot;" office:value-type="string" office:string-value="u">
            <text:p>u</text:p>
          </table:table-cell>
          <table:table-cell table:style-name="ce57" table:formula="of:=VLOOKUP([.K20];[LEX.$E$1:LEX.$F$1478];2;0)" office:value-type="float" office:value="0">
            <text:p>#N/A</text:p>
          </table:table-cell>
          <table:table-cell table:style-name="ce124" table:formula="of:=LEFT([.C20];3)&amp;&quot;o&quot;" office:value-type="string" office:string-value="o">
            <text:p>o</text:p>
          </table:table-cell>
          <table:table-cell table:style-name="ce57" table:formula="of:=VLOOKUP([.M20];[LEX.$E$1:LEX.$F$1478];2;0)" office:value-type="float" office:value="0">
            <text:p>#N/A</text:p>
          </table:table-cell>
          <table:table-cell table:style-name="ce124" table:formula="of:=LEFT([.C20];3)&amp;&quot;y&quot;" office:value-type="string" office:string-value="y">
            <text:p>y</text:p>
          </table:table-cell>
          <table:table-cell table:style-name="ce57" table:formula="of:=VLOOKUP([.O20];[LEX.$E$1:LEX.$F$1478];2;0)" office:value-type="float" office:value="0">
            <text:p>#N/A</text:p>
          </table:table-cell>
        </table:table-row>
        <table:table-row table:style-name="ro1">
          <table:table-cell table:formula="of:=WCOST([.C21])" office:value-type="float" office:value="1">
            <text:p>1</text:p>
          </table:table-cell>
          <table:table-cell table:formula="of:=RCOST([.C21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1];[LEX.E$1:LEX.F$1478];2;0)" office:value-type="float" office:value="0">
            <text:p>#N/A</text:p>
          </table:table-cell>
          <table:table-cell table:style-name="ce121" table:formula="of:=VLOOKUP([.C21];[DIC.$D$1:DIC.$E$1100];2;0)" office:value-type="float" office:value="0">
            <text:p>#N/A</text:p>
          </table:table-cell>
          <table:table-cell table:style-name="ce124" table:formula="of:=LEFT([.C21];3)&amp;&quot;a&quot;" office:value-type="string" office:string-value="a">
            <text:p>a</text:p>
          </table:table-cell>
          <table:table-cell table:style-name="ce57" table:formula="of:=VLOOKUP([.G21];[LEX.$E$1:LEX.$F$1478];2;0)" office:value-type="float" office:value="0">
            <text:p>#N/A</text:p>
          </table:table-cell>
          <table:table-cell table:style-name="ce124" table:formula="of:=LEFT([.C21];3)&amp;&quot;e&quot;" office:value-type="string" office:string-value="e">
            <text:p>e</text:p>
          </table:table-cell>
          <table:table-cell table:style-name="ce57" table:formula="of:=VLOOKUP([.I21];[LEX.$E$1:LEX.$F$1478];2;0)" office:value-type="float" office:value="0">
            <text:p>#N/A</text:p>
          </table:table-cell>
          <table:table-cell table:style-name="ce124" table:formula="of:=LEFT([.C21];3)&amp;&quot;u&quot;" office:value-type="string" office:string-value="u">
            <text:p>u</text:p>
          </table:table-cell>
          <table:table-cell table:style-name="ce57" table:formula="of:=VLOOKUP([.K21];[LEX.$E$1:LEX.$F$1478];2;0)" office:value-type="float" office:value="0">
            <text:p>#N/A</text:p>
          </table:table-cell>
          <table:table-cell table:style-name="ce124" table:formula="of:=LEFT([.C21];3)&amp;&quot;o&quot;" office:value-type="string" office:string-value="o">
            <text:p>o</text:p>
          </table:table-cell>
          <table:table-cell table:style-name="ce57" table:formula="of:=VLOOKUP([.M21];[LEX.$E$1:LEX.$F$1478];2;0)" office:value-type="float" office:value="0">
            <text:p>#N/A</text:p>
          </table:table-cell>
          <table:table-cell table:style-name="ce124" table:formula="of:=LEFT([.C21];3)&amp;&quot;y&quot;" office:value-type="string" office:string-value="y">
            <text:p>y</text:p>
          </table:table-cell>
          <table:table-cell table:style-name="ce57" table:formula="of:=VLOOKUP([.O21];[LEX.$E$1:LEX.$F$1478];2;0)" office:value-type="float" office:value="0">
            <text:p>#N/A</text:p>
          </table:table-cell>
        </table:table-row>
        <table:table-row table:style-name="ro1">
          <table:table-cell table:formula="of:=WCOST([.C22])" office:value-type="float" office:value="1">
            <text:p>1</text:p>
          </table:table-cell>
          <table:table-cell table:formula="of:=RCOST([.C22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2];[LEX.E$1:LEX.F$1478];2;0)" office:value-type="float" office:value="0">
            <text:p>#N/A</text:p>
          </table:table-cell>
          <table:table-cell table:style-name="ce121" table:formula="of:=VLOOKUP([.C22];[DIC.$D$1:DIC.$E$1100];2;0)" office:value-type="float" office:value="0">
            <text:p>#N/A</text:p>
          </table:table-cell>
          <table:table-cell table:style-name="ce124" table:formula="of:=LEFT([.C22];3)&amp;&quot;a&quot;" office:value-type="string" office:string-value="a">
            <text:p>a</text:p>
          </table:table-cell>
          <table:table-cell table:style-name="ce57" table:formula="of:=VLOOKUP([.G22];[LEX.$E$1:LEX.$F$1478];2;0)" office:value-type="float" office:value="0">
            <text:p>#N/A</text:p>
          </table:table-cell>
          <table:table-cell table:style-name="ce124" table:formula="of:=LEFT([.C22];3)&amp;&quot;e&quot;" office:value-type="string" office:string-value="e">
            <text:p>e</text:p>
          </table:table-cell>
          <table:table-cell table:style-name="ce57" table:formula="of:=VLOOKUP([.I22];[LEX.$E$1:LEX.$F$1478];2;0)" office:value-type="float" office:value="0">
            <text:p>#N/A</text:p>
          </table:table-cell>
          <table:table-cell table:style-name="ce124" table:formula="of:=LEFT([.C22];3)&amp;&quot;u&quot;" office:value-type="string" office:string-value="u">
            <text:p>u</text:p>
          </table:table-cell>
          <table:table-cell table:style-name="ce57" table:formula="of:=VLOOKUP([.K22];[LEX.$E$1:LEX.$F$1478];2;0)" office:value-type="float" office:value="0">
            <text:p>#N/A</text:p>
          </table:table-cell>
          <table:table-cell table:style-name="ce124" table:formula="of:=LEFT([.C22];3)&amp;&quot;o&quot;" office:value-type="string" office:string-value="o">
            <text:p>o</text:p>
          </table:table-cell>
          <table:table-cell table:style-name="ce57" table:formula="of:=VLOOKUP([.M22];[LEX.$E$1:LEX.$F$1478];2;0)" office:value-type="float" office:value="0">
            <text:p>#N/A</text:p>
          </table:table-cell>
          <table:table-cell table:style-name="ce124" table:formula="of:=LEFT([.C22];3)&amp;&quot;y&quot;" office:value-type="string" office:string-value="y">
            <text:p>y</text:p>
          </table:table-cell>
          <table:table-cell table:style-name="ce57" table:formula="of:=VLOOKUP([.O22];[LEX.$E$1:LEX.$F$1478];2;0)" office:value-type="float" office:value="0">
            <text:p>#N/A</text:p>
          </table:table-cell>
        </table:table-row>
        <table:table-row table:style-name="ro1">
          <table:table-cell table:formula="of:=WCOST([.C23])" office:value-type="float" office:value="1">
            <text:p>1</text:p>
          </table:table-cell>
          <table:table-cell table:formula="of:=RCOST([.C23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3];[LEX.E$1:LEX.F$1478];2;0)" office:value-type="float" office:value="0">
            <text:p>#N/A</text:p>
          </table:table-cell>
          <table:table-cell table:style-name="ce121" table:formula="of:=VLOOKUP([.C23];[DIC.$D$1:DIC.$E$1100];2;0)" office:value-type="float" office:value="0">
            <text:p>#N/A</text:p>
          </table:table-cell>
          <table:table-cell table:style-name="ce124" table:formula="of:=LEFT([.C23];3)&amp;&quot;a&quot;" office:value-type="string" office:string-value="a">
            <text:p>a</text:p>
          </table:table-cell>
          <table:table-cell table:style-name="ce57" table:formula="of:=VLOOKUP([.G23];[LEX.$E$1:LEX.$F$1478];2;0)" office:value-type="float" office:value="0">
            <text:p>#N/A</text:p>
          </table:table-cell>
          <table:table-cell table:style-name="ce124" table:formula="of:=LEFT([.C23];3)&amp;&quot;e&quot;" office:value-type="string" office:string-value="e">
            <text:p>e</text:p>
          </table:table-cell>
          <table:table-cell table:style-name="ce57" table:formula="of:=VLOOKUP([.I23];[LEX.$E$1:LEX.$F$1478];2;0)" office:value-type="float" office:value="0">
            <text:p>#N/A</text:p>
          </table:table-cell>
          <table:table-cell table:style-name="ce124" table:formula="of:=LEFT([.C23];3)&amp;&quot;u&quot;" office:value-type="string" office:string-value="u">
            <text:p>u</text:p>
          </table:table-cell>
          <table:table-cell table:style-name="ce57" table:formula="of:=VLOOKUP([.K23];[LEX.$E$1:LEX.$F$1478];2;0)" office:value-type="float" office:value="0">
            <text:p>#N/A</text:p>
          </table:table-cell>
          <table:table-cell table:style-name="ce124" table:formula="of:=LEFT([.C23];3)&amp;&quot;o&quot;" office:value-type="string" office:string-value="o">
            <text:p>o</text:p>
          </table:table-cell>
          <table:table-cell table:style-name="ce57" table:formula="of:=VLOOKUP([.M23];[LEX.$E$1:LEX.$F$1478];2;0)" office:value-type="float" office:value="0">
            <text:p>#N/A</text:p>
          </table:table-cell>
          <table:table-cell table:style-name="ce124" table:formula="of:=LEFT([.C23];3)&amp;&quot;y&quot;" office:value-type="string" office:string-value="y">
            <text:p>y</text:p>
          </table:table-cell>
          <table:table-cell table:style-name="ce57" table:formula="of:=VLOOKUP([.O23];[LEX.$E$1:LEX.$F$1478];2;0)" office:value-type="float" office:value="0">
            <text:p>#N/A</text:p>
          </table:table-cell>
        </table:table-row>
        <table:table-row table:style-name="ro1">
          <table:table-cell table:formula="of:=WCOST([.C24])" office:value-type="float" office:value="1">
            <text:p>1</text:p>
          </table:table-cell>
          <table:table-cell table:formula="of:=RCOST([.C24])" office:value-type="float" office:value="0">
            <text:p>0</text:p>
          </table:table-cell>
          <table:table-cell table:style-name="ce35"/>
          <table:table-cell table:style-name="ce117"/>
          <table:table-cell table:style-name="ce57" table:formula="of:=VLOOKUP([.$C24];[LEX.E$1:LEX.F$1478];2;0)" office:value-type="float" office:value="0">
            <text:p>#N/A</text:p>
          </table:table-cell>
          <table:table-cell table:style-name="ce121" table:formula="of:=VLOOKUP([.C24];[DIC.$D$1:DIC.$E$1100];2;0)" office:value-type="float" office:value="0">
            <text:p>#N/A</text:p>
          </table:table-cell>
          <table:table-cell table:style-name="ce124" table:formula="of:=LEFT([.C24];3)&amp;&quot;a&quot;" office:value-type="string" office:string-value="a">
            <text:p>a</text:p>
          </table:table-cell>
          <table:table-cell table:style-name="ce57" table:formula="of:=VLOOKUP([.G24];[LEX.$E$1:LEX.$F$1478];2;0)" office:value-type="float" office:value="0">
            <text:p>#N/A</text:p>
          </table:table-cell>
          <table:table-cell table:style-name="ce124" table:formula="of:=LEFT([.C24];3)&amp;&quot;e&quot;" office:value-type="string" office:string-value="e">
            <text:p>e</text:p>
          </table:table-cell>
          <table:table-cell table:style-name="ce57" table:formula="of:=VLOOKUP([.I24];[LEX.$E$1:LEX.$F$1478];2;0)" office:value-type="float" office:value="0">
            <text:p>#N/A</text:p>
          </table:table-cell>
          <table:table-cell table:style-name="ce124" table:formula="of:=LEFT([.C24];3)&amp;&quot;u&quot;" office:value-type="string" office:string-value="u">
            <text:p>u</text:p>
          </table:table-cell>
          <table:table-cell table:style-name="ce57" table:formula="of:=VLOOKUP([.K24];[LEX.$E$1:LEX.$F$1478];2;0)" office:value-type="float" office:value="0">
            <text:p>#N/A</text:p>
          </table:table-cell>
          <table:table-cell table:style-name="ce124" table:formula="of:=LEFT([.C24];3)&amp;&quot;o&quot;" office:value-type="string" office:string-value="o">
            <text:p>o</text:p>
          </table:table-cell>
          <table:table-cell table:style-name="ce57" table:formula="of:=VLOOKUP([.M24];[LEX.$E$1:LEX.$F$1478];2;0)" office:value-type="float" office:value="0">
            <text:p>#N/A</text:p>
          </table:table-cell>
          <table:table-cell table:style-name="ce124" table:formula="of:=LEFT([.C24];3)&amp;&quot;y&quot;" office:value-type="string" office:string-value="y">
            <text:p>y</text:p>
          </table:table-cell>
          <table:table-cell table:style-name="ce57" table:formula="of:=VLOOKUP([.O24];[LEX.$E$1:LEX.$F$1478];2;0)" office:value-type="float" office:value="0">
            <text:p>#N/A</text:p>
          </table:table-cell>
        </table:table-row>
        <table:table-row table:style-name="ro1">
          <table:table-cell table:formula="of:=WCOST([.C25])" office:value-type="float" office:value="1">
            <text:p>1</text:p>
          </table:table-cell>
          <table:table-cell table:formula="of:=RCOST([.C25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5];[LEX.E$1:LEX.F$1478];2;0)" office:value-type="float" office:value="0">
            <text:p>#N/A</text:p>
          </table:table-cell>
          <table:table-cell table:style-name="ce121" table:formula="of:=VLOOKUP([.C25];[DIC.$D$1:DIC.$E$1100];2;0)" office:value-type="float" office:value="0">
            <text:p>#N/A</text:p>
          </table:table-cell>
          <table:table-cell table:style-name="ce124" table:formula="of:=LEFT([.C25];3)&amp;&quot;a&quot;" office:value-type="string" office:string-value="a">
            <text:p>a</text:p>
          </table:table-cell>
          <table:table-cell table:style-name="ce57" table:formula="of:=VLOOKUP([.G25];[LEX.$E$1:LEX.$F$1478];2;0)" office:value-type="float" office:value="0">
            <text:p>#N/A</text:p>
          </table:table-cell>
          <table:table-cell table:style-name="ce124" table:formula="of:=LEFT([.C25];3)&amp;&quot;e&quot;" office:value-type="string" office:string-value="e">
            <text:p>e</text:p>
          </table:table-cell>
          <table:table-cell table:style-name="ce57" table:formula="of:=VLOOKUP([.I25];[LEX.$E$1:LEX.$F$1478];2;0)" office:value-type="float" office:value="0">
            <text:p>#N/A</text:p>
          </table:table-cell>
          <table:table-cell table:style-name="ce124" table:formula="of:=LEFT([.C25];3)&amp;&quot;u&quot;" office:value-type="string" office:string-value="u">
            <text:p>u</text:p>
          </table:table-cell>
          <table:table-cell table:style-name="ce57" table:formula="of:=VLOOKUP([.K25];[LEX.$E$1:LEX.$F$1478];2;0)" office:value-type="float" office:value="0">
            <text:p>#N/A</text:p>
          </table:table-cell>
          <table:table-cell table:style-name="ce124" table:formula="of:=LEFT([.C25];3)&amp;&quot;o&quot;" office:value-type="string" office:string-value="o">
            <text:p>o</text:p>
          </table:table-cell>
          <table:table-cell table:style-name="ce57" table:formula="of:=VLOOKUP([.M25];[LEX.$E$1:LEX.$F$1478];2;0)" office:value-type="float" office:value="0">
            <text:p>#N/A</text:p>
          </table:table-cell>
          <table:table-cell table:style-name="ce124" table:formula="of:=LEFT([.C25];3)&amp;&quot;y&quot;" office:value-type="string" office:string-value="y">
            <text:p>y</text:p>
          </table:table-cell>
          <table:table-cell table:style-name="ce57" table:formula="of:=VLOOKUP([.O25];[LEX.$E$1:LEX.$F$1478];2;0)" office:value-type="float" office:value="0">
            <text:p>#N/A</text:p>
          </table:table-cell>
        </table:table-row>
        <table:table-row table:style-name="ro1">
          <table:table-cell table:formula="of:=WCOST([.C26])" office:value-type="float" office:value="1">
            <text:p>1</text:p>
          </table:table-cell>
          <table:table-cell table:formula="of:=RCOST([.C2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6];[LEX.E$1:LEX.F$1478];2;0)" office:value-type="float" office:value="0">
            <text:p>#N/A</text:p>
          </table:table-cell>
          <table:table-cell table:style-name="ce121" table:formula="of:=VLOOKUP([.C26];[DIC.$D$1:DIC.$E$1100];2;0)" office:value-type="float" office:value="0">
            <text:p>#N/A</text:p>
          </table:table-cell>
          <table:table-cell table:style-name="ce124" table:formula="of:=LEFT([.C26];3)&amp;&quot;a&quot;" office:value-type="string" office:string-value="a">
            <text:p>a</text:p>
          </table:table-cell>
          <table:table-cell table:style-name="ce57" table:formula="of:=VLOOKUP([.G26];[LEX.$E$1:LEX.$F$1478];2;0)" office:value-type="float" office:value="0">
            <text:p>#N/A</text:p>
          </table:table-cell>
          <table:table-cell table:style-name="ce124" table:formula="of:=LEFT([.C26];3)&amp;&quot;e&quot;" office:value-type="string" office:string-value="e">
            <text:p>e</text:p>
          </table:table-cell>
          <table:table-cell table:style-name="ce57" table:formula="of:=VLOOKUP([.I26];[LEX.$E$1:LEX.$F$1478];2;0)" office:value-type="float" office:value="0">
            <text:p>#N/A</text:p>
          </table:table-cell>
          <table:table-cell table:style-name="ce124" table:formula="of:=LEFT([.C26];3)&amp;&quot;u&quot;" office:value-type="string" office:string-value="u">
            <text:p>u</text:p>
          </table:table-cell>
          <table:table-cell table:style-name="ce57" table:formula="of:=VLOOKUP([.K26];[LEX.$E$1:LEX.$F$1478];2;0)" office:value-type="float" office:value="0">
            <text:p>#N/A</text:p>
          </table:table-cell>
          <table:table-cell table:style-name="ce124" table:formula="of:=LEFT([.C26];3)&amp;&quot;o&quot;" office:value-type="string" office:string-value="o">
            <text:p>o</text:p>
          </table:table-cell>
          <table:table-cell table:style-name="ce57" table:formula="of:=VLOOKUP([.M26];[LEX.$E$1:LEX.$F$1478];2;0)" office:value-type="float" office:value="0">
            <text:p>#N/A</text:p>
          </table:table-cell>
          <table:table-cell table:style-name="ce124" table:formula="of:=LEFT([.C26];3)&amp;&quot;y&quot;" office:value-type="string" office:string-value="y">
            <text:p>y</text:p>
          </table:table-cell>
          <table:table-cell table:style-name="ce57" table:formula="of:=VLOOKUP([.O26];[LEX.$E$1:LEX.$F$1478];2;0)" office:value-type="float" office:value="0">
            <text:p>#N/A</text:p>
          </table:table-cell>
        </table:table-row>
        <table:table-row table:style-name="ro1">
          <table:table-cell table:formula="of:=WCOST([.C27])" office:value-type="float" office:value="1">
            <text:p>1</text:p>
          </table:table-cell>
          <table:table-cell table:formula="of:=RCOST([.C27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7];[LEX.E$1:LEX.F$1478];2;0)" office:value-type="float" office:value="0">
            <text:p>#N/A</text:p>
          </table:table-cell>
          <table:table-cell table:style-name="ce121" table:formula="of:=VLOOKUP([.C27];[DIC.$D$1:DIC.$E$1100];2;0)" office:value-type="float" office:value="0">
            <text:p>#N/A</text:p>
          </table:table-cell>
          <table:table-cell table:style-name="ce124" table:formula="of:=LEFT([.C27];3)&amp;&quot;a&quot;" office:value-type="string" office:string-value="a">
            <text:p>a</text:p>
          </table:table-cell>
          <table:table-cell table:style-name="ce57" table:formula="of:=VLOOKUP([.G27];[LEX.$E$1:LEX.$F$1478];2;0)" office:value-type="float" office:value="0">
            <text:p>#N/A</text:p>
          </table:table-cell>
          <table:table-cell table:style-name="ce124" table:formula="of:=LEFT([.C27];3)&amp;&quot;e&quot;" office:value-type="string" office:string-value="e">
            <text:p>e</text:p>
          </table:table-cell>
          <table:table-cell table:style-name="ce57" table:formula="of:=VLOOKUP([.I27];[LEX.$E$1:LEX.$F$1478];2;0)" office:value-type="float" office:value="0">
            <text:p>#N/A</text:p>
          </table:table-cell>
          <table:table-cell table:style-name="ce124" table:formula="of:=LEFT([.C27];3)&amp;&quot;u&quot;" office:value-type="string" office:string-value="u">
            <text:p>u</text:p>
          </table:table-cell>
          <table:table-cell table:style-name="ce57" table:formula="of:=VLOOKUP([.K27];[LEX.$E$1:LEX.$F$1478];2;0)" office:value-type="float" office:value="0">
            <text:p>#N/A</text:p>
          </table:table-cell>
          <table:table-cell table:style-name="ce124" table:formula="of:=LEFT([.C27];3)&amp;&quot;o&quot;" office:value-type="string" office:string-value="o">
            <text:p>o</text:p>
          </table:table-cell>
          <table:table-cell table:style-name="ce57" table:formula="of:=VLOOKUP([.M27];[LEX.$E$1:LEX.$F$1478];2;0)" office:value-type="float" office:value="0">
            <text:p>#N/A</text:p>
          </table:table-cell>
          <table:table-cell table:style-name="ce124" table:formula="of:=LEFT([.C27];3)&amp;&quot;y&quot;" office:value-type="string" office:string-value="y">
            <text:p>y</text:p>
          </table:table-cell>
          <table:table-cell table:style-name="ce57" table:formula="of:=VLOOKUP([.O27];[LEX.$E$1:LEX.$F$1478];2;0)" office:value-type="float" office:value="0">
            <text:p>#N/A</text:p>
          </table:table-cell>
        </table:table-row>
        <table:table-row table:style-name="ro1">
          <table:table-cell table:formula="of:=WCOST([.C28])" office:value-type="float" office:value="1">
            <text:p>1</text:p>
          </table:table-cell>
          <table:table-cell table:formula="of:=RCOST([.C28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8];[LEX.E$1:LEX.F$1478];2;0)" office:value-type="float" office:value="0">
            <text:p>#N/A</text:p>
          </table:table-cell>
          <table:table-cell table:style-name="ce121" table:formula="of:=VLOOKUP([.C28];[DIC.$D$1:DIC.$E$1100];2;0)" office:value-type="float" office:value="0">
            <text:p>#N/A</text:p>
          </table:table-cell>
          <table:table-cell table:style-name="ce124" table:formula="of:=LEFT([.C28];3)&amp;&quot;a&quot;" office:value-type="string" office:string-value="a">
            <text:p>a</text:p>
          </table:table-cell>
          <table:table-cell table:style-name="ce57" table:formula="of:=VLOOKUP([.G28];[LEX.$E$1:LEX.$F$1478];2;0)" office:value-type="float" office:value="0">
            <text:p>#N/A</text:p>
          </table:table-cell>
          <table:table-cell table:style-name="ce124" table:formula="of:=LEFT([.C28];3)&amp;&quot;e&quot;" office:value-type="string" office:string-value="e">
            <text:p>e</text:p>
          </table:table-cell>
          <table:table-cell table:style-name="ce57" table:formula="of:=VLOOKUP([.I28];[LEX.$E$1:LEX.$F$1478];2;0)" office:value-type="float" office:value="0">
            <text:p>#N/A</text:p>
          </table:table-cell>
          <table:table-cell table:style-name="ce124" table:formula="of:=LEFT([.C28];3)&amp;&quot;u&quot;" office:value-type="string" office:string-value="u">
            <text:p>u</text:p>
          </table:table-cell>
          <table:table-cell table:style-name="ce57" table:formula="of:=VLOOKUP([.K28];[LEX.$E$1:LEX.$F$1478];2;0)" office:value-type="float" office:value="0">
            <text:p>#N/A</text:p>
          </table:table-cell>
          <table:table-cell table:style-name="ce124" table:formula="of:=LEFT([.C28];3)&amp;&quot;o&quot;" office:value-type="string" office:string-value="o">
            <text:p>o</text:p>
          </table:table-cell>
          <table:table-cell table:style-name="ce57" table:formula="of:=VLOOKUP([.M28];[LEX.$E$1:LEX.$F$1478];2;0)" office:value-type="float" office:value="0">
            <text:p>#N/A</text:p>
          </table:table-cell>
          <table:table-cell table:style-name="ce124" table:formula="of:=LEFT([.C28];3)&amp;&quot;y&quot;" office:value-type="string" office:string-value="y">
            <text:p>y</text:p>
          </table:table-cell>
          <table:table-cell table:style-name="ce57" table:formula="of:=VLOOKUP([.O28];[LEX.$E$1:LEX.$F$1478];2;0)" office:value-type="float" office:value="0">
            <text:p>#N/A</text:p>
          </table:table-cell>
        </table:table-row>
        <table:table-row table:style-name="ro1">
          <table:table-cell table:formula="of:=WCOST([.C29])" office:value-type="float" office:value="1">
            <text:p>1</text:p>
          </table:table-cell>
          <table:table-cell table:formula="of:=RCOST([.C29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9];[LEX.E$1:LEX.F$1478];2;0)" office:value-type="float" office:value="0">
            <text:p>#N/A</text:p>
          </table:table-cell>
          <table:table-cell table:style-name="ce121" table:formula="of:=VLOOKUP([.C29];[DIC.$D$1:DIC.$E$1100];2;0)" office:value-type="float" office:value="0">
            <text:p>#N/A</text:p>
          </table:table-cell>
          <table:table-cell table:style-name="ce124" table:formula="of:=LEFT([.C29];3)&amp;&quot;a&quot;" office:value-type="string" office:string-value="a">
            <text:p>a</text:p>
          </table:table-cell>
          <table:table-cell table:style-name="ce57" table:formula="of:=VLOOKUP([.G29];[LEX.$E$1:LEX.$F$1478];2;0)" office:value-type="float" office:value="0">
            <text:p>#N/A</text:p>
          </table:table-cell>
          <table:table-cell table:style-name="ce124" table:formula="of:=LEFT([.C29];3)&amp;&quot;e&quot;" office:value-type="string" office:string-value="e">
            <text:p>e</text:p>
          </table:table-cell>
          <table:table-cell table:style-name="ce57" table:formula="of:=VLOOKUP([.I29];[LEX.$E$1:LEX.$F$1478];2;0)" office:value-type="float" office:value="0">
            <text:p>#N/A</text:p>
          </table:table-cell>
          <table:table-cell table:style-name="ce124" table:formula="of:=LEFT([.C29];3)&amp;&quot;u&quot;" office:value-type="string" office:string-value="u">
            <text:p>u</text:p>
          </table:table-cell>
          <table:table-cell table:style-name="ce57" table:formula="of:=VLOOKUP([.K29];[LEX.$E$1:LEX.$F$1478];2;0)" office:value-type="float" office:value="0">
            <text:p>#N/A</text:p>
          </table:table-cell>
          <table:table-cell table:style-name="ce124" table:formula="of:=LEFT([.C29];3)&amp;&quot;o&quot;" office:value-type="string" office:string-value="o">
            <text:p>o</text:p>
          </table:table-cell>
          <table:table-cell table:style-name="ce57" table:formula="of:=VLOOKUP([.M29];[LEX.$E$1:LEX.$F$1478];2;0)" office:value-type="float" office:value="0">
            <text:p>#N/A</text:p>
          </table:table-cell>
          <table:table-cell table:style-name="ce124" table:formula="of:=LEFT([.C29];3)&amp;&quot;y&quot;" office:value-type="string" office:string-value="y">
            <text:p>y</text:p>
          </table:table-cell>
          <table:table-cell table:style-name="ce57" table:formula="of:=VLOOKUP([.O29];[LEX.$E$1:LEX.$F$1478];2;0)" office:value-type="float" office:value="0">
            <text:p>#N/A</text:p>
          </table:table-cell>
        </table:table-row>
        <table:table-row table:style-name="ro1">
          <table:table-cell table:formula="of:=WCOST([.C30])" office:value-type="float" office:value="1">
            <text:p>1</text:p>
          </table:table-cell>
          <table:table-cell table:formula="of:=RCOST([.C30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0];[LEX.E$1:LEX.F$1478];2;0)" office:value-type="float" office:value="0">
            <text:p>#N/A</text:p>
          </table:table-cell>
          <table:table-cell table:style-name="ce121" table:formula="of:=VLOOKUP([.C30];[DIC.$D$1:DIC.$E$1100];2;0)" office:value-type="float" office:value="0">
            <text:p>#N/A</text:p>
          </table:table-cell>
          <table:table-cell table:style-name="ce124" table:formula="of:=LEFT([.C30];3)&amp;&quot;a&quot;" office:value-type="string" office:string-value="a">
            <text:p>a</text:p>
          </table:table-cell>
          <table:table-cell table:style-name="ce57" table:formula="of:=VLOOKUP([.G30];[LEX.$E$1:LEX.$F$1478];2;0)" office:value-type="float" office:value="0">
            <text:p>#N/A</text:p>
          </table:table-cell>
          <table:table-cell table:style-name="ce124" table:formula="of:=LEFT([.C30];3)&amp;&quot;e&quot;" office:value-type="string" office:string-value="e">
            <text:p>e</text:p>
          </table:table-cell>
          <table:table-cell table:style-name="ce57" table:formula="of:=VLOOKUP([.I30];[LEX.$E$1:LEX.$F$1478];2;0)" office:value-type="float" office:value="0">
            <text:p>#N/A</text:p>
          </table:table-cell>
          <table:table-cell table:style-name="ce124" table:formula="of:=LEFT([.C30];3)&amp;&quot;u&quot;" office:value-type="string" office:string-value="u">
            <text:p>u</text:p>
          </table:table-cell>
          <table:table-cell table:style-name="ce57" table:formula="of:=VLOOKUP([.K30];[LEX.$E$1:LEX.$F$1478];2;0)" office:value-type="float" office:value="0">
            <text:p>#N/A</text:p>
          </table:table-cell>
          <table:table-cell table:style-name="ce124" table:formula="of:=LEFT([.C30];3)&amp;&quot;o&quot;" office:value-type="string" office:string-value="o">
            <text:p>o</text:p>
          </table:table-cell>
          <table:table-cell table:style-name="ce57" table:formula="of:=VLOOKUP([.M30];[LEX.$E$1:LEX.$F$1478];2;0)" office:value-type="float" office:value="0">
            <text:p>#N/A</text:p>
          </table:table-cell>
          <table:table-cell table:style-name="ce124" table:formula="of:=LEFT([.C30];3)&amp;&quot;y&quot;" office:value-type="string" office:string-value="y">
            <text:p>y</text:p>
          </table:table-cell>
          <table:table-cell table:style-name="ce57" table:formula="of:=VLOOKUP([.O30];[LEX.$E$1:LEX.$F$1478];2;0)" office:value-type="float" office:value="0">
            <text:p>#N/A</text:p>
          </table:table-cell>
        </table:table-row>
        <table:table-row table:style-name="ro1">
          <table:table-cell table:formula="of:=WCOST([.C31])" office:value-type="float" office:value="1">
            <text:p>1</text:p>
          </table:table-cell>
          <table:table-cell table:formula="of:=RCOST([.C31])" office:value-type="float" office:value="0">
            <text:p>0</text:p>
          </table:table-cell>
          <table:table-cell table:style-name="ce35"/>
          <table:table-cell table:style-name="ce117"/>
          <table:table-cell table:style-name="ce57" table:formula="of:=VLOOKUP([.$C31];[LEX.E$1:LEX.F$1478];2;0)" office:value-type="float" office:value="0">
            <text:p>#N/A</text:p>
          </table:table-cell>
          <table:table-cell table:style-name="ce121" table:formula="of:=VLOOKUP([.C31];[DIC.$D$1:DIC.$E$1100];2;0)" office:value-type="float" office:value="0">
            <text:p>#N/A</text:p>
          </table:table-cell>
          <table:table-cell table:style-name="ce124" table:formula="of:=LEFT([.C31];3)&amp;&quot;a&quot;" office:value-type="string" office:string-value="a">
            <text:p>a</text:p>
          </table:table-cell>
          <table:table-cell table:style-name="ce57" table:formula="of:=VLOOKUP([.G31];[LEX.$E$1:LEX.$F$1478];2;0)" office:value-type="float" office:value="0">
            <text:p>#N/A</text:p>
          </table:table-cell>
          <table:table-cell table:style-name="ce124" table:formula="of:=LEFT([.C31];3)&amp;&quot;e&quot;" office:value-type="string" office:string-value="e">
            <text:p>e</text:p>
          </table:table-cell>
          <table:table-cell table:style-name="ce57" table:formula="of:=VLOOKUP([.I31];[LEX.$E$1:LEX.$F$1478];2;0)" office:value-type="float" office:value="0">
            <text:p>#N/A</text:p>
          </table:table-cell>
          <table:table-cell table:style-name="ce124" table:formula="of:=LEFT([.C31];3)&amp;&quot;u&quot;" office:value-type="string" office:string-value="u">
            <text:p>u</text:p>
          </table:table-cell>
          <table:table-cell table:style-name="ce57" table:formula="of:=VLOOKUP([.K31];[LEX.$E$1:LEX.$F$1478];2;0)" office:value-type="float" office:value="0">
            <text:p>#N/A</text:p>
          </table:table-cell>
          <table:table-cell table:style-name="ce124" table:formula="of:=LEFT([.C31];3)&amp;&quot;o&quot;" office:value-type="string" office:string-value="o">
            <text:p>o</text:p>
          </table:table-cell>
          <table:table-cell table:style-name="ce57" table:formula="of:=VLOOKUP([.M31];[LEX.$E$1:LEX.$F$1478];2;0)" office:value-type="float" office:value="0">
            <text:p>#N/A</text:p>
          </table:table-cell>
          <table:table-cell table:style-name="ce124" table:formula="of:=LEFT([.C31];3)&amp;&quot;y&quot;" office:value-type="string" office:string-value="y">
            <text:p>y</text:p>
          </table:table-cell>
          <table:table-cell table:style-name="ce57" table:formula="of:=VLOOKUP([.O31];[LEX.$E$1:LEX.$F$1478];2;0)" office:value-type="float" office:value="0">
            <text:p>#N/A</text:p>
          </table:table-cell>
        </table:table-row>
        <table:table-row table:style-name="ro1">
          <table:table-cell table:formula="of:=WCOST([.C32])" office:value-type="float" office:value="1">
            <text:p>1</text:p>
          </table:table-cell>
          <table:table-cell table:formula="of:=RCOST([.C32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2];[LEX.E$1:LEX.F$1478];2;0)" office:value-type="float" office:value="0">
            <text:p>#N/A</text:p>
          </table:table-cell>
          <table:table-cell table:style-name="ce121" table:formula="of:=VLOOKUP([.C32];[DIC.$D$1:DIC.$E$1100];2;0)" office:value-type="float" office:value="0">
            <text:p>#N/A</text:p>
          </table:table-cell>
          <table:table-cell table:style-name="ce124" table:formula="of:=LEFT([.C32];3)&amp;&quot;a&quot;" office:value-type="string" office:string-value="a">
            <text:p>a</text:p>
          </table:table-cell>
          <table:table-cell table:style-name="ce57" table:formula="of:=VLOOKUP([.G32];[LEX.$E$1:LEX.$F$1478];2;0)" office:value-type="float" office:value="0">
            <text:p>#N/A</text:p>
          </table:table-cell>
          <table:table-cell table:style-name="ce124" table:formula="of:=LEFT([.C32];3)&amp;&quot;e&quot;" office:value-type="string" office:string-value="e">
            <text:p>e</text:p>
          </table:table-cell>
          <table:table-cell table:style-name="ce57" table:formula="of:=VLOOKUP([.I32];[LEX.$E$1:LEX.$F$1478];2;0)" office:value-type="float" office:value="0">
            <text:p>#N/A</text:p>
          </table:table-cell>
          <table:table-cell table:style-name="ce124" table:formula="of:=LEFT([.C32];3)&amp;&quot;u&quot;" office:value-type="string" office:string-value="u">
            <text:p>u</text:p>
          </table:table-cell>
          <table:table-cell table:style-name="ce57" table:formula="of:=VLOOKUP([.K32];[LEX.$E$1:LEX.$F$1478];2;0)" office:value-type="float" office:value="0">
            <text:p>#N/A</text:p>
          </table:table-cell>
          <table:table-cell table:style-name="ce124" table:formula="of:=LEFT([.C32];3)&amp;&quot;o&quot;" office:value-type="string" office:string-value="o">
            <text:p>o</text:p>
          </table:table-cell>
          <table:table-cell table:style-name="ce57" table:formula="of:=VLOOKUP([.M32];[LEX.$E$1:LEX.$F$1478];2;0)" office:value-type="float" office:value="0">
            <text:p>#N/A</text:p>
          </table:table-cell>
          <table:table-cell table:style-name="ce124" table:formula="of:=LEFT([.C32];3)&amp;&quot;y&quot;" office:value-type="string" office:string-value="y">
            <text:p>y</text:p>
          </table:table-cell>
          <table:table-cell table:style-name="ce57" table:formula="of:=VLOOKUP([.O32];[LEX.$E$1:LEX.$F$1478];2;0)" office:value-type="float" office:value="0">
            <text:p>#N/A</text:p>
          </table:table-cell>
        </table:table-row>
        <table:table-row table:style-name="ro1">
          <table:table-cell table:formula="of:=WCOST([.C33])" office:value-type="float" office:value="1">
            <text:p>1</text:p>
          </table:table-cell>
          <table:table-cell table:formula="of:=RCOST([.C33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3];[LEX.E$1:LEX.F$1478];2;0)" office:value-type="float" office:value="0">
            <text:p>#N/A</text:p>
          </table:table-cell>
          <table:table-cell table:style-name="ce121" table:formula="of:=VLOOKUP([.C33];[DIC.$D$1:DIC.$E$1100];2;0)" office:value-type="float" office:value="0">
            <text:p>#N/A</text:p>
          </table:table-cell>
          <table:table-cell table:style-name="ce124" table:formula="of:=LEFT([.C33];3)&amp;&quot;a&quot;" office:value-type="string" office:string-value="a">
            <text:p>a</text:p>
          </table:table-cell>
          <table:table-cell table:style-name="ce57" table:formula="of:=VLOOKUP([.G33];[LEX.$E$1:LEX.$F$1478];2;0)" office:value-type="float" office:value="0">
            <text:p>#N/A</text:p>
          </table:table-cell>
          <table:table-cell table:style-name="ce124" table:formula="of:=LEFT([.C33];3)&amp;&quot;e&quot;" office:value-type="string" office:string-value="e">
            <text:p>e</text:p>
          </table:table-cell>
          <table:table-cell table:style-name="ce57" table:formula="of:=VLOOKUP([.I33];[LEX.$E$1:LEX.$F$1478];2;0)" office:value-type="float" office:value="0">
            <text:p>#N/A</text:p>
          </table:table-cell>
          <table:table-cell table:style-name="ce124" table:formula="of:=LEFT([.C33];3)&amp;&quot;u&quot;" office:value-type="string" office:string-value="u">
            <text:p>u</text:p>
          </table:table-cell>
          <table:table-cell table:style-name="ce57" table:formula="of:=VLOOKUP([.K33];[LEX.$E$1:LEX.$F$1478];2;0)" office:value-type="float" office:value="0">
            <text:p>#N/A</text:p>
          </table:table-cell>
          <table:table-cell table:style-name="ce124" table:formula="of:=LEFT([.C33];3)&amp;&quot;o&quot;" office:value-type="string" office:string-value="o">
            <text:p>o</text:p>
          </table:table-cell>
          <table:table-cell table:style-name="ce57" table:formula="of:=VLOOKUP([.M33];[LEX.$E$1:LEX.$F$1478];2;0)" office:value-type="float" office:value="0">
            <text:p>#N/A</text:p>
          </table:table-cell>
          <table:table-cell table:style-name="ce124" table:formula="of:=LEFT([.C33];3)&amp;&quot;y&quot;" office:value-type="string" office:string-value="y">
            <text:p>y</text:p>
          </table:table-cell>
          <table:table-cell table:style-name="ce57" table:formula="of:=VLOOKUP([.O33];[LEX.$E$1:LEX.$F$1478];2;0)" office:value-type="float" office:value="0">
            <text:p>#N/A</text:p>
          </table:table-cell>
        </table:table-row>
        <table:table-row table:style-name="ro1">
          <table:table-cell table:formula="of:=WCOST([.C34])" office:value-type="float" office:value="1">
            <text:p>1</text:p>
          </table:table-cell>
          <table:table-cell table:formula="of:=RCOST([.C34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4];[LEX.E$1:LEX.F$1478];2;0)" office:value-type="float" office:value="0">
            <text:p>#N/A</text:p>
          </table:table-cell>
          <table:table-cell table:style-name="ce121" table:formula="of:=VLOOKUP([.C34];[DIC.$D$1:DIC.$E$1100];2;0)" office:value-type="float" office:value="0">
            <text:p>#N/A</text:p>
          </table:table-cell>
          <table:table-cell table:style-name="ce124" table:formula="of:=LEFT([.C34];3)&amp;&quot;a&quot;" office:value-type="string" office:string-value="a">
            <text:p>a</text:p>
          </table:table-cell>
          <table:table-cell table:style-name="ce57" table:formula="of:=VLOOKUP([.G34];[LEX.$E$1:LEX.$F$1478];2;0)" office:value-type="float" office:value="0">
            <text:p>#N/A</text:p>
          </table:table-cell>
          <table:table-cell table:style-name="ce124" table:formula="of:=LEFT([.C34];3)&amp;&quot;e&quot;" office:value-type="string" office:string-value="e">
            <text:p>e</text:p>
          </table:table-cell>
          <table:table-cell table:style-name="ce57" table:formula="of:=VLOOKUP([.I34];[LEX.$E$1:LEX.$F$1478];2;0)" office:value-type="float" office:value="0">
            <text:p>#N/A</text:p>
          </table:table-cell>
          <table:table-cell table:style-name="ce124" table:formula="of:=LEFT([.C34];3)&amp;&quot;u&quot;" office:value-type="string" office:string-value="u">
            <text:p>u</text:p>
          </table:table-cell>
          <table:table-cell table:style-name="ce57" table:formula="of:=VLOOKUP([.K34];[LEX.$E$1:LEX.$F$1478];2;0)" office:value-type="float" office:value="0">
            <text:p>#N/A</text:p>
          </table:table-cell>
          <table:table-cell table:style-name="ce124" table:formula="of:=LEFT([.C34];3)&amp;&quot;o&quot;" office:value-type="string" office:string-value="o">
            <text:p>o</text:p>
          </table:table-cell>
          <table:table-cell table:style-name="ce57" table:formula="of:=VLOOKUP([.M34];[LEX.$E$1:LEX.$F$1478];2;0)" office:value-type="float" office:value="0">
            <text:p>#N/A</text:p>
          </table:table-cell>
          <table:table-cell table:style-name="ce124" table:formula="of:=LEFT([.C34];3)&amp;&quot;y&quot;" office:value-type="string" office:string-value="y">
            <text:p>y</text:p>
          </table:table-cell>
          <table:table-cell table:style-name="ce57" table:formula="of:=VLOOKUP([.O34];[LEX.$E$1:LEX.$F$1478];2;0)" office:value-type="float" office:value="0">
            <text:p>#N/A</text:p>
          </table:table-cell>
        </table:table-row>
        <table:table-row table:style-name="ro1">
          <table:table-cell table:formula="of:=WCOST([.C35])" office:value-type="float" office:value="1">
            <text:p>1</text:p>
          </table:table-cell>
          <table:table-cell table:formula="of:=RCOST([.C35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5];[LEX.E$1:LEX.F$1478];2;0)" office:value-type="float" office:value="0">
            <text:p>#N/A</text:p>
          </table:table-cell>
          <table:table-cell table:style-name="ce121" table:formula="of:=VLOOKUP([.C35];[DIC.$D$1:DIC.$E$1100];2;0)" office:value-type="float" office:value="0">
            <text:p>#N/A</text:p>
          </table:table-cell>
          <table:table-cell table:style-name="ce124" table:formula="of:=LEFT([.C35];3)&amp;&quot;a&quot;" office:value-type="string" office:string-value="a">
            <text:p>a</text:p>
          </table:table-cell>
          <table:table-cell table:style-name="ce57" table:formula="of:=VLOOKUP([.G35];[LEX.$E$1:LEX.$F$1478];2;0)" office:value-type="float" office:value="0">
            <text:p>#N/A</text:p>
          </table:table-cell>
          <table:table-cell table:style-name="ce124" table:formula="of:=LEFT([.C35];3)&amp;&quot;e&quot;" office:value-type="string" office:string-value="e">
            <text:p>e</text:p>
          </table:table-cell>
          <table:table-cell table:style-name="ce57" table:formula="of:=VLOOKUP([.I35];[LEX.$E$1:LEX.$F$1478];2;0)" office:value-type="float" office:value="0">
            <text:p>#N/A</text:p>
          </table:table-cell>
          <table:table-cell table:style-name="ce124" table:formula="of:=LEFT([.C35];3)&amp;&quot;u&quot;" office:value-type="string" office:string-value="u">
            <text:p>u</text:p>
          </table:table-cell>
          <table:table-cell table:style-name="ce57" table:formula="of:=VLOOKUP([.K35];[LEX.$E$1:LEX.$F$1478];2;0)" office:value-type="float" office:value="0">
            <text:p>#N/A</text:p>
          </table:table-cell>
          <table:table-cell table:style-name="ce124" table:formula="of:=LEFT([.C35];3)&amp;&quot;o&quot;" office:value-type="string" office:string-value="o">
            <text:p>o</text:p>
          </table:table-cell>
          <table:table-cell table:style-name="ce57" table:formula="of:=VLOOKUP([.M35];[LEX.$E$1:LEX.$F$1478];2;0)" office:value-type="float" office:value="0">
            <text:p>#N/A</text:p>
          </table:table-cell>
          <table:table-cell table:style-name="ce124" table:formula="of:=LEFT([.C35];3)&amp;&quot;y&quot;" office:value-type="string" office:string-value="y">
            <text:p>y</text:p>
          </table:table-cell>
          <table:table-cell table:style-name="ce57" table:formula="of:=VLOOKUP([.O35];[LEX.$E$1:LEX.$F$1478];2;0)" office:value-type="float" office:value="0">
            <text:p>#N/A</text:p>
          </table:table-cell>
        </table:table-row>
        <table:table-row table:style-name="ro1">
          <table:table-cell table:formula="of:=WCOST([.C36])" office:value-type="float" office:value="1">
            <text:p>1</text:p>
          </table:table-cell>
          <table:table-cell table:formula="of:=RCOST([.C3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6];[LEX.E$1:LEX.F$1478];2;0)" office:value-type="float" office:value="0">
            <text:p>#N/A</text:p>
          </table:table-cell>
          <table:table-cell table:style-name="ce121" table:formula="of:=VLOOKUP([.C36];[DIC.$D$1:DIC.$E$1100];2;0)" office:value-type="float" office:value="0">
            <text:p>#N/A</text:p>
          </table:table-cell>
          <table:table-cell table:style-name="ce124" table:formula="of:=LEFT([.C36];3)&amp;&quot;a&quot;" office:value-type="string" office:string-value="a">
            <text:p>a</text:p>
          </table:table-cell>
          <table:table-cell table:style-name="ce57" table:formula="of:=VLOOKUP([.G36];[LEX.$E$1:LEX.$F$1478];2;0)" office:value-type="float" office:value="0">
            <text:p>#N/A</text:p>
          </table:table-cell>
          <table:table-cell table:style-name="ce124" table:formula="of:=LEFT([.C36];3)&amp;&quot;e&quot;" office:value-type="string" office:string-value="e">
            <text:p>e</text:p>
          </table:table-cell>
          <table:table-cell table:style-name="ce57" table:formula="of:=VLOOKUP([.I36];[LEX.$E$1:LEX.$F$1478];2;0)" office:value-type="float" office:value="0">
            <text:p>#N/A</text:p>
          </table:table-cell>
          <table:table-cell table:style-name="ce124" table:formula="of:=LEFT([.C36];3)&amp;&quot;u&quot;" office:value-type="string" office:string-value="u">
            <text:p>u</text:p>
          </table:table-cell>
          <table:table-cell table:style-name="ce57" table:formula="of:=VLOOKUP([.K36];[LEX.$E$1:LEX.$F$1478];2;0)" office:value-type="float" office:value="0">
            <text:p>#N/A</text:p>
          </table:table-cell>
          <table:table-cell table:style-name="ce124" table:formula="of:=LEFT([.C36];3)&amp;&quot;o&quot;" office:value-type="string" office:string-value="o">
            <text:p>o</text:p>
          </table:table-cell>
          <table:table-cell table:style-name="ce57" table:formula="of:=VLOOKUP([.M36];[LEX.$E$1:LEX.$F$1478];2;0)" office:value-type="float" office:value="0">
            <text:p>#N/A</text:p>
          </table:table-cell>
          <table:table-cell table:style-name="ce124" table:formula="of:=LEFT([.C36];3)&amp;&quot;y&quot;" office:value-type="string" office:string-value="y">
            <text:p>y</text:p>
          </table:table-cell>
          <table:table-cell table:style-name="ce57" table:formula="of:=VLOOKUP([.O36];[LEX.$E$1:LEX.$F$1478];2;0)" office:value-type="float" office:value="0">
            <text:p>#N/A</text:p>
          </table:table-cell>
        </table:table-row>
        <table:table-row table:style-name="ro1">
          <table:table-cell table:formula="of:=WCOST([.C37])" office:value-type="float" office:value="1">
            <text:p>1</text:p>
          </table:table-cell>
          <table:table-cell table:formula="of:=RCOST([.C37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7];[LEX.E$1:LEX.F$1478];2;0)" office:value-type="float" office:value="0">
            <text:p>#N/A</text:p>
          </table:table-cell>
          <table:table-cell table:style-name="ce121" table:formula="of:=VLOOKUP([.C37];[DIC.$D$1:DIC.$E$1100];2;0)" office:value-type="float" office:value="0">
            <text:p>#N/A</text:p>
          </table:table-cell>
          <table:table-cell table:style-name="ce124" table:formula="of:=LEFT([.C37];3)&amp;&quot;a&quot;" office:value-type="string" office:string-value="a">
            <text:p>a</text:p>
          </table:table-cell>
          <table:table-cell table:style-name="ce57" table:formula="of:=VLOOKUP([.G37];[LEX.$E$1:LEX.$F$1478];2;0)" office:value-type="float" office:value="0">
            <text:p>#N/A</text:p>
          </table:table-cell>
          <table:table-cell table:style-name="ce124" table:formula="of:=LEFT([.C37];3)&amp;&quot;e&quot;" office:value-type="string" office:string-value="e">
            <text:p>e</text:p>
          </table:table-cell>
          <table:table-cell table:style-name="ce57" table:formula="of:=VLOOKUP([.I37];[LEX.$E$1:LEX.$F$1478];2;0)" office:value-type="float" office:value="0">
            <text:p>#N/A</text:p>
          </table:table-cell>
          <table:table-cell table:style-name="ce124" table:formula="of:=LEFT([.C37];3)&amp;&quot;u&quot;" office:value-type="string" office:string-value="u">
            <text:p>u</text:p>
          </table:table-cell>
          <table:table-cell table:style-name="ce57" table:formula="of:=VLOOKUP([.K37];[LEX.$E$1:LEX.$F$1478];2;0)" office:value-type="float" office:value="0">
            <text:p>#N/A</text:p>
          </table:table-cell>
          <table:table-cell table:style-name="ce124" table:formula="of:=LEFT([.C37];3)&amp;&quot;o&quot;" office:value-type="string" office:string-value="o">
            <text:p>o</text:p>
          </table:table-cell>
          <table:table-cell table:style-name="ce57" table:formula="of:=VLOOKUP([.M37];[LEX.$E$1:LEX.$F$1478];2;0)" office:value-type="float" office:value="0">
            <text:p>#N/A</text:p>
          </table:table-cell>
          <table:table-cell table:style-name="ce124" table:formula="of:=LEFT([.C37];3)&amp;&quot;y&quot;" office:value-type="string" office:string-value="y">
            <text:p>y</text:p>
          </table:table-cell>
          <table:table-cell table:style-name="ce57" table:formula="of:=VLOOKUP([.O37];[LEX.$E$1:LEX.$F$1478];2;0)" office:value-type="float" office:value="0">
            <text:p>#N/A</text:p>
          </table:table-cell>
        </table:table-row>
        <table:table-row table:style-name="ro1">
          <table:table-cell table:formula="of:=WCOST([.C38])" office:value-type="float" office:value="1">
            <text:p>1</text:p>
          </table:table-cell>
          <table:table-cell table:formula="of:=RCOST([.C38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8];[LEX.E$1:LEX.F$1478];2;0)" office:value-type="float" office:value="0">
            <text:p>#N/A</text:p>
          </table:table-cell>
          <table:table-cell table:style-name="ce121" table:formula="of:=VLOOKUP([.C38];[DIC.$D$1:DIC.$E$1100];2;0)" office:value-type="float" office:value="0">
            <text:p>#N/A</text:p>
          </table:table-cell>
          <table:table-cell table:style-name="ce124" table:formula="of:=LEFT([.C38];3)&amp;&quot;a&quot;" office:value-type="string" office:string-value="a">
            <text:p>a</text:p>
          </table:table-cell>
          <table:table-cell table:style-name="ce57" table:formula="of:=VLOOKUP([.G38];[LEX.$E$1:LEX.$F$1478];2;0)" office:value-type="float" office:value="0">
            <text:p>#N/A</text:p>
          </table:table-cell>
          <table:table-cell table:style-name="ce124" table:formula="of:=LEFT([.C38];3)&amp;&quot;e&quot;" office:value-type="string" office:string-value="e">
            <text:p>e</text:p>
          </table:table-cell>
          <table:table-cell table:style-name="ce57" table:formula="of:=VLOOKUP([.I38];[LEX.$E$1:LEX.$F$1478];2;0)" office:value-type="float" office:value="0">
            <text:p>#N/A</text:p>
          </table:table-cell>
          <table:table-cell table:style-name="ce124" table:formula="of:=LEFT([.C38];3)&amp;&quot;u&quot;" office:value-type="string" office:string-value="u">
            <text:p>u</text:p>
          </table:table-cell>
          <table:table-cell table:style-name="ce57" table:formula="of:=VLOOKUP([.K38];[LEX.$E$1:LEX.$F$1478];2;0)" office:value-type="float" office:value="0">
            <text:p>#N/A</text:p>
          </table:table-cell>
          <table:table-cell table:style-name="ce124" table:formula="of:=LEFT([.C38];3)&amp;&quot;o&quot;" office:value-type="string" office:string-value="o">
            <text:p>o</text:p>
          </table:table-cell>
          <table:table-cell table:style-name="ce57" table:formula="of:=VLOOKUP([.M38];[LEX.$E$1:LEX.$F$1478];2;0)" office:value-type="float" office:value="0">
            <text:p>#N/A</text:p>
          </table:table-cell>
          <table:table-cell table:style-name="ce124" table:formula="of:=LEFT([.C38];3)&amp;&quot;y&quot;" office:value-type="string" office:string-value="y">
            <text:p>y</text:p>
          </table:table-cell>
          <table:table-cell table:style-name="ce57" table:formula="of:=VLOOKUP([.O38];[LEX.$E$1:LEX.$F$1478];2;0)" office:value-type="float" office:value="0">
            <text:p>#N/A</text:p>
          </table:table-cell>
        </table:table-row>
        <table:table-row table:style-name="ro1" table:number-rows-repeated="22">
          <table:table-cell table:number-columns-repeated="2"/>
          <table:table-cell table:style-name="ce117" table:number-columns-repeated="2"/>
          <table:table-cell table:style-name="ce57"/>
          <table:table-cell table:style-name="ce121"/>
          <table:table-cell table:style-name="ce124"/>
          <table:table-cell table:style-name="ce57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</table:table-row>
        <table:table-row table:style-name="ro1" table:number-rows-repeated="21">
          <table:table-cell table:number-columns-repeated="2"/>
          <table:table-cell table:style-name="ce118" table:number-columns-repeated="2"/>
          <table:table-cell table:style-name="ce57"/>
          <table:table-cell table:style-name="ce121"/>
          <table:table-cell table:style-name="ce124"/>
          <table:table-cell table:style-name="ce57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  <table:database-ranges>
        <table:database-range table:target-range-address="LEX.E1:LEX.E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21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18T21:32:33.79</dc:date>
    <meta:editing-duration>PT2H56M17S</meta:editing-duration>
    <meta:editing-cycles>16</meta:editing-cycles>
    <meta:generator>OpenOffice/4.1.3$Win32 OpenOffice.org_project/413m1$Build-9783</meta:generator>
    <meta:document-statistic meta:table-count="4" meta:cell-count="19636" meta:object-count="0"/>
  </office:meta>
</office:document-meta>
</file>